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28cm"/>
    </style:style>
    <style:style style:name="co2" style:family="table-column">
      <style:table-column-properties fo:break-before="auto" style:column-width="9.015cm"/>
    </style:style>
    <style:style style:name="co3" style:family="table-column">
      <style:table-column-properties fo:break-before="auto" style:column-width="32.715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3.447cm"/>
    </style:style>
    <style:style style:name="co6" style:family="table-column">
      <style:table-column-properties fo:break-before="auto" style:column-width="4.233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1.399cm"/>
    </style:style>
    <style:style style:name="co9" style:family="table-column">
      <style:table-column-properties fo:break-before="auto" style:column-width="2.73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856cm"/>
    </style:style>
    <style:style style:name="co13" style:family="table-column">
      <style:table-column-properties fo:break-before="auto" style:column-width="1.459cm"/>
    </style:style>
    <style:style style:name="co14" style:family="table-column">
      <style:table-column-properties fo:break-before="auto" style:column-width="0.887cm"/>
    </style:style>
    <style:style style:name="co15" style:family="table-column">
      <style:table-column-properties fo:break-before="auto" style:column-width="1.871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0.76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0.474cm"/>
    </style:style>
    <style:style style:name="co21" style:family="table-column">
      <style:table-column-properties fo:break-before="auto" style:column-width="0.967cm"/>
    </style:style>
    <style:style style:name="co22" style:family="table-column">
      <style:table-column-properties fo:break-before="auto" style:column-width="1.147cm"/>
    </style:style>
    <style:style style:name="co23" style:family="table-column">
      <style:table-column-properties fo:break-before="auto" style:column-width="0.98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23" style:family="table-cell" style:parent-style-name="Default">
      <style:map style:condition="cell-content()&gt;0" style:apply-style-name="Untitled1" style:base-cell-address="Sheet1.D1"/>
    </style:style>
    <style:style style:name="ce24" style:family="table-cell" style:parent-style-name="Default" style:data-style-name="N121">
      <style:table-cell-properties fo:background-color="#ffffcc"/>
      <style:map style:condition="cell-content()&gt;0" style:apply-style-name="Untitled1" style:base-cell-address="Sheet1.D1"/>
    </style:style>
    <style:style style:name="ce27" style:family="table-cell" style:parent-style-name="Default" style:data-style-name="N121">
      <style:map style:condition="cell-content()&gt;0" style:apply-style-name="Untitled1" style:base-cell-address="Sheet1.D1"/>
    </style:style>
    <style:style style:name="ce28" style:family="table-cell" style:parent-style-name="Default" style:data-style-name="N121">
      <style:table-cell-properties fo:background-color="#ccff99"/>
      <style:map style:condition="cell-content()&gt;0" style:apply-style-name="Untitled1" style:base-cell-address="Sheet1.D1"/>
    </style:style>
    <style:style style:name="ce29" style:family="table-cell" style:parent-style-name="Default" style:data-style-name="N121">
      <style:table-cell-properties fo:background-color="#ffff99"/>
      <style:map style:condition="cell-content()&gt;0" style:apply-style-name="Untitled1" style:base-cell-address="Sheet1.D1"/>
    </style:style>
    <style:style style:name="ce30" style:family="table-cell" style:parent-style-name="Default" style:data-style-name="N121">
      <style:table-cell-properties fo:background-color="transparent"/>
      <style:map style:condition="cell-content()&gt;0" style:apply-style-name="Untitled1" style:base-cell-address="Sheet1.D1"/>
    </style:style>
    <style:style style:name="ce12" style:family="table-cell" style:parent-style-name="Default" style:data-style-name="N1">
      <style:table-cell-properties fo:background-color="#ccff99"/>
    </style:style>
    <style:style style:name="ce13" style:family="table-cell" style:parent-style-name="Default" style:data-style-name="N1">
      <style:table-cell-properties fo:background-color="transparent"/>
    </style:style>
    <style:style style:name="ce33" style:family="table-cell" style:parent-style-name="Default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4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5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6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7" style:family="table-cell" style:parent-style-name="Default" style:data-style-name="N12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8" style:family="table-cell" style:parent-style-name="Default" style:data-style-name="N2">
      <style:table-cell-properties fo:background-color="#ff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9" style:family="table-cell" style:parent-style-name="Default" style:data-style-name="N2">
      <style:table-cell-properties fo:background-color="transparent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40" style:family="table-cell" style:parent-style-name="Default">
      <style:map style:condition="cell-content()=0" style:apply-style-name="Default" style:base-cell-address="Sheet1.L1"/>
    </style:style>
    <style:style style:name="ce41" style:family="table-cell" style:parent-style-name="Default">
      <style:table-cell-properties fo:background-color="#ffffcc"/>
      <style:map style:condition="cell-content()=0" style:apply-style-name="Default" style:base-cell-address="Sheet1.L1"/>
    </style:style>
    <style:style style:name="ce42" style:family="table-cell" style:parent-style-name="Default">
      <style:table-cell-properties fo:background-color="#ccff99"/>
      <style:map style:condition="cell-content()=0" style:apply-style-name="Default" style:base-cell-address="Sheet1.L1"/>
    </style:style>
    <style:style style:name="ce43" style:family="table-cell" style:parent-style-name="Default">
      <style:table-cell-properties fo:background-color="#ffff99"/>
      <style:map style:condition="cell-content()=0" style:apply-style-name="Default" style:base-cell-address="Sheet1.L1"/>
    </style:style>
    <style:style style:name="ce44" style:family="table-cell" style:parent-style-name="Default">
      <style:table-cell-properties fo:background-color="transparent"/>
      <style:map style:condition="cell-content()=0" style:apply-style-name="Default" style:base-cell-address="Sheet1.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5" table:number-columns-repeated="2" table:default-cell-style-name="ce27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column table:style-name="co10" table:default-cell-style-name="ce40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4" table:number-columns-repeated="98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table:style-name="ce23" office:value-type="string" calcext:value-type="string">
            <text:p>Rewards</text:p>
          </table:table-cell>
          <table:table-cell table:style-name="ce23" office:value-type="string" calcext:value-type="string">
            <text:p>$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Trade$</text:p>
          </table:table-cell>
          <table:table-cell table:style-name="ce23" office:value-type="string" calcext:value-type="string">
            <text:p>CompoundTrade$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table:style-name="ce33" office:value-type="string" calcext:value-type="string">
            <text:p>Win%</text:p>
          </table:table-cell>
          <table:table-cell office:value-type="string" calcext:value-type="string">
            <text:p>Avg$Win</text:p>
          </table:table-cell>
          <table:table-cell office:value-type="string" calcext:value-type="string">
            <text:p>Max$Win</text:p>
          </table:table-cell>
          <table:table-cell office:value-type="string" calcext:value-type="string">
            <text:p>Min$Win</text:p>
          </table:table-cell>
          <table:table-cell office:value-type="string" calcext:value-type="string">
            <text:p>Avg$Loss</text:p>
          </table:table-cell>
          <table:table-cell office:value-type="string" calcext:value-type="string">
            <text:p>Max$Loss</text:p>
          </table:table-cell>
          <table:table-cell office:value-type="string" calcext:value-type="string">
            <text:p>Min$Loss</text:p>
          </table:table-cell>
          <table:table-cell office:value-type="string" calcext:value-type="string">
            <text:p>Avg$Trade</text:p>
          </table:table-cell>
          <table:table-cell office:value-type="string" calcext:value-type="string">
            <text:p>Fees$</text:p>
          </table:table-cell>
          <table:table-cell office:value-type="string" calcext:value-type="string">
            <text:p>Volume$</text:p>
          </table:table-cell>
          <table:table-cell office:value-type="string" calcext:value-type="string">
            <text:p>#trades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SL$</text:p>
          </table:table-cell>
          <table:table-cell office:value-type="string" calcext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a_2017_to_2023vs2024_1h_1d_only_price_percent_day_of_week_none_1h_1h|1d_32_1_1_0.004_10</text:p>
          </table:table-cell>
          <table:table-cell table:style-name="ce1" office:value-type="string" calcext:value-type="string">
            <text:p>trade_all_1.0_3_-0.1%_0_0.02</text:p>
          </table:table-cell>
          <table:table-cell table:style-name="ce1" office:value-type="string" calcext:value-type="string">
            <text:p>hodl</text:p>
          </table:table-cell>
          <table:table-cell table:style-name="ce24" office:value-type="float" office:value="904.810362561604" calcext:value-type="float">
            <text:p>904.8</text:p>
          </table:table-cell>
          <table:table-cell table:style-name="ce24" office:value-type="float" office:value="40354.0960988039" calcext:value-type="float">
            <text:p>40354.1</text:p>
          </table:table-cell>
          <table:table-cell table:style-name="ce24" office:value-type="float" office:value="0.403540960988039" calcext:value-type="float">
            <text:p>0.4</text:p>
          </table:table-cell>
          <table:table-cell table:number-columns-repeated="2" table:style-name="ce24" office:value-type="float" office:value="40354.0960988039" calcext:value-type="float">
            <text:p>4035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.00</text:p>
          </table:table-cell>
          <table:table-cell table:style-name="ce41" office:value-type="float" office:value="40354.0960988039" calcext:value-type="float">
            <text:p>40354.0960988039</text:p>
          </table:table-cell>
          <table:table-cell table:number-columns-repeated="2" table:style-name="ce1" office:value-type="float" office:value="40354.0960988039" calcext:value-type="float">
            <text:p>40354.09609880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354.0960988039" calcext:value-type="float">
            <text:p>40354.0960988039</text:p>
          </table:table-cell>
          <table:table-cell table:style-name="ce1" office:value-type="float" office:value="-240.494590689493" calcext:value-type="float">
            <text:p>-240.494590689493</text:p>
          </table:table-cell>
          <table:table-cell table:style-name="ce1" office:value-type="float" office:value="240494.590689493" calcext:value-type="float">
            <text:p>240494.5906894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78209.493978</text:p>
          </table:table-cell>
          <table:table-cell office:value-type="float" office:value="-362.915064288234" calcext:value-type="float">
            <text:p>-362.9</text:p>
          </table:table-cell>
          <table:table-cell office:value-type="float" office:value="-35890.8432949302" calcext:value-type="float">
            <text:p>-35890.8</text:p>
          </table:table-cell>
          <table:table-cell office:value-type="float" office:value="-0.358908432949302" calcext:value-type="float">
            <text:p>-0.4</text:p>
          </table:table-cell>
          <table:table-cell office:value-type="float" office:value="-35890.8432949303" calcext:value-type="float">
            <text:p>-35890.8</text:p>
          </table:table-cell>
          <table:table-cell office:value-type="float" office:value="-32236.4735692954" calcext:value-type="float">
            <text:p>-32236.5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table:style-name="ce35" office:value-type="float" office:value="60.2996254681648" calcext:value-type="float">
            <text:p>60.30</text:p>
          </table:table-cell>
          <table:table-cell office:value-type="float" office:value="773.69997949932" calcext:value-type="float">
            <text:p>773.69997949932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3.13280015661439" calcext:value-type="float">
            <text:p>3.13280015661439</text:p>
          </table:table-cell>
          <table:table-cell office:value-type="float" office:value="-1513.74094334265" calcext:value-type="float">
            <text:p>-1513.74094334265</text:p>
          </table:table-cell>
          <table:table-cell office:value-type="float" office:value="-10.3065456516924" calcext:value-type="float">
            <text:p>-10.306545651692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34.422634063409" calcext:value-type="float">
            <text:p>-134.422634063409</text:p>
          </table:table-cell>
          <table:table-cell office:value-type="float" office:value="-53490.7999566617" calcext:value-type="float">
            <text:p>-53490.7999566617</text:p>
          </table:table-cell>
          <table:table-cell office:value-type="float" office:value="53490799.9566617" calcext:value-type="float">
            <text:p>53490799.9566617</text:p>
          </table:table-cell>
          <table:table-cell office:value-type="float" office:value="267.5" calcext:value-type="float">
            <text:p>267.5</text:p>
          </table:table-cell>
          <table:table-cell office:value-type="float" office:value="51" calcext:value-type="float">
            <text:p>51</text:p>
          </table:table-cell>
          <table:table-cell office:value-type="float" office:value="-139563.567295185" calcext:value-type="float">
            <text:p>-139563.5672951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0852.35829</text:p>
          </table:table-cell>
          <table:table-cell office:value-type="float" office:value="-358.582909439945" calcext:value-type="float">
            <text:p>-358.6</text:p>
          </table:table-cell>
          <table:table-cell office:value-type="float" office:value="-35449.3366085307" calcext:value-type="float">
            <text:p>-35449.3</text:p>
          </table:table-cell>
          <table:table-cell office:value-type="float" office:value="-0.354493366085307" calcext:value-type="float">
            <text:p>-0.4</text:p>
          </table:table-cell>
          <table:table-cell office:value-type="float" office:value="-35449.3366085307" calcext:value-type="float">
            <text:p>-35449.3</text:p>
          </table:table-cell>
          <table:table-cell office:value-type="float" office:value="-31689.7333801573" calcext:value-type="float">
            <text:p>-31689.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35" office:value-type="float" office:value="56.6666666666667" calcext:value-type="float">
            <text:p>56.67</text:p>
          </table:table-cell>
          <table:table-cell office:value-type="float" office:value="684.552315595351" calcext:value-type="float">
            <text:p>684.552315595351</text:p>
          </table:table-cell>
          <table:table-cell office:value-type="float" office:value="3470.37620094845" calcext:value-type="float">
            <text:p>3470.37620094845</text:p>
          </table:table-cell>
          <table:table-cell office:value-type="float" office:value="3.13280015661439" calcext:value-type="float">
            <text:p>3.13280015661439</text:p>
          </table:table-cell>
          <table:table-cell office:value-type="float" office:value="-1167.871001998" calcext:value-type="float">
            <text:p>-1167.871001998</text:p>
          </table:table-cell>
          <table:table-cell office:value-type="float" office:value="-6.81781571822648" calcext:value-type="float">
            <text:p>-6.81781571822648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118.164455361769" calcext:value-type="float">
            <text:p>-118.164455361769</text:p>
          </table:table-cell>
          <table:table-cell office:value-type="float" office:value="-60094.5452086001" calcext:value-type="float">
            <text:p>-60094.5452086001</text:p>
          </table:table-cell>
          <table:table-cell office:value-type="float" office:value="60094545.2086001" calcext:value-type="float">
            <text:p>60094545.2086001</text:p>
          </table:table-cell>
          <table:table-cell office:value-type="float" office:value="300.5" calcext:value-type="float">
            <text:p>300.5</text:p>
          </table:table-cell>
          <table:table-cell office:value-type="float" office:value="43" calcext:value-type="float">
            <text:p>43</text:p>
          </table:table-cell>
          <table:table-cell office:value-type="float" office:value="-120353.21218883" calcext:value-type="float">
            <text:p>-120353.2121888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3397.909683</text:p>
          </table:table-cell>
          <table:table-cell office:value-type="float" office:value="-172.450128800467" calcext:value-type="float">
            <text:p>-172.5</text:p>
          </table:table-cell>
          <table:table-cell office:value-type="float" office:value="-17016.5495685372" calcext:value-type="float">
            <text:p>-17016.5</text:p>
          </table:table-cell>
          <table:table-cell office:value-type="float" office:value="-0.170165495685372" calcext:value-type="float">
            <text:p>-0.2</text:p>
          </table:table-cell>
          <table:table-cell office:value-type="float" office:value="-17016.5495685372" calcext:value-type="float">
            <text:p>-17016.5</text:p>
          </table:table-cell>
          <table:table-cell office:value-type="float" office:value="-18225.6318116333" calcext:value-type="float">
            <text:p>-18225.6</text:p>
          </table:table-cell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table:style-name="ce35" office:value-type="float" office:value="66.9291338582677" calcext:value-type="float">
            <text:p>66.93</text:p>
          </table:table-cell>
          <table:table-cell office:value-type="float" office:value="793.305196830507" calcext:value-type="float">
            <text:p>793.305196830507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2.19966850195487" calcext:value-type="float">
            <text:p>2.19966850195487</text:p>
          </table:table-cell>
          <table:table-cell office:value-type="float" office:value="-1808.07658368718" calcext:value-type="float">
            <text:p>-1808.07658368718</text:p>
          </table:table-cell>
          <table:table-cell office:value-type="float" office:value="-29.6652878464811" calcext:value-type="float">
            <text:p>-29.665287846481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66.9942896399104" calcext:value-type="float">
            <text:p>-66.9942896399104</text:p>
          </table:table-cell>
          <table:table-cell office:value-type="float" office:value="-50808.3918422737" calcext:value-type="float">
            <text:p>-50808.3918422737</text:p>
          </table:table-cell>
          <table:table-cell office:value-type="float" office:value="50808391.8422737" calcext:value-type="float">
            <text:p>50808391.8422737</text:p>
          </table:table-cell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office:value-type="float" office:value="-135873.11347492" calcext:value-type="float">
            <text:p>-135873.113474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6075.03031</text:p>
          </table:table-cell>
          <table:table-cell office:value-type="float" office:value="95.320128192596" calcext:value-type="float">
            <text:p>95.3</text:p>
          </table:table-cell>
          <table:table-cell office:value-type="float" office:value="9592.93313213758" calcext:value-type="float">
            <text:p>9592.9</text:p>
          </table:table-cell>
          <table:table-cell office:value-type="float" office:value="0.0959293313213758" calcext:value-type="float">
            <text:p>0.1</text:p>
          </table:table-cell>
          <table:table-cell office:value-type="float" office:value="9592.93313213762" calcext:value-type="float">
            <text:p>9592.9</text:p>
          </table:table-cell>
          <table:table-cell office:value-type="float" office:value="6867.40965418549" calcext:value-type="float">
            <text:p>6867.4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66.4893617021277" calcext:value-type="float">
            <text:p>66.49</text:p>
          </table:table-cell>
          <table:table-cell office:value-type="float" office:value="1125.29116108618" calcext:value-type="float">
            <text:p>1125.29116108618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7.98737278289627" calcext:value-type="float">
            <text:p>7.98737278289627</text:p>
          </table:table-cell>
          <table:table-cell office:value-type="float" office:value="-2080.45177783548" calcext:value-type="float">
            <text:p>-2080.45177783548</text:p>
          </table:table-cell>
          <table:table-cell office:value-type="float" office:value="-53.8264896544133" calcext:value-type="float">
            <text:p>-53.8264896544133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51.0262400645618" calcext:value-type="float">
            <text:p>51.0262400645618</text:p>
          </table:table-cell>
          <table:table-cell office:value-type="float" office:value="-37728.4213544866" calcext:value-type="float">
            <text:p>-37728.4213544866</text:p>
          </table:table-cell>
          <table:table-cell office:value-type="float" office:value="37728421.3544866" calcext:value-type="float">
            <text:p>37728421.3544866</text:p>
          </table:table-cell>
          <table:table-cell office:value-type="float" office:value="188.5" calcext:value-type="float">
            <text:p>188.5</text:p>
          </table:table-cell>
          <table:table-cell office:value-type="float" office:value="45" calcext:value-type="float">
            <text:p>45</text:p>
          </table:table-cell>
          <table:table-cell office:value-type="float" office:value="-122091.849104153" calcext:value-type="float">
            <text:p>-122091.84910415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8735.060759</text:p>
          </table:table-cell>
          <table:table-cell office:value-type="float" office:value="-73.1407920199429" calcext:value-type="float">
            <text:p>-73.1</text:p>
          </table:table-cell>
          <table:table-cell office:value-type="float" office:value="-7166.11115884947" calcext:value-type="float">
            <text:p>-7166.1</text:p>
          </table:table-cell>
          <table:table-cell office:value-type="float" office:value="-0.0716611115884947" calcext:value-type="float">
            <text:p>-0.1</text:p>
          </table:table-cell>
          <table:table-cell office:value-type="float" office:value="-7166.11115884947" calcext:value-type="float">
            <text:p>-7166.1</text:p>
          </table:table-cell>
          <table:table-cell office:value-type="float" office:value="-9501.42124194552" calcext:value-type="float">
            <text:p>-9501.4</text:p>
          </table:table-cell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  <table:table-cell table:style-name="ce35" office:value-type="float" office:value="67.7290836653386" calcext:value-type="float">
            <text:p>67.73</text:p>
          </table:table-cell>
          <table:table-cell office:value-type="float" office:value="778.509343317361" calcext:value-type="float">
            <text:p>778.509343317361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1722.37900645433" calcext:value-type="float">
            <text:p>-1722.37900645433</text:p>
          </table:table-cell>
          <table:table-cell office:value-type="float" office:value="-13.9185769722826" calcext:value-type="float">
            <text:p>-13.9185769722826</text:p>
          </table:table-cell>
          <table:table-cell office:value-type="float" office:value="-4149.88840783724" calcext:value-type="float">
            <text:p>-4149.88840783724</text:p>
          </table:table-cell>
          <table:table-cell office:value-type="float" office:value="-28.5502436607549" calcext:value-type="float">
            <text:p>-28.5502436607549</text:p>
          </table:table-cell>
          <table:table-cell office:value-type="float" office:value="-50317.9518406818" calcext:value-type="float">
            <text:p>-50317.9518406818</text:p>
          </table:table-cell>
          <table:table-cell office:value-type="float" office:value="50317951.8406818" calcext:value-type="float">
            <text:p>50317951.8406818</text:p>
          </table:table-cell>
          <table:table-cell office:value-type="float" office:value="251.5" calcext:value-type="float">
            <text:p>251.5</text:p>
          </table:table-cell>
          <table:table-cell office:value-type="float" office:value="45" calcext:value-type="float">
            <text:p>45</text:p>
          </table:table-cell>
          <table:table-cell office:value-type="float" office:value="-123785.346658526" calcext:value-type="float">
            <text:p>-123785.3466585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1272.18918</text:p>
          </table:table-cell>
          <table:table-cell office:value-type="float" office:value="64.8108799975702" calcext:value-type="float">
            <text:p>64.8</text:p>
          </table:table-cell>
          <table:table-cell office:value-type="float" office:value="6412.24186309327" calcext:value-type="float">
            <text:p>6412.2</text:p>
          </table:table-cell>
          <table:table-cell office:value-type="float" office:value="0.0641224186309327" calcext:value-type="float">
            <text:p>0.1</text:p>
          </table:table-cell>
          <table:table-cell office:value-type="float" office:value="6412.24186309331" calcext:value-type="float">
            <text:p>6412.2</text:p>
          </table:table-cell>
          <table:table-cell office:value-type="float" office:value="3020.09731549793" calcext:value-type="float">
            <text:p>3020.1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65.8682634730539" calcext:value-type="float">
            <text:p>65.87</text:p>
          </table:table-cell>
          <table:table-cell office:value-type="float" office:value="1280.67270241739" calcext:value-type="float">
            <text:p>1280.67270241739</text:p>
          </table:table-cell>
          <table:table-cell office:value-type="float" office:value="5270.10574932503" calcext:value-type="float">
            <text:p>5270.10574932503</text:p>
          </table:table-cell>
          <table:table-cell office:value-type="float" office:value="11.9870055525535" calcext:value-type="float">
            <text:p>11.9870055525535</text:p>
          </table:table-cell>
          <table:table-cell office:value-type="float" office:value="-2358.97816496176" calcext:value-type="float">
            <text:p>-2358.97816496176</text:p>
          </table:table-cell>
          <table:table-cell office:value-type="float" office:value="-124.622844548256" calcext:value-type="float">
            <text:p>-124.62284454825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38.3966578628342" calcext:value-type="float">
            <text:p>38.3966578628342</text:p>
          </table:table-cell>
          <table:table-cell office:value-type="float" office:value="-33523.1353772403" calcext:value-type="float">
            <text:p>-33523.1353772403</text:p>
          </table:table-cell>
          <table:table-cell office:value-type="float" office:value="33523135.3772403" calcext:value-type="float">
            <text:p>33523135.3772403</text:p>
          </table:table-cell>
          <table:table-cell office:value-type="float" office:value="167.5" calcext:value-type="float">
            <text:p>167.5</text:p>
          </table:table-cell>
          <table:table-cell office:value-type="float" office:value="49" calcext:value-type="float">
            <text:p>49</text:p>
          </table:table-cell>
          <table:table-cell office:value-type="float" office:value="-132547.15676558" calcext:value-type="float">
            <text:p>-132547.1567655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3887.165239</text:p>
          </table:table-cell>
          <table:table-cell office:value-type="float" office:value="97.0611097584004" calcext:value-type="float">
            <text:p>97.1</text:p>
          </table:table-cell>
          <table:table-cell office:value-type="float" office:value="9728.11766012188" calcext:value-type="float">
            <text:p>9728.1</text:p>
          </table:table-cell>
          <table:table-cell office:value-type="float" office:value="0.0972811766012188" calcext:value-type="float">
            <text:p>0.1</text:p>
          </table:table-cell>
          <table:table-cell office:value-type="float" office:value="9728.11766012186" calcext:value-type="float">
            <text:p>9728.1</text:p>
          </table:table-cell>
          <table:table-cell office:value-type="float" office:value="6785.41401539672" calcext:value-type="float">
            <text:p>6785.4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66.8604651162791" calcext:value-type="float">
            <text:p>66.86</text:p>
          </table:table-cell>
          <table:table-cell office:value-type="float" office:value="1214.74321600255" calcext:value-type="float">
            <text:p>1214.74321600255</text:p>
          </table:table-cell>
          <table:table-cell office:value-type="float" office:value="5120.90074192056" calcext:value-type="float">
            <text:p>5120.90074192056</text:p>
          </table:table-cell>
          <table:table-cell office:value-type="float" office:value="7.12573236849858" calcext:value-type="float">
            <text:p>7.12573236849858</text:p>
          </table:table-cell>
          <table:table-cell office:value-type="float" office:value="-2280.12898561704" calcext:value-type="float">
            <text:p>-2280.12898561704</text:p>
          </table:table-cell>
          <table:table-cell office:value-type="float" office:value="-31.1886959854019" calcext:value-type="float">
            <text:p>-31.1886959854019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56.5588236053597" calcext:value-type="float">
            <text:p>56.5588236053597</text:p>
          </table:table-cell>
          <table:table-cell office:value-type="float" office:value="-34526.9550727328" calcext:value-type="float">
            <text:p>-34526.9550727328</text:p>
          </table:table-cell>
          <table:table-cell office:value-type="float" office:value="34526955.0727328" calcext:value-type="float">
            <text:p>34526955.0727328</text:p>
          </table:table-cell>
          <table:table-cell office:value-type="float" office:value="172.5" calcext:value-type="float">
            <text:p>172.5</text:p>
          </table:table-cell>
          <table:table-cell office:value-type="float" office:value="46" calcext:value-type="float">
            <text:p>46</text:p>
          </table:table-cell>
          <table:table-cell office:value-type="float" office:value="-122390.581450374" calcext:value-type="float">
            <text:p>-122390.5814503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6587.378263</text:p>
          </table:table-cell>
          <table:table-cell office:value-type="float" office:value="11.1879770481187" calcext:value-type="float">
            <text:p>11.2</text:p>
          </table:table-cell>
          <table:table-cell office:value-type="float" office:value="1413.16366471488" calcext:value-type="float">
            <text:p>1413.2</text:p>
          </table:table-cell>
          <table:table-cell office:value-type="float" office:value="0.0141316366471488" calcext:value-type="float">
            <text:p>0.0</text:p>
          </table:table-cell>
          <table:table-cell office:value-type="float" office:value="1413.16366471488" calcext:value-type="float">
            <text:p>1413.2</text:p>
          </table:table-cell>
          <table:table-cell office:value-type="float" office:value="-1105.0705304166" calcext:value-type="float">
            <text:p>-1105.1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table:style-name="ce35" office:value-type="float" office:value="64.367816091954" calcext:value-type="float">
            <text:p>64.37</text:p>
          </table:table-cell>
          <table:table-cell office:value-type="float" office:value="760.170051941419" calcext:value-type="float">
            <text:p>760.170051941419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2.12127362035972" calcext:value-type="float">
            <text:p>2.12127362035972</text:p>
          </table:table-cell>
          <table:table-cell office:value-type="float" office:value="-1358.01510818756" calcext:value-type="float">
            <text:p>-1358.0151081875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294.07952329765" calcext:value-type="float">
            <text:p>-4294.07952329765</text:p>
          </table:table-cell>
          <table:table-cell office:value-type="float" office:value="5.4144201713214" calcext:value-type="float">
            <text:p>5.4144201713214</text:p>
          </table:table-cell>
          <table:table-cell office:value-type="float" office:value="-52327.5407043691" calcext:value-type="float">
            <text:p>-52327.5407043691</text:p>
          </table:table-cell>
          <table:table-cell office:value-type="float" office:value="52327540.7043691" calcext:value-type="float">
            <text:p>52327540.7043691</text:p>
          </table:table-cell>
          <table:table-cell office:value-type="float" office:value="261.5" calcext:value-type="float">
            <text:p>261.5</text:p>
          </table:table-cell>
          <table:table-cell office:value-type="float" office:value="41" calcext:value-type="float">
            <text:p>41</text:p>
          </table:table-cell>
          <table:table-cell office:value-type="float" office:value="-110738.044629975" calcext:value-type="float">
            <text:p>-110738.0446299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9214.6132858</text:p>
          </table:table-cell>
          <table:table-cell office:value-type="float" office:value="335.196919931573" calcext:value-type="float">
            <text:p>335.2</text:p>
          </table:table-cell>
          <table:table-cell office:value-type="float" office:value="33107.3066974085" calcext:value-type="float">
            <text:p>33107.3</text:p>
          </table:table-cell>
          <table:table-cell office:value-type="float" office:value="0.331073066974085" calcext:value-type="float">
            <text:p>0.3</text:p>
          </table:table-cell>
          <table:table-cell office:value-type="float" office:value="33107.3066974085" calcext:value-type="float">
            <text:p>33107.3</text:p>
          </table:table-cell>
          <table:table-cell office:value-type="float" office:value="34271.095140961" calcext:value-type="float">
            <text:p>34271.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style-name="ce35" office:value-type="float" office:value="65.3543307086614" calcext:value-type="float">
            <text:p>65.35</text:p>
          </table:table-cell>
          <table:table-cell office:value-type="float" office:value="1738.14414712111" calcext:value-type="float">
            <text:p>1738.14414712111</text:p>
          </table:table-cell>
          <table:table-cell office:value-type="float" office:value="7089.90638335525" calcext:value-type="float">
            <text:p>7089.90638335525</text:p>
          </table:table-cell>
          <table:table-cell office:value-type="float" office:value="49.5064184008807" calcext:value-type="float">
            <text:p>49.5064184008807</text:p>
          </table:table-cell>
          <table:table-cell office:value-type="float" office:value="-2526.33312531007" calcext:value-type="float">
            <text:p>-2526.33312531007</text:p>
          </table:table-cell>
          <table:table-cell office:value-type="float" office:value="-66.4040102161816" calcext:value-type="float">
            <text:p>-66.404010216181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60.687454310303" calcext:value-type="float">
            <text:p>260.687454310303</text:p>
          </table:table-cell>
          <table:table-cell office:value-type="float" office:value="-25545.8531598573" calcext:value-type="float">
            <text:p>-25545.8531598573</text:p>
          </table:table-cell>
          <table:table-cell office:value-type="float" office:value="25545853.1598573" calcext:value-type="float">
            <text:p>25545853.1598573</text:p>
          </table:table-cell>
          <table:table-cell office:value-type="float" office:value="127.5" calcext:value-type="float">
            <text:p>127.5</text:p>
          </table:table-cell>
          <table:table-cell office:value-type="float" office:value="38" calcext:value-type="float">
            <text:p>38</text:p>
          </table:table-cell>
          <table:table-cell office:value-type="float" office:value="-107032.282627918" calcext:value-type="float">
            <text:p>-107032.2826279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801863.590677</text:p>
          </table:table-cell>
          <table:table-cell office:value-type="float" office:value="134.647462423564" calcext:value-type="float">
            <text:p>134.6</text:p>
          </table:table-cell>
          <table:table-cell office:value-type="float" office:value="13398.9490918596" calcext:value-type="float">
            <text:p>13398.9</text:p>
          </table:table-cell>
          <table:table-cell office:value-type="float" office:value="0.133989490918596" calcext:value-type="float">
            <text:p>0.1</text:p>
          </table:table-cell>
          <table:table-cell office:value-type="float" office:value="13398.9490918595" calcext:value-type="float">
            <text:p>13398.9</text:p>
          </table:table-cell>
          <table:table-cell office:value-type="float" office:value="10892.3141360344" calcext:value-type="float">
            <text:p>10892.3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69.3548387096774" calcext:value-type="float">
            <text:p>69.35</text:p>
          </table:table-cell>
          <table:table-cell office:value-type="float" office:value="1103.92207277204" calcext:value-type="float">
            <text:p>1103.92207277204</text:p>
          </table:table-cell>
          <table:table-cell office:value-type="float" office:value="4130.22847982662" calcext:value-type="float">
            <text:p>4130.22847982662</text:p>
          </table:table-cell>
          <table:table-cell office:value-type="float" office:value="11.9870055525535" calcext:value-type="float">
            <text:p>11.9870055525535</text:p>
          </table:table-cell>
          <table:table-cell office:value-type="float" office:value="-2263.28067185498" calcext:value-type="float">
            <text:p>-2263.28067185498</text:p>
          </table:table-cell>
          <table:table-cell office:value-type="float" office:value="-34.3229426252074" calcext:value-type="float">
            <text:p>-34.322942625207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72.0373607089223" calcext:value-type="float">
            <text:p>72.0373607089223</text:p>
          </table:table-cell>
          <table:table-cell office:value-type="float" office:value="-37332.0309800719" calcext:value-type="float">
            <text:p>-37332.0309800719</text:p>
          </table:table-cell>
          <table:table-cell office:value-type="float" office:value="37332030.9800719" calcext:value-type="float">
            <text:p>37332030.9800719</text:p>
          </table:table-cell>
          <table:table-cell office:value-type="float" office:value="186.5" calcext:value-type="float">
            <text:p>186.5</text:p>
          </table:table-cell>
          <table:table-cell office:value-type="float" office:value="43" calcext:value-type="float">
            <text:p>43</text:p>
          </table:table-cell>
          <table:table-cell office:value-type="float" office:value="-116429.752160228" calcext:value-type="float">
            <text:p>-116429.75216022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3:.D12])/COUNT([.D3:.D12])" office:value-type="float" office:value="-22.8864417196767" calcext:value-type="float">
            <text:p>-22.9</text:p>
          </table:table-cell>
          <table:table-cell table:style-name="ce28" table:formula="of:=SUM([.E3:.E12])/COUNT([.E3:.E12])" office:value-type="float" office:value="-2187.01285215119" calcext:value-type="float">
            <text:p>-2187.0</text:p>
          </table:table-cell>
          <table:table-cell table:style-name="ce28" table:formula="of:=SUM([.F3:.F12])/COUNT([.F3:.F12])" office:value-type="float" office:value="-0.0218701285215119" calcext:value-type="float">
            <text:p>0.0</text:p>
          </table:table-cell>
          <table:table-cell table:style-name="ce28" table:formula="of:=SUM([.G3:.G12])/COUNT([.G3:.G12])" office:value-type="float" office:value="-2187.0128521512" calcext:value-type="float">
            <text:p>-2187.0</text:p>
          </table:table-cell>
          <table:table-cell table:style-name="ce28" table:formula="of:=SUM([.H3:.H12])/COUNT([.H3:.H12])" office:value-type="float" office:value="-3092.20002713726" calcext:value-type="float">
            <text:p>-3092.2</text:p>
          </table:table-cell>
          <table:table-cell table:style-name="ce12" table:formula="of:=SUM([.I3:.I12])/COUNT([.I3:.I12])" office:value-type="float" office:value="140.1" calcext:value-type="float">
            <text:p>140</text:p>
          </table:table-cell>
          <table:table-cell table:style-name="ce12" table:formula="of:=SUM([.J3:.J12])/COUNT([.J3:.J12])" office:value-type="float" office:value="77.2" calcext:value-type="float">
            <text:p>77</text:p>
          </table:table-cell>
          <table:table-cell table:style-name="ce36" table:formula="of:=SUM([.K3:.K12])/COUNT([.K3:.K12])" office:value-type="float" office:value="64.9919585460191" calcext:value-type="float">
            <text:p>64.99</text:p>
          </table:table-cell>
          <table:table-cell table:style-name="ce42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2515.9521222</text:p>
          </table:table-cell>
          <table:table-cell office:value-type="float" office:value="-58.1364062618691" calcext:value-type="float">
            <text:p>-58.1</text:p>
          </table:table-cell>
          <table:table-cell office:value-type="float" office:value="-5339.12433395571" calcext:value-type="float">
            <text:p>-5339.1</text:p>
          </table:table-cell>
          <table:table-cell office:value-type="float" office:value="-0.0533912433395571" calcext:value-type="float">
            <text:p>-0.1</text:p>
          </table:table-cell>
          <table:table-cell office:value-type="float" office:value="-5339.12433395573" calcext:value-type="float">
            <text:p>-5339.1</text:p>
          </table:table-cell>
          <table:table-cell office:value-type="float" office:value="-7810.5474698496" calcext:value-type="float">
            <text:p>-7810.5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8.0487804878049" calcext:value-type="float">
            <text:p>78.05</text:p>
          </table:table-cell>
          <table:table-cell office:value-type="float" office:value="704.460624580907" calcext:value-type="float">
            <text:p>704.46062458090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9320137977775" calcext:value-type="float">
            <text:p>15.9320137977775</text:p>
          </table:table-cell>
          <table:table-cell office:value-type="float" office:value="-2603.62156024981" calcext:value-type="float">
            <text:p>-2603.62156024981</text:p>
          </table:table-cell>
          <table:table-cell office:value-type="float" office:value="-35.5651625856117" calcext:value-type="float">
            <text:p>-35.5651625856117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21.7037574551046" calcext:value-type="float">
            <text:p>-21.7037574551046</text:p>
          </table:table-cell>
          <table:table-cell office:value-type="float" office:value="-49319.2801558219" calcext:value-type="float">
            <text:p>-49319.2801558219</text:p>
          </table:table-cell>
          <table:table-cell office:value-type="float" office:value="49319280.1558219" calcext:value-type="float">
            <text:p>49319280.1558219</text:p>
          </table:table-cell>
          <table:table-cell office:value-type="float" office:value="246.5" calcext:value-type="float">
            <text:p>246.5</text:p>
          </table:table-cell>
          <table:table-cell office:value-type="float" office:value="51" calcext:value-type="float">
            <text:p>51</text:p>
          </table:table-cell>
          <table:table-cell office:value-type="float" office:value="-136817.449660867" calcext:value-type="float">
            <text:p>-136817.4496608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4702.3377411</text:p>
          </table:table-cell>
          <table:table-cell office:value-type="float" office:value="-167.835809299955" calcext:value-type="float">
            <text:p>-167.8</text:p>
          </table:table-cell>
          <table:table-cell office:value-type="float" office:value="-16170.4269413689" calcext:value-type="float">
            <text:p>-16170.4</text:p>
          </table:table-cell>
          <table:table-cell office:value-type="float" office:value="-0.161704269413689" calcext:value-type="float">
            <text:p>-0.2</text:p>
          </table:table-cell>
          <table:table-cell office:value-type="float" office:value="-16170.4269413689" calcext:value-type="float">
            <text:p>-16170.4</text:p>
          </table:table-cell>
          <table:table-cell office:value-type="float" office:value="-17227.0305871127" calcext:value-type="float">
            <text:p>-17227.0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77.34375" calcext:value-type="float">
            <text:p>77.34</text:p>
          </table:table-cell>
          <table:table-cell office:value-type="float" office:value="639.166996992751" calcext:value-type="float">
            <text:p>639.166996992751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460.78435079196" calcext:value-type="float">
            <text:p>-2460.7843507919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63.1657302397224" calcext:value-type="float">
            <text:p>-63.1657302397224</text:p>
          </table:table-cell>
          <table:table-cell office:value-type="float" office:value="-51309.4390120707" calcext:value-type="float">
            <text:p>-51309.4390120707</text:p>
          </table:table-cell>
          <table:table-cell office:value-type="float" office:value="51309439.0120707" calcext:value-type="float">
            <text:p>51309439.0120707</text:p>
          </table:table-cell>
          <table:table-cell office:value-type="float" office:value="256.5" calcext:value-type="float">
            <text:p>256.5</text:p>
          </table:table-cell>
          <table:table-cell office:value-type="float" office:value="51" calcext:value-type="float">
            <text:p>51</text:p>
          </table:table-cell>
          <table:table-cell office:value-type="float" office:value="-136828.738089918" calcext:value-type="float">
            <text:p>-136828.7380899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6675.7807639</text:p>
          </table:table-cell>
          <table:table-cell office:value-type="float" office:value="-34.7997254508467" calcext:value-type="float">
            <text:p>-34.8</text:p>
          </table:table-cell>
          <table:table-cell office:value-type="float" office:value="-3051.78565906396" calcext:value-type="float">
            <text:p>-3051.8</text:p>
          </table:table-cell>
          <table:table-cell office:value-type="float" office:value="-0.0305178565906396" calcext:value-type="float">
            <text:p>0.0</text:p>
          </table:table-cell>
          <table:table-cell office:value-type="float" office:value="-3051.78565906393" calcext:value-type="float">
            <text:p>-3051.8</text:p>
          </table:table-cell>
          <table:table-cell office:value-type="float" office:value="-5746.11424483862" calcext:value-type="float">
            <text:p>-5746.1</text:p>
          </table:table-cell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table:style-name="ce35" office:value-type="float" office:value="77.6371308016878" calcext:value-type="float">
            <text:p>77.64</text:p>
          </table:table-cell>
          <table:table-cell office:value-type="float" office:value="752.404107005276" calcext:value-type="float">
            <text:p>752.40410700527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1.7747012512264" calcext:value-type="float">
            <text:p>41.7747012512264</text:p>
          </table:table-cell>
          <table:table-cell office:value-type="float" office:value="-2669.7007801516" calcext:value-type="float">
            <text:p>-2669.700780151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2.8767327386664" calcext:value-type="float">
            <text:p>-12.8767327386664</text:p>
          </table:table-cell>
          <table:table-cell office:value-type="float" office:value="-47520.6688832241" calcext:value-type="float">
            <text:p>-47520.6688832241</text:p>
          </table:table-cell>
          <table:table-cell office:value-type="float" office:value="47520668.8832242" calcext:value-type="float">
            <text:p>47520668.8832242</text:p>
          </table:table-cell>
          <table:table-cell office:value-type="float" office:value="237.5" calcext:value-type="float">
            <text:p>237.5</text:p>
          </table:table-cell>
          <table:table-cell office:value-type="float" office:value="44" calcext:value-type="float">
            <text:p>44</text:p>
          </table:table-cell>
          <table:table-cell office:value-type="float" office:value="-114378.915362594" calcext:value-type="float">
            <text:p>-114378.9153625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8564.8824608</text:p>
          </table:table-cell>
          <table:table-cell office:value-type="float" office:value="-104.180122487837" calcext:value-type="float">
            <text:p>-104.2</text:p>
          </table:table-cell>
          <table:table-cell office:value-type="float" office:value="-9849.68660502204" calcext:value-type="float">
            <text:p>-9849.7</text:p>
          </table:table-cell>
          <table:table-cell office:value-type="float" office:value="-0.0984968660502204" calcext:value-type="float">
            <text:p>-0.1</text:p>
          </table:table-cell>
          <table:table-cell office:value-type="float" office:value="-9849.68660502206" calcext:value-type="float">
            <text:p>-9849.7</text:p>
          </table:table-cell>
          <table:table-cell office:value-type="float" office:value="-11816.2585769902" calcext:value-type="float">
            <text:p>-11816.3</text:p>
          </table:table-cell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  <table:table-cell table:style-name="ce35" office:value-type="float" office:value="78.7644787644788" calcext:value-type="float">
            <text:p>78.76</text:p>
          </table:table-cell>
          <table:table-cell office:value-type="float" office:value="642.661896116847" calcext:value-type="float">
            <text:p>642.66189611684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62.77660750653" calcext:value-type="float">
            <text:p>-2562.77660750653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38.0296780116682" calcext:value-type="float">
            <text:p>-38.0296780116682</text:p>
          </table:table-cell>
          <table:table-cell office:value-type="float" office:value="-51916.0663797747" calcext:value-type="float">
            <text:p>-51916.0663797747</text:p>
          </table:table-cell>
          <table:table-cell office:value-type="float" office:value="51916066.3797748" calcext:value-type="float">
            <text:p>51916066.3797748</text:p>
          </table:table-cell>
          <table:table-cell office:value-type="float" office:value="259.5" calcext:value-type="float">
            <text:p>259.5</text:p>
          </table:table-cell>
          <table:table-cell office:value-type="float" office:value="50" calcext:value-type="float">
            <text:p>50</text:p>
          </table:table-cell>
          <table:table-cell office:value-type="float" office:value="-135322.038871842" calcext:value-type="float">
            <text:p>-135322.0388718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0455.828369</text:p>
          </table:table-cell>
          <table:table-cell office:value-type="float" office:value="-232.257027677641" calcext:value-type="float">
            <text:p>-232.3</text:p>
          </table:table-cell>
          <table:table-cell office:value-type="float" office:value="-22583.0646790725" calcext:value-type="float">
            <text:p>-22583.1</text:p>
          </table:table-cell>
          <table:table-cell office:value-type="float" office:value="-0.225830646790725" calcext:value-type="float">
            <text:p>-0.2</text:p>
          </table:table-cell>
          <table:table-cell office:value-type="float" office:value="-22583.0646790725" calcext:value-type="float">
            <text:p>-22583.1</text:p>
          </table:table-cell>
          <table:table-cell office:value-type="float" office:value="-22285.4235686039" calcext:value-type="float">
            <text:p>-22285.4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78.8321167883212" calcext:value-type="float">
            <text:p>78.83</text:p>
          </table:table-cell>
          <table:table-cell office:value-type="float" office:value="548.513599711366" calcext:value-type="float">
            <text:p>548.51359971136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2432.1034864953" calcext:value-type="float">
            <text:p>-2432.1034864953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2.4199440842062" calcext:value-type="float">
            <text:p>-82.4199440842062</text:p>
          </table:table-cell>
          <table:table-cell office:value-type="float" office:value="-54904.821757078" calcext:value-type="float">
            <text:p>-54904.821757078</text:p>
          </table:table-cell>
          <table:table-cell office:value-type="float" office:value="54904821.757078" calcext:value-type="float">
            <text:p>54904821.757078</text:p>
          </table:table-cell>
          <table:table-cell office:value-type="float" office:value="274.5" calcext:value-type="float">
            <text:p>274.5</text:p>
          </table:table-cell>
          <table:table-cell office:value-type="float" office:value="52" calcext:value-type="float">
            <text:p>52</text:p>
          </table:table-cell>
          <table:table-cell office:value-type="float" office:value="-140599.843723685" calcext:value-type="float">
            <text:p>-140599.8437236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2366.880634</text:p>
          </table:table-cell>
          <table:table-cell office:value-type="float" office:value="-225.135448870937" calcext:value-type="float">
            <text:p>-225.1</text:p>
          </table:table-cell>
          <table:table-cell office:value-type="float" office:value="-21916.0770290891" calcext:value-type="float">
            <text:p>-21916.1</text:p>
          </table:table-cell>
          <table:table-cell office:value-type="float" office:value="-0.219160770290891" calcext:value-type="float">
            <text:p>-0.2</text:p>
          </table:table-cell>
          <table:table-cell office:value-type="float" office:value="-21916.0770290891" calcext:value-type="float">
            <text:p>-21916.1</text:p>
          </table:table-cell>
          <table:table-cell office:value-type="float" office:value="-21853.2084371213" calcext:value-type="float">
            <text:p>-21853.2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76.984126984127" calcext:value-type="float">
            <text:p>76.98</text:p>
          </table:table-cell>
          <table:table-cell office:value-type="float" office:value="633.024540810019" calcext:value-type="float">
            <text:p>633.02454081001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495.22134390057" calcext:value-type="float">
            <text:p>-2495.22134390057</text:p>
          </table:table-cell>
          <table:table-cell office:value-type="float" office:value="-85.5256429658475" calcext:value-type="float">
            <text:p>-85.5256429658475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6.9685596392426" calcext:value-type="float">
            <text:p>-86.9685596392426</text:p>
          </table:table-cell>
          <table:table-cell office:value-type="float" office:value="-50503.2872101811" calcext:value-type="float">
            <text:p>-50503.2872101811</text:p>
          </table:table-cell>
          <table:table-cell office:value-type="float" office:value="50503287.2101811" calcext:value-type="float">
            <text:p>50503287.2101811</text:p>
          </table:table-cell>
          <table:table-cell office:value-type="float" office:value="252.5" calcext:value-type="float">
            <text:p>252.5</text:p>
          </table:table-cell>
          <table:table-cell office:value-type="float" office:value="54" calcext:value-type="float">
            <text:p>54</text:p>
          </table:table-cell>
          <table:table-cell office:value-type="float" office:value="-143902.235845407" calcext:value-type="float">
            <text:p>-143902.23584540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4340.093229</text:p>
          </table:table-cell>
          <table:table-cell office:value-type="float" office:value="-29.5005233044695" calcext:value-type="float">
            <text:p>-29.5</text:p>
          </table:table-cell>
          <table:table-cell office:value-type="float" office:value="-2499.05631010889" calcext:value-type="float">
            <text:p>-2499.1</text:p>
          </table:table-cell>
          <table:table-cell office:value-type="float" office:value="-0.0249905631010889" calcext:value-type="float">
            <text:p>0.0</text:p>
          </table:table-cell>
          <table:table-cell office:value-type="float" office:value="-2499.05631010886" calcext:value-type="float">
            <text:p>-2499.1</text:p>
          </table:table-cell>
          <table:table-cell office:value-type="float" office:value="-5096.83639104904" calcext:value-type="float">
            <text:p>-5096.8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6.6233766233766" calcext:value-type="float">
            <text:p>76.62</text:p>
          </table:table-cell>
          <table:table-cell office:value-type="float" office:value="753.581664855095" calcext:value-type="float">
            <text:p>753.58166485509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16.35205536038" calcext:value-type="float">
            <text:p>-2516.35205536038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.8184255848869" calcext:value-type="float">
            <text:p>-10.8184255848869</text:p>
          </table:table-cell>
          <table:table-cell office:value-type="float" office:value="-46320.6215652551" calcext:value-type="float">
            <text:p>-46320.6215652551</text:p>
          </table:table-cell>
          <table:table-cell office:value-type="float" office:value="46320621.5652552" calcext:value-type="float">
            <text:p>46320621.5652552</text:p>
          </table:table-cell>
          <table:table-cell office:value-type="float" office:value="231.5" calcext:value-type="float">
            <text:p>231.5</text:p>
          </table:table-cell>
          <table:table-cell office:value-type="float" office:value="50" calcext:value-type="float">
            <text:p>50</text:p>
          </table:table-cell>
          <table:table-cell office:value-type="float" office:value="-134773.24385499" calcext:value-type="float">
            <text:p>-134773.2438549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6300.975468</text:p>
          </table:table-cell>
          <table:table-cell office:value-type="float" office:value="-152.13307719006" calcext:value-type="float">
            <text:p>-152.1</text:p>
          </table:table-cell>
          <table:table-cell office:value-type="float" office:value="-14621.1978851693" calcext:value-type="float">
            <text:p>-14621.2</text:p>
          </table:table-cell>
          <table:table-cell office:value-type="float" office:value="-0.146211978851693" calcext:value-type="float">
            <text:p>-0.1</text:p>
          </table:table-cell>
          <table:table-cell office:value-type="float" office:value="-14621.1978851693" calcext:value-type="float">
            <text:p>-14621.2</text:p>
          </table:table-cell>
          <table:table-cell office:value-type="float" office:value="-15944.825148624" calcext:value-type="float">
            <text:p>-15944.8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table:style-name="ce35" office:value-type="float" office:value="77.1535580524345" calcext:value-type="float">
            <text:p>77.15</text:p>
          </table:table-cell>
          <table:table-cell office:value-type="float" office:value="634.033762553307" calcext:value-type="float">
            <text:p>634.03376255330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80.85496674017" calcext:value-type="float">
            <text:p>-2380.85496674017</text:p>
          </table:table-cell>
          <table:table-cell office:value-type="float" office:value="-15.2724548736296" calcext:value-type="float">
            <text:p>-15.272454873629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4.7610407684243" calcext:value-type="float">
            <text:p>-54.7610407684243</text:p>
          </table:table-cell>
          <table:table-cell office:value-type="float" office:value="-53512.0908930079" calcext:value-type="float">
            <text:p>-53512.0908930079</text:p>
          </table:table-cell>
          <table:table-cell office:value-type="float" office:value="53512090.8930078" calcext:value-type="float">
            <text:p>53512090.8930078</text:p>
          </table:table-cell>
          <table:table-cell office:value-type="float" office:value="267.5" calcext:value-type="float">
            <text:p>267.5</text:p>
          </table:table-cell>
          <table:table-cell office:value-type="float" office:value="53" calcext:value-type="float">
            <text:p>53</text:p>
          </table:table-cell>
          <table:table-cell office:value-type="float" office:value="-140156.254755777" calcext:value-type="float">
            <text:p>-140156.25475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8272.733675</text:p>
          </table:table-cell>
          <table:table-cell office:value-type="float" office:value="-46.0572028463695" calcext:value-type="float">
            <text:p>-46.1</text:p>
          </table:table-cell>
          <table:table-cell office:value-type="float" office:value="-4240.46307619904" calcext:value-type="float">
            <text:p>-4240.5</text:p>
          </table:table-cell>
          <table:table-cell office:value-type="float" office:value="-0.0424046307619904" calcext:value-type="float">
            <text:p>0.0</text:p>
          </table:table-cell>
          <table:table-cell office:value-type="float" office:value="-4240.46307619906" calcext:value-type="float">
            <text:p>-4240.5</text:p>
          </table:table-cell>
          <table:table-cell office:value-type="float" office:value="-6774.96093652581" calcext:value-type="float">
            <text:p>-6775.0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style-name="ce35" office:value-type="float" office:value="76.4423076923077" calcext:value-type="float">
            <text:p>76.44</text:p>
          </table:table-cell>
          <table:table-cell office:value-type="float" office:value="819.949559901498" calcext:value-type="float">
            <text:p>819.94955990149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5.4309631947836" calcext:value-type="float">
            <text:p>85.4309631947836</text:p>
          </table:table-cell>
          <table:table-cell office:value-type="float" office:value="-2747.19271633749" calcext:value-type="float">
            <text:p>-2747.19271633749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20.3868417124955" calcext:value-type="float">
            <text:p>-20.3868417124955</text:p>
          </table:table-cell>
          <table:table-cell office:value-type="float" office:value="-41716.5761130368" calcext:value-type="float">
            <text:p>-41716.5761130368</text:p>
          </table:table-cell>
          <table:table-cell office:value-type="float" office:value="41716576.1130368" calcext:value-type="float">
            <text:p>41716576.1130368</text:p>
          </table:table-cell>
          <table:table-cell office:value-type="float" office:value="208.5" calcext:value-type="float">
            <text:p>208.5</text:p>
          </table:table-cell>
          <table:table-cell office:value-type="float" office:value="46" calcext:value-type="float">
            <text:p>46</text:p>
          </table:table-cell>
          <table:table-cell office:value-type="float" office:value="-125153.64489346" calcext:value-type="float">
            <text:p>-125153.644893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70275.612747</text:p>
          </table:table-cell>
          <table:table-cell office:value-type="float" office:value="-231.241617872564" calcext:value-type="float">
            <text:p>-231.2</text:p>
          </table:table-cell>
          <table:table-cell office:value-type="float" office:value="-22579.5437764976" calcext:value-type="float">
            <text:p>-22579.5</text:p>
          </table:table-cell>
          <table:table-cell office:value-type="float" office:value="-0.225795437764976" calcext:value-type="float">
            <text:p>-0.2</text:p>
          </table:table-cell>
          <table:table-cell office:value-type="float" office:value="-22579.5437764976" calcext:value-type="float">
            <text:p>-22579.5</text:p>
          </table:table-cell>
          <table:table-cell office:value-type="float" office:value="-22423.1886943551" calcext:value-type="float">
            <text:p>-22423.2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75.7446808510638" calcext:value-type="float">
            <text:p>75.74</text:p>
          </table:table-cell>
          <table:table-cell office:value-type="float" office:value="702.966826827696" calcext:value-type="float">
            <text:p>702.96682682769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9320137977775" calcext:value-type="float">
            <text:p>15.9320137977775</text:p>
          </table:table-cell>
          <table:table-cell office:value-type="float" office:value="-2591.36208687416" calcext:value-type="float">
            <text:p>-2591.36208687416</text:p>
          </table:table-cell>
          <table:table-cell office:value-type="float" office:value="-25.9630528045673" calcext:value-type="float">
            <text:p>-25.9630528045673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6.0831650063727" calcext:value-type="float">
            <text:p>-96.0831650063727</text:p>
          </table:table-cell>
          <table:table-cell office:value-type="float" office:value="-47100.9213776011" calcext:value-type="float">
            <text:p>-47100.9213776011</text:p>
          </table:table-cell>
          <table:table-cell office:value-type="float" office:value="47100921.3776011" calcext:value-type="float">
            <text:p>47100921.3776011</text:p>
          </table:table-cell>
          <table:table-cell office:value-type="float" office:value="235.5" calcext:value-type="float">
            <text:p>235.5</text:p>
          </table:table-cell>
          <table:table-cell office:value-type="float" office:value="55" calcext:value-type="float">
            <text:p>55</text:p>
          </table:table-cell>
          <table:table-cell office:value-type="float" office:value="-147345.7024494" calcext:value-type="float">
            <text:p>-147345.70244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6:.D25])/COUNT([.D16:.D25])" office:value-type="float" office:value="-128.127696126255" calcext:value-type="float">
            <text:p>-128.1</text:p>
          </table:table-cell>
          <table:table-cell table:style-name="ce28" table:formula="of:=SUM([.E16:.E25])/COUNT([.E16:.E25])" office:value-type="float" office:value="-12285.0426295547" calcext:value-type="float">
            <text:p>-12285.0</text:p>
          </table:table-cell>
          <table:table-cell table:style-name="ce28" table:formula="of:=SUM([.F16:.F25])/COUNT([.F16:.F25])" office:value-type="float" office:value="-0.122850426295547" calcext:value-type="float">
            <text:p>-0.1</text:p>
          </table:table-cell>
          <table:table-cell table:style-name="ce28" table:formula="of:=SUM([.G16:.G25])/COUNT([.G16:.G25])" office:value-type="float" office:value="-12285.0426295547" calcext:value-type="float">
            <text:p>-12285.0</text:p>
          </table:table-cell>
          <table:table-cell table:style-name="ce28" table:formula="of:=SUM([.H16:.H25])/COUNT([.H16:.H25])" office:value-type="float" office:value="-13697.839405507" calcext:value-type="float">
            <text:p>-13697.8</text:p>
          </table:table-cell>
          <table:table-cell table:style-name="ce12" table:formula="of:=SUM([.I16:.I25])/COUNT([.I16:.I25])" office:value-type="float" office:value="190.8" calcext:value-type="float">
            <text:p>191</text:p>
          </table:table-cell>
          <table:table-cell table:style-name="ce12" table:formula="of:=SUM([.J16:.J25])/COUNT([.J16:.J25])" office:value-type="float" office:value="55.7" calcext:value-type="float">
            <text:p>56</text:p>
          </table:table-cell>
          <table:table-cell table:style-name="ce36" table:formula="of:=SUM([.K16:.K25])/COUNT([.K16:.K25])" office:value-type="float" office:value="77.3574307045602" calcext:value-type="float">
            <text:p>77.36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 calcext:value-type="float">
            <text:p>-227.3</text:p>
          </table:table-cell>
          <table:table-cell office:value-type="float" office:value="-22061.6698448962" calcext:value-type="float">
            <text:p>-22061.7</text:p>
          </table:table-cell>
          <table:table-cell office:value-type="float" office:value="-0.220616698448962" calcext:value-type="float">
            <text:p>-0.2</text:p>
          </table:table-cell>
          <table:table-cell office:value-type="float" office:value="-22061.6698448962" calcext:value-type="float">
            <text:p>-22061.7</text:p>
          </table:table-cell>
          <table:table-cell office:value-type="float" office:value="-21909.617908985" calcext:value-type="float">
            <text:p>-21909.6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78.3505154639175" calcext:value-type="float">
            <text:p>78.35</text:p>
          </table:table-cell>
          <table:table-cell office:value-type="float" office:value="544.298217073978" calcext:value-type="float">
            <text:p>544.29821707397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2320.02640218672" calcext:value-type="float">
            <text:p>-2320.02640218672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5.8132984360694" calcext:value-type="float">
            <text:p>-75.8132984360694</text:p>
          </table:table-cell>
          <table:table-cell office:value-type="float" office:value="-58307.0453755306" calcext:value-type="float">
            <text:p>-58307.0453755306</text:p>
          </table:table-cell>
          <table:table-cell office:value-type="float" office:value="58307045.3755307" calcext:value-type="float">
            <text:p>58307045.3755307</text:p>
          </table:table-cell>
          <table:table-cell office:value-type="float" office:value="291.5" calcext:value-type="float">
            <text:p>291.5</text:p>
          </table:table-cell>
          <table:table-cell office:value-type="float" office:value="43" calcext:value-type="float">
            <text:p>43</text:p>
          </table:table-cell>
          <table:table-cell office:value-type="float" office:value="-111839.103162392" calcext:value-type="float">
            <text:p>-111839.1031623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 calcext:value-type="float">
            <text:p>-149.3</text:p>
          </table:table-cell>
          <table:table-cell office:value-type="float" office:value="-14391.899796863" calcext:value-type="float">
            <text:p>-14391.9</text:p>
          </table:table-cell>
          <table:table-cell office:value-type="float" office:value="-0.14391899796863" calcext:value-type="float">
            <text:p>-0.1</text:p>
          </table:table-cell>
          <table:table-cell office:value-type="float" office:value="-14391.899796863" calcext:value-type="float">
            <text:p>-14391.9</text:p>
          </table:table-cell>
          <table:table-cell office:value-type="float" office:value="-15742.3818395101" calcext:value-type="float">
            <text:p>-15742.4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77.2" calcext:value-type="float">
            <text:p>77.20</text:p>
          </table:table-cell>
          <table:table-cell office:value-type="float" office:value="649.091621808858" calcext:value-type="float">
            <text:p>649.09162180885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450.29092642057" calcext:value-type="float">
            <text:p>-2450.2909264205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7.5675991874521" calcext:value-type="float">
            <text:p>-57.5675991874521</text:p>
          </table:table-cell>
          <table:table-cell office:value-type="float" office:value="-50110.618718922" calcext:value-type="float">
            <text:p>-50110.618718922</text:p>
          </table:table-cell>
          <table:table-cell office:value-type="float" office:value="50110618.7189221" calcext:value-type="float">
            <text:p>50110618.7189221</text:p>
          </table:table-cell>
          <table:table-cell office:value-type="float" office:value="250.5" calcext:value-type="float">
            <text:p>250.5</text:p>
          </table:table-cell>
          <table:table-cell office:value-type="float" office:value="50" calcext:value-type="float">
            <text:p>50</text:p>
          </table:table-cell>
          <table:table-cell office:value-type="float" office:value="-135160.352804831" calcext:value-type="float">
            <text:p>-135160.3528048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 calcext:value-type="float">
            <text:p>-333.3</text:p>
          </table:table-cell>
          <table:table-cell office:value-type="float" office:value="-32547.8279375303" calcext:value-type="float">
            <text:p>-32547.8</text:p>
          </table:table-cell>
          <table:table-cell office:value-type="float" office:value="-0.325478279375303" calcext:value-type="float">
            <text:p>-0.3</text:p>
          </table:table-cell>
          <table:table-cell office:value-type="float" office:value="-32547.8279375303" calcext:value-type="float">
            <text:p>-32547.8</text:p>
          </table:table-cell>
          <table:table-cell office:value-type="float" office:value="-29734.2163250552" calcext:value-type="float">
            <text:p>-29734.2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style-name="ce35" office:value-type="float" office:value="75" calcext:value-type="float">
            <text:p>75.00</text:p>
          </table:table-cell>
          <table:table-cell office:value-type="float" office:value="505.417590505839" calcext:value-type="float">
            <text:p>505.41759050583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3.23391228741093" calcext:value-type="float">
            <text:p>3.23391228741093</text:p>
          </table:table-cell>
          <table:table-cell office:value-type="float" office:value="-1928.25059351157" calcext:value-type="float">
            <text:p>-1928.2505935115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2.999455498514" calcext:value-type="float">
            <text:p>-102.999455498514</text:p>
          </table:table-cell>
          <table:table-cell office:value-type="float" office:value="-63299.0512232858" calcext:value-type="float">
            <text:p>-63299.0512232858</text:p>
          </table:table-cell>
          <table:table-cell office:value-type="float" office:value="63299051.2232858" calcext:value-type="float">
            <text:p>63299051.2232858</text:p>
          </table:table-cell>
          <table:table-cell office:value-type="float" office:value="316.5" calcext:value-type="float">
            <text:p>316.5</text:p>
          </table:table-cell>
          <table:table-cell office:value-type="float" office:value="54" calcext:value-type="float">
            <text:p>54</text:p>
          </table:table-cell>
          <table:table-cell office:value-type="float" office:value="-145513.214175834" calcext:value-type="float">
            <text:p>-145513.2141758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 calcext:value-type="float">
            <text:p>17.0</text:p>
          </table:table-cell>
          <table:table-cell office:value-type="float" office:value="2076.48597015139" calcext:value-type="float">
            <text:p>2076.5</text:p>
          </table:table-cell>
          <table:table-cell office:value-type="float" office:value="0.0207648597015139" calcext:value-type="float">
            <text:p>0.0</text:p>
          </table:table-cell>
          <table:table-cell office:value-type="float" office:value="2076.48597015141" calcext:value-type="float">
            <text:p>2076.5</text:p>
          </table:table-cell>
          <table:table-cell office:value-type="float" office:value="-825.251470097899" calcext:value-type="float">
            <text:p>-825.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8.5714285714286" calcext:value-type="float">
            <text:p>78.57</text:p>
          </table:table-cell>
          <table:table-cell office:value-type="float" office:value="693.218169259218" calcext:value-type="float">
            <text:p>693.218169259218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03.34651005877" calcext:value-type="float">
            <text:p>-2503.3465100587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8.24002369107701" calcext:value-type="float">
            <text:p>8.24002369107701</text:p>
          </table:table-cell>
          <table:table-cell office:value-type="float" office:value="-50527.3037897599" calcext:value-type="float">
            <text:p>-50527.3037897599</text:p>
          </table:table-cell>
          <table:table-cell office:value-type="float" office:value="50527303.7897599" calcext:value-type="float">
            <text:p>50527303.7897599</text:p>
          </table:table-cell>
          <table:table-cell office:value-type="float" office:value="252.5" calcext:value-type="float">
            <text:p>252.5</text:p>
          </table:table-cell>
          <table:table-cell office:value-type="float" office:value="44" calcext:value-type="float">
            <text:p>44</text:p>
          </table:table-cell>
          <table:table-cell office:value-type="float" office:value="-116414.371822675" calcext:value-type="float">
            <text:p>-116414.3718226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 calcext:value-type="float">
            <text:p>-88.8</text:p>
          </table:table-cell>
          <table:table-cell office:value-type="float" office:value="-8405.29822259431" calcext:value-type="float">
            <text:p>-8405.3</text:p>
          </table:table-cell>
          <table:table-cell office:value-type="float" office:value="-0.0840529822259431" calcext:value-type="float">
            <text:p>-0.1</text:p>
          </table:table-cell>
          <table:table-cell office:value-type="float" office:value="-8405.29822259431" calcext:value-type="float">
            <text:p>-8405.3</text:p>
          </table:table-cell>
          <table:table-cell office:value-type="float" office:value="-10522.6499724412" calcext:value-type="float">
            <text:p>-10522.6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8.2258064516129" calcext:value-type="float">
            <text:p>78.23</text:p>
          </table:table-cell>
          <table:table-cell office:value-type="float" office:value="673.076524116983" calcext:value-type="float">
            <text:p>673.076524116983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73.74340557942" calcext:value-type="float">
            <text:p>-2573.74340557942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33.892331542719" calcext:value-type="float">
            <text:p>-33.892331542719</text:p>
          </table:table-cell>
          <table:table-cell office:value-type="float" office:value="-49716.4111128903" calcext:value-type="float">
            <text:p>-49716.4111128903</text:p>
          </table:table-cell>
          <table:table-cell office:value-type="float" office:value="49716411.1128903" calcext:value-type="float">
            <text:p>49716411.1128903</text:p>
          </table:table-cell>
          <table:table-cell office:value-type="float" office:value="248.5" calcext:value-type="float">
            <text:p>248.5</text:p>
          </table:table-cell>
          <table:table-cell office:value-type="float" office:value="48" calcext:value-type="float">
            <text:p>48</text:p>
          </table:table-cell>
          <table:table-cell office:value-type="float" office:value="-126723.917922751" calcext:value-type="float">
            <text:p>-126723.91792275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 calcext:value-type="float">
            <text:p>-68.6</text:p>
          </table:table-cell>
          <table:table-cell office:value-type="float" office:value="-6548.33892028757" calcext:value-type="float">
            <text:p>-6548.3</text:p>
          </table:table-cell>
          <table:table-cell office:value-type="float" office:value="-0.0654833892028757" calcext:value-type="float">
            <text:p>-0.1</text:p>
          </table:table-cell>
          <table:table-cell office:value-type="float" office:value="-6548.33892028758" calcext:value-type="float">
            <text:p>-6548.3</text:p>
          </table:table-cell>
          <table:table-cell office:value-type="float" office:value="-8937.78600808881" calcext:value-type="float">
            <text:p>-8937.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73.9130434782609" calcext:value-type="float">
            <text:p>73.91</text:p>
          </table:table-cell>
          <table:table-cell office:value-type="float" office:value="712.057198677672" calcext:value-type="float">
            <text:p>712.057198677672</text:p>
          </table:table-cell>
          <table:table-cell office:value-type="float" office:value="4145.65575172259" calcext:value-type="float">
            <text:p>4145.65575172259</text:p>
          </table:table-cell>
          <table:table-cell office:value-type="float" office:value="3.53660085788579" calcext:value-type="float">
            <text:p>3.53660085788579</text:p>
          </table:table-cell>
          <table:table-cell office:value-type="float" office:value="-2116.7126526214" calcext:value-type="float">
            <text:p>-2116.7126526214</text:p>
          </table:table-cell>
          <table:table-cell office:value-type="float" office:value="-5.99743384940666" calcext:value-type="float">
            <text:p>-5.9974338494066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25.882762530781" calcext:value-type="float">
            <text:p>-25.882762530781</text:p>
          </table:table-cell>
          <table:table-cell office:value-type="float" office:value="-50718.7704315112" calcext:value-type="float">
            <text:p>-50718.7704315112</text:p>
          </table:table-cell>
          <table:table-cell office:value-type="float" office:value="50718770.4315112" calcext:value-type="float">
            <text:p>50718770.4315112</text:p>
          </table:table-cell>
          <table:table-cell office:value-type="float" office:value="253.5" calcext:value-type="float">
            <text:p>253.5</text:p>
          </table:table-cell>
          <table:table-cell office:value-type="float" office:value="46" calcext:value-type="float">
            <text:p>46</text:p>
          </table:table-cell>
          <table:table-cell office:value-type="float" office:value="-120181.289175777" calcext:value-type="float">
            <text:p>-120181.28917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 calcext:value-type="float">
            <text:p>-231.9</text:p>
          </table:table-cell>
          <table:table-cell office:value-type="float" office:value="-22459.1948083653" calcext:value-type="float">
            <text:p>-22459.2</text:p>
          </table:table-cell>
          <table:table-cell office:value-type="float" office:value="-0.224591948083653" calcext:value-type="float">
            <text:p>-0.2</text:p>
          </table:table-cell>
          <table:table-cell office:value-type="float" office:value="-22459.1948083653" calcext:value-type="float">
            <text:p>-22459.2</text:p>
          </table:table-cell>
          <table:table-cell office:value-type="float" office:value="-22269.0133488288" calcext:value-type="float">
            <text:p>-22269.0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table:style-name="ce35" office:value-type="float" office:value="77.2277227722772" calcext:value-type="float">
            <text:p>77.23</text:p>
          </table:table-cell>
          <table:table-cell office:value-type="float" office:value="536.896360945725" calcext:value-type="float">
            <text:p>536.89636094572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5.33398785439204" calcext:value-type="float">
            <text:p>5.33398785439204</text:p>
          </table:table-cell>
          <table:table-cell office:value-type="float" office:value="-2146.27454014007" calcext:value-type="float">
            <text:p>-2146.2745401400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4.1227551431198" calcext:value-type="float">
            <text:p>-74.1227551431198</text:p>
          </table:table-cell>
          <table:table-cell office:value-type="float" office:value="-60707.8486538455" calcext:value-type="float">
            <text:p>-60707.8486538455</text:p>
          </table:table-cell>
          <table:table-cell office:value-type="float" office:value="60707848.6538455" calcext:value-type="float">
            <text:p>60707848.6538455</text:p>
          </table:table-cell>
          <table:table-cell office:value-type="float" office:value="303.5" calcext:value-type="float">
            <text:p>303.5</text:p>
          </table:table-cell>
          <table:table-cell office:value-type="float" office:value="47" calcext:value-type="float">
            <text:p>47</text:p>
          </table:table-cell>
          <table:table-cell office:value-type="float" office:value="-126192.157705974" calcext:value-type="float">
            <text:p>-126192.1577059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 calcext:value-type="float">
            <text:p>-279.7</text:p>
          </table:table-cell>
          <table:table-cell office:value-type="float" office:value="-27352.6618639474" calcext:value-type="float">
            <text:p>-27352.7</text:p>
          </table:table-cell>
          <table:table-cell office:value-type="float" office:value="-0.273526618639474" calcext:value-type="float">
            <text:p>-0.3</text:p>
          </table:table-cell>
          <table:table-cell office:value-type="float" office:value="-27352.6618639474" calcext:value-type="float">
            <text:p>-27352.7</text:p>
          </table:table-cell>
          <table:table-cell office:value-type="float" office:value="-25984.2422533827" calcext:value-type="float">
            <text:p>-25984.2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79.136690647482" calcext:value-type="float">
            <text:p>79.14</text:p>
          </table:table-cell>
          <table:table-cell office:value-type="float" office:value="544.898594319868" calcext:value-type="float">
            <text:p>544.898594319868</text:p>
          </table:table-cell>
          <table:table-cell office:value-type="float" office:value="3168.92432526276" calcext:value-type="float">
            <text:p>3168.92432526276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38.45435541928" calcext:value-type="float">
            <text:p>-2538.45435541928</text:p>
          </table:table-cell>
          <table:table-cell office:value-type="float" office:value="-12.474599592344" calcext:value-type="float">
            <text:p>-12.47459959234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8.3908700141991" calcext:value-type="float">
            <text:p>-98.3908700141991</text:p>
          </table:table-cell>
          <table:table-cell office:value-type="float" office:value="-55700.447785922" calcext:value-type="float">
            <text:p>-55700.447785922</text:p>
          </table:table-cell>
          <table:table-cell office:value-type="float" office:value="55700447.785922" calcext:value-type="float">
            <text:p>55700447.785922</text:p>
          </table:table-cell>
          <table:table-cell office:value-type="float" office:value="278.5" calcext:value-type="float">
            <text:p>278.5</text:p>
          </table:table-cell>
          <table:table-cell office:value-type="float" office:value="44" calcext:value-type="float">
            <text:p>44</text:p>
          </table:table-cell>
          <table:table-cell office:value-type="float" office:value="-113047.423872665" calcext:value-type="float">
            <text:p>-113047.423872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 calcext:value-type="float">
            <text:p>-202.8</text:p>
          </table:table-cell>
          <table:table-cell office:value-type="float" office:value="-19625.305805473" calcext:value-type="float">
            <text:p>-19625.3</text:p>
          </table:table-cell>
          <table:table-cell office:value-type="float" office:value="-0.19625305805473" calcext:value-type="float">
            <text:p>-0.2</text:p>
          </table:table-cell>
          <table:table-cell office:value-type="float" office:value="-19625.3058054729" calcext:value-type="float">
            <text:p>-19625.3</text:p>
          </table:table-cell>
          <table:table-cell office:value-type="float" office:value="-20043.7581934366" calcext:value-type="float">
            <text:p>-20043.8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style-name="ce35" office:value-type="float" office:value="77.7777777777778" calcext:value-type="float">
            <text:p>77.78</text:p>
          </table:table-cell>
          <table:table-cell office:value-type="float" office:value="582.677817028748" calcext:value-type="float">
            <text:p>582.67781702874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55.90955001147" calcext:value-type="float">
            <text:p>-2355.9095500114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3415978690786" calcext:value-type="float">
            <text:p>-70.3415978690786</text:p>
          </table:table-cell>
          <table:table-cell office:value-type="float" office:value="-55908.2829771717" calcext:value-type="float">
            <text:p>-55908.2829771717</text:p>
          </table:table-cell>
          <table:table-cell office:value-type="float" office:value="55908282.9771717" calcext:value-type="float">
            <text:p>55908282.9771717</text:p>
          </table:table-cell>
          <table:table-cell office:value-type="float" office:value="279.5" calcext:value-type="float">
            <text:p>279.5</text:p>
          </table:table-cell>
          <table:table-cell office:value-type="float" office:value="47" calcext:value-type="float">
            <text:p>47</text:p>
          </table:table-cell>
          <table:table-cell office:value-type="float" office:value="-120139.919479744" calcext:value-type="float">
            <text:p>-120139.9194797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 calcext:value-type="float">
            <text:p>-210.3</text:p>
          </table:table-cell>
          <table:table-cell office:value-type="float" office:value="-20398.9290263733" calcext:value-type="float">
            <text:p>-20398.9</text:p>
          </table:table-cell>
          <table:table-cell office:value-type="float" office:value="-0.203989290263733" calcext:value-type="float">
            <text:p>-0.2</text:p>
          </table:table-cell>
          <table:table-cell office:value-type="float" office:value="-20398.9290263733" calcext:value-type="float">
            <text:p>-20398.9</text:p>
          </table:table-cell>
          <table:table-cell office:value-type="float" office:value="-20663.4552703565" calcext:value-type="float">
            <text:p>-20663.5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table:style-name="ce35" office:value-type="float" office:value="78.3393501805054" calcext:value-type="float">
            <text:p>78.34</text:p>
          </table:table-cell>
          <table:table-cell office:value-type="float" office:value="566.764466458312" calcext:value-type="float">
            <text:p>566.76446645831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389.78030413045" calcext:value-type="float">
            <text:p>-2389.7803041304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3.6423430554992" calcext:value-type="float">
            <text:p>-73.6423430554992</text:p>
          </table:table-cell>
          <table:table-cell office:value-type="float" office:value="-55507.308379353" calcext:value-type="float">
            <text:p>-55507.308379353</text:p>
          </table:table-cell>
          <table:table-cell office:value-type="float" office:value="55507308.379353" calcext:value-type="float">
            <text:p>55507308.379353</text:p>
          </table:table-cell>
          <table:table-cell office:value-type="float" office:value="277.5" calcext:value-type="float">
            <text:p>277.5</text:p>
          </table:table-cell>
          <table:table-cell office:value-type="float" office:value="52" calcext:value-type="float">
            <text:p>52</text:p>
          </table:table-cell>
          <table:table-cell office:value-type="float" office:value="-142582.805525689" calcext:value-type="float">
            <text:p>-142582.8055256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27:.D36])/COUNT([.D27:.D36])" office:value-type="float" office:value="-177.490306325971" calcext:value-type="float">
            <text:p>-177.5</text:p>
          </table:table-cell>
          <table:table-cell table:style-name="ce28" table:formula="of:=SUM([.E27:.E36])/COUNT([.E27:.E36])" office:value-type="float" office:value="-17171.4640256179" calcext:value-type="float">
            <text:p>-17171.5</text:p>
          </table:table-cell>
          <table:table-cell table:style-name="ce28" table:formula="of:=SUM([.F27:.F36])/COUNT([.F27:.F36])" office:value-type="float" office:value="-0.171714640256179" calcext:value-type="float">
            <text:p>-0.2</text:p>
          </table:table-cell>
          <table:table-cell table:style-name="ce28" table:formula="of:=SUM([.G27:.G36])/COUNT([.G27:.G36])" office:value-type="float" office:value="-17171.4640256179" calcext:value-type="float">
            <text:p>-17171.5</text:p>
          </table:table-cell>
          <table:table-cell table:style-name="ce28" table:formula="of:=SUM([.H27:.H36])/COUNT([.H27:.H36])" office:value-type="float" office:value="-17663.2372590183" calcext:value-type="float">
            <text:p>-17663.2</text:p>
          </table:table-cell>
          <table:table-cell table:style-name="ce12" table:formula="of:=SUM([.I27:.I36])/COUNT([.I27:.I36])" office:value-type="float" office:value="212.5" calcext:value-type="float">
            <text:p>213</text:p>
          </table:table-cell>
          <table:table-cell table:style-name="ce12" table:formula="of:=SUM([.J27:.J36])/COUNT([.J27:.J36])" office:value-type="float" office:value="62.2" calcext:value-type="float">
            <text:p>62</text:p>
          </table:table-cell>
          <table:table-cell table:style-name="ce36" table:formula="of:=SUM([.K27:.K36])/COUNT([.K27:.K36])" office:value-type="float" office:value="77.3742335343262" calcext:value-type="float">
            <text:p>77.37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099878.851994</text:p>
          </table:table-cell>
          <table:table-cell office:value-type="float" office:value="243.063827676624" calcext:value-type="float">
            <text:p>243.1</text:p>
          </table:table-cell>
          <table:table-cell office:value-type="float" office:value="23324.313405216" calcext:value-type="float">
            <text:p>23324.3</text:p>
          </table:table-cell>
          <table:table-cell office:value-type="float" office:value="0.23324313405216" calcext:value-type="float">
            <text:p>0.2</text:p>
          </table:table-cell>
          <table:table-cell office:value-type="float" office:value="23324.313405216" calcext:value-type="float">
            <text:p>23324.3</text:p>
          </table:table-cell>
          <table:table-cell office:value-type="float" office:value="21096.8572587802" calcext:value-type="float">
            <text:p>21096.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44.6601941747573" calcext:value-type="float">
            <text:p>44.66</text:p>
          </table:table-cell>
          <table:table-cell office:value-type="float" office:value="2586.35253737392" calcext:value-type="float">
            <text:p>2586.35253737392</text:p>
          </table:table-cell>
          <table:table-cell office:value-type="float" office:value="9456.50216092439" calcext:value-type="float">
            <text:p>9456.50216092439</text:p>
          </table:table-cell>
          <table:table-cell office:value-type="float" office:value="40.3414555611962" calcext:value-type="float">
            <text:p>40.3414555611962</text:p>
          </table:table-cell>
          <table:table-cell office:value-type="float" office:value="-1678.03339147341" calcext:value-type="float">
            <text:p>-1678.03339147341</text:p>
          </table:table-cell>
          <table:table-cell office:value-type="float" office:value="-3.81223746215983" calcext:value-type="float">
            <text:p>-3.81223746215983</text:p>
          </table:table-cell>
          <table:table-cell office:value-type="float" office:value="-4094.0535936137" calcext:value-type="float">
            <text:p>-4094.0535936137</text:p>
          </table:table-cell>
          <table:table-cell office:value-type="float" office:value="226.449644710835" calcext:value-type="float">
            <text:p>226.449644710835</text:p>
          </table:table-cell>
          <table:table-cell office:value-type="float" office:value="-20733.6579713766" calcext:value-type="float">
            <text:p>-20733.6579713766</text:p>
          </table:table-cell>
          <table:table-cell office:value-type="float" office:value="20733657.9713766" calcext:value-type="float">
            <text:p>20733657.9713766</text:p>
          </table:table-cell>
          <table:table-cell office:value-type="float" office:value="103.5" calcext:value-type="float">
            <text:p>103.5</text:p>
          </table:table-cell>
          <table:table-cell office:value-type="float" office:value="18" calcext:value-type="float">
            <text:p>18</text:p>
          </table:table-cell>
          <table:table-cell office:value-type="float" office:value="-47216.7533033234" calcext:value-type="float">
            <text:p>-47216.75330332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1885.177226</text:p>
          </table:table-cell>
          <table:table-cell office:value-type="float" office:value="347.952220564121" calcext:value-type="float">
            <text:p>348.0</text:p>
          </table:table-cell>
          <table:table-cell office:value-type="float" office:value="34323.0278061619" calcext:value-type="float">
            <text:p>34323.0</text:p>
          </table:table-cell>
          <table:table-cell office:value-type="float" office:value="0.343230278061619" calcext:value-type="float">
            <text:p>0.3</text:p>
          </table:table-cell>
          <table:table-cell office:value-type="float" office:value="34323.0278061619" calcext:value-type="float">
            <text:p>34323.0</text:p>
          </table:table-cell>
          <table:table-cell office:value-type="float" office:value="30995.1789564761" calcext:value-type="float">
            <text:p>30995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16.6666666666667" calcext:value-type="float">
            <text:p>16.67</text:p>
          </table:table-cell>
          <table:table-cell office:value-type="float" office:value="23785.4487482633" calcext:value-type="float">
            <text:p>23785.4487482633</text:p>
          </table:table-cell>
          <table:table-cell office:value-type="float" office:value="42483.8770343428" calcext:value-type="float">
            <text:p>42483.8770343428</text:p>
          </table:table-cell>
          <table:table-cell office:value-type="float" office:value="5087.02046218375" calcext:value-type="float">
            <text:p>5087.02046218375</text:p>
          </table:table-cell>
          <table:table-cell office:value-type="float" office:value="-1324.78696903647" calcext:value-type="float">
            <text:p>-1324.78696903647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2406.3153691078" calcext:value-type="float">
            <text:p>-2406.3153691078</text:p>
          </table:table-cell>
          <table:table-cell office:value-type="float" office:value="2860.25231718016" calcext:value-type="float">
            <text:p>2860.25231718016</text:p>
          </table:table-cell>
          <table:table-cell office:value-type="float" office:value="-2535.55858639255" calcext:value-type="float">
            <text:p>-2535.55858639255</text:p>
          </table:table-cell>
          <table:table-cell office:value-type="float" office:value="2535558.58639255" calcext:value-type="float">
            <text:p>2535558.5863925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-7049.9792565464" calcext:value-type="float">
            <text:p>-7049.979256546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3890.323542</text:p>
          </table:table-cell>
          <table:table-cell office:value-type="float" office:value="287.958915102932" calcext:value-type="float">
            <text:p>288.0</text:p>
          </table:table-cell>
          <table:table-cell office:value-type="float" office:value="27541.4835530393" calcext:value-type="float">
            <text:p>27541.5</text:p>
          </table:table-cell>
          <table:table-cell office:value-type="float" office:value="0.275414835530393" calcext:value-type="float">
            <text:p>0.3</text:p>
          </table:table-cell>
          <table:table-cell office:value-type="float" office:value="27541.4835530393" calcext:value-type="float">
            <text:p>27541.5</text:p>
          </table:table-cell>
          <table:table-cell office:value-type="float" office:value="26058.6671985362" calcext:value-type="float">
            <text:p>26058.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35" office:value-type="float" office:value="38.8888888888889" calcext:value-type="float">
            <text:p>38.89</text:p>
          </table:table-cell>
          <table:table-cell office:value-type="float" office:value="3087.54772420962" calcext:value-type="float">
            <text:p>3087.54772420962</text:p>
          </table:table-cell>
          <table:table-cell office:value-type="float" office:value="18078.0391526112" calcext:value-type="float">
            <text:p>18078.0391526112</text:p>
          </table:table-cell>
          <table:table-cell office:value-type="float" office:value="86.7598176331521" calcext:value-type="float">
            <text:p>86.7598176331521</text:p>
          </table:table-cell>
          <table:table-cell office:value-type="float" office:value="-1464.04885080541" calcext:value-type="float">
            <text:p>-1464.04885080541</text:p>
          </table:table-cell>
          <table:table-cell office:value-type="float" office:value="-92.915559184883" calcext:value-type="float">
            <text:p>-92.915559184883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306.016483922659" calcext:value-type="float">
            <text:p>306.016483922659</text:p>
          </table:table-cell>
          <table:table-cell office:value-type="float" office:value="-18136.5780616147" calcext:value-type="float">
            <text:p>-18136.5780616147</text:p>
          </table:table-cell>
          <table:table-cell office:value-type="float" office:value="18136578.0616147" calcext:value-type="float">
            <text:p>18136578.0616147</text:p>
          </table:table-cell>
          <table:table-cell office:value-type="float" office:value="90.5" calcext:value-type="float">
            <text:p>90.5</text:p>
          </table:table-cell>
          <table:table-cell office:value-type="float" office:value="8" calcext:value-type="float">
            <text:p>8</text:p>
          </table:table-cell>
          <table:table-cell office:value-type="float" office:value="-19513.7510822518" calcext:value-type="float">
            <text:p>-19513.75108225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5902.373151</text:p>
          </table:table-cell>
          <table:table-cell office:value-type="float" office:value="220.031823637066" calcext:value-type="float">
            <text:p>220.0</text:p>
          </table:table-cell>
          <table:table-cell office:value-type="float" office:value="20726.1303032813" calcext:value-type="float">
            <text:p>20726.1</text:p>
          </table:table-cell>
          <table:table-cell office:value-type="float" office:value="0.207261303032813" calcext:value-type="float">
            <text:p>0.2</text:p>
          </table:table-cell>
          <table:table-cell office:value-type="float" office:value="20726.1303032813" calcext:value-type="float">
            <text:p>20726.1</text:p>
          </table:table-cell>
          <table:table-cell office:value-type="float" office:value="17544.1157522511" calcext:value-type="float">
            <text:p>17544.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38.2978723404255" calcext:value-type="float">
            <text:p>38.30</text:p>
          </table:table-cell>
          <table:table-cell office:value-type="float" office:value="3065.3773996014" calcext:value-type="float">
            <text:p>3065.3773996014</text:p>
          </table:table-cell>
          <table:table-cell office:value-type="float" office:value="18874.2876712417" calcext:value-type="float">
            <text:p>18874.2876712417</text:p>
          </table:table-cell>
          <table:table-cell office:value-type="float" office:value="139.193666888314" calcext:value-type="float">
            <text:p>139.193666888314</text:p>
          </table:table-cell>
          <table:table-cell office:value-type="float" office:value="-1545.3009669374" calcext:value-type="float">
            <text:p>-1545.3009669374</text:p>
          </table:table-cell>
          <table:table-cell office:value-type="float" office:value="-42.3609987662785" calcext:value-type="float">
            <text:p>-42.3609987662785</text:p>
          </table:table-cell>
          <table:table-cell office:value-type="float" office:value="-3493.66002331364" calcext:value-type="float">
            <text:p>-3493.66002331364</text:p>
          </table:table-cell>
          <table:table-cell office:value-type="float" office:value="220.490747907248" calcext:value-type="float">
            <text:p>220.490747907248</text:p>
          </table:table-cell>
          <table:table-cell office:value-type="float" office:value="-18930.1562865899" calcext:value-type="float">
            <text:p>-18930.1562865899</text:p>
          </table:table-cell>
          <table:table-cell office:value-type="float" office:value="18930156.2865899" calcext:value-type="float">
            <text:p>18930156.2865899</text:p>
          </table:table-cell>
          <table:table-cell office:value-type="float" office:value="94.5" calcext:value-type="float">
            <text:p>94.5</text:p>
          </table:table-cell>
          <table:table-cell office:value-type="float" office:value="6" calcext:value-type="float">
            <text:p>6</text:p>
          </table:table-cell>
          <table:table-cell office:value-type="float" office:value="-14453.207959621" calcext:value-type="float">
            <text:p>-14453.20795962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7916.241417</text:p>
          </table:table-cell>
          <table:table-cell office:value-type="float" office:value="303.571083246485" calcext:value-type="float">
            <text:p>303.6</text:p>
          </table:table-cell>
          <table:table-cell office:value-type="float" office:value="29241.107081474" calcext:value-type="float">
            <text:p>29241.1</text:p>
          </table:table-cell>
          <table:table-cell office:value-type="float" office:value="0.29241107081474" calcext:value-type="float">
            <text:p>0.3</text:p>
          </table:table-cell>
          <table:table-cell office:value-type="float" office:value="29241.107081474" calcext:value-type="float">
            <text:p>29241.1</text:p>
          </table:table-cell>
          <table:table-cell office:value-type="float" office:value="26953.3895349596" calcext:value-type="float">
            <text:p>26953.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35" office:value-type="float" office:value="36.6666666666667" calcext:value-type="float">
            <text:p>36.67</text:p>
          </table:table-cell>
          <table:table-cell office:value-type="float" office:value="4693.81627781934" calcext:value-type="float">
            <text:p>4693.81627781934</text:p>
          </table:table-cell>
          <table:table-cell office:value-type="float" office:value="18841.7547034561" calcext:value-type="float">
            <text:p>18841.7547034561</text:p>
          </table:table-cell>
          <table:table-cell office:value-type="float" office:value="28.6887899191352" calcext:value-type="float">
            <text:p>28.6887899191352</text:p>
          </table:table-cell>
          <table:table-cell office:value-type="float" office:value="-1947.96976396188" calcext:value-type="float">
            <text:p>-1947.96976396188</text:p>
          </table:table-cell>
          <table:table-cell office:value-type="float" office:value="-92.2917825227632" calcext:value-type="float">
            <text:p>-92.2917825227632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487.351784691233" calcext:value-type="float">
            <text:p>487.351784691233</text:p>
          </table:table-cell>
          <table:table-cell office:value-type="float" office:value="-12135.2763834649" calcext:value-type="float">
            <text:p>-12135.2763834649</text:p>
          </table:table-cell>
          <table:table-cell office:value-type="float" office:value="12135276.3834649" calcext:value-type="float">
            <text:p>12135276.3834649</text:p>
          </table:table-cell>
          <table:table-cell office:value-type="float" office:value="60.5" calcext:value-type="float">
            <text:p>60.5</text:p>
          </table:table-cell>
          <table:table-cell office:value-type="float" office:value="12" calcext:value-type="float">
            <text:p>12</text:p>
          </table:table-cell>
          <table:table-cell office:value-type="float" office:value="-28828.5431796772" calcext:value-type="float">
            <text:p>-28828.54317967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9928.799086</text:p>
          </table:table-cell>
          <table:table-cell office:value-type="float" office:value="-5.82271123642161" calcext:value-type="float">
            <text:p>-5.8</text:p>
          </table:table-cell>
          <table:table-cell office:value-type="float" office:value="-982.495710674906" calcext:value-type="float">
            <text:p>-982.5</text:p>
          </table:table-cell>
          <table:table-cell office:value-type="float" office:value="-0.00982495710674906" calcext:value-type="float">
            <text:p>0.0</text:p>
          </table:table-cell>
          <table:table-cell office:value-type="float" office:value="-982.495710674906" calcext:value-type="float">
            <text:p>-982.5</text:p>
          </table:table-cell>
          <table:table-cell office:value-type="float" office:value="-981.942337918362" calcext:value-type="float">
            <text:p>-98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1.247855337453" calcext:value-type="float">
            <text:p>-491.247855337453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922.510164980937" calcext:value-type="float">
            <text:p>-922.510164980937</text:p>
          </table:table-cell>
          <table:table-cell office:value-type="float" office:value="-491.247855337453" calcext:value-type="float">
            <text:p>-491.247855337453</text:p>
          </table:table-cell>
          <table:table-cell office:value-type="float" office:value="-499.216721010335" calcext:value-type="float">
            <text:p>-499.216721010335</text:p>
          </table:table-cell>
          <table:table-cell office:value-type="float" office:value="499216.721010335" calcext:value-type="float">
            <text:p>499216.72101033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1948.790842</text:p>
          </table:table-cell>
          <table:table-cell office:value-type="float" office:value="4.0596713803654" calcext:value-type="float">
            <text:p>4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3962.390599</text:p>
          </table:table-cell>
          <table:table-cell office:value-type="float" office:value="251.799262625821" calcext:value-type="float">
            <text:p>251.8</text:p>
          </table:table-cell>
          <table:table-cell office:value-type="float" office:value="24104.0929195401" calcext:value-type="float">
            <text:p>24104.1</text:p>
          </table:table-cell>
          <table:table-cell office:value-type="float" office:value="0.241040929195401" calcext:value-type="float">
            <text:p>0.2</text:p>
          </table:table-cell>
          <table:table-cell office:value-type="float" office:value="24104.0929195401" calcext:value-type="float">
            <text:p>24104.1</text:p>
          </table:table-cell>
          <table:table-cell office:value-type="float" office:value="20598.510858313" calcext:value-type="float">
            <text:p>20598.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style-name="ce35" office:value-type="float" office:value="31.7460317460317" calcext:value-type="float">
            <text:p>31.75</text:p>
          </table:table-cell>
          <table:table-cell office:value-type="float" office:value="4687.59474007358" calcext:value-type="float">
            <text:p>4687.59474007358</text:p>
          </table:table-cell>
          <table:table-cell office:value-type="float" office:value="19884.2425548138" calcext:value-type="float">
            <text:p>19884.2425548138</text:p>
          </table:table-cell>
          <table:table-cell office:value-type="float" office:value="434.814394322937" calcext:value-type="float">
            <text:p>434.814394322937</text:p>
          </table:table-cell>
          <table:table-cell office:value-type="float" office:value="-1619.71632283562" calcext:value-type="float">
            <text:p>-1619.71632283562</text:p>
          </table:table-cell>
          <table:table-cell office:value-type="float" office:value="-75.9230214256968" calcext:value-type="float">
            <text:p>-75.9230214256968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382.604649516509" calcext:value-type="float">
            <text:p>382.604649516509</text:p>
          </table:table-cell>
          <table:table-cell office:value-type="float" office:value="-12730.434527447" calcext:value-type="float">
            <text:p>-12730.434527447</text:p>
          </table:table-cell>
          <table:table-cell office:value-type="float" office:value="12730434.527447" calcext:value-type="float">
            <text:p>12730434.527447</text:p>
          </table:table-cell>
          <table:table-cell office:value-type="float" office:value="63.5" calcext:value-type="float">
            <text:p>63.5</text:p>
          </table:table-cell>
          <table:table-cell office:value-type="float" office:value="12" calcext:value-type="float">
            <text:p>12</text:p>
          </table:table-cell>
          <table:table-cell office:value-type="float" office:value="-29842.8330390098" calcext:value-type="float">
            <text:p>-29842.83303900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5874.008205</text:p>
          </table:table-cell>
          <table:table-cell office:value-type="float" office:value="31.7845437544291" calcext:value-type="float">
            <text:p>31.8</text:p>
          </table:table-cell>
          <table:table-cell office:value-type="float" office:value="2768.65591502644" calcext:value-type="float">
            <text:p>2768.7</text:p>
          </table:table-cell>
          <table:table-cell office:value-type="float" office:value="0.0276865591502644" calcext:value-type="float">
            <text:p>0.0</text:p>
          </table:table-cell>
          <table:table-cell office:value-type="float" office:value="2768.65591502644" calcext:value-type="float">
            <text:p>2768.7</text:p>
          </table:table-cell>
          <table:table-cell office:value-type="float" office:value="2743.97234570007" calcext:value-type="float">
            <text:p>2744.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5" office:value-type="float" office:value="50" calcext:value-type="float">
            <text:p>50.00</text:p>
          </table:table-cell>
          <table:table-cell office:value-type="float" office:value="1277.03410053342" calcext:value-type="float">
            <text:p>1277.03410053342</text:p>
          </table:table-cell>
          <table:table-cell office:value-type="float" office:value="3483.51248431427" calcext:value-type="float">
            <text:p>3483.51248431427</text:p>
          </table:table-cell>
          <table:table-cell office:value-type="float" office:value="60.3316191513441" calcext:value-type="float">
            <text:p>60.3316191513441</text:p>
          </table:table-cell>
          <table:table-cell office:value-type="float" office:value="-354.148795524612" calcext:value-type="float">
            <text:p>-354.148795524612</text:p>
          </table:table-cell>
          <table:table-cell office:value-type="float" office:value="-287.519662007297" calcext:value-type="float">
            <text:p>-287.519662007297</text:p>
          </table:table-cell>
          <table:table-cell office:value-type="float" office:value="-410.483097458637" calcext:value-type="float">
            <text:p>-410.483097458637</text:p>
          </table:table-cell>
          <table:table-cell office:value-type="float" office:value="461.442652504406" calcext:value-type="float">
            <text:p>461.442652504406</text:p>
          </table:table-cell>
          <table:table-cell office:value-type="float" office:value="-1303.37202794297" calcext:value-type="float">
            <text:p>-1303.37202794297</text:p>
          </table:table-cell>
          <table:table-cell office:value-type="float" office:value="1303372.02794297" calcext:value-type="float">
            <text:p>1303372.0279429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7798.6344802</text:p>
          </table:table-cell>
          <table:table-cell office:value-type="float" office:value="368.416878332048" calcext:value-type="float">
            <text:p>368.4</text:p>
          </table:table-cell>
          <table:table-cell office:value-type="float" office:value="35784.5458228959" calcext:value-type="float">
            <text:p>35784.5</text:p>
          </table:table-cell>
          <table:table-cell office:value-type="float" office:value="0.357845458228959" calcext:value-type="float">
            <text:p>0.4</text:p>
          </table:table-cell>
          <table:table-cell office:value-type="float" office:value="35784.5458228959" calcext:value-type="float">
            <text:p>35784.5</text:p>
          </table:table-cell>
          <table:table-cell office:value-type="float" office:value="34277.2497486929" calcext:value-type="float">
            <text:p>34277.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35" office:value-type="float" office:value="33.8709677419355" calcext:value-type="float">
            <text:p>33.87</text:p>
          </table:table-cell>
          <table:table-cell office:value-type="float" office:value="4495.9841129005" calcext:value-type="float">
            <text:p>4495.9841129005</text:p>
          </table:table-cell>
          <table:table-cell office:value-type="float" office:value="28205.5852516527" calcext:value-type="float">
            <text:p>28205.5852516527</text:p>
          </table:table-cell>
          <table:table-cell office:value-type="float" office:value="126.914774332719" calcext:value-type="float">
            <text:p>126.914774332719</text:p>
          </table:table-cell>
          <table:table-cell office:value-type="float" office:value="-1430.02733043938" calcext:value-type="float">
            <text:p>-1430.02733043938</text:p>
          </table:table-cell>
          <table:table-cell office:value-type="float" office:value="-37.2673465452244" calcext:value-type="float">
            <text:p>-37.2673465452244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577.170093917676" calcext:value-type="float">
            <text:p>577.170093917676</text:p>
          </table:table-cell>
          <table:table-cell office:value-type="float" office:value="-12542.0265723953" calcext:value-type="float">
            <text:p>-12542.0265723953</text:p>
          </table:table-cell>
          <table:table-cell office:value-type="float" office:value="12542026.5723953" calcext:value-type="float">
            <text:p>12542026.5723953</text:p>
          </table:table-cell>
          <table:table-cell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office:value-type="float" office:value="-34650.5279232206" calcext:value-type="float">
            <text:p>-34650.527923220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38:.D47])/COUNT([.D38:.D47])" office:value-type="float" office:value="205.281551508347" calcext:value-type="float">
            <text:p>205.3</text:p>
          </table:table-cell>
          <table:table-cell table:style-name="ce28" table:formula="of:=SUM([.E38:.E47])/COUNT([.E38:.E47])" office:value-type="float" office:value="19683.086109596" calcext:value-type="float">
            <text:p>19683.1</text:p>
          </table:table-cell>
          <table:table-cell table:style-name="ce28" table:formula="of:=SUM([.F38:.F47])/COUNT([.F38:.F47])" office:value-type="float" office:value="0.19683086109596" calcext:value-type="float">
            <text:p>0.2</text:p>
          </table:table-cell>
          <table:table-cell table:style-name="ce28" table:formula="of:=SUM([.G38:.G47])/COUNT([.G38:.G47])" office:value-type="float" office:value="19683.086109596" calcext:value-type="float">
            <text:p>19683.1</text:p>
          </table:table-cell>
          <table:table-cell table:style-name="ce28" table:formula="of:=SUM([.H38:.H47])/COUNT([.H38:.H47])" office:value-type="float" office:value="17928.5999315791" calcext:value-type="float">
            <text:p>17928.6</text:p>
          </table:table-cell>
          <table:table-cell table:style-name="ce12" table:formula="of:=SUM([.I38:.I47])/COUNT([.I38:.I47])" office:value-type="float" office:value="18.5" calcext:value-type="float">
            <text:p>19</text:p>
          </table:table-cell>
          <table:table-cell table:style-name="ce12" table:formula="of:=SUM([.J38:.J47])/COUNT([.J38:.J47])" office:value-type="float" office:value="30.7" calcext:value-type="float">
            <text:p>31</text:p>
          </table:table-cell>
          <table:table-cell table:style-name="ce36" table:formula="of:=SUM([.K38:.K47])/COUNT([.K38:.K47])" office:value-type="float" office:value="29.0797288225372" calcext:value-type="float">
            <text:p>29.08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4331.688202</text:p>
          </table:table-cell>
          <table:table-cell office:value-type="float" office:value="4.0596713803654" calcext:value-type="float">
            <text:p>4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6270.425545</text:p>
          </table:table-cell>
          <table:table-cell office:value-type="float" office:value="70.2846759972082" calcext:value-type="float">
            <text:p>70.3</text:p>
          </table:table-cell>
          <table:table-cell office:value-type="float" office:value="5989.91625649459" calcext:value-type="float">
            <text:p>5989.9</text:p>
          </table:table-cell>
          <table:table-cell office:value-type="float" office:value="0.0598991625649459" calcext:value-type="float">
            <text:p>0.1</text:p>
          </table:table-cell>
          <table:table-cell office:value-type="float" office:value="5989.91625649459" calcext:value-type="float">
            <text:p>5989.9</text:p>
          </table:table-cell>
          <table:table-cell office:value-type="float" office:value="2258.85463177991" calcext:value-type="float">
            <text:p>2258.9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style-name="ce35" office:value-type="float" office:value="38.8059701492537" calcext:value-type="float">
            <text:p>38.81</text:p>
          </table:table-cell>
          <table:table-cell office:value-type="float" office:value="2058.52565221521" calcext:value-type="float">
            <text:p>2058.52565221521</text:p>
          </table:table-cell>
          <table:table-cell office:value-type="float" office:value="11705.3568347716" calcext:value-type="float">
            <text:p>11705.3568347716</text:p>
          </table:table-cell>
          <table:table-cell office:value-type="float" office:value="4.59259721344279" calcext:value-type="float">
            <text:p>4.59259721344279</text:p>
          </table:table-cell>
          <table:table-cell office:value-type="float" office:value="-1232.35875193532" calcext:value-type="float">
            <text:p>-1232.35875193532</text:p>
          </table:table-cell>
          <table:table-cell office:value-type="float" office:value="-0.90034461702453" calcext:value-type="float">
            <text:p>-0.90034461702453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44.7008675857805" calcext:value-type="float">
            <text:p>44.7008675857805</text:p>
          </table:table-cell>
          <table:table-cell office:value-type="float" office:value="-26919.4093255821" calcext:value-type="float">
            <text:p>-26919.4093255821</text:p>
          </table:table-cell>
          <table:table-cell office:value-type="float" office:value="26919409.3255821" calcext:value-type="float">
            <text:p>26919409.3255821</text:p>
          </table:table-cell>
          <table:table-cell office:value-type="float" office:value="134.5" calcext:value-type="float">
            <text:p>134.5</text:p>
          </table:table-cell>
          <table:table-cell office:value-type="float" office:value="18" calcext:value-type="float">
            <text:p>18</text:p>
          </table:table-cell>
          <table:table-cell office:value-type="float" office:value="-44545.8831974055" calcext:value-type="float">
            <text:p>-44545.88319740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8143.177726</text:p>
          </table:table-cell>
          <table:table-cell office:value-type="float" office:value="-56.8579870998103" calcext:value-type="float">
            <text:p>-56.9</text:p>
          </table:table-cell>
          <table:table-cell office:value-type="float" office:value="-7261.04605432739" calcext:value-type="float">
            <text:p>-7261.0</text:p>
          </table:table-cell>
          <table:table-cell office:value-type="float" office:value="-0.0726104605432739" calcext:value-type="float">
            <text:p>-0.1</text:p>
          </table:table-cell>
          <table:table-cell office:value-type="float" office:value="-7261.04605432738" calcext:value-type="float">
            <text:p>-7261.0</text:p>
          </table:table-cell>
          <table:table-cell office:value-type="float" office:value="-10527.8394797133" calcext:value-type="float">
            <text:p>-10527.8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style-name="ce35" office:value-type="float" office:value="38.0434782608696" calcext:value-type="float">
            <text:p>38.04</text:p>
          </table:table-cell>
          <table:table-cell office:value-type="float" office:value="1860.07401191534" calcext:value-type="float">
            <text:p>1860.07401191534</text:p>
          </table:table-cell>
          <table:table-cell office:value-type="float" office:value="10443.020358763" calcext:value-type="float">
            <text:p>10443.020358763</text:p>
          </table:table-cell>
          <table:table-cell office:value-type="float" office:value="15.7537589428539" calcext:value-type="float">
            <text:p>15.7537589428539</text:p>
          </table:table-cell>
          <table:table-cell office:value-type="float" office:value="-1205.84409551229" calcext:value-type="float">
            <text:p>-1205.84409551229</text:p>
          </table:table-cell>
          <table:table-cell office:value-type="float" office:value="-30.6369093454414" calcext:value-type="float">
            <text:p>-30.6369093454414</text:p>
          </table:table-cell>
          <table:table-cell office:value-type="float" office:value="-4054.0885519072" calcext:value-type="float">
            <text:p>-4054.0885519072</text:p>
          </table:table-cell>
          <table:table-cell office:value-type="float" office:value="-39.4622068169966" calcext:value-type="float">
            <text:p>-39.4622068169966</text:p>
          </table:table-cell>
          <table:table-cell office:value-type="float" office:value="-36911.1501040497" calcext:value-type="float">
            <text:p>-36911.1501040497</text:p>
          </table:table-cell>
          <table:table-cell office:value-type="float" office:value="36911150.1040497" calcext:value-type="float">
            <text:p>36911150.1040497</text:p>
          </table:table-cell>
          <table:table-cell office:value-type="float" office:value="184.5" calcext:value-type="float">
            <text:p>184.5</text:p>
          </table:table-cell>
          <table:table-cell office:value-type="float" office:value="5" calcext:value-type="float">
            <text:p>5</text:p>
          </table:table-cell>
          <table:table-cell office:value-type="float" office:value="-11823.8511581921" calcext:value-type="float">
            <text:p>-11823.851158192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0016.954216</text:p>
          </table:table-cell>
          <table:table-cell office:value-type="float" office:value="155.431504799657" calcext:value-type="float">
            <text:p>155.4</text:p>
          </table:table-cell>
          <table:table-cell office:value-type="float" office:value="14233.6912056956" calcext:value-type="float">
            <text:p>14233.7</text:p>
          </table:table-cell>
          <table:table-cell office:value-type="float" office:value="0.142336912056956" calcext:value-type="float">
            <text:p>0.1</text:p>
          </table:table-cell>
          <table:table-cell office:value-type="float" office:value="14233.6912056956" calcext:value-type="float">
            <text:p>14233.7</text:p>
          </table:table-cell>
          <table:table-cell office:value-type="float" office:value="11576.5508505993" calcext:value-type="float">
            <text:p>11576.6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style-name="ce35" office:value-type="float" office:value="38.5714285714286" calcext:value-type="float">
            <text:p>38.57</text:p>
          </table:table-cell>
          <table:table-cell office:value-type="float" office:value="1908.52185957354" calcext:value-type="float">
            <text:p>1908.52185957354</text:p>
          </table:table-cell>
          <table:table-cell office:value-type="float" office:value="11374.7410410372" calcext:value-type="float">
            <text:p>11374.7410410372</text:p>
          </table:table-cell>
          <table:table-cell office:value-type="float" office:value="33.6634825635847" calcext:value-type="float">
            <text:p>33.6634825635847</text:p>
          </table:table-cell>
          <table:table-cell office:value-type="float" office:value="-1032.86615361948" calcext:value-type="float">
            <text:p>-1032.86615361948</text:p>
          </table:table-cell>
          <table:table-cell office:value-type="float" office:value="-3.29933777822589" calcext:value-type="float">
            <text:p>-3.29933777822589</text:p>
          </table:table-cell>
          <table:table-cell office:value-type="float" office:value="-2878.45539398567" calcext:value-type="float">
            <text:p>-2878.45539398567</text:p>
          </table:table-cell>
          <table:table-cell office:value-type="float" office:value="101.669222897826" calcext:value-type="float">
            <text:p>101.669222897826</text:p>
          </table:table-cell>
          <table:table-cell office:value-type="float" office:value="-28128.2619531589" calcext:value-type="float">
            <text:p>-28128.2619531589</text:p>
          </table:table-cell>
          <table:table-cell office:value-type="float" office:value="28128261.9531589" calcext:value-type="float">
            <text:p>28128261.9531589</text:p>
          </table:table-cell>
          <table:table-cell office:value-type="float" office:value="140.5" calcext:value-type="float">
            <text:p>140.5</text:p>
          </table:table-cell>
          <table:table-cell office:value-type="float" office:value="4" calcext:value-type="float">
            <text:p>4</text:p>
          </table:table-cell>
          <table:table-cell office:value-type="float" office:value="-9023.54458913732" calcext:value-type="float">
            <text:p>-9023.5445891373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1920.562767</text:p>
          </table:table-cell>
          <table:table-cell office:value-type="float" office:value="93.05007737735" calcext:value-type="float">
            <text:p>93.1</text:p>
          </table:table-cell>
          <table:table-cell office:value-type="float" office:value="8159.45454023637" calcext:value-type="float">
            <text:p>8159.5</text:p>
          </table:table-cell>
          <table:table-cell office:value-type="float" office:value="0.0815945454023637" calcext:value-type="float">
            <text:p>0.1</text:p>
          </table:table-cell>
          <table:table-cell office:value-type="float" office:value="8159.45454023637" calcext:value-type="float">
            <text:p>8159.5</text:p>
          </table:table-cell>
          <table:table-cell office:value-type="float" office:value="4537.49987248582" calcext:value-type="float">
            <text:p>4537.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style-name="ce35" office:value-type="float" office:value="38.9705882352941" calcext:value-type="float">
            <text:p>38.97</text:p>
          </table:table-cell>
          <table:table-cell office:value-type="float" office:value="2233.14649370662" calcext:value-type="float">
            <text:p>2233.14649370662</text:p>
          </table:table-cell>
          <table:table-cell office:value-type="float" office:value="10058.2154590425" calcext:value-type="float">
            <text:p>10058.2154590425</text:p>
          </table:table-cell>
          <table:table-cell office:value-type="float" office:value="10.624618456699" calcext:value-type="float">
            <text:p>10.624618456699</text:p>
          </table:table-cell>
          <table:table-cell office:value-type="float" office:value="-1327.6784292315" calcext:value-type="float">
            <text:p>-1327.6784292315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59.9959892664439" calcext:value-type="float">
            <text:p>59.9959892664439</text:p>
          </table:table-cell>
          <table:table-cell office:value-type="float" office:value="-27321.781235776" calcext:value-type="float">
            <text:p>-27321.781235776</text:p>
          </table:table-cell>
          <table:table-cell office:value-type="float" office:value="27321781.235776" calcext:value-type="float">
            <text:p>27321781.235776</text:p>
          </table:table-cell>
          <table:table-cell office:value-type="float" office:value="136.5" calcext:value-type="float">
            <text:p>136.5</text:p>
          </table:table-cell>
          <table:table-cell office:value-type="float" office:value="19" calcext:value-type="float">
            <text:p>19</text:p>
          </table:table-cell>
          <table:table-cell office:value-type="float" office:value="-47238.2180197982" calcext:value-type="float">
            <text:p>-47238.218019798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3824.082614</text:p>
          </table:table-cell>
          <table:table-cell office:value-type="float" office:value="32.3591019519363" calcext:value-type="float">
            <text:p>32.4</text:p>
          </table:table-cell>
          <table:table-cell office:value-type="float" office:value="2865.11115947991" calcext:value-type="float">
            <text:p>2865.1</text:p>
          </table:table-cell>
          <table:table-cell office:value-type="float" office:value="0.0286511115947992" calcext:value-type="float">
            <text:p>0.0</text:p>
          </table:table-cell>
          <table:table-cell office:value-type="float" office:value="2865.11115947991" calcext:value-type="float">
            <text:p>2865.1</text:p>
          </table:table-cell>
          <table:table-cell office:value-type="float" office:value="2859.42580649767" calcext:value-type="float">
            <text:p>2859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5" office:value-type="float" office:value="69.2307692307692" calcext:value-type="float">
            <text:p>69.23</text:p>
          </table:table-cell>
          <table:table-cell office:value-type="float" office:value="604.907290638226" calcext:value-type="float">
            <text:p>604.907290638226</text:p>
          </table:table-cell>
          <table:table-cell office:value-type="float" office:value="2095.0402802825" calcext:value-type="float">
            <text:p>2095.0402802825</text:p>
          </table:table-cell>
          <table:table-cell office:value-type="float" office:value="100.381263810559" calcext:value-type="float">
            <text:p>100.381263810559</text:p>
          </table:table-cell>
          <table:table-cell office:value-type="float" office:value="-644.763614066029" calcext:value-type="float">
            <text:p>-644.763614066029</text:p>
          </table:table-cell>
          <table:table-cell office:value-type="float" office:value="-43.4102373168716" calcext:value-type="float">
            <text:p>-43.4102373168716</text:p>
          </table:table-cell>
          <table:table-cell office:value-type="float" office:value="-1317.8257557632" calcext:value-type="float">
            <text:p>-1317.8257557632</text:p>
          </table:table-cell>
          <table:table-cell office:value-type="float" office:value="220.39316611384" calcext:value-type="float">
            <text:p>220.39316611384</text:p>
          </table:table-cell>
          <table:table-cell office:value-type="float" office:value="-2704.16928043992" calcext:value-type="float">
            <text:p>-2704.16928043992</text:p>
          </table:table-cell>
          <table:table-cell office:value-type="float" office:value="2704169.28043992" calcext:value-type="float">
            <text:p>2704169.28043992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duel-dqn-custom_combo_all_0.0001_20000_512_1000000_0.99_RMSprop_CELU_512|256|64|32_Batcd-specm-actin-Dropt-Liner-actin-Liner-actin-specm-Dropt-actin-Liner_1_1725385791.1795259</text:p>
          </table:table-cell>
          <table:table-cell table:style-name="ce29" office:value-type="float" office:value="560.851969671012" calcext:value-type="float">
            <text:p>560.9</text:p>
          </table:table-cell>
          <table:table-cell table:style-name="ce29" office:value-type="float" office:value="55111.0718613775" calcext:value-type="float">
            <text:p>55111.1</text:p>
          </table:table-cell>
          <table:table-cell table:style-name="ce29" office:value-type="float" office:value="0.551110718613775" calcext:value-type="float">
            <text:p>0.6</text:p>
          </table:table-cell>
          <table:table-cell table:style-name="ce29" office:value-type="float" office:value="55111.0718613775" calcext:value-type="float">
            <text:p>55111.1</text:p>
          </table:table-cell>
          <table:table-cell table:style-name="ce29" office:value-type="float" office:value="54441.1379787007" calcext:value-type="float">
            <text:p>54441.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8" office:value-type="float" office:value="34.1463414634146" calcext:value-type="float">
            <text:p>34.15</text:p>
          </table:table-cell>
          <table:table-cell table:style-name="ce43" office:value-type="float" office:value="6370.83475047521" calcext:value-type="float">
            <text:p>6370.83475047521</text:p>
          </table:table-cell>
          <table:table-cell table:style-name="ce3" office:value-type="float" office:value="53583.7095134949" calcext:value-type="float">
            <text:p>53583.7095134949</text:p>
          </table:table-cell>
          <table:table-cell table:style-name="ce3" office:value-type="float" office:value="170.704632581444" calcext:value-type="float">
            <text:p>170.704632581444</text:p>
          </table:table-cell>
          <table:table-cell table:style-name="ce3" office:value-type="float" office:value="-1262.24498686205" calcext:value-type="float">
            <text:p>-1262.24498686205</text:p>
          </table:table-cell>
          <table:table-cell table:style-name="ce3" office:value-type="float" office:value="-17.0137739411584" calcext:value-type="float">
            <text:p>-17.0137739411584</text:p>
          </table:table-cell>
          <table:table-cell table:style-name="ce3" office:value-type="float" office:value="-3379.37991424403" calcext:value-type="float">
            <text:p>-3379.37991424403</text:p>
          </table:table-cell>
          <table:table-cell table:style-name="ce3" office:value-type="float" office:value="1344.17248442384" calcext:value-type="float">
            <text:p>1344.17248442384</text:p>
          </table:table-cell>
          <table:table-cell table:style-name="ce3" office:value-type="float" office:value="-8359.27034220358" calcext:value-type="float">
            <text:p>-8359.27034220358</text:p>
          </table:table-cell>
          <table:table-cell table:style-name="ce3" office:value-type="float" office:value="8359270.34220358" calcext:value-type="float">
            <text:p>8359270.34220358</text:p>
          </table:table-cell>
          <table:table-cell table:style-name="ce3" office:value-type="float" office:value="41.5" calcext:value-type="float">
            <text:p>4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5568.30840040113" calcext:value-type="float">
            <text:p>-5568.3084004011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7553.80028</text:p>
          </table:table-cell>
          <table:table-cell office:value-type="float" office:value="117.906759669654" calcext:value-type="float">
            <text:p>117.9</text:p>
          </table:table-cell>
          <table:table-cell office:value-type="float" office:value="10889.8331548158" calcext:value-type="float">
            <text:p>10889.8</text:p>
          </table:table-cell>
          <table:table-cell office:value-type="float" office:value="0.108898331548158" calcext:value-type="float">
            <text:p>0.1</text:p>
          </table:table-cell>
          <table:table-cell office:value-type="float" office:value="10889.8331548158" calcext:value-type="float">
            <text:p>10889.8</text:p>
          </table:table-cell>
          <table:table-cell office:value-type="float" office:value="4737.71278497555" calcext:value-type="float">
            <text:p>4737.7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35" office:value-type="float" office:value="40.4494382022472" calcext:value-type="float">
            <text:p>40.45</text:p>
          </table:table-cell>
          <table:table-cell office:value-type="float" office:value="2816.32670106977" calcext:value-type="float">
            <text:p>2816.32670106977</text:p>
          </table:table-cell>
          <table:table-cell office:value-type="float" office:value="25709.5862585209" calcext:value-type="float">
            <text:p>25709.5862585209</text:p>
          </table:table-cell>
          <table:table-cell office:value-type="float" office:value="10.593886578572" calcext:value-type="float">
            <text:p>10.593886578572</text:p>
          </table:table-cell>
          <table:table-cell office:value-type="float" office:value="-1707.50807705087" calcext:value-type="float">
            <text:p>-1707.50807705087</text:p>
          </table:table-cell>
          <table:table-cell office:value-type="float" office:value="-61.891578134615" calcext:value-type="float">
            <text:p>-61.891578134615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122.357675896806" calcext:value-type="float">
            <text:p>122.357675896806</text:p>
          </table:table-cell>
          <table:table-cell office:value-type="float" office:value="-17919.8096427976" calcext:value-type="float">
            <text:p>-17919.8096427976</text:p>
          </table:table-cell>
          <table:table-cell office:value-type="float" office:value="17919809.6427976" calcext:value-type="float">
            <text:p>17919809.6427976</text:p>
          </table:table-cell>
          <table:table-cell office:value-type="float" office:value="89.5" calcext:value-type="float">
            <text:p>89.5</text:p>
          </table:table-cell>
          <table:table-cell office:value-type="float" office:value="20" calcext:value-type="float">
            <text:p>20</text:p>
          </table:table-cell>
          <table:table-cell office:value-type="float" office:value="-53299.7230119835" calcext:value-type="float">
            <text:p>-53299.723011983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9446.6785579</text:p>
          </table:table-cell>
          <table:table-cell office:value-type="float" office:value="247.129110502206" calcext:value-type="float">
            <text:p>247.1</text:p>
          </table:table-cell>
          <table:table-cell office:value-type="float" office:value="23727.1535274397" calcext:value-type="float">
            <text:p>23727.2</text:p>
          </table:table-cell>
          <table:table-cell office:value-type="float" office:value="0.237271535274397" calcext:value-type="float">
            <text:p>0.2</text:p>
          </table:table-cell>
          <table:table-cell office:value-type="float" office:value="23727.1535274397" calcext:value-type="float">
            <text:p>23727.2</text:p>
          </table:table-cell>
          <table:table-cell office:value-type="float" office:value="20046.0701499488" calcext:value-type="float">
            <text:p>20046.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5" office:value-type="float" office:value="38.0281690140845" calcext:value-type="float">
            <text:p>38.03</text:p>
          </table:table-cell>
          <table:table-cell office:value-type="float" office:value="3731.64778129956" calcext:value-type="float">
            <text:p>3731.64778129956</text:p>
          </table:table-cell>
          <table:table-cell office:value-type="float" office:value="21384.4002695399" calcext:value-type="float">
            <text:p>21384.4002695399</text:p>
          </table:table-cell>
          <table:table-cell office:value-type="float" office:value="101.34063867238" calcext:value-type="float">
            <text:p>101.34063867238</text:p>
          </table:table-cell>
          <table:table-cell office:value-type="float" office:value="-1750.62128562837" calcext:value-type="float">
            <text:p>-1750.62128562837</text:p>
          </table:table-cell>
          <table:table-cell office:value-type="float" office:value="-39.0901005775668" calcext:value-type="float">
            <text:p>-39.0901005775668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334.185260949855" calcext:value-type="float">
            <text:p>334.185260949855</text:p>
          </table:table-cell>
          <table:table-cell office:value-type="float" office:value="-14330.858011539" calcext:value-type="float">
            <text:p>-14330.858011539</text:p>
          </table:table-cell>
          <table:table-cell office:value-type="float" office:value="14330858.011539" calcext:value-type="float">
            <text:p>14330858.011539</text:p>
          </table:table-cell>
          <table:table-cell office:value-type="float" office:value="71.5" calcext:value-type="float">
            <text:p>71.5</text:p>
          </table:table-cell>
          <table:table-cell office:value-type="float" office:value="16" calcext:value-type="float">
            <text:p>16</text:p>
          </table:table-cell>
          <table:table-cell office:value-type="float" office:value="-41170.8615612174" calcext:value-type="float">
            <text:p>-41170.86156121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91317.112632</text:p>
          </table:table-cell>
          <table:table-cell office:value-type="float" office:value="128.145602323659" calcext:value-type="float">
            <text:p>128.1</text:p>
          </table:table-cell>
          <table:table-cell office:value-type="float" office:value="12178.5643840398" calcext:value-type="float">
            <text:p>12178.6</text:p>
          </table:table-cell>
          <table:table-cell office:value-type="float" office:value="0.121785643840398" calcext:value-type="float">
            <text:p>0.1</text:p>
          </table:table-cell>
          <table:table-cell office:value-type="float" office:value="12178.5643840398" calcext:value-type="float">
            <text:p>12178.6</text:p>
          </table:table-cell>
          <table:table-cell office:value-type="float" office:value="11716.4575875599" calcext:value-type="float">
            <text:p>11716.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style-name="ce35" office:value-type="float" office:value="44.4444444444444" calcext:value-type="float">
            <text:p>44.44</text:p>
          </table:table-cell>
          <table:table-cell office:value-type="float" office:value="1645.4997596158" calcext:value-type="float">
            <text:p>1645.4997596158</text:p>
          </table:table-cell>
          <table:table-cell office:value-type="float" office:value="5268.97713421744" calcext:value-type="float">
            <text:p>5268.97713421744</text:p>
          </table:table-cell>
          <table:table-cell office:value-type="float" office:value="94.7751662515366" calcext:value-type="float">
            <text:p>94.7751662515366</text:p>
          </table:table-cell>
          <table:table-cell office:value-type="float" office:value="-1011.93569809164" calcext:value-type="float">
            <text:p>-1011.93569809164</text:p>
          </table:table-cell>
          <table:table-cell office:value-type="float" office:value="-41.5469783231238" calcext:value-type="float">
            <text:p>-41.5469783231238</text:p>
          </table:table-cell>
          <table:table-cell office:value-type="float" office:value="-3914.47274451758" calcext:value-type="float">
            <text:p>-3914.47274451758</text:p>
          </table:table-cell>
          <table:table-cell office:value-type="float" office:value="169.146727556109" calcext:value-type="float">
            <text:p>169.146727556109</text:p>
          </table:table-cell>
          <table:table-cell office:value-type="float" office:value="-14419.3979623464" calcext:value-type="float">
            <text:p>-14419.3979623464</text:p>
          </table:table-cell>
          <table:table-cell office:value-type="float" office:value="14419397.9623464" calcext:value-type="float">
            <text:p>14419397.962346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49:.D58])/COUNT([.D49:.D58])" office:value-type="float" office:value="135.236048657324" calcext:value-type="float">
            <text:p>135.2</text:p>
          </table:table-cell>
          <table:table-cell table:style-name="ce28" table:formula="of:=SUM([.E49:.E58])/COUNT([.E49:.E58])" office:value-type="float" office:value="12589.3750035252" calcext:value-type="float">
            <text:p>12589.4</text:p>
          </table:table-cell>
          <table:table-cell table:style-name="ce28" table:formula="of:=SUM([.F49:.F58])/COUNT([.F49:.F58])" office:value-type="float" office:value="0.125893750035252" calcext:value-type="float">
            <text:p>0.1</text:p>
          </table:table-cell>
          <table:table-cell table:style-name="ce28" table:formula="of:=SUM([.G49:.G58])/COUNT([.G49:.G58])" office:value-type="float" office:value="12589.3750035252" calcext:value-type="float">
            <text:p>12589.4</text:p>
          </table:table-cell>
          <table:table-cell table:style-name="ce28" table:formula="of:=SUM([.H49:.H58])/COUNT([.H49:.H58])" office:value-type="float" office:value="10164.5870182834" calcext:value-type="float">
            <text:p>10164.6</text:p>
          </table:table-cell>
          <table:table-cell table:style-name="ce12" table:formula="of:=SUM([.I49:.I58])/COUNT([.I49:.I58])" office:value-type="float" office:value="34.7" calcext:value-type="float">
            <text:p>35</text:p>
          </table:table-cell>
          <table:table-cell table:style-name="ce12" table:formula="of:=SUM([.J49:.J58])/COUNT([.J49:.J58])" office:value-type="float" office:value="53.3" calcext:value-type="float">
            <text:p>53</text:p>
          </table:table-cell>
          <table:table-cell table:style-name="ce36" table:formula="of:=SUM([.K49:.K58])/COUNT([.K49:.K58])" office:value-type="float" office:value="38.0690627571806" calcext:value-type="float">
            <text:p>38.07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1389.944997</text:p>
          </table:table-cell>
          <table:table-cell office:value-type="float" office:value="93.191790080954" calcext:value-type="float">
            <text:p>93.2</text:p>
          </table:table-cell>
          <table:table-cell office:value-type="float" office:value="8591.08164717174" calcext:value-type="float">
            <text:p>8591.1</text:p>
          </table:table-cell>
          <table:table-cell office:value-type="float" office:value="0.0859108164717174" calcext:value-type="float">
            <text:p>0.1</text:p>
          </table:table-cell>
          <table:table-cell office:value-type="float" office:value="8591.08164717174" calcext:value-type="float">
            <text:p>8591.1</text:p>
          </table:table-cell>
          <table:table-cell office:value-type="float" office:value="4756.61398707605" calcext:value-type="float">
            <text:p>4756.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45" calcext:value-type="float">
            <text:p>45.00</text:p>
          </table:table-cell>
          <table:table-cell office:value-type="float" office:value="2146.36078270724" calcext:value-type="float">
            <text:p>2146.36078270724</text:p>
          </table:table-cell>
          <table:table-cell office:value-type="float" office:value="9769.55562380048" calcext:value-type="float">
            <text:p>9769.55562380048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1625.94546392453" calcext:value-type="float">
            <text:p>-1625.94546392453</text:p>
          </table:table-cell>
          <table:table-cell office:value-type="float" office:value="-89.9084545984952" calcext:value-type="float">
            <text:p>-89.9084545984952</text:p>
          </table:table-cell>
          <table:table-cell office:value-type="float" office:value="-4312.93837601702" calcext:value-type="float">
            <text:p>-4312.93837601702</text:p>
          </table:table-cell>
          <table:table-cell office:value-type="float" office:value="71.5923470597645" calcext:value-type="float">
            <text:p>71.5923470597645</text:p>
          </table:table-cell>
          <table:table-cell office:value-type="float" office:value="-24120.6116933405" calcext:value-type="float">
            <text:p>-24120.6116933405</text:p>
          </table:table-cell>
          <table:table-cell office:value-type="float" office:value="24120611.6933405" calcext:value-type="float">
            <text:p>24120611.6933405</text:p>
          </table:table-cell>
          <table:table-cell office:value-type="float" office:value="120.5" calcext:value-type="float">
            <text:p>120.5</text:p>
          </table:table-cell>
          <table:table-cell office:value-type="float" office:value="30" calcext:value-type="float">
            <text:p>30</text:p>
          </table:table-cell>
          <table:table-cell office:value-type="float" office:value="-84388.8877713952" calcext:value-type="float">
            <text:p>-84388.88777139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5600.432982</text:p>
          </table:table-cell>
          <table:table-cell office:value-type="float" office:value="-36.1412533061401" calcext:value-type="float">
            <text:p>-36.1</text:p>
          </table:table-cell>
          <table:table-cell office:value-type="float" office:value="-4431.16861926217" calcext:value-type="float">
            <text:p>-4431.2</text:p>
          </table:table-cell>
          <table:table-cell office:value-type="float" office:value="-0.0443116861926217" calcext:value-type="float">
            <text:p>0.0</text:p>
          </table:table-cell>
          <table:table-cell office:value-type="float" office:value="-4431.16861926223" calcext:value-type="float">
            <text:p>-4431.2</text:p>
          </table:table-cell>
          <table:table-cell office:value-type="float" office:value="-7779.05602509262" calcext:value-type="float">
            <text:p>-7779.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style-name="ce35" office:value-type="float" office:value="48.3739837398374" calcext:value-type="float">
            <text:p>48.37</text:p>
          </table:table-cell>
          <table:table-cell office:value-type="float" office:value="1237.66568944686" calcext:value-type="float">
            <text:p>1237.66568944686</text:p>
          </table:table-cell>
          <table:table-cell office:value-type="float" office:value="7680.66905077911" calcext:value-type="float">
            <text:p>7680.66905077911</text:p>
          </table:table-cell>
          <table:table-cell office:value-type="float" office:value="2.37949681127793" calcext:value-type="float">
            <text:p>2.37949681127793</text:p>
          </table:table-cell>
          <table:table-cell office:value-type="float" office:value="-1194.59358790109" calcext:value-type="float">
            <text:p>-1194.59358790109</text:p>
          </table:table-cell>
          <table:table-cell office:value-type="float" office:value="-16.4363588871929" calcext:value-type="float">
            <text:p>-16.436358887192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18.0128805661066" calcext:value-type="float">
            <text:p>-18.0128805661066</text:p>
          </table:table-cell>
          <table:table-cell office:value-type="float" office:value="-49320.1890204011" calcext:value-type="float">
            <text:p>-49320.1890204011</text:p>
          </table:table-cell>
          <table:table-cell office:value-type="float" office:value="49320189.0204012" calcext:value-type="float">
            <text:p>49320189.0204012</text:p>
          </table:table-cell>
          <table:table-cell office:value-type="float" office:value="246.5" calcext:value-type="float">
            <text:p>246.5</text:p>
          </table:table-cell>
          <table:table-cell office:value-type="float" office:value="31" calcext:value-type="float">
            <text:p>31</text:p>
          </table:table-cell>
          <table:table-cell office:value-type="float" office:value="-83430.1897931015" calcext:value-type="float">
            <text:p>-83430.18979310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9584.4088352</text:p>
          </table:table-cell>
          <table:table-cell office:value-type="float" office:value="330.224454030474" calcext:value-type="float">
            <text:p>330.2</text:p>
          </table:table-cell>
          <table:table-cell office:value-type="float" office:value="32134.5894154706" calcext:value-type="float">
            <text:p>32134.6</text:p>
          </table:table-cell>
          <table:table-cell office:value-type="float" office:value="0.321345894154706" calcext:value-type="float">
            <text:p>0.3</text:p>
          </table:table-cell>
          <table:table-cell office:value-type="float" office:value="32134.5894154706" calcext:value-type="float">
            <text:p>32134.6</text:p>
          </table:table-cell>
          <table:table-cell office:value-type="float" office:value="32907.8845555089" calcext:value-type="float">
            <text:p>32907.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35" office:value-type="float" office:value="48.421052631579" calcext:value-type="float">
            <text:p>48.42</text:p>
          </table:table-cell>
          <table:table-cell office:value-type="float" office:value="2625.28342641451" calcext:value-type="float">
            <text:p>2625.28342641451</text:p>
          </table:table-cell>
          <table:table-cell office:value-type="float" office:value="9219.82269700548" calcext:value-type="float">
            <text:p>9219.82269700548</text:p>
          </table:table-cell>
          <table:table-cell office:value-type="float" office:value="13.0376612766704" calcext:value-type="float">
            <text:p>13.0376612766704</text:p>
          </table:table-cell>
          <table:table-cell office:value-type="float" office:value="-1808.7438408081" calcext:value-type="float">
            <text:p>-1808.7438408081</text:p>
          </table:table-cell>
          <table:table-cell office:value-type="float" office:value="-45.1814091978449" calcext:value-type="float">
            <text:p>-45.1814091978449</text:p>
          </table:table-cell>
          <table:table-cell office:value-type="float" office:value="-3503.42961640192" calcext:value-type="float">
            <text:p>-3503.42961640192</text:p>
          </table:table-cell>
          <table:table-cell office:value-type="float" office:value="338.258835952322" calcext:value-type="float">
            <text:p>338.258835952322</text:p>
          </table:table-cell>
          <table:table-cell office:value-type="float" office:value="-19141.6762656812" calcext:value-type="float">
            <text:p>-19141.6762656812</text:p>
          </table:table-cell>
          <table:table-cell office:value-type="float" office:value="19141676.2656812" calcext:value-type="float">
            <text:p>19141676.2656812</text:p>
          </table:table-cell>
          <table:table-cell office:value-type="float" office:value="95.5" calcext:value-type="float">
            <text:p>95.5</text:p>
          </table:table-cell>
          <table:table-cell office:value-type="float" office:value="27" calcext:value-type="float">
            <text:p>27</text:p>
          </table:table-cell>
          <table:table-cell office:value-type="float" office:value="-71063.9402674536" calcext:value-type="float">
            <text:p>-71063.940267453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duel-dqn-custom-lstm_combo_all_0.0001_20000_512_1000000_0.99_RMSprop_CELU_512|256|64|32_Batcd-Liner-actin-Dropt-Noisr-actin-Noisr-actin-Noisr-Dropt-actin-Liner_1_1725536222.1104991</text:p>
          </table:table-cell>
          <table:table-cell table:style-name="ce29" office:value-type="float" office:value="464.875737246641" calcext:value-type="float">
            <text:p>464.9</text:p>
          </table:table-cell>
          <table:table-cell table:style-name="ce29" office:value-type="float" office:value="45860.8606743122" calcext:value-type="float">
            <text:p>45860.9</text:p>
          </table:table-cell>
          <table:table-cell table:style-name="ce29" office:value-type="float" office:value="0.458608606743122" calcext:value-type="float">
            <text:p>0.5</text:p>
          </table:table-cell>
          <table:table-cell table:style-name="ce29" office:value-type="float" office:value="45860.8606743122" calcext:value-type="float">
            <text:p>45860.9</text:p>
          </table:table-cell>
          <table:table-cell table:style-name="ce29" office:value-type="float" office:value="51783.2233204712" calcext:value-type="float">
            <text:p>51783.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8" office:value-type="float" office:value="52.2727272727273" calcext:value-type="float">
            <text:p>52.27</text:p>
          </table:table-cell>
          <table:table-cell table:style-name="ce43" office:value-type="float" office:value="3582.905036321" calcext:value-type="float">
            <text:p>3582.905036321</text:p>
          </table:table-cell>
          <table:table-cell table:style-name="ce3" office:value-type="float" office:value="16932.4804329427" calcext:value-type="float">
            <text:p>16932.4804329427</text:p>
          </table:table-cell>
          <table:table-cell table:style-name="ce3" office:value-type="float" office:value="23.4204535833123" calcext:value-type="float">
            <text:p>23.4204535833123</text:p>
          </table:table-cell>
          <table:table-cell table:style-name="ce3" office:value-type="float" office:value="-1740.28357909862" calcext:value-type="float">
            <text:p>-1740.28357909862</text:p>
          </table:table-cell>
          <table:table-cell table:style-name="ce3" office:value-type="float" office:value="-107.794352466168" calcext:value-type="float">
            <text:p>-107.794352466168</text:p>
          </table:table-cell>
          <table:table-cell table:style-name="ce3" office:value-type="float" office:value="-3662.31925014885" calcext:value-type="float">
            <text:p>-3662.31925014885</text:p>
          </table:table-cell>
          <table:table-cell table:style-name="ce3" office:value-type="float" office:value="1042.29228805255" calcext:value-type="float">
            <text:p>1042.29228805255</text:p>
          </table:table-cell>
          <table:table-cell table:style-name="ce3" office:value-type="float" office:value="-8950.31117184616" calcext:value-type="float">
            <text:p>-8950.31117184616</text:p>
          </table:table-cell>
          <table:table-cell table:style-name="ce3" office:value-type="float" office:value="8950311.17184616" calcext:value-type="float">
            <text:p>8950311.17184616</text:p>
          </table:table-cell>
          <table:table-cell table:style-name="ce3" office:value-type="float" office:value="44.5" calcext:value-type="float">
            <text:p>44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32102.5957531925" calcext:value-type="float">
            <text:p>-32102.595753192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0329.5012631</text:p>
          </table:table-cell>
          <table:table-cell office:value-type="float" office:value="198.898710332859" calcext:value-type="float">
            <text:p>198.9</text:p>
          </table:table-cell>
          <table:table-cell office:value-type="float" office:value="18986.136421397" calcext:value-type="float">
            <text:p>18986.1</text:p>
          </table:table-cell>
          <table:table-cell office:value-type="float" office:value="0.18986136421397" calcext:value-type="float">
            <text:p>0.2</text:p>
          </table:table-cell>
          <table:table-cell office:value-type="float" office:value="18986.136421397" calcext:value-type="float">
            <text:p>18986.1</text:p>
          </table:table-cell>
          <table:table-cell office:value-type="float" office:value="16019.0145486755" calcext:value-type="float">
            <text:p>16019.0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style-name="ce35" office:value-type="float" office:value="45.0381679389313" calcext:value-type="float">
            <text:p>45.04</text:p>
          </table:table-cell>
          <table:table-cell office:value-type="float" office:value="2151.95503645483" calcext:value-type="float">
            <text:p>2151.95503645483</text:p>
          </table:table-cell>
          <table:table-cell office:value-type="float" office:value="9948.23048190557" calcext:value-type="float">
            <text:p>9948.23048190557</text:p>
          </table:table-cell>
          <table:table-cell office:value-type="float" office:value="24.2652980106504" calcext:value-type="float">
            <text:p>24.2652980106504</text:p>
          </table:table-cell>
          <table:table-cell office:value-type="float" office:value="-1499.71126013108" calcext:value-type="float">
            <text:p>-1499.71126013108</text:p>
          </table:table-cell>
          <table:table-cell office:value-type="float" office:value="-2.74498526322714" calcext:value-type="float">
            <text:p>-2.7449852632271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144.932339094634" calcext:value-type="float">
            <text:p>144.932339094634</text:p>
          </table:table-cell>
          <table:table-cell office:value-type="float" office:value="-26332.1182546761" calcext:value-type="float">
            <text:p>-26332.1182546761</text:p>
          </table:table-cell>
          <table:table-cell office:value-type="float" office:value="26332118.2546761" calcext:value-type="float">
            <text:p>26332118.2546761</text:p>
          </table:table-cell>
          <table:table-cell office:value-type="float" office:value="131.5" calcext:value-type="float">
            <text:p>131.5</text:p>
          </table:table-cell>
          <table:table-cell office:value-type="float" office:value="28" calcext:value-type="float">
            <text:p>28</text:p>
          </table:table-cell>
          <table:table-cell office:value-type="float" office:value="-75277.8778861463" calcext:value-type="float">
            <text:p>-75277.877886146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4463.292763</text:p>
          </table:table-cell>
          <table:table-cell office:value-type="float" office:value="-0.379189444942679" calcext:value-type="float">
            <text:p>-0.4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8431.4711502</text:p>
          </table:table-cell>
          <table:table-cell office:value-type="float" office:value="-151.1385673192" calcext:value-type="float">
            <text:p>-151.1</text:p>
          </table:table-cell>
          <table:table-cell office:value-type="float" office:value="-15972.7799085998" calcext:value-type="float">
            <text:p>-15972.8</text:p>
          </table:table-cell>
          <table:table-cell office:value-type="float" office:value="-0.159727799085998" calcext:value-type="float">
            <text:p>-0.2</text:p>
          </table:table-cell>
          <table:table-cell office:value-type="float" office:value="-15972.7799085998" calcext:value-type="float">
            <text:p>-15972.8</text:p>
          </table:table-cell>
          <table:table-cell office:value-type="float" office:value="-17989.277054488" calcext:value-type="float">
            <text:p>-17989.3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style-name="ce35" office:value-type="float" office:value="44.3478260869565" calcext:value-type="float">
            <text:p>44.35</text:p>
          </table:table-cell>
          <table:table-cell office:value-type="float" office:value="1372.19213056634" calcext:value-type="float">
            <text:p>1372.19213056634</text:p>
          </table:table-cell>
          <table:table-cell office:value-type="float" office:value="7951.8292269277" calcext:value-type="float">
            <text:p>7951.8292269277</text:p>
          </table:table-cell>
          <table:table-cell office:value-type="float" office:value="11.4836455286713" calcext:value-type="float">
            <text:p>11.4836455286713</text:p>
          </table:table-cell>
          <table:table-cell office:value-type="float" office:value="-1218.25294708099" calcext:value-type="float">
            <text:p>-1218.25294708099</text:p>
          </table:table-cell>
          <table:table-cell office:value-type="float" office:value="-11.8132766152703" calcext:value-type="float">
            <text:p>-11.8132766152703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69.4468691678251" calcext:value-type="float">
            <text:p>-69.4468691678251</text:p>
          </table:table-cell>
          <table:table-cell office:value-type="float" office:value="-46107.0342543457" calcext:value-type="float">
            <text:p>-46107.0342543457</text:p>
          </table:table-cell>
          <table:table-cell office:value-type="float" office:value="46107034.2543458" calcext:value-type="float">
            <text:p>46107034.2543458</text:p>
          </table:table-cell>
          <table:table-cell office:value-type="float" office:value="230.5" calcext:value-type="float">
            <text:p>230.5</text:p>
          </table:table-cell>
          <table:table-cell office:value-type="float" office:value="30" calcext:value-type="float">
            <text:p>30</text:p>
          </table:table-cell>
          <table:table-cell office:value-type="float" office:value="-83588.00565447" calcext:value-type="float">
            <text:p>-83588.0056544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52450.3751512</text:p>
          </table:table-cell>
          <table:table-cell office:value-type="float" office:value="205.03680103716" calcext:value-type="float">
            <text:p>205.0</text:p>
          </table:table-cell>
          <table:table-cell office:value-type="float" office:value="19649.8451973355" calcext:value-type="float">
            <text:p>19649.8</text:p>
          </table:table-cell>
          <table:table-cell office:value-type="float" office:value="0.196498451973355" calcext:value-type="float">
            <text:p>0.2</text:p>
          </table:table-cell>
          <table:table-cell office:value-type="float" office:value="19649.8451973355" calcext:value-type="float">
            <text:p>19649.8</text:p>
          </table:table-cell>
          <table:table-cell office:value-type="float" office:value="15096.9383311108" calcext:value-type="float">
            <text:p>15096.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48.0314960629921" calcext:value-type="float">
            <text:p>48.03</text:p>
          </table:table-cell>
          <table:table-cell office:value-type="float" office:value="2163.70377436908" calcext:value-type="float">
            <text:p>2163.70377436908</text:p>
          </table:table-cell>
          <table:table-cell office:value-type="float" office:value="21789.9505742985" calcext:value-type="float">
            <text:p>21789.9505742985</text:p>
          </table:table-cell>
          <table:table-cell office:value-type="float" office:value="63.3990194945945" calcext:value-type="float">
            <text:p>63.3990194945945</text:p>
          </table:table-cell>
          <table:table-cell office:value-type="float" office:value="-1702.061894533" calcext:value-type="float">
            <text:p>-1702.061894533</text:p>
          </table:table-cell>
          <table:table-cell office:value-type="float" office:value="-38.3461982758454" calcext:value-type="float">
            <text:p>-38.346198275845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154.723190530201" calcext:value-type="float">
            <text:p>154.723190530201</text:p>
          </table:table-cell>
          <table:table-cell office:value-type="float" office:value="-25532.3822274248" calcext:value-type="float">
            <text:p>-25532.3822274248</text:p>
          </table:table-cell>
          <table:table-cell office:value-type="float" office:value="25532382.2274248" calcext:value-type="float">
            <text:p>25532382.2274248</text:p>
          </table:table-cell>
          <table:table-cell office:value-type="float" office:value="127.5" calcext:value-type="float">
            <text:p>127.5</text:p>
          </table:table-cell>
          <table:table-cell office:value-type="float" office:value="30" calcext:value-type="float">
            <text:p>30</text:p>
          </table:table-cell>
          <table:table-cell office:value-type="float" office:value="-83004.3520338344" calcext:value-type="float">
            <text:p>-83004.35203383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56365.798836</text:p>
          </table:table-cell>
          <table:table-cell office:value-type="float" office:value="-363.035538303083" calcext:value-type="float">
            <text:p>-363.0</text:p>
          </table:table-cell>
          <table:table-cell office:value-type="float" office:value="-36771.0010203036" calcext:value-type="float">
            <text:p>-36771.0</text:p>
          </table:table-cell>
          <table:table-cell office:value-type="float" office:value="-0.367710010203036" calcext:value-type="float">
            <text:p>-0.4</text:p>
          </table:table-cell>
          <table:table-cell office:value-type="float" office:value="-36771.0010203035" calcext:value-type="float">
            <text:p>-36771.0</text:p>
          </table:table-cell>
          <table:table-cell office:value-type="float" office:value="-33073.531937888" calcext:value-type="float">
            <text:p>-33073.5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table:style-name="ce35" office:value-type="float" office:value="43.609022556391" calcext:value-type="float">
            <text:p>43.61</text:p>
          </table:table-cell>
          <table:table-cell office:value-type="float" office:value="1060.67139842781" calcext:value-type="float">
            <text:p>1060.67139842781</text:p>
          </table:table-cell>
          <table:table-cell office:value-type="float" office:value="8938.96663635415" calcext:value-type="float">
            <text:p>8938.96663635415</text:p>
          </table:table-cell>
          <table:table-cell office:value-type="float" office:value="4.24981331023446" calcext:value-type="float">
            <text:p>4.24981331023446</text:p>
          </table:table-cell>
          <table:table-cell office:value-type="float" office:value="-1065.39255491953" calcext:value-type="float">
            <text:p>-1065.39255491953</text:p>
          </table:table-cell>
          <table:table-cell office:value-type="float" office:value="-10.0521055313293" calcext:value-type="float">
            <text:p>-10.0521055313293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138.236845940991" calcext:value-type="float">
            <text:p>-138.236845940991</text:p>
          </table:table-cell>
          <table:table-cell office:value-type="float" office:value="-53289.8188177975" calcext:value-type="float">
            <text:p>-53289.8188177975</text:p>
          </table:table-cell>
          <table:table-cell office:value-type="float" office:value="53289818.8177975" calcext:value-type="float">
            <text:p>53289818.8177975</text:p>
          </table:table-cell>
          <table:table-cell office:value-type="float" office:value="266.5" calcext:value-type="float">
            <text:p>266.5</text:p>
          </table:table-cell>
          <table:table-cell office:value-type="float" office:value="26" calcext:value-type="float">
            <text:p>26</text:p>
          </table:table-cell>
          <table:table-cell office:value-type="float" office:value="-71123.7430345939" calcext:value-type="float">
            <text:p>-71123.743034593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60207.401464</text:p>
          </table:table-cell>
          <table:table-cell office:value-type="float" office:value="116.075371049637" calcext:value-type="float">
            <text:p>116.1</text:p>
          </table:table-cell>
          <table:table-cell office:value-type="float" office:value="10750.1289435567" calcext:value-type="float">
            <text:p>10750.1</text:p>
          </table:table-cell>
          <table:table-cell office:value-type="float" office:value="0.107501289435567" calcext:value-type="float">
            <text:p>0.1</text:p>
          </table:table-cell>
          <table:table-cell office:value-type="float" office:value="10750.1289435567" calcext:value-type="float">
            <text:p>10750.1</text:p>
          </table:table-cell>
          <table:table-cell office:value-type="float" office:value="6945.64497488936" calcext:value-type="float">
            <text:p>6945.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style-name="ce35" office:value-type="float" office:value="47.2222222222222" calcext:value-type="float">
            <text:p>47.22</text:p>
          </table:table-cell>
          <table:table-cell office:value-type="float" office:value="1825.21159469824" calcext:value-type="float">
            <text:p>1825.21159469824</text:p>
          </table:table-cell>
          <table:table-cell office:value-type="float" office:value="9810.43440924853" calcext:value-type="float">
            <text:p>9810.43440924853</text:p>
          </table:table-cell>
          <table:table-cell office:value-type="float" office:value="48.1842554538744" calcext:value-type="float">
            <text:p>48.1842554538744</text:p>
          </table:table-cell>
          <table:table-cell office:value-type="float" office:value="-1491.63499336741" calcext:value-type="float">
            <text:p>-1491.63499336741</text:p>
          </table:table-cell>
          <table:table-cell office:value-type="float" office:value="-13.3374808712542" calcext:value-type="float">
            <text:p>-13.3374808712542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74.6536732191438" calcext:value-type="float">
            <text:p>74.6536732191438</text:p>
          </table:table-cell>
          <table:table-cell office:value-type="float" office:value="-28925.1753042478" calcext:value-type="float">
            <text:p>-28925.1753042478</text:p>
          </table:table-cell>
          <table:table-cell office:value-type="float" office:value="28925175.3042478" calcext:value-type="float">
            <text:p>28925175.3042478</text:p>
          </table:table-cell>
          <table:table-cell office:value-type="float" office:value="144.5" calcext:value-type="float">
            <text:p>144.5</text:p>
          </table:table-cell>
          <table:table-cell office:value-type="float" office:value="35" calcext:value-type="float">
            <text:p>35</text:p>
          </table:table-cell>
          <table:table-cell office:value-type="float" office:value="-92710.768117991" calcext:value-type="float">
            <text:p>-92710.7681179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60:.D69])/COUNT([.D60:.D69])" office:value-type="float" office:value="85.7608315404359" calcext:value-type="float">
            <text:p>85.8</text:p>
          </table:table-cell>
          <table:table-cell table:style-name="ce28" table:formula="of:=SUM([.E60:.E69])/COUNT([.E60:.E69])" office:value-type="float" office:value="7879.76927510782" calcext:value-type="float">
            <text:p>7879.8</text:p>
          </table:table-cell>
          <table:table-cell table:style-name="ce28" table:formula="of:=SUM([.F60:.F69])/COUNT([.F60:.F69])" office:value-type="float" office:value="0.0787976927510782" calcext:value-type="float">
            <text:p>0.1</text:p>
          </table:table-cell>
          <table:table-cell table:style-name="ce28" table:formula="of:=SUM([.G60:.G69])/COUNT([.G60:.G69])" office:value-type="float" office:value="7879.76927510782" calcext:value-type="float">
            <text:p>7879.8</text:p>
          </table:table-cell>
          <table:table-cell table:style-name="ce28" table:formula="of:=SUM([.H60:.H69])/COUNT([.H60:.H69])" office:value-type="float" office:value="6866.74547002632" calcext:value-type="float">
            <text:p>6866.7</text:p>
          </table:table-cell>
          <table:table-cell table:style-name="ce12" table:formula="of:=SUM([.I60:.I69])/COUNT([.I60:.I69])" office:value-type="float" office:value="64.8" calcext:value-type="float">
            <text:p>65</text:p>
          </table:table-cell>
          <table:table-cell table:style-name="ce12" table:formula="of:=SUM([.J60:.J69])/COUNT([.J60:.J69])" office:value-type="float" office:value="75.5" calcext:value-type="float">
            <text:p>76</text:p>
          </table:table-cell>
          <table:table-cell table:style-name="ce36" table:formula="of:=SUM([.K60:.K69])/COUNT([.K60:.K69])" office:value-type="float" office:value="42.2316498511637" calcext:value-type="float">
            <text:p>42.23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68709.2675111</text:p>
          </table:table-cell>
          <table:table-cell office:value-type="float" office:value="-63.533826903025" calcext:value-type="float">
            <text:p>-63.5</text:p>
          </table:table-cell>
          <table:table-cell office:value-type="float" office:value="-6233.97735907376" calcext:value-type="float">
            <text:p>-6234.0</text:p>
          </table:table-cell>
          <table:table-cell office:value-type="float" office:value="-0.0623397735907376" calcext:value-type="float">
            <text:p>-0.1</text:p>
          </table:table-cell>
          <table:table-cell office:value-type="float" office:value="-6233.97735907376" calcext:value-type="float">
            <text:p>-6234.0</text:p>
          </table:table-cell>
          <table:table-cell office:value-type="float" office:value="-6352.41970362662" calcext:value-type="float">
            <text:p>-6352.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78.5714285714286" calcext:value-type="float">
            <text:p>78.57</text:p>
          </table:table-cell>
          <table:table-cell office:value-type="float" office:value="484.859287988688" calcext:value-type="float">
            <text:p>484.859287988688</text:p>
          </table:table-cell>
          <table:table-cell office:value-type="float" office:value="957.773344851492" calcext:value-type="float">
            <text:p>957.773344851492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816.81361580415" calcext:value-type="float">
            <text:p>-2816.81361580415</text:p>
          </table:table-cell>
          <table:table-cell office:value-type="float" office:value="-1054.18572416229" calcext:value-type="float">
            <text:p>-1054.18572416229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-222.642048538349" calcext:value-type="float">
            <text:p>-222.642048538349</text:p>
          </table:table-cell>
          <table:table-cell office:value-type="float" office:value="-5596.56258522615" calcext:value-type="float">
            <text:p>-5596.56258522615</text:p>
          </table:table-cell>
          <table:table-cell office:value-type="float" office:value="5596562.58522615" calcext:value-type="float">
            <text:p>5596562.585226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15846.6959706626" calcext:value-type="float">
            <text:p>-15846.69597066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0591.336144</text:p>
          </table:table-cell>
          <table:table-cell office:value-type="float" office:value="-247.411823050915" calcext:value-type="float">
            <text:p>-247.4</text:p>
          </table:table-cell>
          <table:table-cell office:value-type="float" office:value="-24042.4128948804" calcext:value-type="float">
            <text:p>-24042.4</text:p>
          </table:table-cell>
          <table:table-cell office:value-type="float" office:value="-0.240424128948804" calcext:value-type="float">
            <text:p>-0.2</text:p>
          </table:table-cell>
          <table:table-cell office:value-type="float" office:value="-24042.4128948804" calcext:value-type="float">
            <text:p>-24042.4</text:p>
          </table:table-cell>
          <table:table-cell office:value-type="float" office:value="-23426.4522215343" calcext:value-type="float">
            <text:p>-23426.5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table:style-name="ce35" office:value-type="float" office:value="77.0764119601329" calcext:value-type="float">
            <text:p>77.08</text:p>
          </table:table-cell>
          <table:table-cell office:value-type="float" office:value="516.251036308592" calcext:value-type="float">
            <text:p>516.25103630859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2084.24135244165" calcext:value-type="float">
            <text:p>-2084.24135244165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9.8751258966126" calcext:value-type="float">
            <text:p>-79.8751258966126</text:p>
          </table:table-cell>
          <table:table-cell office:value-type="float" office:value="-60306.0636507558" calcext:value-type="float">
            <text:p>-60306.0636507558</text:p>
          </table:table-cell>
          <table:table-cell office:value-type="float" office:value="60306063.6507559" calcext:value-type="float">
            <text:p>60306063.6507559</text:p>
          </table:table-cell>
          <table:table-cell office:value-type="float" office:value="301.5" calcext:value-type="float">
            <text:p>301.5</text:p>
          </table:table-cell>
          <table:table-cell office:value-type="float" office:value="48" calcext:value-type="float">
            <text:p>48</text:p>
          </table:table-cell>
          <table:table-cell office:value-type="float" office:value="-126306.819234473" calcext:value-type="float">
            <text:p>-126306.8192344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2455.395875</text:p>
          </table:table-cell>
          <table:table-cell office:value-type="float" office:value="280.294839081902" calcext:value-type="float">
            <text:p>280.3</text:p>
          </table:table-cell>
          <table:table-cell office:value-type="float" office:value="28042.8265223613" calcext:value-type="float">
            <text:p>28042.8</text:p>
          </table:table-cell>
          <table:table-cell office:value-type="float" office:value="0.280428265223613" calcext:value-type="float">
            <text:p>0.3</text:p>
          </table:table-cell>
          <table:table-cell office:value-type="float" office:value="28042.8265223613" calcext:value-type="float">
            <text:p>28042.8</text:p>
          </table:table-cell>
          <table:table-cell office:value-type="float" office:value="30210.8504633665" calcext:value-type="float">
            <text:p>30210.9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style-name="ce35" office:value-type="float" office:value="80.3921568627451" calcext:value-type="float">
            <text:p>80.39</text:p>
          </table:table-cell>
          <table:table-cell office:value-type="float" office:value="929.839875853927" calcext:value-type="float">
            <text:p>929.839875853927</text:p>
          </table:table-cell>
          <table:table-cell office:value-type="float" office:value="6947.23896356698" calcext:value-type="float">
            <text:p>6947.23896356698</text:p>
          </table:table-cell>
          <table:table-cell office:value-type="float" office:value="5.85884144068405" calcext:value-type="float">
            <text:p>5.85884144068405</text:p>
          </table:table-cell>
          <table:table-cell office:value-type="float" office:value="-2410.20216488304" calcext:value-type="float">
            <text:p>-2410.20216488304</text:p>
          </table:table-cell>
          <table:table-cell office:value-type="float" office:value="-31.7834819373529" calcext:value-type="float">
            <text:p>-31.7834819373529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274.929671787856" calcext:value-type="float">
            <text:p>274.929671787856</text:p>
          </table:table-cell>
          <table:table-cell office:value-type="float" office:value="-20438.28110763" calcext:value-type="float">
            <text:p>-20438.28110763</text:p>
          </table:table-cell>
          <table:table-cell office:value-type="float" office:value="20438281.10763" calcext:value-type="float">
            <text:p>20438281.10763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-47815.9876094579" calcext:value-type="float">
            <text:p>-47815.98760945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4322.2328231</text:p>
          </table:table-cell>
          <table:table-cell office:value-type="float" office:value="-305.163401725511" calcext:value-type="float">
            <text:p>-305.2</text:p>
          </table:table-cell>
          <table:table-cell office:value-type="float" office:value="-29885.2716858002" calcext:value-type="float">
            <text:p>-29885.3</text:p>
          </table:table-cell>
          <table:table-cell office:value-type="float" office:value="-0.298852716858002" calcext:value-type="float">
            <text:p>-0.3</text:p>
          </table:table-cell>
          <table:table-cell office:value-type="float" office:value="-29885.2716858002" calcext:value-type="float">
            <text:p>-29885.3</text:p>
          </table:table-cell>
          <table:table-cell office:value-type="float" office:value="-27368.552374256" calcext:value-type="float">
            <text:p>-27368.6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table:style-name="ce35" office:value-type="float" office:value="73.1404958677686" calcext:value-type="float">
            <text:p>73.14</text:p>
          </table:table-cell>
          <table:table-cell office:value-type="float" office:value="501.545795806079" calcext:value-type="float">
            <text:p>501.54579580607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1825.52119297656" calcext:value-type="float">
            <text:p>-1825.52119297656</text:p>
          </table:table-cell>
          <table:table-cell office:value-type="float" office:value="-4.29004030882788" calcext:value-type="float">
            <text:p>-4.29004030882788</text:p>
          </table:table-cell>
          <table:table-cell office:value-type="float" office:value="-4458.74642707902" calcext:value-type="float">
            <text:p>-4458.74642707902</text:p>
          </table:table-cell>
          <table:table-cell office:value-type="float" office:value="-123.492858205786" calcext:value-type="float">
            <text:p>-123.492858205786</text:p>
          </table:table-cell>
          <table:table-cell office:value-type="float" office:value="-48394.3090373515" calcext:value-type="float">
            <text:p>-48394.3090373515</text:p>
          </table:table-cell>
          <table:table-cell office:value-type="float" office:value="48394309.0373515" calcext:value-type="float">
            <text:p>48394309.0373515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-90935.3080356302" calcext:value-type="float">
            <text:p>-90935.308035630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6369.064024</text:p>
          </table:table-cell>
          <table:table-cell office:value-type="float" office:value="-290.086694925644" calcext:value-type="float">
            <text:p>-290.1</text:p>
          </table:table-cell>
          <table:table-cell office:value-type="float" office:value="-28315.0998882905" calcext:value-type="float">
            <text:p>-28315.1</text:p>
          </table:table-cell>
          <table:table-cell office:value-type="float" office:value="-0.283150998882905" calcext:value-type="float">
            <text:p>-0.3</text:p>
          </table:table-cell>
          <table:table-cell office:value-type="float" office:value="-28315.0998882905" calcext:value-type="float">
            <text:p>-28315.1</text:p>
          </table:table-cell>
          <table:table-cell office:value-type="float" office:value="-26660.4616160773" calcext:value-type="float">
            <text:p>-26660.5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table:style-name="ce35" office:value-type="float" office:value="75.0865051903114" calcext:value-type="float">
            <text:p>75.09</text:p>
          </table:table-cell>
          <table:table-cell office:value-type="float" office:value="539.94058246077" calcext:value-type="float">
            <text:p>539.9405824607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020.58619836497" calcext:value-type="float">
            <text:p>-2020.5861983649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7.9761241809359" calcext:value-type="float">
            <text:p>-97.9761241809359</text:p>
          </table:table-cell>
          <table:table-cell office:value-type="float" office:value="-57900.5854855973" calcext:value-type="float">
            <text:p>-57900.5854855973</text:p>
          </table:table-cell>
          <table:table-cell office:value-type="float" office:value="57900585.4855973" calcext:value-type="float">
            <text:p>57900585.4855973</text:p>
          </table:table-cell>
          <table:table-cell office:value-type="float" office:value="289.5" calcext:value-type="float">
            <text:p>289.5</text:p>
          </table:table-cell>
          <table:table-cell office:value-type="float" office:value="53" calcext:value-type="float">
            <text:p>53</text:p>
          </table:table-cell>
          <table:table-cell office:value-type="float" office:value="-143263.717769244" calcext:value-type="float">
            <text:p>-143263.7177692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8360.03184</text:p>
          </table:table-cell>
          <table:table-cell office:value-type="float" office:value="-420.485172990021" calcext:value-type="float">
            <text:p>-420.5</text:p>
          </table:table-cell>
          <table:table-cell office:value-type="float" office:value="-41325.2479850117" calcext:value-type="float">
            <text:p>-41325.2</text:p>
          </table:table-cell>
          <table:table-cell office:value-type="float" office:value="-0.413252479850117" calcext:value-type="float">
            <text:p>-0.4</text:p>
          </table:table-cell>
          <table:table-cell office:value-type="float" office:value="-41325.2479850117" calcext:value-type="float">
            <text:p>-41325.2</text:p>
          </table:table-cell>
          <table:table-cell office:value-type="float" office:value="-35326.6163472243" calcext:value-type="float">
            <text:p>-35326.6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table:style-name="ce35" office:value-type="float" office:value="74.5247148288973" calcext:value-type="float">
            <text:p>74.52</text:p>
          </table:table-cell>
          <table:table-cell office:value-type="float" office:value="446.741106211411" calcext:value-type="float">
            <text:p>446.741106211411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2.9585370084969" calcext:value-type="float">
            <text:p>12.9585370084969</text:p>
          </table:table-cell>
          <table:table-cell office:value-type="float" office:value="-1923.67917615594" calcext:value-type="float">
            <text:p>-1923.67917615594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-157.13022047533" calcext:value-type="float">
            <text:p>-157.13022047533</text:p>
          </table:table-cell>
          <table:table-cell office:value-type="float" office:value="-52684.9597117267" calcext:value-type="float">
            <text:p>-52684.9597117267</text:p>
          </table:table-cell>
          <table:table-cell office:value-type="float" office:value="52684959.7117267" calcext:value-type="float">
            <text:p>52684959.7117267</text:p>
          </table:table-cell>
          <table:table-cell office:value-type="float" office:value="263.5" calcext:value-type="float">
            <text:p>263.5</text:p>
          </table:table-cell>
          <table:table-cell office:value-type="float" office:value="44" calcext:value-type="float">
            <text:p>44</text:p>
          </table:table-cell>
          <table:table-cell office:value-type="float" office:value="-120489.206070433" calcext:value-type="float">
            <text:p>-120489.2060704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0186.481803</text:p>
          </table:table-cell>
          <table:table-cell office:value-type="float" office:value="-234.843841037254" calcext:value-type="float">
            <text:p>-234.8</text:p>
          </table:table-cell>
          <table:table-cell office:value-type="float" office:value="-22935.5707841225" calcext:value-type="float">
            <text:p>-22935.6</text:p>
          </table:table-cell>
          <table:table-cell office:value-type="float" office:value="-0.229355707841225" calcext:value-type="float">
            <text:p>-0.2</text:p>
          </table:table-cell>
          <table:table-cell office:value-type="float" office:value="-22935.5707841225" calcext:value-type="float">
            <text:p>-22935.6</text:p>
          </table:table-cell>
          <table:table-cell office:value-type="float" office:value="-22722.2183861883" calcext:value-type="float">
            <text:p>-22722.2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table:style-name="ce35" office:value-type="float" office:value="78.1021897810219" calcext:value-type="float">
            <text:p>78.10</text:p>
          </table:table-cell>
          <table:table-cell office:value-type="float" office:value="590.048308165459" calcext:value-type="float">
            <text:p>590.04830816545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8.3383054602891" calcext:value-type="float">
            <text:p>18.3383054602891</text:p>
          </table:table-cell>
          <table:table-cell office:value-type="float" office:value="-2486.76514552551" calcext:value-type="float">
            <text:p>-2486.76514552551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3.7064627157756" calcext:value-type="float">
            <text:p>-83.7064627157756</text:p>
          </table:table-cell>
          <table:table-cell office:value-type="float" office:value="-54904.468898114" calcext:value-type="float">
            <text:p>-54904.468898114</text:p>
          </table:table-cell>
          <table:table-cell office:value-type="float" office:value="54904468.898114" calcext:value-type="float">
            <text:p>54904468.898114</text:p>
          </table:table-cell>
          <table:table-cell office:value-type="float" office:value="274.5" calcext:value-type="float">
            <text:p>274.5</text:p>
          </table:table-cell>
          <table:table-cell office:value-type="float" office:value="54" calcext:value-type="float">
            <text:p>54</text:p>
          </table:table-cell>
          <table:table-cell office:value-type="float" office:value="-144820.772018691" calcext:value-type="float">
            <text:p>-144820.7720186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2052.412323</text:p>
          </table:table-cell>
          <table:table-cell office:value-type="float" office:value="-223.881812081631" calcext:value-type="float">
            <text:p>-223.9</text:p>
          </table:table-cell>
          <table:table-cell office:value-type="float" office:value="-21811.8291028398" calcext:value-type="float">
            <text:p>-21811.8</text:p>
          </table:table-cell>
          <table:table-cell office:value-type="float" office:value="-0.218118291028398" calcext:value-type="float">
            <text:p>-0.2</text:p>
          </table:table-cell>
          <table:table-cell office:value-type="float" office:value="-21811.8291028398" calcext:value-type="float">
            <text:p>-21811.8</text:p>
          </table:table-cell>
          <table:table-cell office:value-type="float" office:value="-21816.5982717515" calcext:value-type="float">
            <text:p>-21816.6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75" calcext:value-type="float">
            <text:p>75.00</text:p>
          </table:table-cell>
          <table:table-cell office:value-type="float" office:value="634.105458002037" calcext:value-type="float">
            <text:p>634.10545800203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232.79863314005" calcext:value-type="float">
            <text:p>-2232.79863314005</text:p>
          </table:table-cell>
          <table:table-cell office:value-type="float" office:value="-26.1268619213952" calcext:value-type="float">
            <text:p>-26.126861921395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2.620564783484" calcext:value-type="float">
            <text:p>-82.620564783484</text:p>
          </table:table-cell>
          <table:table-cell office:value-type="float" office:value="-52904.5927636608" calcext:value-type="float">
            <text:p>-52904.5927636608</text:p>
          </table:table-cell>
          <table:table-cell office:value-type="float" office:value="52904592.7636608" calcext:value-type="float">
            <text:p>52904592.7636608</text:p>
          </table:table-cell>
          <table:table-cell office:value-type="float" office:value="264.5" calcext:value-type="float">
            <text:p>264.5</text:p>
          </table:table-cell>
          <table:table-cell office:value-type="float" office:value="45" calcext:value-type="float">
            <text:p>45</text:p>
          </table:table-cell>
          <table:table-cell office:value-type="float" office:value="-115020.050607477" calcext:value-type="float">
            <text:p>-115020.0506074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3882.688077</text:p>
          </table:table-cell>
          <table:table-cell office:value-type="float" office:value="-473.041129436767" calcext:value-type="float">
            <text:p>-473.0</text:p>
          </table:table-cell>
          <table:table-cell office:value-type="float" office:value="-46604.4690506198" calcext:value-type="float">
            <text:p>-46604.5</text:p>
          </table:table-cell>
          <table:table-cell office:value-type="float" office:value="-0.466044690506198" calcext:value-type="float">
            <text:p>-0.5</text:p>
          </table:table-cell>
          <table:table-cell office:value-type="float" office:value="-46604.4690506198" calcext:value-type="float">
            <text:p>-46604.5</text:p>
          </table:table-cell>
          <table:table-cell office:value-type="float" office:value="-38911.597064393" calcext:value-type="float">
            <text:p>-38911.6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table:style-name="ce35" office:value-type="float" office:value="74.1666666666667" calcext:value-type="float">
            <text:p>74.17</text:p>
          </table:table-cell>
          <table:table-cell office:value-type="float" office:value="561.559894758855" calcext:value-type="float">
            <text:p>561.55989475885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363.90532770478" calcext:value-type="float">
            <text:p>-2363.90532770478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94.185287710916" calcext:value-type="float">
            <text:p>-194.185287710916</text:p>
          </table:table-cell>
          <table:table-cell office:value-type="float" office:value="-48077.3729038532" calcext:value-type="float">
            <text:p>-48077.3729038532</text:p>
          </table:table-cell>
          <table:table-cell office:value-type="float" office:value="48077372.9038532" calcext:value-type="float">
            <text:p>48077372.9038532</text:p>
          </table:table-cell>
          <table:table-cell office:value-type="float" office:value="240.5" calcext:value-type="float">
            <text:p>240.5</text:p>
          </table:table-cell>
          <table:table-cell office:value-type="float" office:value="53" calcext:value-type="float">
            <text:p>53</text:p>
          </table:table-cell>
          <table:table-cell office:value-type="float" office:value="-145997.18952548" calcext:value-type="float">
            <text:p>-145997.1895254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5491.932603</text:p>
          </table:table-cell>
          <table:table-cell office:value-type="float" office:value="-166.050046848216" calcext:value-type="float">
            <text:p>-166.1</text:p>
          </table:table-cell>
          <table:table-cell office:value-type="float" office:value="-16004.2829144467" calcext:value-type="float">
            <text:p>-16004.3</text:p>
          </table:table-cell>
          <table:table-cell office:value-type="float" office:value="-0.160042829144467" calcext:value-type="float">
            <text:p>-0.2</text:p>
          </table:table-cell>
          <table:table-cell office:value-type="float" office:value="-16004.2829144467" calcext:value-type="float">
            <text:p>-16004.3</text:p>
          </table:table-cell>
          <table:table-cell office:value-type="float" office:value="-16677.1027191769" calcext:value-type="float">
            <text:p>-16677.1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table:style-name="ce35" office:value-type="float" office:value="73.2456140350877" calcext:value-type="float">
            <text:p>73.25</text:p>
          </table:table-cell>
          <table:table-cell office:value-type="float" office:value="618.123579671864" calcext:value-type="float">
            <text:p>618.123579671864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1954.60525769915" calcext:value-type="float">
            <text:p>-1954.6052576991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1942233089768" calcext:value-type="float">
            <text:p>-70.1942233089768</text:p>
          </table:table-cell>
          <table:table-cell office:value-type="float" office:value="-45606.8025196051" calcext:value-type="float">
            <text:p>-45606.8025196051</text:p>
          </table:table-cell>
          <table:table-cell office:value-type="float" office:value="45606802.5196051" calcext:value-type="float">
            <text:p>45606802.5196051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office:value-type="float" office:value="-113501.042848125" calcext:value-type="float">
            <text:p>-113501.04284812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72:.D81])/COUNT([.D72:.D81])" office:value-type="float" office:value="-214.420290991708" calcext:value-type="float">
            <text:p>-214.4</text:p>
          </table:table-cell>
          <table:table-cell table:style-name="ce28" table:formula="of:=SUM([.E72:.E81])/COUNT([.E72:.E81])" office:value-type="float" office:value="-20911.5335142724" calcext:value-type="float">
            <text:p>-20911.5</text:p>
          </table:table-cell>
          <table:table-cell table:style-name="ce28" table:formula="of:=SUM([.F72:.F81])/COUNT([.F72:.F81])" office:value-type="float" office:value="-0.209115335142724" calcext:value-type="float">
            <text:p>-0.2</text:p>
          </table:table-cell>
          <table:table-cell table:style-name="ce28" table:formula="of:=SUM([.G72:.G81])/COUNT([.G72:.G81])" office:value-type="float" office:value="-20911.5335142724" calcext:value-type="float">
            <text:p>-20911.5</text:p>
          </table:table-cell>
          <table:table-cell table:style-name="ce28" table:formula="of:=SUM([.H72:.H81])/COUNT([.H72:.H81])" office:value-type="float" office:value="-18905.1168240862" calcext:value-type="float">
            <text:p>-18905.1</text:p>
          </table:table-cell>
          <table:table-cell table:style-name="ce12" table:formula="of:=SUM([.I72:.I81])/COUNT([.I72:.I81])" office:value-type="float" office:value="168.3" calcext:value-type="float">
            <text:p>168</text:p>
          </table:table-cell>
          <table:table-cell table:style-name="ce12" table:formula="of:=SUM([.J72:.J81])/COUNT([.J72:.J81])" office:value-type="float" office:value="54.8" calcext:value-type="float">
            <text:p>55</text:p>
          </table:table-cell>
          <table:table-cell table:style-name="ce36" table:formula="of:=SUM([.K72:.K81])/COUNT([.K72:.K81])" office:value-type="float" office:value="75.930618376406" calcext:value-type="float">
            <text:p>75.93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5"/>
          <table:table-cell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344.5549178</text:p>
          </table:table-cell>
          <table:table-cell office:value-type="float" office:value="14.108153110607" calcext:value-type="float">
            <text:p>14.1</text:p>
          </table:table-cell>
          <table:table-cell office:value-type="float" office:value="1116.43164601589" calcext:value-type="float">
            <text:p>1116.4</text:p>
          </table:table-cell>
          <table:table-cell office:value-type="float" office:value="0.0111643164601589" calcext:value-type="float">
            <text:p>0.0</text:p>
          </table:table-cell>
          <table:table-cell office:value-type="float" office:value="1116.43164601589" calcext:value-type="float">
            <text:p>1116.4</text:p>
          </table:table-cell>
          <table:table-cell office:value-type="float" office:value="998.206803655188" calcext:value-type="float">
            <text:p>998.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5" office:value-type="float" office:value="18.75" calcext:value-type="float">
            <text:p>18.75</text:p>
          </table:table-cell>
          <table:table-cell office:value-type="float" office:value="1882.92327291271" calcext:value-type="float">
            <text:p>1882.92327291271</text:p>
          </table:table-cell>
          <table:table-cell office:value-type="float" office:value="4762.67713313345" calcext:value-type="float">
            <text:p>4762.67713313345</text:p>
          </table:table-cell>
          <table:table-cell office:value-type="float" office:value="357.592543907929" calcext:value-type="float">
            <text:p>357.592543907929</text:p>
          </table:table-cell>
          <table:table-cell office:value-type="float" office:value="-348.64139790171" calcext:value-type="float">
            <text:p>-348.64139790171</text:p>
          </table:table-cell>
          <table:table-cell office:value-type="float" office:value="-62.3018334062945" calcext:value-type="float">
            <text:p>-62.3018334062945</text:p>
          </table:table-cell>
          <table:table-cell office:value-type="float" office:value="-742.543769244556" calcext:value-type="float">
            <text:p>-742.543769244556</text:p>
          </table:table-cell>
          <table:table-cell office:value-type="float" office:value="69.776977875993" calcext:value-type="float">
            <text:p>69.776977875993</text:p>
          </table:table-cell>
          <table:table-cell office:value-type="float" office:value="-3302.71915079681" calcext:value-type="float">
            <text:p>-3302.71915079681</text:p>
          </table:table-cell>
          <table:table-cell office:value-type="float" office:value="3302719.15079681" calcext:value-type="float">
            <text:p>3302719.15079681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511.398664</text:p>
          </table:table-cell>
          <table:table-cell office:value-type="float" office:value="85.5123800022625" calcext:value-type="float">
            <text:p>85.5</text:p>
          </table:table-cell>
          <table:table-cell office:value-type="float" office:value="8323.74429397548" calcext:value-type="float">
            <text:p>8323.7</text:p>
          </table:table-cell>
          <table:table-cell office:value-type="float" office:value="0.0832374429397549" calcext:value-type="float">
            <text:p>0.1</text:p>
          </table:table-cell>
          <table:table-cell office:value-type="float" office:value="8323.74429397548" calcext:value-type="float">
            <text:p>8323.7</text:p>
          </table:table-cell>
          <table:table-cell office:value-type="float" office:value="7160.70766411228" calcext:value-type="float">
            <text:p>7160.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35" office:value-type="float" office:value="46.6666666666667" calcext:value-type="float">
            <text:p>46.67</text:p>
          </table:table-cell>
          <table:table-cell office:value-type="float" office:value="1751.51902162799" calcext:value-type="float">
            <text:p>1751.51902162799</text:p>
          </table:table-cell>
          <table:table-cell office:value-type="float" office:value="8178.5128755413" calcext:value-type="float">
            <text:p>8178.5128755413</text:p>
          </table:table-cell>
          <table:table-cell office:value-type="float" office:value="90.6409896086261" calcext:value-type="float">
            <text:p>90.6409896086261</text:p>
          </table:table-cell>
          <table:table-cell office:value-type="float" office:value="-1272.46213473776" calcext:value-type="float">
            <text:p>-1272.46213473776</text:p>
          </table:table-cell>
          <table:table-cell office:value-type="float" office:value="-10.2820101647812" calcext:value-type="float">
            <text:p>-10.2820101647812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138.729071566258" calcext:value-type="float">
            <text:p>138.729071566258</text:p>
          </table:table-cell>
          <table:table-cell office:value-type="float" office:value="-12114.3380823764" calcext:value-type="float">
            <text:p>-12114.3380823764</text:p>
          </table:table-cell>
          <table:table-cell office:value-type="float" office:value="12114338.0823764" calcext:value-type="float">
            <text:p>12114338.0823764</text:p>
          </table:table-cell>
          <table:table-cell office:value-type="float" office:value="60.5" calcext:value-type="float">
            <text:p>60.5</text:p>
          </table:table-cell>
          <table:table-cell office:value-type="float" office:value="10" calcext:value-type="float">
            <text:p>10</text:p>
          </table:table-cell>
          <table:table-cell office:value-type="float" office:value="-27807.1708104537" calcext:value-type="float">
            <text:p>-27807.17081045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677.141386</text:p>
          </table:table-cell>
          <table:table-cell office:value-type="float" office:value="-20.6099610882242" calcext:value-type="float">
            <text:p>-20.6</text:p>
          </table:table-cell>
          <table:table-cell office:value-type="float" office:value="-2092.92258187704" calcext:value-type="float">
            <text:p>-2092.9</text:p>
          </table:table-cell>
          <table:table-cell office:value-type="float" office:value="-0.0209292258187704" calcext:value-type="float">
            <text:p>0.0</text:p>
          </table:table-cell>
          <table:table-cell office:value-type="float" office:value="-2092.92258187704" calcext:value-type="float">
            <text:p>-2092.9</text:p>
          </table:table-cell>
          <table:table-cell office:value-type="float" office:value="-2143.17289471921" calcext:value-type="float">
            <text:p>-2143.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46.6666666666667" calcext:value-type="float">
            <text:p>46.67</text:p>
          </table:table-cell>
          <table:table-cell office:value-type="float" office:value="667.017833394986" calcext:value-type="float">
            <text:p>667.017833394986</text:p>
          </table:table-cell>
          <table:table-cell office:value-type="float" office:value="1507.05753055883" calcext:value-type="float">
            <text:p>1507.05753055883</text:p>
          </table:table-cell>
          <table:table-cell office:value-type="float" office:value="93.5831484891096" calcext:value-type="float">
            <text:p>93.5831484891096</text:p>
          </table:table-cell>
          <table:table-cell office:value-type="float" office:value="-845.255926955242" calcext:value-type="float">
            <text:p>-845.255926955242</text:p>
          </table:table-cell>
          <table:table-cell office:value-type="float" office:value="-47.5337068094814" calcext:value-type="float">
            <text:p>-47.5337068094814</text:p>
          </table:table-cell>
          <table:table-cell office:value-type="float" office:value="-2142.87208371852" calcext:value-type="float">
            <text:p>-2142.87208371852</text:p>
          </table:table-cell>
          <table:table-cell office:value-type="float" office:value="-139.528172125136" calcext:value-type="float">
            <text:p>-139.528172125136</text:p>
          </table:table-cell>
          <table:table-cell office:value-type="float" office:value="-3099.40648390203" calcext:value-type="float">
            <text:p>-3099.40648390203</text:p>
          </table:table-cell>
          <table:table-cell office:value-type="float" office:value="3099406.48390203" calcext:value-type="float">
            <text:p>3099406.48390203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-2142.87208371852" calcext:value-type="float">
            <text:p>-2142.872083718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884.634708</text:p>
          </table:table-cell>
          <table:table-cell office:value-type="float" office:value="168.80823371137" calcext:value-type="float">
            <text:p>168.8</text:p>
          </table:table-cell>
          <table:table-cell office:value-type="float" office:value="16225.8731782127" calcext:value-type="float">
            <text:p>16225.9</text:p>
          </table:table-cell>
          <table:table-cell office:value-type="float" office:value="0.162258731782127" calcext:value-type="float">
            <text:p>0.2</text:p>
          </table:table-cell>
          <table:table-cell office:value-type="float" office:value="16225.8731782127" calcext:value-type="float">
            <text:p>16225.9</text:p>
          </table:table-cell>
          <table:table-cell office:value-type="float" office:value="14190.9384232629" calcext:value-type="float">
            <text:p>14190.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35" office:value-type="float" office:value="40" calcext:value-type="float">
            <text:p>40.00</text:p>
          </table:table-cell>
          <table:table-cell office:value-type="float" office:value="2305.73587340748" calcext:value-type="float">
            <text:p>2305.73587340748</text:p>
          </table:table-cell>
          <table:table-cell office:value-type="float" office:value="11292.0585095192" calcext:value-type="float">
            <text:p>11292.0585095192</text:p>
          </table:table-cell>
          <table:table-cell office:value-type="float" office:value="33.9644127167412" calcext:value-type="float">
            <text:p>33.9644127167412</text:p>
          </table:table-cell>
          <table:table-cell office:value-type="float" office:value="-1266.72602930144" calcext:value-type="float">
            <text:p>-1266.72602930144</text:p>
          </table:table-cell>
          <table:table-cell office:value-type="float" office:value="-51.4478267427621" calcext:value-type="float">
            <text:p>-51.4478267427621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162.258731782127" calcext:value-type="float">
            <text:p>162.258731782127</text:p>
          </table:table-cell>
          <table:table-cell office:value-type="float" office:value="-20026.2521253035" calcext:value-type="float">
            <text:p>-20026.2521253035</text:p>
          </table:table-cell>
          <table:table-cell office:value-type="float" office:value="20026252.1253035" calcext:value-type="float">
            <text:p>20026252.125303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-47295.6571454208" calcext:value-type="float">
            <text:p>-47295.65714542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080.158974</text:p>
          </table:table-cell>
          <table:table-cell office:value-type="float" office:value="-182.415635560114" calcext:value-type="float">
            <text:p>-182.4</text:p>
          </table:table-cell>
          <table:table-cell office:value-type="float" office:value="-18446.4509776143" calcext:value-type="float">
            <text:p>-18446.5</text:p>
          </table:table-cell>
          <table:table-cell office:value-type="float" office:value="-0.184464509776143" calcext:value-type="float">
            <text:p>-0.2</text:p>
          </table:table-cell>
          <table:table-cell office:value-type="float" office:value="-18446.4509776143" calcext:value-type="float">
            <text:p>-18446.5</text:p>
          </table:table-cell>
          <table:table-cell office:value-type="float" office:value="-17902.0000561708" calcext:value-type="float">
            <text:p>-17902.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style-name="ce35" office:value-type="float" office:value="40.1459854014599" calcext:value-type="float">
            <text:p>40.15</text:p>
          </table:table-cell>
          <table:table-cell office:value-type="float" office:value="880.675975070691" calcext:value-type="float">
            <text:p>880.675975070691</text:p>
          </table:table-cell>
          <table:table-cell office:value-type="float" office:value="7204.43881528168" calcext:value-type="float">
            <text:p>7204.43881528168</text:p>
          </table:table-cell>
          <table:table-cell office:value-type="float" office:value="31.7293242372107" calcext:value-type="float">
            <text:p>31.7293242372107</text:p>
          </table:table-cell>
          <table:table-cell office:value-type="float" office:value="-815.654019591492" calcext:value-type="float">
            <text:p>-815.654019591492</text:p>
          </table:table-cell>
          <table:table-cell office:value-type="float" office:value="-0.194382792993565" calcext:value-type="float">
            <text:p>-0.194382792993565</text:p>
          </table:table-cell>
          <table:table-cell office:value-type="float" office:value="-3571.53214014875" calcext:value-type="float">
            <text:p>-3571.53214014875</text:p>
          </table:table-cell>
          <table:table-cell office:value-type="float" office:value="-134.645627573827" calcext:value-type="float">
            <text:p>-134.645627573827</text:p>
          </table:table-cell>
          <table:table-cell office:value-type="float" office:value="-27395.2487978202" calcext:value-type="float">
            <text:p>-27395.2487978202</text:p>
          </table:table-cell>
          <table:table-cell office:value-type="float" office:value="27395248.7978202" calcext:value-type="float">
            <text:p>27395248.7978202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29917.7745429543" calcext:value-type="float">
            <text:p>-29917.774542954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280.411585</text:p>
          </table:table-cell>
          <table:table-cell office:value-type="float" office:value="41.6141071642672" calcext:value-type="float">
            <text:p>41.6</text:p>
          </table:table-cell>
          <table:table-cell office:value-type="float" office:value="3682.74703671555" calcext:value-type="float">
            <text:p>3682.7</text:p>
          </table:table-cell>
          <table:table-cell office:value-type="float" office:value="0.0368274703671555" calcext:value-type="float">
            <text:p>0.0</text:p>
          </table:table-cell>
          <table:table-cell office:value-type="float" office:value="3682.74703671555" calcext:value-type="float">
            <text:p>3682.7</text:p>
          </table:table-cell>
          <table:table-cell office:value-type="float" office:value="1297.14969976498" calcext:value-type="float">
            <text:p>1297.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style-name="ce35" office:value-type="float" office:value="47.3684210526316" calcext:value-type="float">
            <text:p>47.37</text:p>
          </table:table-cell>
          <table:table-cell office:value-type="float" office:value="1363.65397668361" calcext:value-type="float">
            <text:p>1363.65397668361</text:p>
          </table:table-cell>
          <table:table-cell office:value-type="float" office:value="9199.38801963234" calcext:value-type="float">
            <text:p>9199.38801963234</text:p>
          </table:table-cell>
          <table:table-cell office:value-type="float" office:value="26.8771222579817" calcext:value-type="float">
            <text:p>26.8771222579817</text:p>
          </table:table-cell>
          <table:table-cell office:value-type="float" office:value="-1174.67790706217" calcext:value-type="float">
            <text:p>-1174.67790706217</text:p>
          </table:table-cell>
          <table:table-cell office:value-type="float" office:value="-30.6735131275345" calcext:value-type="float">
            <text:p>-30.6735131275345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27.6898273437259" calcext:value-type="float">
            <text:p>27.6898273437259</text:p>
          </table:table-cell>
          <table:table-cell office:value-type="float" office:value="-26616.9997467835" calcext:value-type="float">
            <text:p>-26616.9997467835</text:p>
          </table:table-cell>
          <table:table-cell office:value-type="float" office:value="26616999.7467835" calcext:value-type="float">
            <text:p>26616999.7467835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-35431.5976841542" calcext:value-type="float">
            <text:p>-35431.59768415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487.072732</text:p>
          </table:table-cell>
          <table:table-cell office:value-type="float" office:value="-365.191447500339" calcext:value-type="float">
            <text:p>-365.2</text:p>
          </table:table-cell>
          <table:table-cell office:value-type="float" office:value="-36440.8566243911" calcext:value-type="float">
            <text:p>-36440.9</text:p>
          </table:table-cell>
          <table:table-cell office:value-type="float" office:value="-0.364408566243911" calcext:value-type="float">
            <text:p>-0.4</text:p>
          </table:table-cell>
          <table:table-cell office:value-type="float" office:value="-36440.8566243911" calcext:value-type="float">
            <text:p>-36440.9</text:p>
          </table:table-cell>
          <table:table-cell office:value-type="float" office:value="-30922.0483940868" calcext:value-type="float">
            <text:p>-30922.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30.7692307692308" calcext:value-type="float">
            <text:p>30.77</text:p>
          </table:table-cell>
          <table:table-cell office:value-type="float" office:value="517.670693464596" calcext:value-type="float">
            <text:p>517.670693464596</text:p>
          </table:table-cell>
          <table:table-cell office:value-type="float" office:value="2418.01128178425" calcext:value-type="float">
            <text:p>2418.01128178425</text:p>
          </table:table-cell>
          <table:table-cell office:value-type="float" office:value="9.02144221264462" calcext:value-type="float">
            <text:p>9.02144221264462</text:p>
          </table:table-cell>
          <table:table-cell office:value-type="float" office:value="-808.502159387299" calcext:value-type="float">
            <text:p>-808.502159387299</text:p>
          </table:table-cell>
          <table:table-cell office:value-type="float" office:value="-16.7553132873436" calcext:value-type="float">
            <text:p>-16.7553132873436</text:p>
          </table:table-cell>
          <table:table-cell office:value-type="float" office:value="-3604.6456172482" calcext:value-type="float">
            <text:p>-3604.6456172482</text:p>
          </table:table-cell>
          <table:table-cell office:value-type="float" office:value="-400.448973894408" calcext:value-type="float">
            <text:p>-400.448973894408</text:p>
          </table:table-cell>
          <table:table-cell office:value-type="float" office:value="-18172.6317751508" calcext:value-type="float">
            <text:p>-18172.6317751508</text:p>
          </table:table-cell>
          <table:table-cell office:value-type="float" office:value="18172631.7751508" calcext:value-type="float">
            <text:p>18172631.775150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-16752.7677203413" calcext:value-type="float">
            <text:p>-16752.76772034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trpo-custom_combo_all_0.0001_20000_512_1000000_0.99_RMSprop_CELU_512|64_Batcd-Liner-actin-Dropt-Noisr-Dropt-actin-Liner_1_1726062703.1857548</text:p>
          </table:table-cell>
          <table:table-cell table:style-name="ce29" office:value-type="float" office:value="580.050942887464" calcext:value-type="float">
            <text:p>580.1</text:p>
          </table:table-cell>
          <table:table-cell table:style-name="ce29" office:value-type="float" office:value="57328.0278432481" calcext:value-type="float">
            <text:p>57328.0</text:p>
          </table:table-cell>
          <table:table-cell table:style-name="ce29" office:value-type="float" office:value="0.573280278432481" calcext:value-type="float">
            <text:p>0.6</text:p>
          </table:table-cell>
          <table:table-cell table:style-name="ce29" office:value-type="float" office:value="57328.0278432481" calcext:value-type="float">
            <text:p>57328.0</text:p>
          </table:table-cell>
          <table:table-cell table:style-name="ce29" office:value-type="float" office:value="68798.3444831348" calcext:value-type="float">
            <text:p>68798.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8" office:value-type="float" office:value="56" calcext:value-type="float">
            <text:p>56.00</text:p>
          </table:table-cell>
          <table:table-cell table:style-name="ce43" office:value-type="float" office:value="5295.05095809479" calcext:value-type="float">
            <text:p>5295.05095809479</text:p>
          </table:table-cell>
          <table:table-cell table:style-name="ce3" office:value-type="float" office:value="26024.2997041444" calcext:value-type="float">
            <text:p>26024.2997041444</text:p>
          </table:table-cell>
          <table:table-cell table:style-name="ce3" office:value-type="float" office:value="23.3245380746957" calcext:value-type="float">
            <text:p>23.3245380746957</text:p>
          </table:table-cell>
          <table:table-cell table:style-name="ce3" office:value-type="float" office:value="-1527.51687000717" calcext:value-type="float">
            <text:p>-1527.51687000717</text:p>
          </table:table-cell>
          <table:table-cell table:style-name="ce3" office:value-type="float" office:value="-40.7232001370576" calcext:value-type="float">
            <text:p>-40.7232001370576</text:p>
          </table:table-cell>
          <table:table-cell table:style-name="ce3" office:value-type="float" office:value="-2988.83971544592" calcext:value-type="float">
            <text:p>-2988.83971544592</text:p>
          </table:table-cell>
          <table:table-cell table:style-name="ce3" office:value-type="float" office:value="2293.12111372993" calcext:value-type="float">
            <text:p>2293.12111372993</text:p>
          </table:table-cell>
          <table:table-cell table:style-name="ce3" office:value-type="float" office:value="-5059.88791575901" calcext:value-type="float">
            <text:p>-5059.88791575901</text:p>
          </table:table-cell>
          <table:table-cell table:style-name="ce3" office:value-type="float" office:value="5059887.91575901" calcext:value-type="float">
            <text:p>5059887.915759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14446.7901369605" calcext:value-type="float">
            <text:p>-14446.790136960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910.840215</text:p>
          </table:table-cell>
          <table:table-cell office:value-type="float" office:value="-343.295646473212" calcext:value-type="float">
            <text:p>-343.3</text:p>
          </table:table-cell>
          <table:table-cell office:value-type="float" office:value="-34299.4502192655" calcext:value-type="float">
            <text:p>-34299.5</text:p>
          </table:table-cell>
          <table:table-cell office:value-type="float" office:value="-0.342994502192655" calcext:value-type="float">
            <text:p>-0.3</text:p>
          </table:table-cell>
          <table:table-cell office:value-type="float" office:value="-34299.4502192655" calcext:value-type="float">
            <text:p>-34299.5</text:p>
          </table:table-cell>
          <table:table-cell office:value-type="float" office:value="-29344.5971731338" calcext:value-type="float">
            <text:p>-29344.6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style-name="ce35" office:value-type="float" office:value="29.608938547486" calcext:value-type="float">
            <text:p>29.61</text:p>
          </table:table-cell>
          <table:table-cell office:value-type="float" office:value="497.491188985" calcext:value-type="float">
            <text:p>497.491188985</text:p>
          </table:table-cell>
          <table:table-cell office:value-type="float" office:value="1801.87722200682" calcext:value-type="float">
            <text:p>1801.87722200682</text:p>
          </table:table-cell>
          <table:table-cell office:value-type="float" office:value="26.0690941213688" calcext:value-type="float">
            <text:p>26.0690941213688</text:p>
          </table:table-cell>
          <table:table-cell office:value-type="float" office:value="-481.480025678338" calcext:value-type="float">
            <text:p>-481.480025678338</text:p>
          </table:table-cell>
          <table:table-cell office:value-type="float" office:value="-7.91956537927035" calcext:value-type="float">
            <text:p>-7.91956537927035</text:p>
          </table:table-cell>
          <table:table-cell office:value-type="float" office:value="-3423.34181681785" calcext:value-type="float">
            <text:p>-3423.34181681785</text:p>
          </table:table-cell>
          <table:table-cell office:value-type="float" office:value="-191.617040331092" calcext:value-type="float">
            <text:p>-191.617040331092</text:p>
          </table:table-cell>
          <table:table-cell office:value-type="float" office:value="-35783.5841339146" calcext:value-type="float">
            <text:p>-35783.5841339146</text:p>
          </table:table-cell>
          <table:table-cell office:value-type="float" office:value="35783584.1339147" calcext:value-type="float">
            <text:p>35783584.133914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-2152.75575959658" calcext:value-type="float">
            <text:p>-2152.7557595965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3100.555868</text:p>
          </table:table-cell>
          <table:table-cell office:value-type="float" office:value="-4.11509423277991" calcext:value-type="float">
            <text:p>-4.1</text:p>
          </table:table-cell>
          <table:table-cell office:value-type="float" office:value="-906.752650292066" calcext:value-type="float">
            <text:p>-906.8</text:p>
          </table:table-cell>
          <table:table-cell office:value-type="float" office:value="-0.00906752650292066" calcext:value-type="float">
            <text:p>0.0</text:p>
          </table:table-cell>
          <table:table-cell office:value-type="float" office:value="-906.752650292066" calcext:value-type="float">
            <text:p>-906.8</text:p>
          </table:table-cell>
          <table:table-cell office:value-type="float" office:value="-2869.64487092443" calcext:value-type="float">
            <text:p>-2869.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38.2352941176471" calcext:value-type="float">
            <text:p>38.24</text:p>
          </table:table-cell>
          <table:table-cell office:value-type="float" office:value="1845.21927278558" calcext:value-type="float">
            <text:p>1845.21927278558</text:p>
          </table:table-cell>
          <table:table-cell office:value-type="float" office:value="5888.36975100475" calcext:value-type="float">
            <text:p>5888.36975100475</text:p>
          </table:table-cell>
          <table:table-cell office:value-type="float" office:value="34.7882314350863" calcext:value-type="float">
            <text:p>34.7882314350863</text:p>
          </table:table-cell>
          <table:table-cell office:value-type="float" office:value="-1156.67149664968" calcext:value-type="float">
            <text:p>-1156.67149664968</text:p>
          </table:table-cell>
          <table:table-cell office:value-type="float" office:value="-4.29004030882788" calcext:value-type="float">
            <text:p>-4.29004030882788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8.88973186560849" calcext:value-type="float">
            <text:p>-8.88973186560849</text:p>
          </table:table-cell>
          <table:table-cell office:value-type="float" office:value="-20509.3025498996" calcext:value-type="float">
            <text:p>-20509.3025498996</text:p>
          </table:table-cell>
          <table:table-cell office:value-type="float" office:value="20509302.5498996" calcext:value-type="float">
            <text:p>20509302.5498996</text:p>
          </table:table-cell>
          <table:table-cell office:value-type="float" office:value="102.5" calcext:value-type="float">
            <text:p>102.5</text:p>
          </table:table-cell>
          <table:table-cell office:value-type="float" office:value="18" calcext:value-type="float">
            <text:p>18</text:p>
          </table:table-cell>
          <table:table-cell office:value-type="float" office:value="-49214.4422703719" calcext:value-type="float">
            <text:p>-49214.442270371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85:.D94])/COUNT([.D85:.D94])" office:value-type="float" office:value="-2.55339679786984" calcext:value-type="float">
            <text:p>-2.6</text:p>
          </table:table-cell>
          <table:table-cell table:style-name="ce28" table:formula="of:=SUM([.E85:.E94])/COUNT([.E85:.E94])" office:value-type="float" office:value="-550.960905527228" calcext:value-type="float">
            <text:p>-551.0</text:p>
          </table:table-cell>
          <table:table-cell table:style-name="ce28" table:formula="of:=SUM([.F85:.F94])/COUNT([.F85:.F94])" office:value-type="float" office:value="-0.00550960905527227" calcext:value-type="float">
            <text:p>0.0</text:p>
          </table:table-cell>
          <table:table-cell table:style-name="ce28" table:formula="of:=SUM([.G85:.G94])/COUNT([.G85:.G94])" office:value-type="float" office:value="-550.960905527228" calcext:value-type="float">
            <text:p>-551.0</text:p>
          </table:table-cell>
          <table:table-cell table:style-name="ce28" table:formula="of:=SUM([.H85:.H94])/COUNT([.H85:.H94])" office:value-type="float" office:value="926.388368489511" calcext:value-type="float">
            <text:p>926.4</text:p>
          </table:table-cell>
          <table:table-cell table:style-name="ce12" table:formula="of:=SUM([.I85:.I94])/COUNT([.I85:.I94])" office:value-type="float" office:value="33" calcext:value-type="float">
            <text:p>33</text:p>
          </table:table-cell>
          <table:table-cell table:style-name="ce12" table:formula="of:=SUM([.J85:.J94])/COUNT([.J85:.J94])" office:value-type="float" office:value="52.8" calcext:value-type="float">
            <text:p>53</text:p>
          </table:table-cell>
          <table:table-cell table:style-name="ce36" table:formula="of:=SUM([.K85:.K94])/COUNT([.K85:.K94])" office:value-type="float" office:value="39.4211203221789" calcext:value-type="float">
            <text:p>39.42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69004.370042</text:p>
          </table:table-cell>
          <table:table-cell office:value-type="float" office:value="173.742595303186" calcext:value-type="float">
            <text:p>173.7</text:p>
          </table:table-cell>
          <table:table-cell office:value-type="float" office:value="16733.1948480365" calcext:value-type="float">
            <text:p>16733.2</text:p>
          </table:table-cell>
          <table:table-cell office:value-type="float" office:value="0.167331948480365" calcext:value-type="float">
            <text:p>0.2</text:p>
          </table:table-cell>
          <table:table-cell office:value-type="float" office:value="16733.1948480365" calcext:value-type="float">
            <text:p>16733.2</text:p>
          </table:table-cell>
          <table:table-cell office:value-type="float" office:value="11644.4178881627" calcext:value-type="float">
            <text:p>11644.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35" office:value-type="float" office:value="34.8837209302326" calcext:value-type="float">
            <text:p>34.88</text:p>
          </table:table-cell>
          <table:table-cell office:value-type="float" office:value="5952.87605674192" calcext:value-type="float">
            <text:p>5952.87605674192</text:p>
          </table:table-cell>
          <table:table-cell office:value-type="float" office:value="22746.7245749804" calcext:value-type="float">
            <text:p>22746.7245749804</text:p>
          </table:table-cell>
          <table:table-cell office:value-type="float" office:value="256.822926684399" calcext:value-type="float">
            <text:p>256.822926684399</text:p>
          </table:table-cell>
          <table:table-cell office:value-type="float" office:value="-2591.42664296759" calcext:value-type="float">
            <text:p>-2591.42664296759</text:p>
          </table:table-cell>
          <table:table-cell office:value-type="float" office:value="-624.948066566489" calcext:value-type="float">
            <text:p>-624.94806656648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389.144066233406" calcext:value-type="float">
            <text:p>389.144066233406</text:p>
          </table:table-cell>
          <table:table-cell office:value-type="float" office:value="-8721.05424909713" calcext:value-type="float">
            <text:p>-8721.05424909713</text:p>
          </table:table-cell>
          <table:table-cell office:value-type="float" office:value="8721054.24909713" calcext:value-type="float">
            <text:p>8721054.24909713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-71934.9979365259" calcext:value-type="float">
            <text:p>-71934.997936525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reppo-custom_combo_all_0.0001_20000_512_1000000_0.99_RMSprop_CELU_512|64_Batcd-Liner-actin-Dropt-Noisr-Dropt-actin-Liner_1_1726069347.224684</text:p>
          </table:table-cell>
          <table:table-cell table:style-name="ce29" office:value-type="float" office:value="427.155684790473" calcext:value-type="float">
            <text:p>427.2</text:p>
          </table:table-cell>
          <table:table-cell table:style-name="ce29" office:value-type="float" office:value="41787.4936512248" calcext:value-type="float">
            <text:p>41787.5</text:p>
          </table:table-cell>
          <table:table-cell table:style-name="ce29" office:value-type="float" office:value="0.417874936512248" calcext:value-type="float">
            <text:p>0.4</text:p>
          </table:table-cell>
          <table:table-cell table:style-name="ce29" office:value-type="float" office:value="41787.4936512248" calcext:value-type="float">
            <text:p>41787.5</text:p>
          </table:table-cell>
          <table:table-cell table:style-name="ce29" office:value-type="float" office:value="46445.4750251078" calcext:value-type="float">
            <text:p>46445.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8" office:value-type="float" office:value="50" calcext:value-type="float">
            <text:p>50.00</text:p>
          </table:table-cell>
          <table:table-cell table:style-name="ce43" office:value-type="float" office:value="1917.44866621142" calcext:value-type="float">
            <text:p>1917.44866621142</text:p>
          </table:table-cell>
          <table:table-cell table:style-name="ce3" office:value-type="float" office:value="9734.16917424064" calcext:value-type="float">
            <text:p>9734.16917424064</text:p>
          </table:table-cell>
          <table:table-cell table:style-name="ce3" office:value-type="float" office:value="10.562748388038" calcext:value-type="float">
            <text:p>10.562748388038</text:p>
          </table:table-cell>
          <table:table-cell table:style-name="ce3" office:value-type="float" office:value="-1284.30482301105" calcext:value-type="float">
            <text:p>-1284.30482301105</text:p>
          </table:table-cell>
          <table:table-cell table:style-name="ce3" office:value-type="float" office:value="-12.474599592344" calcext:value-type="float">
            <text:p>-12.474599592344</text:p>
          </table:table-cell>
          <table:table-cell table:style-name="ce3" office:value-type="float" office:value="-4458.74642707902" calcext:value-type="float">
            <text:p>-4458.74642707902</text:p>
          </table:table-cell>
          <table:table-cell table:style-name="ce3" office:value-type="float" office:value="316.571921600188" calcext:value-type="float">
            <text:p>316.571921600188</text:p>
          </table:table-cell>
          <table:table-cell table:style-name="ce3" office:value-type="float" office:value="-26555.0425361874" calcext:value-type="float">
            <text:p>-26555.0425361874</text:p>
          </table:table-cell>
          <table:table-cell table:style-name="ce3" office:value-type="float" office:value="26555042.5361874" calcext:value-type="float">
            <text:p>26555042.5361874</text:p>
          </table:table-cell>
          <table:table-cell table:style-name="ce3" office:value-type="float" office:value="132.5" calcext:value-type="float">
            <text:p>132.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51611.5760953164" calcext:value-type="float">
            <text:p>-51611.576095316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69697.200308</text:p>
          </table:table-cell>
          <table:table-cell office:value-type="float" office:value="-17.1229453228816" calcext:value-type="float">
            <text:p>-17.1</text:p>
          </table:table-cell>
          <table:table-cell office:value-type="float" office:value="-1676.84442525978" calcext:value-type="float">
            <text:p>-1676.8</text:p>
          </table:table-cell>
          <table:table-cell office:value-type="float" office:value="-0.0167684442525978" calcext:value-type="float">
            <text:p>0.0</text:p>
          </table:table-cell>
          <table:table-cell office:value-type="float" office:value="-1676.84442525978" calcext:value-type="float">
            <text:p>-1676.8</text:p>
          </table:table-cell>
          <table:table-cell office:value-type="float" office:value="-1691.21136813022" calcext:value-type="float">
            <text:p>-1691.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.00</text:p>
          </table:table-cell>
          <table:table-cell table:number-columns-repeated="3" office:value-type="float" office:value="624.330703510146" calcext:value-type="float">
            <text:p>624.330703510146</text:p>
          </table:table-cell>
          <table:table-cell table:number-columns-repeated="3" office:value-type="float" office:value="-2301.17512876993" calcext:value-type="float">
            <text:p>-2301.17512876993</text:p>
          </table:table-cell>
          <table:table-cell office:value-type="float" office:value="-838.422212629892" calcext:value-type="float">
            <text:p>-838.422212629892</text:p>
          </table:table-cell>
          <table:table-cell office:value-type="float" office:value="-398.521677251992" calcext:value-type="float">
            <text:p>-398.521677251992</text:p>
          </table:table-cell>
          <table:table-cell office:value-type="float" office:value="398521.677251992" calcext:value-type="float">
            <text:p>398521.6772519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01.17512876993" calcext:value-type="float">
            <text:p>-2301.175128769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035.7099452</text:p>
          </table:table-cell>
          <table:table-cell office:value-type="float" office:value="4.07154401340466" calcext:value-type="float">
            <text:p>4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370.410846</text:p>
          </table:table-cell>
          <table:table-cell office:value-type="float" office:value="-0.379189444942679" calcext:value-type="float">
            <text:p>-0.4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702.189279</text:p>
          </table:table-cell>
          <table:table-cell office:value-type="float" office:value="377.443959264398" calcext:value-type="float">
            <text:p>377.4</text:p>
          </table:table-cell>
          <table:table-cell office:value-type="float" office:value="37336.4231590331" calcext:value-type="float">
            <text:p>37336.4</text:p>
          </table:table-cell>
          <table:table-cell office:value-type="float" office:value="0.373364231590331" calcext:value-type="float">
            <text:p>0.4</text:p>
          </table:table-cell>
          <table:table-cell office:value-type="float" office:value="37336.4231590331" calcext:value-type="float">
            <text:p>37336.4</text:p>
          </table:table-cell>
          <table:table-cell office:value-type="float" office:value="34463.0458588971" calcext:value-type="float">
            <text:p>34463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25" calcext:value-type="float">
            <text:p>25.00</text:p>
          </table:table-cell>
          <table:table-cell table:number-columns-repeated="3" office:value-type="float" office:value="44343.1557338306" calcext:value-type="float">
            <text:p>44343.1557338306</text:p>
          </table:table-cell>
          <table:table-cell office:value-type="float" office:value="-2335.57752493252" calcext:value-type="float">
            <text:p>-2335.57752493252</text:p>
          </table:table-cell>
          <table:table-cell office:value-type="float" office:value="-2160.46244830589" calcext:value-type="float">
            <text:p>-2160.46244830589</text:p>
          </table:table-cell>
          <table:table-cell office:value-type="float" office:value="-2596.03035800408" calcext:value-type="float">
            <text:p>-2596.03035800408</text:p>
          </table:table-cell>
          <table:table-cell office:value-type="float" office:value="9334.10578975827" calcext:value-type="float">
            <text:p>9334.10578975827</text:p>
          </table:table-cell>
          <table:table-cell office:value-type="float" office:value="-837.77419735639" calcext:value-type="float">
            <text:p>-837.77419735639</text:p>
          </table:table-cell>
          <table:table-cell office:value-type="float" office:value="837774.19735639" calcext:value-type="float">
            <text:p>837774.197356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7006.73257479756" calcext:value-type="float">
            <text:p>-7006.732574797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051.3585548</text:p>
          </table:table-cell>
          <table:table-cell office:value-type="float" office:value="-0.379189444942679" calcext:value-type="float">
            <text:p>-0.4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417.548034</text:p>
          </table:table-cell>
          <table:table-cell office:value-type="float" office:value="240.429907062819" calcext:value-type="float">
            <text:p>240.4</text:p>
          </table:table-cell>
          <table:table-cell office:value-type="float" office:value="23444.1156781667" calcext:value-type="float">
            <text:p>23444.1</text:p>
          </table:table-cell>
          <table:table-cell office:value-type="float" office:value="0.234441156781667" calcext:value-type="float">
            <text:p>0.2</text:p>
          </table:table-cell>
          <table:table-cell office:value-type="float" office:value="23444.1156781667" calcext:value-type="float">
            <text:p>23444.1</text:p>
          </table:table-cell>
          <table:table-cell office:value-type="float" office:value="22014.6276227472" calcext:value-type="float">
            <text:p>22014.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35" office:value-type="float" office:value="31.7073170731707" calcext:value-type="float">
            <text:p>31.71</text:p>
          </table:table-cell>
          <table:table-cell office:value-type="float" office:value="5734.47682684002" calcext:value-type="float">
            <text:p>5734.47682684002</text:p>
          </table:table-cell>
          <table:table-cell office:value-type="float" office:value="11498.8786295258" calcext:value-type="float">
            <text:p>11498.8786295258</text:p>
          </table:table-cell>
          <table:table-cell office:value-type="float" office:value="351.921450091584" calcext:value-type="float">
            <text:p>351.921450091584</text:p>
          </table:table-cell>
          <table:table-cell office:value-type="float" office:value="-1825.14582395549" calcext:value-type="float">
            <text:p>-1825.14582395549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3581.46557326886" calcext:value-type="float">
            <text:p>-3581.46557326886</text:p>
          </table:table-cell>
          <table:table-cell office:value-type="float" office:value="571.80769946748" calcext:value-type="float">
            <text:p>571.80769946748</text:p>
          </table:table-cell>
          <table:table-cell office:value-type="float" office:value="-8327.57168736553" calcext:value-type="float">
            <text:p>-8327.57168736553</text:p>
          </table:table-cell>
          <table:table-cell office:value-type="float" office:value="8327571.68736553" calcext:value-type="float">
            <text:p>8327571.68736553</text:p>
          </table:table-cell>
          <table:table-cell office:value-type="float" office:value="41.5" calcext:value-type="float">
            <text:p>41.5</text:p>
          </table:table-cell>
          <table:table-cell office:value-type="float" office:value="18" calcext:value-type="float">
            <text:p>18</text:p>
          </table:table-cell>
          <table:table-cell office:value-type="float" office:value="-46535.4366462613" calcext:value-type="float">
            <text:p>-46535.43664626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782.585985</text:p>
          </table:table-cell>
          <table:table-cell office:value-type="float" office:value="-159.520988466015" calcext:value-type="float">
            <text:p>-159.5</text:p>
          </table:table-cell>
          <table:table-cell office:value-type="float" office:value="-15978.7922098719" calcext:value-type="float">
            <text:p>-15978.8</text:p>
          </table:table-cell>
          <table:table-cell office:value-type="float" office:value="-0.159787922098719" calcext:value-type="float">
            <text:p>-0.2</text:p>
          </table:table-cell>
          <table:table-cell office:value-type="float" office:value="-15978.7922098719" calcext:value-type="float">
            <text:p>-15978.8</text:p>
          </table:table-cell>
          <table:table-cell office:value-type="float" office:value="-15335.394733922" calcext:value-type="float">
            <text:p>-15335.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5" office:value-type="float" office:value="32.1428571428571" calcext:value-type="float">
            <text:p>32.14</text:p>
          </table:table-cell>
          <table:table-cell office:value-type="float" office:value="1241.5182674779" calcext:value-type="float">
            <text:p>1241.5182674779</text:p>
          </table:table-cell>
          <table:table-cell office:value-type="float" office:value="5602.31528123532" calcext:value-type="float">
            <text:p>5602.31528123532</text:p>
          </table:table-cell>
          <table:table-cell office:value-type="float" office:value="107.690672314653" calcext:value-type="float">
            <text:p>107.690672314653</text:p>
          </table:table-cell>
          <table:table-cell office:value-type="float" office:value="-1008.582132223" calcext:value-type="float">
            <text:p>-1008.582132223</text:p>
          </table:table-cell>
          <table:table-cell office:value-type="float" office:value="-34.4970788666833" calcext:value-type="float">
            <text:p>-34.4970788666833</text:p>
          </table:table-cell>
          <table:table-cell office:value-type="float" office:value="-4080.83632982198" calcext:value-type="float">
            <text:p>-4080.83632982198</text:p>
          </table:table-cell>
          <table:table-cell office:value-type="float" office:value="-285.335575176283" calcext:value-type="float">
            <text:p>-285.335575176283</text:p>
          </table:table-cell>
          <table:table-cell office:value-type="float" office:value="-11289.6108186087" calcext:value-type="float">
            <text:p>-11289.6108186087</text:p>
          </table:table-cell>
          <table:table-cell office:value-type="float" office:value="11289610.8186087" calcext:value-type="float">
            <text:p>11289610.8186087</text:p>
          </table:table-cell>
          <table:table-cell office:value-type="float" office:value="56.5" calcext:value-type="float">
            <text:p>56.5</text:p>
          </table:table-cell>
          <table:table-cell office:value-type="float" office:value="3" calcext:value-type="float">
            <text:p>3</text:p>
          </table:table-cell>
          <table:table-cell office:value-type="float" office:value="-9251.76547146549" calcext:value-type="float">
            <text:p>-9251.7654714654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2139.5162098</text:p>
          </table:table-cell>
          <table:table-cell office:value-type="float" office:value="-0.379189444942679" calcext:value-type="float">
            <text:p>-0.4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96:.D105])/COUNT([.D96:.D105])" office:value-type="float" office:value="104.506218831056" calcext:value-type="float">
            <text:p>104.5</text:p>
          </table:table-cell>
          <table:table-cell table:style-name="ce28" table:formula="of:=SUM([.E96:.E105])/COUNT([.E96:.E105])" office:value-type="float" office:value="10164.5590701329" calcext:value-type="float">
            <text:p>10164.6</text:p>
          </table:table-cell>
          <table:table-cell table:style-name="ce28" table:formula="of:=SUM([.F96:.F105])/COUNT([.F96:.F105])" office:value-type="float" office:value="0.101645590701329" calcext:value-type="float">
            <text:p>0.1</text:p>
          </table:table-cell>
          <table:table-cell table:style-name="ce28" table:formula="of:=SUM([.G96:.G105])/COUNT([.G96:.G105])" office:value-type="float" office:value="10164.5590701329" calcext:value-type="float">
            <text:p>10164.6</text:p>
          </table:table-cell>
          <table:table-cell table:style-name="ce28" table:formula="of:=SUM([.H96:.H105])/COUNT([.H96:.H105])" office:value-type="float" office:value="9754.09602928626" calcext:value-type="float">
            <text:p>9754.1</text:p>
          </table:table-cell>
          <table:table-cell table:style-name="ce12" table:formula="of:=SUM([.I96:.I105])/COUNT([.I96:.I105])" office:value-type="float" office:value="11.4" calcext:value-type="float">
            <text:p>11</text:p>
          </table:table-cell>
          <table:table-cell table:style-name="ce12" table:formula="of:=SUM([.J96:.J105])/COUNT([.J96:.J105])" office:value-type="float" office:value="16.4" calcext:value-type="float">
            <text:p>16</text:p>
          </table:table-cell>
          <table:table-cell table:style-name="ce36" table:formula="of:=SUM([.K96:.K105])/COUNT([.K96:.K105])" office:value-type="float" office:value="22.373389514626" calcext:value-type="float">
            <text:p>22.37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7613.836176</text:p>
          </table:table-cell>
          <table:table-cell office:value-type="float" office:value="-180.885242511719" calcext:value-type="float">
            <text:p>-180.9</text:p>
          </table:table-cell>
          <table:table-cell office:value-type="float" office:value="-18313.1845508331" calcext:value-type="float">
            <text:p>-18313.2</text:p>
          </table:table-cell>
          <table:table-cell office:value-type="float" office:value="-0.183131845508331" calcext:value-type="float">
            <text:p>-0.2</text:p>
          </table:table-cell>
          <table:table-cell office:value-type="float" office:value="-18313.1845508331" calcext:value-type="float">
            <text:p>-18313.2</text:p>
          </table:table-cell>
          <table:table-cell office:value-type="float" office:value="-18131.2882470517" calcext:value-type="float">
            <text:p>-18131.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35" office:value-type="float" office:value="48.4375" calcext:value-type="float">
            <text:p>48.44</text:p>
          </table:table-cell>
          <table:table-cell office:value-type="float" office:value="1721.1009992096" calcext:value-type="float">
            <text:p>1721.1009992096</text:p>
          </table:table-cell>
          <table:table-cell office:value-type="float" office:value="5120.90074192056" calcext:value-type="float">
            <text:p>5120.90074192056</text:p>
          </table:table-cell>
          <table:table-cell office:value-type="float" office:value="34.1603757249832" calcext:value-type="float">
            <text:p>34.1603757249832</text:p>
          </table:table-cell>
          <table:table-cell office:value-type="float" office:value="-2171.73683413123" calcext:value-type="float">
            <text:p>-2171.73683413123</text:p>
          </table:table-cell>
          <table:table-cell office:value-type="float" office:value="-95.7542499999981" calcext:value-type="float">
            <text:p>-95.7542499999981</text:p>
          </table:table-cell>
          <table:table-cell office:value-type="float" office:value="-4113.56034496488" calcext:value-type="float">
            <text:p>-4113.56034496488</text:p>
          </table:table-cell>
          <table:table-cell office:value-type="float" office:value="-286.143508606767" calcext:value-type="float">
            <text:p>-286.143508606767</text:p>
          </table:table-cell>
          <table:table-cell office:value-type="float" office:value="-12888.0748903395" calcext:value-type="float">
            <text:p>-12888.0748903395</text:p>
          </table:table-cell>
          <table:table-cell office:value-type="float" office:value="12888074.8903395" calcext:value-type="float">
            <text:p>12888074.8903395</text:p>
          </table:table-cell>
          <table:table-cell office:value-type="float" office:value="64.5" calcext:value-type="float">
            <text:p>64.5</text:p>
          </table:table-cell>
          <table:table-cell office:value-type="float" office:value="25" calcext:value-type="float">
            <text:p>25</text:p>
          </table:table-cell>
          <table:table-cell office:value-type="float" office:value="-64662.628641693" calcext:value-type="float">
            <text:p>-64662.6286416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8345.743359</text:p>
          </table:table-cell>
          <table:table-cell office:value-type="float" office:value="445.341026173185" calcext:value-type="float">
            <text:p>445.3</text:p>
          </table:table-cell>
          <table:table-cell office:value-type="float" office:value="43900.5206023029" calcext:value-type="float">
            <text:p>43900.5</text:p>
          </table:table-cell>
          <table:table-cell office:value-type="float" office:value="0.439005206023029" calcext:value-type="float">
            <text:p>0.4</text:p>
          </table:table-cell>
          <table:table-cell office:value-type="float" office:value="43900.5206023029" calcext:value-type="float">
            <text:p>43900.5</text:p>
          </table:table-cell>
          <table:table-cell office:value-type="float" office:value="33682.6007757805" calcext:value-type="float">
            <text:p>33682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20" calcext:value-type="float">
            <text:p>20.00</text:p>
          </table:table-cell>
          <table:table-cell office:value-type="float" office:value="33985.5635662072" calcext:value-type="float">
            <text:p>33985.5635662072</text:p>
          </table:table-cell>
          <table:table-cell office:value-type="float" office:value="63514.617544694" calcext:value-type="float">
            <text:p>63514.617544694</text:p>
          </table:table-cell>
          <table:table-cell office:value-type="float" office:value="4456.50958772043" calcext:value-type="float">
            <text:p>4456.50958772043</text:p>
          </table:table-cell>
          <table:table-cell office:value-type="float" office:value="-3008.82581626394" calcext:value-type="float">
            <text:p>-3008.82581626394</text:p>
          </table:table-cell>
          <table:table-cell office:value-type="float" office:value="-1187.74904314881" calcext:value-type="float">
            <text:p>-1187.74904314881</text:p>
          </table:table-cell>
          <table:table-cell office:value-type="float" office:value="-5414.78503987784" calcext:value-type="float">
            <text:p>-5414.78503987784</text:p>
          </table:table-cell>
          <table:table-cell office:value-type="float" office:value="4390.05206023029" calcext:value-type="float">
            <text:p>4390.05206023029</text:p>
          </table:table-cell>
          <table:table-cell office:value-type="float" office:value="-2144.94546606837" calcext:value-type="float">
            <text:p>-2144.94546606837</text:p>
          </table:table-cell>
          <table:table-cell office:value-type="float" office:value="2144945.46606837" calcext:value-type="float">
            <text:p>2144945.46606837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-18769.8752179098" calcext:value-type="float">
            <text:p>-18769.87521790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9111.073875</text:p>
          </table:table-cell>
          <table:table-cell office:value-type="float" office:value="-7.44845400901609" calcext:value-type="float">
            <text:p>-7.4</text:p>
          </table:table-cell>
          <table:table-cell office:value-type="float" office:value="-687.588337681256" calcext:value-type="float">
            <text:p>-687.6</text:p>
          </table:table-cell>
          <table:table-cell office:value-type="float" office:value="-0.00687588337681256" calcext:value-type="float">
            <text:p>0.0</text:p>
          </table:table-cell>
          <table:table-cell office:value-type="float" office:value="-687.588337681256" calcext:value-type="float">
            <text:p>-687.6</text:p>
          </table:table-cell>
          <table:table-cell office:value-type="float" office:value="-693.403016199279" calcext:value-type="float">
            <text:p>-69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28.5714285714286" calcext:value-type="float">
            <text:p>28.57</text:p>
          </table:table-cell>
          <table:table-cell office:value-type="float" office:value="497.046152185314" calcext:value-type="float">
            <text:p>497.046152185314</text:p>
          </table:table-cell>
          <table:table-cell office:value-type="float" office:value="915.830927253934" calcext:value-type="float">
            <text:p>915.830927253934</text:p>
          </table:table-cell>
          <table:table-cell office:value-type="float" office:value="78.2613771166943" calcext:value-type="float">
            <text:p>78.2613771166943</text:p>
          </table:table-cell>
          <table:table-cell office:value-type="float" office:value="-336.336128410377" calcext:value-type="float">
            <text:p>-336.336128410377</text:p>
          </table:table-cell>
          <table:table-cell office:value-type="float" office:value="-78.8125535390427" calcext:value-type="float">
            <text:p>-78.8125535390427</text:p>
          </table:table-cell>
          <table:table-cell office:value-type="float" office:value="-698.508578197056" calcext:value-type="float">
            <text:p>-698.508578197056</text:p>
          </table:table-cell>
          <table:table-cell office:value-type="float" office:value="-98.2269053830366" calcext:value-type="float">
            <text:p>-98.2269053830366</text:p>
          </table:table-cell>
          <table:table-cell office:value-type="float" office:value="-1400.01242408641" calcext:value-type="float">
            <text:p>-1400.01242408641</text:p>
          </table:table-cell>
          <table:table-cell office:value-type="float" office:value="1400012.42408641" calcext:value-type="float">
            <text:p>1400012.424086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9861.734081</text:p>
          </table:table-cell>
          <table:table-cell office:value-type="float" office:value="95.4254219441453" calcext:value-type="float">
            <text:p>95.4</text:p>
          </table:table-cell>
          <table:table-cell office:value-type="float" office:value="9416.00379904354" calcext:value-type="float">
            <text:p>9416.0</text:p>
          </table:table-cell>
          <table:table-cell office:value-type="float" office:value="0.0941600379904354" calcext:value-type="float">
            <text:p>0.1</text:p>
          </table:table-cell>
          <table:table-cell office:value-type="float" office:value="9416.00379904354" calcext:value-type="float">
            <text:p>9416.0</text:p>
          </table:table-cell>
          <table:table-cell office:value-type="float" office:value="9391.25761291788" calcext:value-type="float">
            <text:p>9391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66.6666666666667" calcext:value-type="float">
            <text:p>66.67</text:p>
          </table:table-cell>
          <table:table-cell office:value-type="float" office:value="2752.77463607013" calcext:value-type="float">
            <text:p>2752.77463607013</text:p>
          </table:table-cell>
          <table:table-cell office:value-type="float" office:value="6009.06040511829" calcext:value-type="float">
            <text:p>6009.06040511829</text:p>
          </table:table-cell>
          <table:table-cell office:value-type="float" office:value="628.645367514968" calcext:value-type="float">
            <text:p>628.645367514968</text:p>
          </table:table-cell>
          <table:table-cell office:value-type="float" office:value="-2366.88133912574" calcext:value-type="float">
            <text:p>-2366.88133912574</text:p>
          </table:table-cell>
          <table:table-cell office:value-type="float" office:value="-2183.26246742712" calcext:value-type="float">
            <text:p>-2183.26246742712</text:p>
          </table:table-cell>
          <table:table-cell office:value-type="float" office:value="-2612.0294259576" calcext:value-type="float">
            <text:p>-2612.0294259576</text:p>
          </table:table-cell>
          <table:table-cell office:value-type="float" office:value="1046.22264433817" calcext:value-type="float">
            <text:p>1046.22264433817</text:p>
          </table:table-cell>
          <table:table-cell office:value-type="float" office:value="-1810.32633012917" calcext:value-type="float">
            <text:p>-1810.32633012917</text:p>
          </table:table-cell>
          <table:table-cell office:value-type="float" office:value="1810326.33012917" calcext:value-type="float">
            <text:p>1810326.330129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4795.29189338473" calcext:value-type="float">
            <text:p>-4795.291893384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reppo-custom_combo_all_0.0001_20000_512_1000000_0.99_RMSprop_CELU_512|64_Batcd-specm-actin-Dropt-specm-Dropt-actin-Liner_1_1726100586.8970199</text:p>
          </table:table-cell>
          <table:table-cell table:style-name="ce29" office:value-type="float" office:value="447.082608746023" calcext:value-type="float">
            <text:p>447.1</text:p>
          </table:table-cell>
          <table:table-cell table:style-name="ce29" office:value-type="float" office:value="44120.0781426058" calcext:value-type="float">
            <text:p>44120.1</text:p>
          </table:table-cell>
          <table:table-cell table:style-name="ce29" office:value-type="float" office:value="0.441200781426058" calcext:value-type="float">
            <text:p>0.4</text:p>
          </table:table-cell>
          <table:table-cell table:style-name="ce29" office:value-type="float" office:value="44120.0781426058" calcext:value-type="float">
            <text:p>44120.1</text:p>
          </table:table-cell>
          <table:table-cell table:style-name="ce29" office:value-type="float" office:value="51829.623119098" calcext:value-type="float">
            <text:p>51829.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8" office:value-type="float" office:value="60.7142857142857" calcext:value-type="float">
            <text:p>60.71</text:p>
          </table:table-cell>
          <table:table-cell table:style-name="ce43" office:value-type="float" office:value="3966.5009818629" calcext:value-type="float">
            <text:p>3966.5009818629</text:p>
          </table:table-cell>
          <table:table-cell table:style-name="ce3" office:value-type="float" office:value="9826.91074136562" calcext:value-type="float">
            <text:p>9826.91074136562</text:p>
          </table:table-cell>
          <table:table-cell table:style-name="ce3" office:value-type="float" office:value="343.639484342028" calcext:value-type="float">
            <text:p>343.639484342028</text:p>
          </table:table-cell>
          <table:table-cell table:style-name="ce3" office:value-type="float" office:value="-2119.13077718759" calcext:value-type="float">
            <text:p>-2119.13077718759</text:p>
          </table:table-cell>
          <table:table-cell table:style-name="ce3" office:value-type="float" office:value="-117.994647659376" calcext:value-type="float">
            <text:p>-117.994647659376</text:p>
          </table:table-cell>
          <table:table-cell table:style-name="ce3" office:value-type="float" office:value="-4112.98226905296" calcext:value-type="float">
            <text:p>-4112.98226905296</text:p>
          </table:table-cell>
          <table:table-cell table:style-name="ce3" office:value-type="float" office:value="1575.71707652164" calcext:value-type="float">
            <text:p>1575.71707652164</text:p>
          </table:table-cell>
          <table:table-cell table:style-name="ce3" office:value-type="float" office:value="-5646.96704518779" calcext:value-type="float">
            <text:p>-5646.96704518779</text:p>
          </table:table-cell>
          <table:table-cell table:style-name="ce3" office:value-type="float" office:value="5646967.04518779" calcext:value-type="float">
            <text:p>5646967.045187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20139.3157716608" calcext:value-type="float">
            <text:p>-20139.3157716608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1340.039995</text:p>
          </table:table-cell>
          <table:table-cell office:value-type="float" office:value="91.0238828912414" calcext:value-type="float">
            <text:p>91.0</text:p>
          </table:table-cell>
          <table:table-cell office:value-type="float" office:value="9047.68153631914" calcext:value-type="float">
            <text:p>9047.7</text:p>
          </table:table-cell>
          <table:table-cell office:value-type="float" office:value="0.0904768153631914" calcext:value-type="float">
            <text:p>0.1</text:p>
          </table:table-cell>
          <table:table-cell office:value-type="float" office:value="9047.68153631914" calcext:value-type="float">
            <text:p>9047.7</text:p>
          </table:table-cell>
          <table:table-cell office:value-type="float" office:value="9133.76048194749" calcext:value-type="float">
            <text:p>9133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66.6666666666667" calcext:value-type="float">
            <text:p>66.67</text:p>
          </table:table-cell>
          <table:table-cell office:value-type="float" office:value="5204.18116613998" calcext:value-type="float">
            <text:p>5204.18116613998</text:p>
          </table:table-cell>
          <table:table-cell office:value-type="float" office:value="7203.94177738957" calcext:value-type="float">
            <text:p>7203.94177738957</text:p>
          </table:table-cell>
          <table:table-cell office:value-type="float" office:value="3204.42055489038" calcext:value-type="float">
            <text:p>3204.42055489038</text:p>
          </table:table-cell>
          <table:table-cell table:number-columns-repeated="3" office:value-type="float" office:value="-1360.68079596081" calcext:value-type="float">
            <text:p>-1360.68079596081</text:p>
          </table:table-cell>
          <table:table-cell office:value-type="float" office:value="3015.89384543971" calcext:value-type="float">
            <text:p>3015.89384543971</text:p>
          </table:table-cell>
          <table:table-cell office:value-type="float" office:value="-609.357038574894" calcext:value-type="float">
            <text:p>-609.357038574894</text:p>
          </table:table-cell>
          <table:table-cell office:value-type="float" office:value="609357.038574894" calcext:value-type="float">
            <text:p>609357.0385748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2122.436901</text:p>
          </table:table-cell>
          <table:table-cell office:value-type="float" office:value="165.748953060769" calcext:value-type="float">
            <text:p>165.7</text:p>
          </table:table-cell>
          <table:table-cell office:value-type="float" office:value="16345.1898484186" calcext:value-type="float">
            <text:p>16345.2</text:p>
          </table:table-cell>
          <table:table-cell office:value-type="float" office:value="0.163451898484186" calcext:value-type="float">
            <text:p>0.2</text:p>
          </table:table-cell>
          <table:table-cell office:value-type="float" office:value="16345.1898484186" calcext:value-type="float">
            <text:p>16345.2</text:p>
          </table:table-cell>
          <table:table-cell office:value-type="float" office:value="16475.3866286325" calcext:value-type="float">
            <text:p>16475.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5" office:value-type="float" office:value="50" calcext:value-type="float">
            <text:p>50.00</text:p>
          </table:table-cell>
          <table:table-cell office:value-type="float" office:value="4133.86577657669" calcext:value-type="float">
            <text:p>4133.86577657669</text:p>
          </table:table-cell>
          <table:table-cell office:value-type="float" office:value="8978.85165482185" calcext:value-type="float">
            <text:p>8978.85165482185</text:p>
          </table:table-cell>
          <table:table-cell office:value-type="float" office:value="1553.69936685152" calcext:value-type="float">
            <text:p>1553.69936685152</text:p>
          </table:table-cell>
          <table:table-cell office:value-type="float" office:value="-2090.71704552436" calcext:value-type="float">
            <text:p>-2090.71704552436</text:p>
          </table:table-cell>
          <table:table-cell office:value-type="float" office:value="-175.916203567307" calcext:value-type="float">
            <text:p>-175.916203567307</text:p>
          </table:table-cell>
          <table:table-cell office:value-type="float" office:value="-3662.31925014885" calcext:value-type="float">
            <text:p>-3662.31925014885</text:p>
          </table:table-cell>
          <table:table-cell office:value-type="float" office:value="1021.57436552616" calcext:value-type="float">
            <text:p>1021.57436552616</text:p>
          </table:table-cell>
          <table:table-cell office:value-type="float" office:value="-3217.96315300142" calcext:value-type="float">
            <text:p>-3217.96315300142</text:p>
          </table:table-cell>
          <table:table-cell office:value-type="float" office:value="3217963.15300142" calcext:value-type="float">
            <text:p>3217963.153001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3971.0961127968" calcext:value-type="float">
            <text:p>-13971.09611279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2868.5783098</text:p>
          </table:table-cell>
          <table:table-cell office:value-type="float" office:value="-6.26687163001831" calcext:value-type="float">
            <text:p>-6.3</text:p>
          </table:table-cell>
          <table:table-cell office:value-type="float" office:value="-585.630885981009" calcext:value-type="float">
            <text:p>-585.6</text:p>
          </table:table-cell>
          <table:table-cell office:value-type="float" office:value="-0.00585630885981009" calcext:value-type="float">
            <text:p>0.0</text:p>
          </table:table-cell>
          <table:table-cell office:value-type="float" office:value="-585.630885981009" calcext:value-type="float">
            <text:p>-585.6</text:p>
          </table:table-cell>
          <table:table-cell office:value-type="float" office:value="-585.630885981003" calcext:value-type="float">
            <text:p>-585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585.630885981009" calcext:value-type="float">
            <text:p>-585.630885981009</text:p>
          </table:table-cell>
          <table:table-cell office:value-type="float" office:value="-199.513882997016" calcext:value-type="float">
            <text:p>-199.513882997016</text:p>
          </table:table-cell>
          <table:table-cell office:value-type="float" office:value="199513.882997016" calcext:value-type="float">
            <text:p>199513.882997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3642.971755</text:p>
          </table:table-cell>
          <table:table-cell office:value-type="float" office:value="85.1516679486313" calcext:value-type="float">
            <text:p>85.2</text:p>
          </table:table-cell>
          <table:table-cell office:value-type="float" office:value="8436.82457618916" calcext:value-type="float">
            <text:p>8436.8</text:p>
          </table:table-cell>
          <table:table-cell office:value-type="float" office:value="0.0843682457618916" calcext:value-type="float">
            <text:p>0.1</text:p>
          </table:table-cell>
          <table:table-cell office:value-type="float" office:value="8436.82457618916" calcext:value-type="float">
            <text:p>8436.8</text:p>
          </table:table-cell>
          <table:table-cell office:value-type="float" office:value="8077.92079897713" calcext:value-type="float">
            <text:p>8077.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5" office:value-type="float" office:value="50" calcext:value-type="float">
            <text:p>50.00</text:p>
          </table:table-cell>
          <table:table-cell office:value-type="float" office:value="5986.46494674063" calcext:value-type="float">
            <text:p>5986.46494674063</text:p>
          </table:table-cell>
          <table:table-cell office:value-type="float" office:value="11660.4164827059" calcext:value-type="float">
            <text:p>11660.4164827059</text:p>
          </table:table-cell>
          <table:table-cell office:value-type="float" office:value="312.513410775355" calcext:value-type="float">
            <text:p>312.513410775355</text:p>
          </table:table-cell>
          <table:table-cell office:value-type="float" office:value="-1768.05265864605" calcext:value-type="float">
            <text:p>-1768.05265864605</text:p>
          </table:table-cell>
          <table:table-cell office:value-type="float" office:value="-1055.04035891601" calcext:value-type="float">
            <text:p>-1055.04035891601</text:p>
          </table:table-cell>
          <table:table-cell office:value-type="float" office:value="-2481.06495837608" calcext:value-type="float">
            <text:p>-2481.06495837608</text:p>
          </table:table-cell>
          <table:table-cell office:value-type="float" office:value="2109.20614404729" calcext:value-type="float">
            <text:p>2109.20614404729</text:p>
          </table:table-cell>
          <table:table-cell office:value-type="float" office:value="-808.845670246436" calcext:value-type="float">
            <text:p>-808.845670246436</text:p>
          </table:table-cell>
          <table:table-cell office:value-type="float" office:value="808845.670246436" calcext:value-type="float">
            <text:p>808845.6702464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81.06495837608" calcext:value-type="float">
            <text:p>-2481.064958376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4399.9721391</text:p>
          </table:table-cell>
          <table:table-cell office:value-type="float" office:value="-0.379189444942679" calcext:value-type="float">
            <text:p>-0.4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07:.D116])/COUNT([.D107:.D116])" office:value-type="float" office:value="113.47938031683" calcext:value-type="float">
            <text:p>113.5</text:p>
          </table:table-cell>
          <table:table-cell table:style-name="ce28" table:formula="of:=SUM([.E107:.E116])/COUNT([.E107:.E116])" office:value-type="float" office:value="11167.9894730384" calcext:value-type="float">
            <text:p>11168.0</text:p>
          </table:table-cell>
          <table:table-cell table:style-name="ce28" table:formula="of:=SUM([.F107:.F116])/COUNT([.F107:.F116])" office:value-type="float" office:value="0.111679894730384" calcext:value-type="float">
            <text:p>0.1</text:p>
          </table:table-cell>
          <table:table-cell table:style-name="ce28" table:formula="of:=SUM([.G107:.G116])/COUNT([.G107:.G116])" office:value-type="float" office:value="11167.9894730384" calcext:value-type="float">
            <text:p>11168.0</text:p>
          </table:table-cell>
          <table:table-cell table:style-name="ce28" table:formula="of:=SUM([.H107:.H116])/COUNT([.H107:.H116])" office:value-type="float" office:value="10918.0227268121" calcext:value-type="float">
            <text:p>10918.0</text:p>
          </table:table-cell>
          <table:table-cell table:style-name="ce12" table:formula="of:=SUM([.I107:.I116])/COUNT([.I107:.I116])" office:value-type="float" office:value="7" calcext:value-type="float">
            <text:p>7</text:p>
          </table:table-cell>
          <table:table-cell table:style-name="ce12" table:formula="of:=SUM([.J107:.J116])/COUNT([.J107:.J116])" office:value-type="float" office:value="7.2" calcext:value-type="float">
            <text:p>7</text:p>
          </table:table-cell>
          <table:table-cell table:style-name="ce36" table:formula="of:=SUM([.K107:.K116])/COUNT([.K107:.K116])" office:value-type="float" office:value="39.1056547619048" calcext:value-type="float">
            <text:p>39.11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table:style-name="ce4" table:number-columns-repeated="3"/>
          <table:table-cell table:style-name="ce30" table:number-columns-repeated="5"/>
          <table:table-cell table:style-name="ce13" table:number-columns-repeated="2"/>
          <table:table-cell table:style-name="ce39"/>
          <table:table-cell table:style-name="ce44"/>
          <table:table-cell table:style-name="ce4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trpo-custom_combo_all_0.0001_20000_512_1000000_0.99_RMSprop_CELU_512|128|32_Liner-actin-Liner-actin-Liner-actin-Liner_1_1726092696.058785</text:p>
          </table:table-cell>
          <table:table-cell table:style-name="ce29" office:value-type="float" office:value="506.597781505449" calcext:value-type="float">
            <text:p>506.6</text:p>
          </table:table-cell>
          <table:table-cell table:style-name="ce29" office:value-type="float" office:value="49798.6200420033" calcext:value-type="float">
            <text:p>49798.6</text:p>
          </table:table-cell>
          <table:table-cell table:style-name="ce29" office:value-type="float" office:value="0.497986200420033" calcext:value-type="float">
            <text:p>0.5</text:p>
          </table:table-cell>
          <table:table-cell table:style-name="ce29" office:value-type="float" office:value="49798.6200420033" calcext:value-type="float">
            <text:p>49798.6</text:p>
          </table:table-cell>
          <table:table-cell table:style-name="ce29" office:value-type="float" office:value="59103.7134329704" calcext:value-type="float">
            <text:p>59103.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8" office:value-type="float" office:value="58.9041095890411" calcext:value-type="float">
            <text:p>58.90</text:p>
          </table:table-cell>
          <table:table-cell table:style-name="ce43" office:value-type="float" office:value="2357.94001078548" calcext:value-type="float">
            <text:p>2357.94001078548</text:p>
          </table:table-cell>
          <table:table-cell table:style-name="ce3" office:value-type="float" office:value="9756.35913775725" calcext:value-type="float">
            <text:p>9756.35913775725</text:p>
          </table:table-cell>
          <table:table-cell table:style-name="ce3" office:value-type="float" office:value="11.4106345452601" calcext:value-type="float">
            <text:p>11.4106345452601</text:p>
          </table:table-cell>
          <table:table-cell table:style-name="ce3" office:value-type="float" office:value="-1719.76001405907" calcext:value-type="float">
            <text:p>-1719.76001405907</text:p>
          </table:table-cell>
          <table:table-cell table:style-name="ce3" office:value-type="float" office:value="-42.3544405411812" calcext:value-type="float">
            <text:p>-42.3544405411812</text:p>
          </table:table-cell>
          <table:table-cell table:style-name="ce3" office:value-type="float" office:value="-4107.70149305371" calcext:value-type="float">
            <text:p>-4107.70149305371</text:p>
          </table:table-cell>
          <table:table-cell table:style-name="ce3" office:value-type="float" office:value="682.172877287716" calcext:value-type="float">
            <text:p>682.172877287716</text:p>
          </table:table-cell>
          <table:table-cell table:style-name="ce3" office:value-type="float" office:value="-14657.1557758178" calcext:value-type="float">
            <text:p>-14657.1557758178</text:p>
          </table:table-cell>
          <table:table-cell table:style-name="ce3" office:value-type="float" office:value="14657155.7758178" calcext:value-type="float">
            <text:p>14657155.775817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33499.7874720225" calcext:value-type="float">
            <text:p>-33499.787472022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2846.87693</text:p>
          </table:table-cell>
          <table:table-cell office:value-type="float" office:value="-27.9667593204581" calcext:value-type="float">
            <text:p>-28.0</text:p>
          </table:table-cell>
          <table:table-cell office:value-type="float" office:value="-2906.10509954029" calcext:value-type="float">
            <text:p>-2906.1</text:p>
          </table:table-cell>
          <table:table-cell office:value-type="float" office:value="-0.0290610509954029" calcext:value-type="float">
            <text:p>0.0</text:p>
          </table:table-cell>
          <table:table-cell office:value-type="float" office:value="-2906.10509954029" calcext:value-type="float">
            <text:p>-2906.1</text:p>
          </table:table-cell>
          <table:table-cell office:value-type="float" office:value="-3689.50572856619" calcext:value-type="float">
            <text:p>-3689.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style-name="ce35" office:value-type="float" office:value="44.4444444444444" calcext:value-type="float">
            <text:p>44.44</text:p>
          </table:table-cell>
          <table:table-cell office:value-type="float" office:value="897.374825288108" calcext:value-type="float">
            <text:p>897.374825288108</text:p>
          </table:table-cell>
          <table:table-cell office:value-type="float" office:value="6819.85021119365" calcext:value-type="float">
            <text:p>6819.85021119365</text:p>
          </table:table-cell>
          <table:table-cell office:value-type="float" office:value="3.18194492328621" calcext:value-type="float">
            <text:p>3.18194492328621</text:p>
          </table:table-cell>
          <table:table-cell office:value-type="float" office:value="-762.609169454183" calcext:value-type="float">
            <text:p>-762.609169454183</text:p>
          </table:table-cell>
          <table:table-cell office:value-type="float" office:value="-2.29925094023929" calcext:value-type="float">
            <text:p>-2.29925094023929</text:p>
          </table:table-cell>
          <table:table-cell office:value-type="float" office:value="-2666.11651936229" calcext:value-type="float">
            <text:p>-2666.11651936229</text:p>
          </table:table-cell>
          <table:table-cell office:value-type="float" office:value="-24.838505124276" calcext:value-type="float">
            <text:p>-24.838505124276</text:p>
          </table:table-cell>
          <table:table-cell office:value-type="float" office:value="-23408.8026975981" calcext:value-type="float">
            <text:p>-23408.8026975981</text:p>
          </table:table-cell>
          <table:table-cell office:value-type="float" office:value="23408802.6975981" calcext:value-type="float">
            <text:p>23408802.697598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-7140.00843265634" calcext:value-type="float">
            <text:p>-7140.008432656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2996.283575</text:p>
          </table:table-cell>
          <table:table-cell office:value-type="float" office:value="133.519268995301" calcext:value-type="float">
            <text:p>133.5</text:p>
          </table:table-cell>
          <table:table-cell office:value-type="float" office:value="12950.7901438618" calcext:value-type="float">
            <text:p>12950.8</text:p>
          </table:table-cell>
          <table:table-cell office:value-type="float" office:value="0.129507901438618" calcext:value-type="float">
            <text:p>0.1</text:p>
          </table:table-cell>
          <table:table-cell office:value-type="float" office:value="12950.7901438618" calcext:value-type="float">
            <text:p>12950.8</text:p>
          </table:table-cell>
          <table:table-cell office:value-type="float" office:value="10481.7457286287" calcext:value-type="float">
            <text:p>10481.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5" office:value-type="float" office:value="46.551724137931" calcext:value-type="float">
            <text:p>46.55</text:p>
          </table:table-cell>
          <table:table-cell office:value-type="float" office:value="2258.54750721979" calcext:value-type="float">
            <text:p>2258.54750721979</text:p>
          </table:table-cell>
          <table:table-cell office:value-type="float" office:value="18829.5948729124" calcext:value-type="float">
            <text:p>18829.5948729124</text:p>
          </table:table-cell>
          <table:table-cell office:value-type="float" office:value="2.78586541376717" calcext:value-type="float">
            <text:p>2.78586541376717</text:p>
          </table:table-cell>
          <table:table-cell office:value-type="float" office:value="-1549.35459842169" calcext:value-type="float">
            <text:p>-1549.35459842169</text:p>
          </table:table-cell>
          <table:table-cell office:value-type="float" office:value="-23.8131606908864" calcext:value-type="float">
            <text:p>-23.8131606908864</text:p>
          </table:table-cell>
          <table:table-cell office:value-type="float" office:value="-4458.74642707902" calcext:value-type="float">
            <text:p>-4458.74642707902</text:p>
          </table:table-cell>
          <table:table-cell office:value-type="float" office:value="223.289485238996" calcext:value-type="float">
            <text:p>223.289485238996</text:p>
          </table:table-cell>
          <table:table-cell office:value-type="float" office:value="-11618.7695597036" calcext:value-type="float">
            <text:p>-11618.7695597036</text:p>
          </table:table-cell>
          <table:table-cell office:value-type="float" office:value="11618769.5597036" calcext:value-type="float">
            <text:p>11618769.559703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-34875.1158448591" calcext:value-type="float">
            <text:p>-34875.11584485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151.5638</text:p>
          </table:table-cell>
          <table:table-cell office:value-type="float" office:value="-12.9702867898339" calcext:value-type="float">
            <text:p>-13.0</text:p>
          </table:table-cell>
          <table:table-cell office:value-type="float" office:value="-1452.07096295754" calcext:value-type="float">
            <text:p>-1452.1</text:p>
          </table:table-cell>
          <table:table-cell office:value-type="float" office:value="-0.0145207096295754" calcext:value-type="float">
            <text:p>0.0</text:p>
          </table:table-cell>
          <table:table-cell office:value-type="float" office:value="-1452.07096295754" calcext:value-type="float">
            <text:p>-1452.1</text:p>
          </table:table-cell>
          <table:table-cell office:value-type="float" office:value="-2914.64740178566" calcext:value-type="float">
            <text:p>-2914.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.00</text:p>
          </table:table-cell>
          <table:table-cell office:value-type="float" office:value="1945.21582043491" calcext:value-type="float">
            <text:p>1945.21582043491</text:p>
          </table:table-cell>
          <table:table-cell office:value-type="float" office:value="9869.23369960762" calcext:value-type="float">
            <text:p>9869.23369960762</text:p>
          </table:table-cell>
          <table:table-cell office:value-type="float" office:value="49.2967174174992" calcext:value-type="float">
            <text:p>49.2967174174992</text:p>
          </table:table-cell>
          <table:table-cell office:value-type="float" office:value="-1337.1458514832" calcext:value-type="float">
            <text:p>-1337.1458514832</text:p>
          </table:table-cell>
          <table:table-cell office:value-type="float" office:value="-27.2902996408811" calcext:value-type="float">
            <text:p>-27.2902996408811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-24.2011827159591" calcext:value-type="float">
            <text:p>-24.2011827159591</text:p>
          </table:table-cell>
          <table:table-cell office:value-type="float" office:value="-12004.5524815186" calcext:value-type="float">
            <text:p>-12004.5524815186</text:p>
          </table:table-cell>
          <table:table-cell office:value-type="float" office:value="12004552.4815186" calcext:value-type="float">
            <text:p>12004552.481518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-28719.0539358978" calcext:value-type="float">
            <text:p>-28719.053935897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304.69436</text:p>
          </table:table-cell>
          <table:table-cell office:value-type="float" office:value="-4.79213443954518" calcext:value-type="float">
            <text:p>-4.8</text:p>
          </table:table-cell>
          <table:table-cell office:value-type="float" office:value="-657.468869393473" calcext:value-type="float">
            <text:p>-657.5</text:p>
          </table:table-cell>
          <table:table-cell office:value-type="float" office:value="-0.00657468869393473" calcext:value-type="float">
            <text:p>0.0</text:p>
          </table:table-cell>
          <table:table-cell office:value-type="float" office:value="-657.468869393473" calcext:value-type="float">
            <text:p>-657.5</text:p>
          </table:table-cell>
          <table:table-cell office:value-type="float" office:value="-1921.82193592948" calcext:value-type="float">
            <text:p>-1921.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35" office:value-type="float" office:value="41.0714285714286" calcext:value-type="float">
            <text:p>41.07</text:p>
          </table:table-cell>
          <table:table-cell office:value-type="float" office:value="1647.23735670468" calcext:value-type="float">
            <text:p>1647.23735670468</text:p>
          </table:table-cell>
          <table:table-cell office:value-type="float" office:value="9833.29148270175" calcext:value-type="float">
            <text:p>9833.29148270175</text:p>
          </table:table-cell>
          <table:table-cell office:value-type="float" office:value="47.1458553709235" calcext:value-type="float">
            <text:p>47.1458553709235</text:p>
          </table:table-cell>
          <table:table-cell office:value-type="float" office:value="-1167.99782041216" calcext:value-type="float">
            <text:p>-1167.99782041216</text:p>
          </table:table-cell>
          <table:table-cell office:value-type="float" office:value="-31.7834819373529" calcext:value-type="float">
            <text:p>-31.7834819373529</text:p>
          </table:table-cell>
          <table:table-cell office:value-type="float" office:value="-4049.25120308658" calcext:value-type="float">
            <text:p>-4049.25120308658</text:p>
          </table:table-cell>
          <table:table-cell office:value-type="float" office:value="-11.7405155248834" calcext:value-type="float">
            <text:p>-11.7405155248834</text:p>
          </table:table-cell>
          <table:table-cell office:value-type="float" office:value="-11204.9474786092" calcext:value-type="float">
            <text:p>-11204.9474786092</text:p>
          </table:table-cell>
          <table:table-cell office:value-type="float" office:value="11204947.4786092" calcext:value-type="float">
            <text:p>11204947.47860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-29267.5193085833" calcext:value-type="float">
            <text:p>-29267.51930858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456.269334</text:p>
          </table:table-cell>
          <table:table-cell office:value-type="float" office:value="-163.788602635373" calcext:value-type="float">
            <text:p>-163.8</text:p>
          </table:table-cell>
          <table:table-cell office:value-type="float" office:value="-16382.910591042" calcext:value-type="float">
            <text:p>-16382.9</text:p>
          </table:table-cell>
          <table:table-cell office:value-type="float" office:value="-0.16382910591042" calcext:value-type="float">
            <text:p>-0.2</text:p>
          </table:table-cell>
          <table:table-cell office:value-type="float" office:value="-16382.910591042" calcext:value-type="float">
            <text:p>-16382.9</text:p>
          </table:table-cell>
          <table:table-cell office:value-type="float" office:value="-15762.910092948" calcext:value-type="float">
            <text:p>-15762.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style-name="ce35" office:value-type="float" office:value="41.6666666666667" calcext:value-type="float">
            <text:p>41.67</text:p>
          </table:table-cell>
          <table:table-cell office:value-type="float" office:value="841.609735480497" calcext:value-type="float">
            <text:p>841.609735480497</text:p>
          </table:table-cell>
          <table:table-cell office:value-type="float" office:value="4397.23675974685" calcext:value-type="float">
            <text:p>4397.23675974685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893.701785897534" calcext:value-type="float">
            <text:p>-893.701785897534</text:p>
          </table:table-cell>
          <table:table-cell office:value-type="float" office:value="-11.922682179269" calcext:value-type="float">
            <text:p>-11.922682179269</text:p>
          </table:table-cell>
          <table:table-cell office:value-type="float" office:value="-3604.6456172482" calcext:value-type="float">
            <text:p>-3604.6456172482</text:p>
          </table:table-cell>
          <table:table-cell office:value-type="float" office:value="-170.655318656688" calcext:value-type="float">
            <text:p>-170.655318656688</text:p>
          </table:table-cell>
          <table:table-cell office:value-type="float" office:value="-19193.2102997087" calcext:value-type="float">
            <text:p>-19193.2102997087</text:p>
          </table:table-cell>
          <table:table-cell office:value-type="float" office:value="19193210.2997087" calcext:value-type="float">
            <text:p>19193210.2997087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-16331.0926420449" calcext:value-type="float">
            <text:p>-16331.092642044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605.354128</text:p>
          </table:table-cell>
          <table:table-cell office:value-type="float" office:value="39.6219050923275" calcext:value-type="float">
            <text:p>39.6</text:p>
          </table:table-cell>
          <table:table-cell office:value-type="float" office:value="3837.1997984911" calcext:value-type="float">
            <text:p>3837.2</text:p>
          </table:table-cell>
          <table:table-cell office:value-type="float" office:value="0.038371997984911" calcext:value-type="float">
            <text:p>0.0</text:p>
          </table:table-cell>
          <table:table-cell office:value-type="float" office:value="3837.1997984911" calcext:value-type="float">
            <text:p>3837.2</text:p>
          </table:table-cell>
          <table:table-cell office:value-type="float" office:value="3265.05727092308" calcext:value-type="float">
            <text:p>3265.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5" office:value-type="float" office:value="43.5483870967742" calcext:value-type="float">
            <text:p>43.55</text:p>
          </table:table-cell>
          <table:table-cell office:value-type="float" office:value="1119.76461572401" calcext:value-type="float">
            <text:p>1119.76461572401</text:p>
          </table:table-cell>
          <table:table-cell office:value-type="float" office:value="5414.27082965204" calcext:value-type="float">
            <text:p>5414.27082965204</text:p>
          </table:table-cell>
          <table:table-cell office:value-type="float" office:value="6.65147774542857" calcext:value-type="float">
            <text:p>6.65147774542857</text:p>
          </table:table-cell>
          <table:table-cell office:value-type="float" office:value="-754.184137887348" calcext:value-type="float">
            <text:p>-754.184137887348</text:p>
          </table:table-cell>
          <table:table-cell office:value-type="float" office:value="-64.9944559572032" calcext:value-type="float">
            <text:p>-64.9944559572032</text:p>
          </table:table-cell>
          <table:table-cell office:value-type="float" office:value="-2422.2879600037" calcext:value-type="float">
            <text:p>-2422.2879600037</text:p>
          </table:table-cell>
          <table:table-cell office:value-type="float" office:value="61.8903193305016" calcext:value-type="float">
            <text:p>61.8903193305016</text:p>
          </table:table-cell>
          <table:table-cell office:value-type="float" office:value="-12410.0472470455" calcext:value-type="float">
            <text:p>-12410.0472470455</text:p>
          </table:table-cell>
          <table:table-cell office:value-type="float" office:value="12410047.2470455" calcext:value-type="float">
            <text:p>12410047.247045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4691.77574610797" calcext:value-type="float">
            <text:p>-4691.7757461079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767.840673</text:p>
          </table:table-cell>
          <table:table-cell office:value-type="float" office:value="-133.793821373701" calcext:value-type="float">
            <text:p>-133.8</text:p>
          </table:table-cell>
          <table:table-cell office:value-type="float" office:value="-13396.4610756596" calcext:value-type="float">
            <text:p>-13396.5</text:p>
          </table:table-cell>
          <table:table-cell office:value-type="float" office:value="-0.133964610756596" calcext:value-type="float">
            <text:p>-0.1</text:p>
          </table:table-cell>
          <table:table-cell office:value-type="float" office:value="-13396.4610756596" calcext:value-type="float">
            <text:p>-13396.5</text:p>
          </table:table-cell>
          <table:table-cell office:value-type="float" office:value="-13330.3637676172" calcext:value-type="float">
            <text:p>-13330.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.00</text:p>
          </table:table-cell>
          <table:table-cell office:value-type="float" office:value="1089.00631799435" calcext:value-type="float">
            <text:p>1089.00631799435</text:p>
          </table:table-cell>
          <table:table-cell office:value-type="float" office:value="6484.720575051" calcext:value-type="float">
            <text:p>6484.720575051</text:p>
          </table:table-cell>
          <table:table-cell office:value-type="float" office:value="19.5796381955151" calcext:value-type="float">
            <text:p>19.5796381955151</text:p>
          </table:table-cell>
          <table:table-cell office:value-type="float" office:value="-1098.12813076455" calcext:value-type="float">
            <text:p>-1098.12813076455</text:p>
          </table:table-cell>
          <table:table-cell office:value-type="float" office:value="-65.4773955930432" calcext:value-type="float">
            <text:p>-65.4773955930432</text:p>
          </table:table-cell>
          <table:table-cell office:value-type="float" office:value="-5889.53107550707" calcext:value-type="float">
            <text:p>-5889.53107550707</text:p>
          </table:table-cell>
          <table:table-cell office:value-type="float" office:value="-223.274351260993" calcext:value-type="float">
            <text:p>-223.274351260993</text:p>
          </table:table-cell>
          <table:table-cell office:value-type="float" office:value="-11992.5961350594" calcext:value-type="float">
            <text:p>-11992.5961350594</text:p>
          </table:table-cell>
          <table:table-cell office:value-type="float" office:value="11992596.1350594" calcext:value-type="float">
            <text:p>11992596.135059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13723.8105808107" calcext:value-type="float">
            <text:p>-13723.810580810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931.6984398</text:p>
          </table:table-cell>
          <table:table-cell office:value-type="float" office:value="248.02490734059" calcext:value-type="float">
            <text:p>248.0</text:p>
          </table:table-cell>
          <table:table-cell office:value-type="float" office:value="24151.7545661494" calcext:value-type="float">
            <text:p>24151.8</text:p>
          </table:table-cell>
          <table:table-cell office:value-type="float" office:value="0.241517545661494" calcext:value-type="float">
            <text:p>0.2</text:p>
          </table:table-cell>
          <table:table-cell office:value-type="float" office:value="24151.7545661494" calcext:value-type="float">
            <text:p>24151.8</text:p>
          </table:table-cell>
          <table:table-cell office:value-type="float" office:value="23016.7824827895" calcext:value-type="float">
            <text:p>23016.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35" office:value-type="float" office:value="41.3793103448276" calcext:value-type="float">
            <text:p>41.38</text:p>
          </table:table-cell>
          <table:table-cell office:value-type="float" office:value="3465.3533162808" calcext:value-type="float">
            <text:p>3465.3533162808</text:p>
          </table:table-cell>
          <table:table-cell office:value-type="float" office:value="11415.3360958879" calcext:value-type="float">
            <text:p>11415.3360958879</text:p>
          </table:table-cell>
          <table:table-cell office:value-type="float" office:value="86.5002501573617" calcext:value-type="float">
            <text:p>86.5002501573617</text:p>
          </table:table-cell>
          <table:table-cell office:value-type="float" office:value="-1735.78603013499" calcext:value-type="float">
            <text:p>-1735.78603013499</text:p>
          </table:table-cell>
          <table:table-cell office:value-type="float" office:value="-54.0374445893831" calcext:value-type="float">
            <text:p>-54.0374445893831</text:p>
          </table:table-cell>
          <table:table-cell office:value-type="float" office:value="-4010.54220901128" calcext:value-type="float">
            <text:p>-4010.54220901128</text:p>
          </table:table-cell>
          <table:table-cell office:value-type="float" office:value="416.409561485334" calcext:value-type="float">
            <text:p>416.409561485334</text:p>
          </table:table-cell>
          <table:table-cell office:value-type="float" office:value="-11729.9817363025" calcext:value-type="float">
            <text:p>-11729.9817363025</text:p>
          </table:table-cell>
          <table:table-cell office:value-type="float" office:value="11729981.7363025" calcext:value-type="float">
            <text:p>11729981.7363025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-48114.1872558996" calcext:value-type="float">
            <text:p>-48114.18725589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4097.426794</text:p>
          </table:table-cell>
          <table:table-cell office:value-type="float" office:value="-264.637287852121" calcext:value-type="float">
            <text:p>-264.6</text:p>
          </table:table-cell>
          <table:table-cell office:value-type="float" office:value="-26636.5974864428" calcext:value-type="float">
            <text:p>-26636.6</text:p>
          </table:table-cell>
          <table:table-cell office:value-type="float" office:value="-0.266365974864428" calcext:value-type="float">
            <text:p>-0.3</text:p>
          </table:table-cell>
          <table:table-cell office:value-type="float" office:value="-26636.5974864428" calcext:value-type="float">
            <text:p>-26636.6</text:p>
          </table:table-cell>
          <table:table-cell office:value-type="float" office:value="-24373.5326641559" calcext:value-type="float">
            <text:p>-24373.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style-name="ce35" office:value-type="float" office:value="43.5028248587571" calcext:value-type="float">
            <text:p>43.50</text:p>
          </table:table-cell>
          <table:table-cell office:value-type="float" office:value="778.61928124175" calcext:value-type="float">
            <text:p>778.61928124175</text:p>
          </table:table-cell>
          <table:table-cell office:value-type="float" office:value="4568.78338450842" calcext:value-type="float">
            <text:p>4568.78338450842</text:p>
          </table:table-cell>
          <table:table-cell office:value-type="float" office:value="0.42851736836019" calcext:value-type="float">
            <text:p>0.42851736836019</text:p>
          </table:table-cell>
          <table:table-cell office:value-type="float" office:value="-865.902821420575" calcext:value-type="float">
            <text:p>-865.902821420575</text:p>
          </table:table-cell>
          <table:table-cell office:value-type="float" office:value="-6.47845417134522" calcext:value-type="float">
            <text:p>-6.47845417134522</text:p>
          </table:table-cell>
          <table:table-cell office:value-type="float" office:value="-3914.47274451758" calcext:value-type="float">
            <text:p>-3914.47274451758</text:p>
          </table:table-cell>
          <table:table-cell office:value-type="float" office:value="-150.489251335835" calcext:value-type="float">
            <text:p>-150.489251335835</text:p>
          </table:table-cell>
          <table:table-cell office:value-type="float" office:value="-35391.0544569705" calcext:value-type="float">
            <text:p>-35391.0544569705</text:p>
          </table:table-cell>
          <table:table-cell office:value-type="float" office:value="35391054.4569705" calcext:value-type="float">
            <text:p>35391054.4569705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-18416.1743533915" calcext:value-type="float">
            <text:p>-18416.17435339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21:.D130])/COUNT([.D121:.D130])" office:value-type="float" office:value="31.9814970522635" calcext:value-type="float">
            <text:p>32.0</text:p>
          </table:table-cell>
          <table:table-cell table:style-name="ce28" table:formula="of:=SUM([.E121:.E130])/COUNT([.E121:.E130])" office:value-type="float" office:value="2930.67504654699" calcext:value-type="float">
            <text:p>2930.7</text:p>
          </table:table-cell>
          <table:table-cell table:style-name="ce28" table:formula="of:=SUM([.F121:.F130])/COUNT([.F121:.F130])" office:value-type="float" office:value="0.0293067504654699" calcext:value-type="float">
            <text:p>0.0</text:p>
          </table:table-cell>
          <table:table-cell table:style-name="ce28" table:formula="of:=SUM([.G121:.G130])/COUNT([.G121:.G130])" office:value-type="float" office:value="2930.67504654699" calcext:value-type="float">
            <text:p>2930.7</text:p>
          </table:table-cell>
          <table:table-cell table:style-name="ce28" table:formula="of:=SUM([.H121:.H130])/COUNT([.H121:.H130])" office:value-type="float" office:value="3387.45173243092" calcext:value-type="float">
            <text:p>3387.5</text:p>
          </table:table-cell>
          <table:table-cell table:style-name="ce12" table:formula="of:=SUM([.I121:.I130])/COUNT([.I121:.I130])" office:value-type="float" office:value="36.1" calcext:value-type="float">
            <text:p>36</text:p>
          </table:table-cell>
          <table:table-cell table:style-name="ce12" table:formula="of:=SUM([.J121:.J130])/COUNT([.J121:.J130])" office:value-type="float" office:value="45.6" calcext:value-type="float">
            <text:p>46</text:p>
          </table:table-cell>
          <table:table-cell table:style-name="ce36" table:formula="of:=SUM([.K121:.K130])/COUNT([.K121:.K130])" office:value-type="float" office:value="44.1068895709871" calcext:value-type="float">
            <text:p>44.11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"/>
          <table:table-cell table:style-name="ce35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30" table:number-columns-repeated="5"/>
          <table:table-cell table:style-name="ce13" table:number-columns-repeated="2"/>
          <table:table-cell table:style-name="ce39"/>
          <table:table-cell table:style-name="ce44"/>
          <table:table-cell table:style-name="ce4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3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 calcext:value-type="float">
            <text:p>-227.3</text:p>
          </table:table-cell>
          <table:table-cell office:value-type="float" office:value="-22061.6698448962" calcext:value-type="float">
            <text:p>-22061.7</text:p>
          </table:table-cell>
          <table:table-cell office:value-type="float" office:value="-0.220616698448962" calcext:value-type="float">
            <text:p>-0.2</text:p>
          </table:table-cell>
          <table:table-cell office:value-type="float" office:value="-22061.6698448962" calcext:value-type="float">
            <text:p>-22061.7</text:p>
          </table:table-cell>
          <table:table-cell office:value-type="float" office:value="-21909.617908985" calcext:value-type="float">
            <text:p>-21909.6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78.3505154639175" calcext:value-type="float">
            <text:p>78.35</text:p>
          </table:table-cell>
          <table:table-cell office:value-type="float" office:value="544.298217073978" calcext:value-type="float">
            <text:p>544.29821707397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2320.02640218672" calcext:value-type="float">
            <text:p>-2320.02640218672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5.8132984360694" calcext:value-type="float">
            <text:p>-75.8132984360694</text:p>
          </table:table-cell>
          <table:table-cell office:value-type="float" office:value="-58307.0453755306" calcext:value-type="float">
            <text:p>-58307.0453755306</text:p>
          </table:table-cell>
          <table:table-cell office:value-type="float" office:value="58307045.3755307" calcext:value-type="float">
            <text:p>58307045.3755307</text:p>
          </table:table-cell>
          <table:table-cell office:value-type="float" office:value="291.5" calcext:value-type="float">
            <text:p>291.5</text:p>
          </table:table-cell>
          <table:table-cell office:value-type="float" office:value="43" calcext:value-type="float">
            <text:p>43</text:p>
          </table:table-cell>
          <table:table-cell office:value-type="float" office:value="-111839.103162392" calcext:value-type="float">
            <text:p>-111839.1031623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 calcext:value-type="float">
            <text:p>-149.3</text:p>
          </table:table-cell>
          <table:table-cell office:value-type="float" office:value="-14391.899796863" calcext:value-type="float">
            <text:p>-14391.9</text:p>
          </table:table-cell>
          <table:table-cell office:value-type="float" office:value="-0.14391899796863" calcext:value-type="float">
            <text:p>-0.1</text:p>
          </table:table-cell>
          <table:table-cell office:value-type="float" office:value="-14391.899796863" calcext:value-type="float">
            <text:p>-14391.9</text:p>
          </table:table-cell>
          <table:table-cell office:value-type="float" office:value="-15742.3818395101" calcext:value-type="float">
            <text:p>-15742.4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77.2" calcext:value-type="float">
            <text:p>77.20</text:p>
          </table:table-cell>
          <table:table-cell office:value-type="float" office:value="649.091621808858" calcext:value-type="float">
            <text:p>649.09162180885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450.29092642057" calcext:value-type="float">
            <text:p>-2450.2909264205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7.5675991874521" calcext:value-type="float">
            <text:p>-57.5675991874521</text:p>
          </table:table-cell>
          <table:table-cell office:value-type="float" office:value="-50110.618718922" calcext:value-type="float">
            <text:p>-50110.618718922</text:p>
          </table:table-cell>
          <table:table-cell office:value-type="float" office:value="50110618.7189221" calcext:value-type="float">
            <text:p>50110618.7189221</text:p>
          </table:table-cell>
          <table:table-cell office:value-type="float" office:value="250.5" calcext:value-type="float">
            <text:p>250.5</text:p>
          </table:table-cell>
          <table:table-cell office:value-type="float" office:value="50" calcext:value-type="float">
            <text:p>50</text:p>
          </table:table-cell>
          <table:table-cell office:value-type="float" office:value="-135160.352804831" calcext:value-type="float">
            <text:p>-135160.3528048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 calcext:value-type="float">
            <text:p>-333.3</text:p>
          </table:table-cell>
          <table:table-cell office:value-type="float" office:value="-32547.8279375303" calcext:value-type="float">
            <text:p>-32547.8</text:p>
          </table:table-cell>
          <table:table-cell office:value-type="float" office:value="-0.325478279375303" calcext:value-type="float">
            <text:p>-0.3</text:p>
          </table:table-cell>
          <table:table-cell office:value-type="float" office:value="-32547.8279375303" calcext:value-type="float">
            <text:p>-32547.8</text:p>
          </table:table-cell>
          <table:table-cell office:value-type="float" office:value="-29734.2163250552" calcext:value-type="float">
            <text:p>-29734.2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style-name="ce35" office:value-type="float" office:value="75" calcext:value-type="float">
            <text:p>75.00</text:p>
          </table:table-cell>
          <table:table-cell office:value-type="float" office:value="505.417590505839" calcext:value-type="float">
            <text:p>505.41759050583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3.23391228741093" calcext:value-type="float">
            <text:p>3.23391228741093</text:p>
          </table:table-cell>
          <table:table-cell office:value-type="float" office:value="-1928.25059351157" calcext:value-type="float">
            <text:p>-1928.2505935115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2.999455498514" calcext:value-type="float">
            <text:p>-102.999455498514</text:p>
          </table:table-cell>
          <table:table-cell office:value-type="float" office:value="-63299.0512232858" calcext:value-type="float">
            <text:p>-63299.0512232858</text:p>
          </table:table-cell>
          <table:table-cell office:value-type="float" office:value="63299051.2232858" calcext:value-type="float">
            <text:p>63299051.2232858</text:p>
          </table:table-cell>
          <table:table-cell office:value-type="float" office:value="316.5" calcext:value-type="float">
            <text:p>316.5</text:p>
          </table:table-cell>
          <table:table-cell office:value-type="float" office:value="54" calcext:value-type="float">
            <text:p>54</text:p>
          </table:table-cell>
          <table:table-cell office:value-type="float" office:value="-145513.214175834" calcext:value-type="float">
            <text:p>-145513.2141758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 calcext:value-type="float">
            <text:p>17.0</text:p>
          </table:table-cell>
          <table:table-cell office:value-type="float" office:value="2076.48597015139" calcext:value-type="float">
            <text:p>2076.5</text:p>
          </table:table-cell>
          <table:table-cell office:value-type="float" office:value="0.0207648597015139" calcext:value-type="float">
            <text:p>0.0</text:p>
          </table:table-cell>
          <table:table-cell office:value-type="float" office:value="2076.48597015141" calcext:value-type="float">
            <text:p>2076.5</text:p>
          </table:table-cell>
          <table:table-cell office:value-type="float" office:value="-825.251470097899" calcext:value-type="float">
            <text:p>-825.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8.5714285714286" calcext:value-type="float">
            <text:p>78.57</text:p>
          </table:table-cell>
          <table:table-cell office:value-type="float" office:value="693.218169259218" calcext:value-type="float">
            <text:p>693.218169259218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03.34651005877" calcext:value-type="float">
            <text:p>-2503.3465100587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8.24002369107701" calcext:value-type="float">
            <text:p>8.24002369107701</text:p>
          </table:table-cell>
          <table:table-cell office:value-type="float" office:value="-50527.3037897599" calcext:value-type="float">
            <text:p>-50527.3037897599</text:p>
          </table:table-cell>
          <table:table-cell office:value-type="float" office:value="50527303.7897599" calcext:value-type="float">
            <text:p>50527303.7897599</text:p>
          </table:table-cell>
          <table:table-cell office:value-type="float" office:value="252.5" calcext:value-type="float">
            <text:p>252.5</text:p>
          </table:table-cell>
          <table:table-cell office:value-type="float" office:value="44" calcext:value-type="float">
            <text:p>44</text:p>
          </table:table-cell>
          <table:table-cell office:value-type="float" office:value="-116414.371822675" calcext:value-type="float">
            <text:p>-116414.3718226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 calcext:value-type="float">
            <text:p>-88.8</text:p>
          </table:table-cell>
          <table:table-cell office:value-type="float" office:value="-8405.29822259431" calcext:value-type="float">
            <text:p>-8405.3</text:p>
          </table:table-cell>
          <table:table-cell office:value-type="float" office:value="-0.0840529822259431" calcext:value-type="float">
            <text:p>-0.1</text:p>
          </table:table-cell>
          <table:table-cell office:value-type="float" office:value="-8405.29822259431" calcext:value-type="float">
            <text:p>-8405.3</text:p>
          </table:table-cell>
          <table:table-cell office:value-type="float" office:value="-10522.6499724412" calcext:value-type="float">
            <text:p>-10522.6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78.2258064516129" calcext:value-type="float">
            <text:p>78.23</text:p>
          </table:table-cell>
          <table:table-cell office:value-type="float" office:value="673.076524116983" calcext:value-type="float">
            <text:p>673.076524116983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73.74340557942" calcext:value-type="float">
            <text:p>-2573.74340557942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33.892331542719" calcext:value-type="float">
            <text:p>-33.892331542719</text:p>
          </table:table-cell>
          <table:table-cell office:value-type="float" office:value="-49716.4111128903" calcext:value-type="float">
            <text:p>-49716.4111128903</text:p>
          </table:table-cell>
          <table:table-cell office:value-type="float" office:value="49716411.1128903" calcext:value-type="float">
            <text:p>49716411.1128903</text:p>
          </table:table-cell>
          <table:table-cell office:value-type="float" office:value="248.5" calcext:value-type="float">
            <text:p>248.5</text:p>
          </table:table-cell>
          <table:table-cell office:value-type="float" office:value="48" calcext:value-type="float">
            <text:p>48</text:p>
          </table:table-cell>
          <table:table-cell office:value-type="float" office:value="-126723.917922751" calcext:value-type="float">
            <text:p>-126723.91792275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 calcext:value-type="float">
            <text:p>-68.6</text:p>
          </table:table-cell>
          <table:table-cell office:value-type="float" office:value="-6548.33892028757" calcext:value-type="float">
            <text:p>-6548.3</text:p>
          </table:table-cell>
          <table:table-cell office:value-type="float" office:value="-0.0654833892028757" calcext:value-type="float">
            <text:p>-0.1</text:p>
          </table:table-cell>
          <table:table-cell office:value-type="float" office:value="-6548.33892028758" calcext:value-type="float">
            <text:p>-6548.3</text:p>
          </table:table-cell>
          <table:table-cell office:value-type="float" office:value="-8937.78600808881" calcext:value-type="float">
            <text:p>-8937.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73.9130434782609" calcext:value-type="float">
            <text:p>73.91</text:p>
          </table:table-cell>
          <table:table-cell office:value-type="float" office:value="712.057198677672" calcext:value-type="float">
            <text:p>712.057198677672</text:p>
          </table:table-cell>
          <table:table-cell office:value-type="float" office:value="4145.65575172259" calcext:value-type="float">
            <text:p>4145.65575172259</text:p>
          </table:table-cell>
          <table:table-cell office:value-type="float" office:value="3.53660085788579" calcext:value-type="float">
            <text:p>3.53660085788579</text:p>
          </table:table-cell>
          <table:table-cell office:value-type="float" office:value="-2116.7126526214" calcext:value-type="float">
            <text:p>-2116.7126526214</text:p>
          </table:table-cell>
          <table:table-cell office:value-type="float" office:value="-5.99743384940666" calcext:value-type="float">
            <text:p>-5.9974338494066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25.882762530781" calcext:value-type="float">
            <text:p>-25.882762530781</text:p>
          </table:table-cell>
          <table:table-cell office:value-type="float" office:value="-50718.7704315112" calcext:value-type="float">
            <text:p>-50718.7704315112</text:p>
          </table:table-cell>
          <table:table-cell office:value-type="float" office:value="50718770.4315112" calcext:value-type="float">
            <text:p>50718770.4315112</text:p>
          </table:table-cell>
          <table:table-cell office:value-type="float" office:value="253.5" calcext:value-type="float">
            <text:p>253.5</text:p>
          </table:table-cell>
          <table:table-cell office:value-type="float" office:value="46" calcext:value-type="float">
            <text:p>46</text:p>
          </table:table-cell>
          <table:table-cell office:value-type="float" office:value="-120181.289175777" calcext:value-type="float">
            <text:p>-120181.28917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 calcext:value-type="float">
            <text:p>-231.9</text:p>
          </table:table-cell>
          <table:table-cell office:value-type="float" office:value="-22459.1948083653" calcext:value-type="float">
            <text:p>-22459.2</text:p>
          </table:table-cell>
          <table:table-cell office:value-type="float" office:value="-0.224591948083653" calcext:value-type="float">
            <text:p>-0.2</text:p>
          </table:table-cell>
          <table:table-cell office:value-type="float" office:value="-22459.1948083653" calcext:value-type="float">
            <text:p>-22459.2</text:p>
          </table:table-cell>
          <table:table-cell office:value-type="float" office:value="-22269.0133488288" calcext:value-type="float">
            <text:p>-22269.0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table:style-name="ce35" office:value-type="float" office:value="77.2277227722772" calcext:value-type="float">
            <text:p>77.23</text:p>
          </table:table-cell>
          <table:table-cell office:value-type="float" office:value="536.896360945725" calcext:value-type="float">
            <text:p>536.89636094572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5.33398785439204" calcext:value-type="float">
            <text:p>5.33398785439204</text:p>
          </table:table-cell>
          <table:table-cell office:value-type="float" office:value="-2146.27454014007" calcext:value-type="float">
            <text:p>-2146.2745401400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4.1227551431198" calcext:value-type="float">
            <text:p>-74.1227551431198</text:p>
          </table:table-cell>
          <table:table-cell office:value-type="float" office:value="-60707.8486538455" calcext:value-type="float">
            <text:p>-60707.8486538455</text:p>
          </table:table-cell>
          <table:table-cell office:value-type="float" office:value="60707848.6538455" calcext:value-type="float">
            <text:p>60707848.6538455</text:p>
          </table:table-cell>
          <table:table-cell office:value-type="float" office:value="303.5" calcext:value-type="float">
            <text:p>303.5</text:p>
          </table:table-cell>
          <table:table-cell office:value-type="float" office:value="47" calcext:value-type="float">
            <text:p>47</text:p>
          </table:table-cell>
          <table:table-cell office:value-type="float" office:value="-126192.157705974" calcext:value-type="float">
            <text:p>-126192.1577059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 calcext:value-type="float">
            <text:p>-279.7</text:p>
          </table:table-cell>
          <table:table-cell office:value-type="float" office:value="-27352.6618639474" calcext:value-type="float">
            <text:p>-27352.7</text:p>
          </table:table-cell>
          <table:table-cell office:value-type="float" office:value="-0.273526618639474" calcext:value-type="float">
            <text:p>-0.3</text:p>
          </table:table-cell>
          <table:table-cell office:value-type="float" office:value="-27352.6618639474" calcext:value-type="float">
            <text:p>-27352.7</text:p>
          </table:table-cell>
          <table:table-cell office:value-type="float" office:value="-25984.2422533827" calcext:value-type="float">
            <text:p>-25984.2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style-name="ce35" office:value-type="float" office:value="79.136690647482" calcext:value-type="float">
            <text:p>79.14</text:p>
          </table:table-cell>
          <table:table-cell office:value-type="float" office:value="544.898594319868" calcext:value-type="float">
            <text:p>544.898594319868</text:p>
          </table:table-cell>
          <table:table-cell office:value-type="float" office:value="3168.92432526276" calcext:value-type="float">
            <text:p>3168.92432526276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38.45435541928" calcext:value-type="float">
            <text:p>-2538.45435541928</text:p>
          </table:table-cell>
          <table:table-cell office:value-type="float" office:value="-12.474599592344" calcext:value-type="float">
            <text:p>-12.47459959234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8.3908700141991" calcext:value-type="float">
            <text:p>-98.3908700141991</text:p>
          </table:table-cell>
          <table:table-cell office:value-type="float" office:value="-55700.447785922" calcext:value-type="float">
            <text:p>-55700.447785922</text:p>
          </table:table-cell>
          <table:table-cell office:value-type="float" office:value="55700447.785922" calcext:value-type="float">
            <text:p>55700447.785922</text:p>
          </table:table-cell>
          <table:table-cell office:value-type="float" office:value="278.5" calcext:value-type="float">
            <text:p>278.5</text:p>
          </table:table-cell>
          <table:table-cell office:value-type="float" office:value="44" calcext:value-type="float">
            <text:p>44</text:p>
          </table:table-cell>
          <table:table-cell office:value-type="float" office:value="-113047.423872665" calcext:value-type="float">
            <text:p>-113047.423872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 calcext:value-type="float">
            <text:p>-202.8</text:p>
          </table:table-cell>
          <table:table-cell office:value-type="float" office:value="-19625.305805473" calcext:value-type="float">
            <text:p>-19625.3</text:p>
          </table:table-cell>
          <table:table-cell office:value-type="float" office:value="-0.19625305805473" calcext:value-type="float">
            <text:p>-0.2</text:p>
          </table:table-cell>
          <table:table-cell office:value-type="float" office:value="-19625.3058054729" calcext:value-type="float">
            <text:p>-19625.3</text:p>
          </table:table-cell>
          <table:table-cell office:value-type="float" office:value="-20043.7581934366" calcext:value-type="float">
            <text:p>-20043.8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style-name="ce35" office:value-type="float" office:value="77.7777777777778" calcext:value-type="float">
            <text:p>77.78</text:p>
          </table:table-cell>
          <table:table-cell office:value-type="float" office:value="582.677817028748" calcext:value-type="float">
            <text:p>582.67781702874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55.90955001147" calcext:value-type="float">
            <text:p>-2355.9095500114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3415978690786" calcext:value-type="float">
            <text:p>-70.3415978690786</text:p>
          </table:table-cell>
          <table:table-cell office:value-type="float" office:value="-55908.2829771717" calcext:value-type="float">
            <text:p>-55908.2829771717</text:p>
          </table:table-cell>
          <table:table-cell office:value-type="float" office:value="55908282.9771717" calcext:value-type="float">
            <text:p>55908282.9771717</text:p>
          </table:table-cell>
          <table:table-cell office:value-type="float" office:value="279.5" calcext:value-type="float">
            <text:p>279.5</text:p>
          </table:table-cell>
          <table:table-cell office:value-type="float" office:value="47" calcext:value-type="float">
            <text:p>47</text:p>
          </table:table-cell>
          <table:table-cell office:value-type="float" office:value="-120139.919479744" calcext:value-type="float">
            <text:p>-120139.9194797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 calcext:value-type="float">
            <text:p>-210.3</text:p>
          </table:table-cell>
          <table:table-cell office:value-type="float" office:value="-20398.9290263733" calcext:value-type="float">
            <text:p>-20398.9</text:p>
          </table:table-cell>
          <table:table-cell office:value-type="float" office:value="-0.203989290263733" calcext:value-type="float">
            <text:p>-0.2</text:p>
          </table:table-cell>
          <table:table-cell office:value-type="float" office:value="-20398.9290263733" calcext:value-type="float">
            <text:p>-20398.9</text:p>
          </table:table-cell>
          <table:table-cell office:value-type="float" office:value="-20663.4552703565" calcext:value-type="float">
            <text:p>-20663.5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table:style-name="ce35" office:value-type="float" office:value="78.3393501805054" calcext:value-type="float">
            <text:p>78.34</text:p>
          </table:table-cell>
          <table:table-cell office:value-type="float" office:value="566.764466458312" calcext:value-type="float">
            <text:p>566.76446645831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389.78030413045" calcext:value-type="float">
            <text:p>-2389.7803041304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3.6423430554992" calcext:value-type="float">
            <text:p>-73.6423430554992</text:p>
          </table:table-cell>
          <table:table-cell office:value-type="float" office:value="-55507.308379353" calcext:value-type="float">
            <text:p>-55507.308379353</text:p>
          </table:table-cell>
          <table:table-cell office:value-type="float" office:value="55507308.379353" calcext:value-type="float">
            <text:p>55507308.379353</text:p>
          </table:table-cell>
          <table:table-cell office:value-type="float" office:value="277.5" calcext:value-type="float">
            <text:p>277.5</text:p>
          </table:table-cell>
          <table:table-cell office:value-type="float" office:value="52" calcext:value-type="float">
            <text:p>52</text:p>
          </table:table-cell>
          <table:table-cell office:value-type="float" office:value="-142582.805525689" calcext:value-type="float">
            <text:p>-142582.8055256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44:.D153])/COUNT([.D144:.D153])" office:value-type="float" office:value="-177.490306325971" calcext:value-type="float">
            <text:p>-177.5</text:p>
          </table:table-cell>
          <table:table-cell table:style-name="ce28" table:formula="of:=SUM([.E144:.E153])/COUNT([.E144:.E153])" office:value-type="float" office:value="-17171.4640256179" calcext:value-type="float">
            <text:p>-17171.5</text:p>
          </table:table-cell>
          <table:table-cell table:style-name="ce28" table:formula="of:=SUM([.F144:.F153])/COUNT([.F144:.F153])" office:value-type="float" office:value="-0.171714640256179" calcext:value-type="float">
            <text:p>-0.2</text:p>
          </table:table-cell>
          <table:table-cell table:style-name="ce28" table:formula="of:=SUM([.G144:.G153])/COUNT([.G144:.G153])" office:value-type="float" office:value="-17171.4640256179" calcext:value-type="float">
            <text:p>-17171.5</text:p>
          </table:table-cell>
          <table:table-cell table:style-name="ce28" table:formula="of:=SUM([.H144:.H153])/COUNT([.H144:.H153])" office:value-type="float" office:value="-17663.2372590183" calcext:value-type="float">
            <text:p>-17663.2</text:p>
          </table:table-cell>
          <table:table-cell table:style-name="ce12" table:formula="of:=SUM([.I144:.I153])/COUNT([.I144:.I153])" office:value-type="float" office:value="212.5" calcext:value-type="float">
            <text:p>213</text:p>
          </table:table-cell>
          <table:table-cell table:style-name="ce12" table:formula="of:=SUM([.J144:.J153])/COUNT([.J144:.J153])" office:value-type="float" office:value="62.2" calcext:value-type="float">
            <text:p>62</text:p>
          </table:table-cell>
          <table:table-cell table:style-name="ce36" table:formula="of:=SUM([.K144:.K153])/COUNT([.K144:.K153])" office:value-type="float" office:value="77.3742335343262" calcext:value-type="float">
            <text:p>77.37</text:p>
          </table:table-cell>
          <table:table-cell table:style-name="ce42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5"/>
          <table:table-cell table:number-columns-repeated="1013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hodl</text:p>
          </table:table-cell>
          <table:table-cell office:value-type="float" office:value="807.711792269998" calcext:value-type="float">
            <text:p>807.7</text:p>
          </table:table-cell>
          <table:table-cell office:value-type="float" office:value="37055.9833044927" calcext:value-type="float">
            <text:p>37056.0</text:p>
          </table:table-cell>
          <table:table-cell office:value-type="float" office:value="0.370559833044927" calcext:value-type="float">
            <text:p>0.4</text:p>
          </table:table-cell>
          <table:table-cell table:number-columns-repeated="2" office:value-type="float" office:value="37055.9833044927" calcext:value-type="float">
            <text:p>3705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number-columns-repeated="3" office:value-type="float" office:value="37055.9833044927" calcext:value-type="float">
            <text:p>37055.9833044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55.9833044927" calcext:value-type="float">
            <text:p>37055.9833044927</text:p>
          </table:table-cell>
          <table:table-cell office:value-type="float" office:value="-237.193176480974" calcext:value-type="float">
            <text:p>-237.193176480974</text:p>
          </table:table-cell>
          <table:table-cell office:value-type="float" office:value="237193.176480974" calcext:value-type="float">
            <text:p>237193.176480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29476.3439062</text:p>
          </table:table-cell>
          <table:table-cell office:value-type="float" office:value="328.662219042153" calcext:value-type="float">
            <text:p>328.7</text:p>
          </table:table-cell>
          <table:table-cell office:value-type="float" office:value="32444.3093978199" calcext:value-type="float">
            <text:p>32444.3</text:p>
          </table:table-cell>
          <table:table-cell office:value-type="float" office:value="0.324443093978199" calcext:value-type="float">
            <text:p>0.3</text:p>
          </table:table-cell>
          <table:table-cell office:value-type="float" office:value="32444.3093978199" calcext:value-type="float">
            <text:p>32444.3</text:p>
          </table:table-cell>
          <table:table-cell office:value-type="float" office:value="32520.1678935249" calcext:value-type="float">
            <text:p>32520.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style-name="ce35" office:value-type="float" office:value="56.7796610169492" calcext:value-type="float">
            <text:p>56.78</text:p>
          </table:table-cell>
          <table:table-cell office:value-type="float" office:value="2552.36300555682" calcext:value-type="float">
            <text:p>2552.36300555682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716.94141126445" calcext:value-type="float">
            <text:p>-2716.94141126445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74.951774557796" calcext:value-type="float">
            <text:p>274.951774557796</text:p>
          </table:table-cell>
          <table:table-cell office:value-type="float" office:value="-23744.2885979958" calcext:value-type="float">
            <text:p>-23744.2885979958</text:p>
          </table:table-cell>
          <table:table-cell office:value-type="float" office:value="23744288.5979958" calcext:value-type="float">
            <text:p>23744288.5979958</text:p>
          </table:table-cell>
          <table:table-cell office:value-type="float" office:value="118.5" calcext:value-type="float">
            <text:p>118.5</text:p>
          </table:table-cell>
          <table:table-cell office:value-type="float" office:value="51" calcext:value-type="float">
            <text:p>51</text:p>
          </table:table-cell>
          <table:table-cell office:value-type="float" office:value="-138564.011974487" calcext:value-type="float">
            <text:p>-138564.01197448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29867.314878</text:p>
          </table:table-cell>
          <table:table-cell office:value-type="float" office:value="513.312347091517" calcext:value-type="float">
            <text:p>513.3</text:p>
          </table:table-cell>
          <table:table-cell office:value-type="float" office:value="50880.0870270972" calcext:value-type="float">
            <text:p>50880.1</text:p>
          </table:table-cell>
          <table:table-cell office:value-type="float" office:value="0.508800870270972" calcext:value-type="float">
            <text:p>0.5</text:p>
          </table:table-cell>
          <table:table-cell office:value-type="float" office:value="50880.0870270972" calcext:value-type="float">
            <text:p>50880.1</text:p>
          </table:table-cell>
          <table:table-cell office:value-type="float" office:value="61830.0790917581" calcext:value-type="float">
            <text:p>61830.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67.1232876712329" calcext:value-type="float">
            <text:p>67.12</text:p>
          </table:table-cell>
          <table:table-cell office:value-type="float" office:value="2509.73285303895" calcext:value-type="float">
            <text:p>2509.73285303895</text:p>
          </table:table-cell>
          <table:table-cell office:value-type="float" office:value="3926.63627693044" calcext:value-type="float">
            <text:p>3926.63627693044</text:p>
          </table:table-cell>
          <table:table-cell office:value-type="float" office:value="1912.70321635426" calcext:value-type="float">
            <text:p>1912.70321635426</text:p>
          </table:table-cell>
          <table:table-cell office:value-type="float" office:value="-3004.03428215881" calcext:value-type="float">
            <text:p>-3004.03428215881</text:p>
          </table:table-cell>
          <table:table-cell office:value-type="float" office:value="-2156.82098994669" calcext:value-type="float">
            <text:p>-2156.82098994669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696.98749352188" calcext:value-type="float">
            <text:p>696.98749352188</text:p>
          </table:table-cell>
          <table:table-cell office:value-type="float" office:value="-14658.2383253524" calcext:value-type="float">
            <text:p>-14658.2383253524</text:p>
          </table:table-cell>
          <table:table-cell office:value-type="float" office:value="14658238.3253524" calcext:value-type="float">
            <text:p>14658238.325352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-72096.8227718114" calcext:value-type="float">
            <text:p>-72096.82277181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0299.013014</text:p>
          </table:table-cell>
          <table:table-cell office:value-type="float" office:value="328.662219042153" calcext:value-type="float">
            <text:p>328.7</text:p>
          </table:table-cell>
          <table:table-cell office:value-type="float" office:value="32444.3093978199" calcext:value-type="float">
            <text:p>32444.3</text:p>
          </table:table-cell>
          <table:table-cell office:value-type="float" office:value="0.324443093978199" calcext:value-type="float">
            <text:p>0.3</text:p>
          </table:table-cell>
          <table:table-cell office:value-type="float" office:value="32444.3093978199" calcext:value-type="float">
            <text:p>32444.3</text:p>
          </table:table-cell>
          <table:table-cell office:value-type="float" office:value="32520.1678935249" calcext:value-type="float">
            <text:p>32520.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style-name="ce35" office:value-type="float" office:value="56.7796610169492" calcext:value-type="float">
            <text:p>56.78</text:p>
          </table:table-cell>
          <table:table-cell office:value-type="float" office:value="2552.36300555682" calcext:value-type="float">
            <text:p>2552.36300555682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716.94141126445" calcext:value-type="float">
            <text:p>-2716.94141126445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74.951774557796" calcext:value-type="float">
            <text:p>274.951774557796</text:p>
          </table:table-cell>
          <table:table-cell office:value-type="float" office:value="-23744.2885979958" calcext:value-type="float">
            <text:p>-23744.2885979958</text:p>
          </table:table-cell>
          <table:table-cell office:value-type="float" office:value="23744288.5979958" calcext:value-type="float">
            <text:p>23744288.5979958</text:p>
          </table:table-cell>
          <table:table-cell office:value-type="float" office:value="118.5" calcext:value-type="float">
            <text:p>118.5</text:p>
          </table:table-cell>
          <table:table-cell office:value-type="float" office:value="51" calcext:value-type="float">
            <text:p>51</text:p>
          </table:table-cell>
          <table:table-cell office:value-type="float" office:value="-138564.011974487" calcext:value-type="float">
            <text:p>-138564.01197448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0714.552955</text:p>
          </table:table-cell>
          <table:table-cell office:value-type="float" office:value="126.269747675407" calcext:value-type="float">
            <text:p>126.3</text:p>
          </table:table-cell>
          <table:table-cell office:value-type="float" office:value="12318.6535928665" calcext:value-type="float">
            <text:p>12318.7</text:p>
          </table:table-cell>
          <table:table-cell office:value-type="float" office:value="0.123186535928665" calcext:value-type="float">
            <text:p>0.1</text:p>
          </table:table-cell>
          <table:table-cell office:value-type="float" office:value="12318.6535928665" calcext:value-type="float">
            <text:p>12318.7</text:p>
          </table:table-cell>
          <table:table-cell office:value-type="float" office:value="9291.7017597749" calcext:value-type="float">
            <text:p>9291.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style-name="ce35" office:value-type="float" office:value="53.4653465346535" calcext:value-type="float">
            <text:p>53.47</text:p>
          </table:table-cell>
          <table:table-cell office:value-type="float" office:value="2492.78582448767" calcext:value-type="float">
            <text:p>2492.78582448767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1.58809772298" calcext:value-type="float">
            <text:p>1901.58809772298</text:p>
          </table:table-cell>
          <table:table-cell office:value-type="float" office:value="-2601.95278573335" calcext:value-type="float">
            <text:p>-2601.95278573335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121.966867256104" calcext:value-type="float">
            <text:p>121.966867256104</text:p>
          </table:table-cell>
          <table:table-cell office:value-type="float" office:value="-20322.4410946876" calcext:value-type="float">
            <text:p>-20322.4410946876</text:p>
          </table:table-cell>
          <table:table-cell office:value-type="float" office:value="20322441.0946876" calcext:value-type="float">
            <text:p>20322441.0946876</text:p>
          </table:table-cell>
          <table:table-cell office:value-type="float" office:value="101.5" calcext:value-type="float">
            <text:p>101.5</text:p>
          </table:table-cell>
          <table:table-cell office:value-type="float" office:value="47" calcext:value-type="float">
            <text:p>47</text:p>
          </table:table-cell>
          <table:table-cell office:value-type="float" office:value="-122291.780929468" calcext:value-type="float">
            <text:p>-122291.7809294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1123.058326</text:p>
          </table:table-cell>
          <table:table-cell office:value-type="float" office:value="179.595969244003" calcext:value-type="float">
            <text:p>179.6</text:p>
          </table:table-cell>
          <table:table-cell office:value-type="float" office:value="17760.792969226" calcext:value-type="float">
            <text:p>17760.8</text:p>
          </table:table-cell>
          <table:table-cell office:value-type="float" office:value="0.17760792969226" calcext:value-type="float">
            <text:p>0.2</text:p>
          </table:table-cell>
          <table:table-cell office:value-type="float" office:value="17760.792969226" calcext:value-type="float">
            <text:p>17760.8</text:p>
          </table:table-cell>
          <table:table-cell office:value-type="float" office:value="17725.0287883178" calcext:value-type="float">
            <text:p>17725.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35" office:value-type="float" office:value="60" calcext:value-type="float">
            <text:p>60.00</text:p>
          </table:table-cell>
          <table:table-cell office:value-type="float" office:value="2400.21676805971" calcext:value-type="float">
            <text:p>2400.21676805971</text:p>
          </table:table-cell>
          <table:table-cell office:value-type="float" office:value="3812.3987865352" calcext:value-type="float">
            <text:p>3812.3987865352</text:p>
          </table:table-cell>
          <table:table-cell office:value-type="float" office:value="1899.97616029029" calcext:value-type="float">
            <text:p>1899.97616029029</text:p>
          </table:table-cell>
          <table:table-cell office:value-type="float" office:value="-2613.61443157701" calcext:value-type="float">
            <text:p>-2613.61443157701</text:p>
          </table:table-cell>
          <table:table-cell office:value-type="float" office:value="-2177.64954031336" calcext:value-type="float">
            <text:p>-2177.64954031336</text:p>
          </table:table-cell>
          <table:table-cell office:value-type="float" office:value="-3719.34181572324" calcext:value-type="float">
            <text:p>-3719.34181572324</text:p>
          </table:table-cell>
          <table:table-cell office:value-type="float" office:value="394.684288205021" calcext:value-type="float">
            <text:p>394.684288205021</text:p>
          </table:table-cell>
          <table:table-cell office:value-type="float" office:value="-9022.28307604527" calcext:value-type="float">
            <text:p>-9022.28307604527</text:p>
          </table:table-cell>
          <table:table-cell office:value-type="float" office:value="9022283.07604527" calcext:value-type="float">
            <text:p>9022283.0760452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-47045.0597683862" calcext:value-type="float">
            <text:p>-47045.059768386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1553.377837</text:p>
          </table:table-cell>
          <table:table-cell office:value-type="float" office:value="237.957061071302" calcext:value-type="float">
            <text:p>238.0</text:p>
          </table:table-cell>
          <table:table-cell office:value-type="float" office:value="23443.6090658715" calcext:value-type="float">
            <text:p>23443.6</text:p>
          </table:table-cell>
          <table:table-cell office:value-type="float" office:value="0.234436090658715" calcext:value-type="float">
            <text:p>0.2</text:p>
          </table:table-cell>
          <table:table-cell office:value-type="float" office:value="23443.6090658715" calcext:value-type="float">
            <text:p>23443.6</text:p>
          </table:table-cell>
          <table:table-cell office:value-type="float" office:value="22430.5500281024" calcext:value-type="float">
            <text:p>22430.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style-name="ce35" office:value-type="float" office:value="57.2916666666667" calcext:value-type="float">
            <text:p>57.29</text:p>
          </table:table-cell>
          <table:table-cell office:value-type="float" office:value="2417.71647475038" calcext:value-type="float">
            <text:p>2417.71647475038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671.48285476584" calcext:value-type="float">
            <text:p>-2671.48285476584</text:p>
          </table:table-cell>
          <table:table-cell office:value-type="float" office:value="-2113.01046418029" calcext:value-type="float">
            <text:p>-2113.0104641802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44.204261102828" calcext:value-type="float">
            <text:p>244.204261102828</text:p>
          </table:table-cell>
          <table:table-cell office:value-type="float" office:value="-19233.0766857516" calcext:value-type="float">
            <text:p>-19233.0766857516</text:p>
          </table:table-cell>
          <table:table-cell office:value-type="float" office:value="19233076.6857516" calcext:value-type="float">
            <text:p>19233076.6857516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-109530.7970454" calcext:value-type="float">
            <text:p>-109530.797045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037.749464</text:p>
          </table:table-cell>
          <table:table-cell office:value-type="float" office:value="218.409275670131" calcext:value-type="float">
            <text:p>218.4</text:p>
          </table:table-cell>
          <table:table-cell office:value-type="float" office:value="21396.1434141842" calcext:value-type="float">
            <text:p>21396.1</text:p>
          </table:table-cell>
          <table:table-cell office:value-type="float" office:value="0.213961434141842" calcext:value-type="float">
            <text:p>0.2</text:p>
          </table:table-cell>
          <table:table-cell office:value-type="float" office:value="21396.1434141842" calcext:value-type="float">
            <text:p>21396.1</text:p>
          </table:table-cell>
          <table:table-cell office:value-type="float" office:value="18716.2412221325" calcext:value-type="float">
            <text:p>18716.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style-name="ce35" office:value-type="float" office:value="55.7377049180328" calcext:value-type="float">
            <text:p>55.74</text:p>
          </table:table-cell>
          <table:table-cell office:value-type="float" office:value="2457.79375360558" calcext:value-type="float">
            <text:p>2457.79375360558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12.28152016927" calcext:value-type="float">
            <text:p>1912.28152016927</text:p>
          </table:table-cell>
          <table:table-cell office:value-type="float" office:value="-2698.77466353695" calcext:value-type="float">
            <text:p>-2698.77466353695</text:p>
          </table:table-cell>
          <table:table-cell office:value-type="float" office:value="-2108.62984994694" calcext:value-type="float">
            <text:p>-2108.6298499469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175.378224706428" calcext:value-type="float">
            <text:p>175.378224706428</text:p>
          </table:table-cell>
          <table:table-cell office:value-type="float" office:value="-24533.6297731874" calcext:value-type="float">
            <text:p>-24533.6297731874</text:p>
          </table:table-cell>
          <table:table-cell office:value-type="float" office:value="24533629.7731874" calcext:value-type="float">
            <text:p>24533629.7731874</text:p>
          </table:table-cell>
          <table:table-cell office:value-type="float" office:value="122.5" calcext:value-type="float">
            <text:p>122.5</text:p>
          </table:table-cell>
          <table:table-cell office:value-type="float" office:value="54" calcext:value-type="float">
            <text:p>54</text:p>
          </table:table-cell>
          <table:table-cell office:value-type="float" office:value="-145733.831830995" calcext:value-type="float">
            <text:p>-145733.8318309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542.50295</text:p>
          </table:table-cell>
          <table:table-cell office:value-type="float" office:value="91.5660274382527" calcext:value-type="float">
            <text:p>91.6</text:p>
          </table:table-cell>
          <table:table-cell office:value-type="float" office:value="8957.48940736496" calcext:value-type="float">
            <text:p>8957.5</text:p>
          </table:table-cell>
          <table:table-cell office:value-type="float" office:value="0.0895748940736496" calcext:value-type="float">
            <text:p>0.1</text:p>
          </table:table-cell>
          <table:table-cell office:value-type="float" office:value="8957.48940736496" calcext:value-type="float">
            <text:p>8957.5</text:p>
          </table:table-cell>
          <table:table-cell office:value-type="float" office:value="6687.13668912266" calcext:value-type="float">
            <text:p>6687.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5" office:value-type="float" office:value="52.0547945205479" calcext:value-type="float">
            <text:p>52.05</text:p>
          </table:table-cell>
          <table:table-cell office:value-type="float" office:value="2560.70037220828" calcext:value-type="float">
            <text:p>2560.70037220828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1.58809772298" calcext:value-type="float">
            <text:p>1901.58809772298</text:p>
          </table:table-cell>
          <table:table-cell office:value-type="float" office:value="-2524.26070675856" calcext:value-type="float">
            <text:p>-2524.26070675856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3935.61319278857" calcext:value-type="float">
            <text:p>-3935.61319278857</text:p>
          </table:table-cell>
          <table:table-cell office:value-type="float" office:value="122.705334347465" calcext:value-type="float">
            <text:p>122.705334347465</text:p>
          </table:table-cell>
          <table:table-cell office:value-type="float" office:value="-14716.2737631705" calcext:value-type="float">
            <text:p>-14716.2737631705</text:p>
          </table:table-cell>
          <table:table-cell office:value-type="float" office:value="14716273.7631705" calcext:value-type="float">
            <text:p>14716273.7631705</text:p>
          </table:table-cell>
          <table:table-cell office:value-type="float" office:value="73.5" calcext:value-type="float">
            <text:p>73.5</text:p>
          </table:table-cell>
          <table:table-cell office:value-type="float" office:value="35" calcext:value-type="float">
            <text:p>35</text:p>
          </table:table-cell>
          <table:table-cell office:value-type="float" office:value="-88349.1247365496" calcext:value-type="float">
            <text:p>-88349.12473654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992.99254</text:p>
          </table:table-cell>
          <table:table-cell office:value-type="float" office:value="251.005974379232" calcext:value-type="float">
            <text:p>251.0</text:p>
          </table:table-cell>
          <table:table-cell office:value-type="float" office:value="24648.5074276547" calcext:value-type="float">
            <text:p>24648.5</text:p>
          </table:table-cell>
          <table:table-cell office:value-type="float" office:value="0.246485074276547" calcext:value-type="float">
            <text:p>0.2</text:p>
          </table:table-cell>
          <table:table-cell office:value-type="float" office:value="24648.5074276548" calcext:value-type="float">
            <text:p>24648.5</text:p>
          </table:table-cell>
          <table:table-cell office:value-type="float" office:value="22418.446592692" calcext:value-type="float">
            <text:p>22418.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55.46875" calcext:value-type="float">
            <text:p>55.47</text:p>
          </table:table-cell>
          <table:table-cell office:value-type="float" office:value="2482.63860100517" calcext:value-type="float">
            <text:p>2482.63860100517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8.69743969946" calcext:value-type="float">
            <text:p>1908.69743969946</text:p>
          </table:table-cell>
          <table:table-cell office:value-type="float" office:value="-2659.97953059144" calcext:value-type="float">
            <text:p>-2659.97953059144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192.566464278553" calcext:value-type="float">
            <text:p>192.566464278553</text:p>
          </table:table-cell>
          <table:table-cell office:value-type="float" office:value="-25737.4859934211" calcext:value-type="float">
            <text:p>-25737.4859934211</text:p>
          </table:table-cell>
          <table:table-cell office:value-type="float" office:value="25737485.9934211" calcext:value-type="float">
            <text:p>25737485.9934211</text:p>
          </table:table-cell>
          <table:table-cell office:value-type="float" office:value="128.5" calcext:value-type="float">
            <text:p>128.5</text:p>
          </table:table-cell>
          <table:table-cell office:value-type="float" office:value="57" calcext:value-type="float">
            <text:p>57</text:p>
          </table:table-cell>
          <table:table-cell office:value-type="float" office:value="-151618.833243712" calcext:value-type="float">
            <text:p>-151618.8332437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3513.625437</text:p>
          </table:table-cell>
          <table:table-cell office:value-type="float" office:value="227.649257530365" calcext:value-type="float">
            <text:p>227.6</text:p>
          </table:table-cell>
          <table:table-cell office:value-type="float" office:value="22372.606641771" calcext:value-type="float">
            <text:p>22372.6</text:p>
          </table:table-cell>
          <table:table-cell office:value-type="float" office:value="0.22372606641771" calcext:value-type="float">
            <text:p>0.2</text:p>
          </table:table-cell>
          <table:table-cell office:value-type="float" office:value="22372.606641771" calcext:value-type="float">
            <text:p>22372.6</text:p>
          </table:table-cell>
          <table:table-cell office:value-type="float" office:value="19982.7781222862" calcext:value-type="float">
            <text:p>19982.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style-name="ce35" office:value-type="float" office:value="55.4621848739496" calcext:value-type="float">
            <text:p>55.46</text:p>
          </table:table-cell>
          <table:table-cell office:value-type="float" office:value="2495.38628689638" calcext:value-type="float">
            <text:p>2495.38628689638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8.69743969946" calcext:value-type="float">
            <text:p>1908.69743969946</text:p>
          </table:table-cell>
          <table:table-cell office:value-type="float" office:value="-2685.33751496963" calcext:value-type="float">
            <text:p>-2685.33751496963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3935.61319278857" calcext:value-type="float">
            <text:p>-3935.61319278857</text:p>
          </table:table-cell>
          <table:table-cell office:value-type="float" office:value="188.005097830008" calcext:value-type="float">
            <text:p>188.005097830008</text:p>
          </table:table-cell>
          <table:table-cell office:value-type="float" office:value="-23934.3069135553" calcext:value-type="float">
            <text:p>-23934.3069135553</text:p>
          </table:table-cell>
          <table:table-cell office:value-type="float" office:value="23934306.9135553" calcext:value-type="float">
            <text:p>23934306.9135553</text:p>
          </table:table-cell>
          <table:table-cell office:value-type="float" office:value="119.5" calcext:value-type="float">
            <text:p>119.5</text:p>
          </table:table-cell>
          <table:table-cell office:value-type="float" office:value="53" calcext:value-type="float">
            <text:p>53</text:p>
          </table:table-cell>
          <table:table-cell office:value-type="float" office:value="-142322.88829339" calcext:value-type="float">
            <text:p>-142322.8882933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hodl</text:p>
          </table:table-cell>
          <table:table-cell office:value-type="float" office:value="54300.3769019822" calcext:value-type="float">
            <text:p>54300.4</text:p>
          </table:table-cell>
          <table:table-cell office:value-type="float" office:value="40507.0985773951" calcext:value-type="float">
            <text:p>40507.1</text:p>
          </table:table-cell>
          <table:table-cell office:value-type="float" office:value="0.405070985773951" calcext:value-type="float">
            <text:p>0.4</text:p>
          </table:table-cell>
          <table:table-cell table:number-columns-repeated="2" office:value-type="float" office:value="40507.0985773951" calcext:value-type="float">
            <text:p>40507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number-columns-repeated="3" office:value-type="float" office:value="40507.0985773951" calcext:value-type="float">
            <text:p>40507.098577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07.0985773951" calcext:value-type="float">
            <text:p>40507.0985773951</text:p>
          </table:table-cell>
          <table:table-cell office:value-type="float" office:value="-240.647746323719" calcext:value-type="float">
            <text:p>-240.647746323719</text:p>
          </table:table-cell>
          <table:table-cell office:value-type="float" office:value="240647.746323719" calcext:value-type="float">
            <text:p>240647.7463237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0357.5139468</text:p>
          </table:table-cell>
          <table:table-cell office:value-type="float" office:value="-39.3317237759888" calcext:value-type="float">
            <text:p>-39.3</text:p>
          </table:table-cell>
          <table:table-cell office:value-type="float" office:value="-4448.47962195506" calcext:value-type="float">
            <text:p>-4448.5</text:p>
          </table:table-cell>
          <table:table-cell office:value-type="float" office:value="-0.0444847962195506" calcext:value-type="float">
            <text:p>0.0</text:p>
          </table:table-cell>
          <table:table-cell office:value-type="float" office:value="-4448.47962195496" calcext:value-type="float">
            <text:p>-4448.5</text:p>
          </table:table-cell>
          <table:table-cell office:value-type="float" office:value="-8586.68943876139" calcext:value-type="float">
            <text:p>-8586.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style-name="ce35" office:value-type="float" office:value="53.6585365853659" calcext:value-type="float">
            <text:p>53.66</text:p>
          </table:table-cell>
          <table:table-cell office:value-type="float" office:value="1910.20031462624" calcext:value-type="float">
            <text:p>1910.20031462624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58.6369919036" calcext:value-type="float">
            <text:p>-2258.6369919036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21.6999005949022" calcext:value-type="float">
            <text:p>-21.6999005949022</text:p>
          </table:table-cell>
          <table:table-cell office:value-type="float" office:value="-41116.067587966" calcext:value-type="float">
            <text:p>-41116.067587966</text:p>
          </table:table-cell>
          <table:table-cell office:value-type="float" office:value="41116067.587966" calcext:value-type="float">
            <text:p>41116067.587966</text:p>
          </table:table-cell>
          <table:table-cell office:value-type="float" office:value="205.5" calcext:value-type="float">
            <text:p>205.5</text:p>
          </table:table-cell>
          <table:table-cell office:value-type="float" office:value="95" calcext:value-type="float">
            <text:p>95</text:p>
          </table:table-cell>
          <table:table-cell office:value-type="float" office:value="-214570.514230842" calcext:value-type="float">
            <text:p>-214570.5142308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1677.744884</text:p>
          </table:table-cell>
          <table:table-cell office:value-type="float" office:value="104.100626225699" calcext:value-type="float">
            <text:p>104.1</text:p>
          </table:table-cell>
          <table:table-cell office:value-type="float" office:value="9974.95590799722" calcext:value-type="float">
            <text:p>9975.0</text:p>
          </table:table-cell>
          <table:table-cell office:value-type="float" office:value="0.0997495590799723" calcext:value-type="float">
            <text:p>0.1</text:p>
          </table:table-cell>
          <table:table-cell office:value-type="float" office:value="9974.95590799733" calcext:value-type="float">
            <text:p>9975.0</text:p>
          </table:table-cell>
          <table:table-cell office:value-type="float" office:value="6927.38716914352" calcext:value-type="float">
            <text:p>6927.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style-name="ce35" office:value-type="float" office:value="56" calcext:value-type="float">
            <text:p>56.00</text:p>
          </table:table-cell>
          <table:table-cell office:value-type="float" office:value="1899.22504891667" calcext:value-type="float">
            <text:p>1899.22504891667</text:p>
          </table:table-cell>
          <table:table-cell office:value-type="float" office:value="2385.00931646502" calcext:value-type="float">
            <text:p>2385.00931646502</text:p>
          </table:table-cell>
          <table:table-cell office:value-type="float" office:value="746.13377359345" calcext:value-type="float">
            <text:p>746.13377359345</text:p>
          </table:table-cell>
          <table:table-cell office:value-type="float" office:value="-2266.05982122731" calcext:value-type="float">
            <text:p>-2266.05982122731</text:p>
          </table:table-cell>
          <table:table-cell office:value-type="float" office:value="-2098.45574621587" calcext:value-type="float">
            <text:p>-2098.45574621587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66.4997060533155" calcext:value-type="float">
            <text:p>66.4997060533155</text:p>
          </table:table-cell>
          <table:table-cell office:value-type="float" office:value="-30124.9999558639" calcext:value-type="float">
            <text:p>-30124.9999558639</text:p>
          </table:table-cell>
          <table:table-cell office:value-type="float" office:value="30124999.9558639" calcext:value-type="float">
            <text:p>30124999.9558639</text:p>
          </table:table-cell>
          <table:table-cell office:value-type="float" office:value="150.5" calcext:value-type="float">
            <text:p>150.5</text:p>
          </table:table-cell>
          <table:table-cell office:value-type="float" office:value="66" calcext:value-type="float">
            <text:p>66</text:p>
          </table:table-cell>
          <table:table-cell office:value-type="float" office:value="-149559.948201003" calcext:value-type="float">
            <text:p>-149559.94820100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4784.0697742</text:p>
          </table:table-cell>
          <table:table-cell office:value-type="float" office:value="-125.043327975201" calcext:value-type="float">
            <text:p>-125.0</text:p>
          </table:table-cell>
          <table:table-cell office:value-type="float" office:value="-12983.2874154922" calcext:value-type="float">
            <text:p>-12983.3</text:p>
          </table:table-cell>
          <table:table-cell office:value-type="float" office:value="-0.129832874154922" calcext:value-type="float">
            <text:p>-0.1</text:p>
          </table:table-cell>
          <table:table-cell office:value-type="float" office:value="-12983.2874154921" calcext:value-type="float">
            <text:p>-12983.3</text:p>
          </table:table-cell>
          <table:table-cell office:value-type="float" office:value="-16172.2905631069" calcext:value-type="float">
            <text:p>-16172.3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style-name="ce35" office:value-type="float" office:value="52.803738317757" calcext:value-type="float">
            <text:p>52.80</text:p>
          </table:table-cell>
          <table:table-cell office:value-type="float" office:value="1893.90146204705" calcext:value-type="float">
            <text:p>1893.90146204705</text:p>
          </table:table-cell>
          <table:table-cell office:value-type="float" office:value="2167.93184459158" calcext:value-type="float">
            <text:p>2167.93184459158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7.46685769118" calcext:value-type="float">
            <text:p>-2247.46685769118</text:p>
          </table:table-cell>
          <table:table-cell office:value-type="float" office:value="-2099.23783632896" calcext:value-type="float">
            <text:p>-2099.23783632896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60.6695673621128" calcext:value-type="float">
            <text:p>-60.6695673621128</text:p>
          </table:table-cell>
          <table:table-cell office:value-type="float" office:value="-42908.4251377222" calcext:value-type="float">
            <text:p>-42908.4251377222</text:p>
          </table:table-cell>
          <table:table-cell office:value-type="float" office:value="42908425.1377222" calcext:value-type="float">
            <text:p>42908425.1377222</text:p>
          </table:table-cell>
          <table:table-cell office:value-type="float" office:value="214.5" calcext:value-type="float">
            <text:p>214.5</text:p>
          </table:table-cell>
          <table:table-cell office:value-type="float" office:value="101" calcext:value-type="float">
            <text:p>101</text:p>
          </table:table-cell>
          <table:table-cell office:value-type="float" office:value="-226994.152626809" calcext:value-type="float">
            <text:p>-226994.15262680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5960.841218</text:p>
          </table:table-cell>
          <table:table-cell office:value-type="float" office:value="-104.658099460409" calcext:value-type="float">
            <text:p>-104.7</text:p>
          </table:table-cell>
          <table:table-cell office:value-type="float" office:value="-10599.7193973358" calcext:value-type="float">
            <text:p>-10599.7</text:p>
          </table:table-cell>
          <table:table-cell office:value-type="float" office:value="-0.105997193973358" calcext:value-type="float">
            <text:p>-0.1</text:p>
          </table:table-cell>
          <table:table-cell office:value-type="float" office:value="-10599.7193973358" calcext:value-type="float">
            <text:p>-10599.7</text:p>
          </table:table-cell>
          <table:table-cell office:value-type="float" office:value="-12142.1564852156" calcext:value-type="float">
            <text:p>-12142.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35" office:value-type="float" office:value="51.8181818181818" calcext:value-type="float">
            <text:p>51.82</text:p>
          </table:table-cell>
          <table:table-cell office:value-type="float" office:value="1876.92587084395" calcext:value-type="float">
            <text:p>1876.92587084395</text:p>
          </table:table-cell>
          <table:table-cell office:value-type="float" office:value="2203.198619535" calcext:value-type="float">
            <text:p>2203.198619535</text:p>
          </table:table-cell>
          <table:table-cell office:value-type="float" office:value="746.13377359345" calcext:value-type="float">
            <text:p>746.13377359345</text:p>
          </table:table-cell>
          <table:table-cell office:value-type="float" office:value="-2218.57535915926" calcext:value-type="float">
            <text:p>-2218.57535915926</text:p>
          </table:table-cell>
          <table:table-cell office:value-type="float" office:value="-2099.1173792495" calcext:value-type="float">
            <text:p>-2099.1173792495</text:p>
          </table:table-cell>
          <table:table-cell office:value-type="float" office:value="-2575.87619568648" calcext:value-type="float">
            <text:p>-2575.87619568648</text:p>
          </table:table-cell>
          <table:table-cell office:value-type="float" office:value="-96.3610854303257" calcext:value-type="float">
            <text:p>-96.3610854303257</text:p>
          </table:table-cell>
          <table:table-cell office:value-type="float" office:value="-22000.4006812839" calcext:value-type="float">
            <text:p>-22000.4006812839</text:p>
          </table:table-cell>
          <table:table-cell office:value-type="float" office:value="22000400.6812839" calcext:value-type="float">
            <text:p>22000400.6812839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-117584.494035441" calcext:value-type="float">
            <text:p>-117584.49403544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7223.1375859</text:p>
          </table:table-cell>
          <table:table-cell office:value-type="float" office:value="-75.2651729605171" calcext:value-type="float">
            <text:p>-75.3</text:p>
          </table:table-cell>
          <table:table-cell office:value-type="float" office:value="-8070.23696533842" calcext:value-type="float">
            <text:p>-8070.2</text:p>
          </table:table-cell>
          <table:table-cell office:value-type="float" office:value="-0.0807023696533842" calcext:value-type="float">
            <text:p>-0.1</text:p>
          </table:table-cell>
          <table:table-cell office:value-type="float" office:value="-8070.23696533829" calcext:value-type="float">
            <text:p>-8070.2</text:p>
          </table:table-cell>
          <table:table-cell office:value-type="float" office:value="-12083.5839365807" calcext:value-type="float">
            <text:p>-12083.6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3.393665158371" calcext:value-type="float">
            <text:p>53.39</text:p>
          </table:table-cell>
          <table:table-cell office:value-type="float" office:value="1894.48150893057" calcext:value-type="float">
            <text:p>1894.48150893057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8.72868950627" calcext:value-type="float">
            <text:p>-2248.72868950627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36.5169093454221" calcext:value-type="float">
            <text:p>-36.5169093454221</text:p>
          </table:table-cell>
          <table:table-cell office:value-type="float" office:value="-44314.0438068415" calcext:value-type="float">
            <text:p>-44314.0438068415</text:p>
          </table:table-cell>
          <table:table-cell office:value-type="float" office:value="44314043.8068415" calcext:value-type="float">
            <text:p>44314043.8068415</text:p>
          </table:table-cell>
          <table:table-cell office:value-type="float" office:value="221.5" calcext:value-type="float">
            <text:p>221.5</text:p>
          </table:table-cell>
          <table:table-cell office:value-type="float" office:value="103" calcext:value-type="float">
            <text:p>103</text:p>
          </table:table-cell>
          <table:table-cell office:value-type="float" office:value="-231619.055019146" calcext:value-type="float">
            <text:p>-231619.0550191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8710.536845</text:p>
          </table:table-cell>
          <table:table-cell office:value-type="float" office:value="-99.446154680218" calcext:value-type="float">
            <text:p>-99.4</text:p>
          </table:table-cell>
          <table:table-cell office:value-type="float" office:value="-10468.6802539788" calcext:value-type="float">
            <text:p>-10468.7</text:p>
          </table:table-cell>
          <table:table-cell office:value-type="float" office:value="-0.104686802539788" calcext:value-type="float">
            <text:p>-0.1</text:p>
          </table:table-cell>
          <table:table-cell office:value-type="float" office:value="-10468.6802539788" calcext:value-type="float">
            <text:p>-10468.7</text:p>
          </table:table-cell>
          <table:table-cell office:value-type="float" office:value="-13986.7929945099" calcext:value-type="float">
            <text:p>-13986.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style-name="ce35" office:value-type="float" office:value="54.1062801932367" calcext:value-type="float">
            <text:p>54.11</text:p>
          </table:table-cell>
          <table:table-cell office:value-type="float" office:value="1861.13428690306" calcext:value-type="float">
            <text:p>1861.13428690306</text:p>
          </table:table-cell>
          <table:table-cell office:value-type="float" office:value="2245.0333854574" calcext:value-type="float">
            <text:p>2245.0333854574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304.37600407497" calcext:value-type="float">
            <text:p>-2304.37600407497</text:p>
          </table:table-cell>
          <table:table-cell office:value-type="float" office:value="-2099.23783632896" calcext:value-type="float">
            <text:p>-2099.23783632896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50.5733345602839" calcext:value-type="float">
            <text:p>-50.5733345602839</text:p>
          </table:table-cell>
          <table:table-cell office:value-type="float" office:value="-41510.2415613073" calcext:value-type="float">
            <text:p>-41510.2415613073</text:p>
          </table:table-cell>
          <table:table-cell office:value-type="float" office:value="41510241.5613073" calcext:value-type="float">
            <text:p>41510241.5613073</text:p>
          </table:table-cell>
          <table:table-cell office:value-type="float" office:value="207.5" calcext:value-type="float">
            <text:p>207.5</text:p>
          </table:table-cell>
          <table:table-cell office:value-type="float" office:value="95" calcext:value-type="float">
            <text:p>95</text:p>
          </table:table-cell>
          <table:table-cell office:value-type="float" office:value="-218915.720387122" calcext:value-type="float">
            <text:p>-218915.72038712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89739.289643</text:p>
          </table:table-cell>
          <table:table-cell office:value-type="float" office:value="-51.5309656576438" calcext:value-type="float">
            <text:p>-51.5</text:p>
          </table:table-cell>
          <table:table-cell office:value-type="float" office:value="-5703.34889734487" calcext:value-type="float">
            <text:p>-5703.3</text:p>
          </table:table-cell>
          <table:table-cell office:value-type="float" office:value="-0.0570334889734487" calcext:value-type="float">
            <text:p>-0.1</text:p>
          </table:table-cell>
          <table:table-cell office:value-type="float" office:value="-5703.34889734487" calcext:value-type="float">
            <text:p>-5703.3</text:p>
          </table:table-cell>
          <table:table-cell office:value-type="float" office:value="-9934.29645569204" calcext:value-type="float">
            <text:p>-9934.3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style-name="ce35" office:value-type="float" office:value="53.7037037037037" calcext:value-type="float">
            <text:p>53.70</text:p>
          </table:table-cell>
          <table:table-cell office:value-type="float" office:value="1903.65380677179" calcext:value-type="float">
            <text:p>1903.65380677179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614.097618238186" calcext:value-type="float">
            <text:p>614.097618238186</text:p>
          </table:table-cell>
          <table:table-cell office:value-type="float" office:value="-2265.27190482872" calcext:value-type="float">
            <text:p>-2265.27190482872</text:p>
          </table:table-cell>
          <table:table-cell office:value-type="float" office:value="-2099.23783632896" calcext:value-type="float">
            <text:p>-2099.23783632896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26.4043930432633" calcext:value-type="float">
            <text:p>-26.4043930432633</text:p>
          </table:table-cell>
          <table:table-cell office:value-type="float" office:value="-43315.9125636663" calcext:value-type="float">
            <text:p>-43315.9125636663</text:p>
          </table:table-cell>
          <table:table-cell office:value-type="float" office:value="43315912.5636663" calcext:value-type="float">
            <text:p>43315912.5636663</text:p>
          </table:table-cell>
          <table:table-cell office:value-type="float" office:value="216.5" calcext:value-type="float">
            <text:p>216.5</text:p>
          </table:table-cell>
          <table:table-cell office:value-type="float" office:value="100" calcext:value-type="float">
            <text:p>100</text:p>
          </table:table-cell>
          <table:table-cell office:value-type="float" office:value="-226527.190482872" calcext:value-type="float">
            <text:p>-226527.1904828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90699.435649</text:p>
          </table:table-cell>
          <table:table-cell office:value-type="float" office:value="-85.9111053990351" calcext:value-type="float">
            <text:p>-85.9</text:p>
          </table:table-cell>
          <table:table-cell office:value-type="float" office:value="-9128.67227744481" calcext:value-type="float">
            <text:p>-9128.7</text:p>
          </table:table-cell>
          <table:table-cell office:value-type="float" office:value="-0.0912867227744481" calcext:value-type="float">
            <text:p>-0.1</text:p>
          </table:table-cell>
          <table:table-cell office:value-type="float" office:value="-9128.67227744468" calcext:value-type="float">
            <text:p>-9128.7</text:p>
          </table:table-cell>
          <table:table-cell office:value-type="float" office:value="-12948.3695313673" calcext:value-type="float">
            <text:p>-12948.4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table:style-name="ce35" office:value-type="float" office:value="53.6363636363636" calcext:value-type="float">
            <text:p>53.64</text:p>
          </table:table-cell>
          <table:table-cell office:value-type="float" office:value="1866.19126196199" calcext:value-type="float">
            <text:p>1866.19126196199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8.42393322509" calcext:value-type="float">
            <text:p>-2248.42393322509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41.4939648974758" calcext:value-type="float">
            <text:p>-41.4939648974758</text:p>
          </table:table-cell>
          <table:table-cell office:value-type="float" office:value="-44112.8842119345" calcext:value-type="float">
            <text:p>-44112.8842119345</text:p>
          </table:table-cell>
          <table:table-cell office:value-type="float" office:value="44112884.2119345" calcext:value-type="float">
            <text:p>44112884.2119345</text:p>
          </table:table-cell>
          <table:table-cell office:value-type="float" office:value="220.5" calcext:value-type="float">
            <text:p>220.5</text:p>
          </table:table-cell>
          <table:table-cell office:value-type="float" office:value="102" calcext:value-type="float">
            <text:p>102</text:p>
          </table:table-cell>
          <table:table-cell office:value-type="float" office:value="-229339.24118896" calcext:value-type="float">
            <text:p>-229339.241188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74:.D181])/COUNT([.D174:.D181])" office:value-type="float" office:value="-59.6357404604142" calcext:value-type="float">
            <text:p>-59.6</text:p>
          </table:table-cell>
          <table:table-cell table:style-name="ce28" table:formula="of:=SUM([.E174:.E181])/COUNT([.E174:.E181])" office:value-type="float" office:value="-6428.43361511159" calcext:value-type="float">
            <text:p>-6428.4</text:p>
          </table:table-cell>
          <table:table-cell table:style-name="ce28" table:formula="of:=SUM([.F174:.F181])/COUNT([.F174:.F181])" office:value-type="float" office:value="-0.0642843361511159" calcext:value-type="float">
            <text:p>-0.1</text:p>
          </table:table-cell>
          <table:table-cell table:style-name="ce28" table:formula="of:=SUM([.G174:.G181])/COUNT([.G174:.G181])" office:value-type="float" office:value="-6428.43361511152" calcext:value-type="float">
            <text:p>-6428.4</text:p>
          </table:table-cell>
          <table:table-cell table:style-name="ce28" table:formula="of:=SUM([.H174:.H181])/COUNT([.H174:.H181])" office:value-type="float" office:value="-9865.84902951129" calcext:value-type="float">
            <text:p>-9865.8</text:p>
          </table:table-cell>
          <table:table-cell table:style-name="ce12" table:formula="of:=SUM([.I174:.I181])/COUNT([.I174:.I181])" office:value-type="float" office:value="103.5" calcext:value-type="float">
            <text:p>104</text:p>
          </table:table-cell>
          <table:table-cell table:style-name="ce12" table:formula="of:=SUM([.J174:.J181])/COUNT([.J174:.J181])" office:value-type="float" office:value="89.375" calcext:value-type="float">
            <text:p>89</text:p>
          </table:table-cell>
          <table:table-cell table:style-name="ce36" table:formula="of:=SUM([.K174:.K181])/COUNT([.K174:.K181])" office:value-type="float" office:value="53.6400586766225" calcext:value-type="float">
            <text:p>53.64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692931.802387</text:p>
          </table:table-cell>
          <table:table-cell office:value-type="float" office:value="-279.277233616678" calcext:value-type="float">
            <text:p>-279.3</text:p>
          </table:table-cell>
          <table:table-cell office:value-type="float" office:value="-28254.7597895284" calcext:value-type="float">
            <text:p>-28254.8</text:p>
          </table:table-cell>
          <table:table-cell office:value-type="float" office:value="-0.282547597895284" calcext:value-type="float">
            <text:p>-0.3</text:p>
          </table:table-cell>
          <table:table-cell office:value-type="float" office:value="-28254.7597895284" calcext:value-type="float">
            <text:p>-28254.8</text:p>
          </table:table-cell>
          <table:table-cell office:value-type="float" office:value="-25552.044120648" calcext:value-type="float">
            <text:p>-25552.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3.1818181818182" calcext:value-type="float">
            <text:p>53.18</text:p>
          </table:table-cell>
          <table:table-cell office:value-type="float" office:value="835.948589524781" calcext:value-type="float">
            <text:p>835.948589524781</text:p>
          </table:table-cell>
          <table:table-cell office:value-type="float" office:value="1197.81845353304" calcext:value-type="float">
            <text:p>1197.81845353304</text:p>
          </table:table-cell>
          <table:table-cell office:value-type="float" office:value="134.033542477351" calcext:value-type="float">
            <text:p>134.033542477351</text:p>
          </table:table-cell>
          <table:table-cell office:value-type="float" office:value="-1223.89072586338" calcext:value-type="float">
            <text:p>-1223.89072586338</text:p>
          </table:table-cell>
          <table:table-cell office:value-type="float" office:value="-268.293959264149" calcext:value-type="float">
            <text:p>-268.293959264149</text:p>
          </table:table-cell>
          <table:table-cell office:value-type="float" office:value="-2421.95530486709" calcext:value-type="float">
            <text:p>-2421.95530486709</text:p>
          </table:table-cell>
          <table:table-cell office:value-type="float" office:value="-128.430726316038" calcext:value-type="float">
            <text:p>-128.430726316038</text:p>
          </table:table-cell>
          <table:table-cell office:value-type="float" office:value="-43993.7389791897" calcext:value-type="float">
            <text:p>-43993.7389791897</text:p>
          </table:table-cell>
          <table:table-cell office:value-type="float" office:value="43993738.9791897" calcext:value-type="float">
            <text:p>43993738.9791897</text:p>
          </table:table-cell>
          <table:table-cell office:value-type="float" office:value="220" calcext:value-type="float">
            <text:p>220</text:p>
          </table:table-cell>
          <table:table-cell office:value-type="float" office:value="102" calcext:value-type="float">
            <text:p>102</text:p>
          </table:table-cell>
          <table:table-cell office:value-type="float" office:value="-125792.450804664" calcext:value-type="float">
            <text:p>-125792.45080466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693894.547888</text:p>
          </table:table-cell>
          <table:table-cell office:value-type="float" office:value="-14.30523307537" calcext:value-type="float">
            <text:p>-14.3</text:p>
          </table:table-cell>
          <table:table-cell office:value-type="float" office:value="-1448.53873775346" calcext:value-type="float">
            <text:p>-1448.5</text:p>
          </table:table-cell>
          <table:table-cell office:value-type="float" office:value="-0.0144853873775346" calcext:value-type="float">
            <text:p>0.0</text:p>
          </table:table-cell>
          <table:table-cell office:value-type="float" office:value="-1448.53873775346" calcext:value-type="float">
            <text:p>-1448.5</text:p>
          </table:table-cell>
          <table:table-cell office:value-type="float" office:value="-1591.28035821171" calcext:value-type="float">
            <text:p>-1591.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35" office:value-type="float" office:value="56.6666666666667" calcext:value-type="float">
            <text:p>56.67</text:p>
          </table:table-cell>
          <table:table-cell office:value-type="float" office:value="816.600718355322" calcext:value-type="float">
            <text:p>816.600718355322</text:p>
          </table:table-cell>
          <table:table-cell office:value-type="float" office:value="1167.14382824008" calcext:value-type="float">
            <text:p>1167.14382824008</text:p>
          </table:table-cell>
          <table:table-cell office:value-type="float" office:value="216.075095144057" calcext:value-type="float">
            <text:p>216.075095144057</text:p>
          </table:table-cell>
          <table:table-cell office:value-type="float" office:value="-1179.28853459953" calcext:value-type="float">
            <text:p>-1179.28853459953</text:p>
          </table:table-cell>
          <table:table-cell office:value-type="float" office:value="-1104.59598208308" calcext:value-type="float">
            <text:p>-1104.59598208308</text:p>
          </table:table-cell>
          <table:table-cell office:value-type="float" office:value="-1306.28895042071" calcext:value-type="float">
            <text:p>-1306.28895042071</text:p>
          </table:table-cell>
          <table:table-cell office:value-type="float" office:value="-48.2846245917821" calcext:value-type="float">
            <text:p>-48.2846245917821</text:p>
          </table:table-cell>
          <table:table-cell office:value-type="float" office:value="-6001.55301427652" calcext:value-type="float">
            <text:p>-6001.55301427652</text:p>
          </table:table-cell>
          <table:table-cell office:value-type="float" office:value="6001553.01427652" calcext:value-type="float">
            <text:p>6001553.0142765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-15330.7509497939" calcext:value-type="float">
            <text:p>-15330.750949793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694830.065502</text:p>
          </table:table-cell>
          <table:table-cell office:value-type="float" office:value="-650.178922022434" calcext:value-type="float">
            <text:p>-650.2</text:p>
          </table:table-cell>
          <table:table-cell office:value-type="float" office:value="-65338.1663235699" calcext:value-type="float">
            <text:p>-65338.2</text:p>
          </table:table-cell>
          <table:table-cell office:value-type="float" office:value="-0.653381663235699" calcext:value-type="float">
            <text:p>-0.7</text:p>
          </table:table-cell>
          <table:table-cell office:value-type="float" office:value="-65338.1663235699" calcext:value-type="float">
            <text:p>-65338.2</text:p>
          </table:table-cell>
          <table:table-cell office:value-type="float" office:value="-49174.0299908961" calcext:value-type="float">
            <text:p>-49174.0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style-name="ce35" office:value-type="float" office:value="48.849104859335" calcext:value-type="float">
            <text:p>48.85</text:p>
          </table:table-cell>
          <table:table-cell office:value-type="float" office:value="917.635744171869" calcext:value-type="float">
            <text:p>917.635744171869</text:p>
          </table:table-cell>
          <table:table-cell office:value-type="float" office:value="1606.94551703414" calcext:value-type="float">
            <text:p>1606.94551703414</text:p>
          </table:table-cell>
          <table:table-cell office:value-type="float" office:value="134.033542477351" calcext:value-type="float">
            <text:p>134.033542477351</text:p>
          </table:table-cell>
          <table:table-cell office:value-type="float" office:value="-1203.03296730198" calcext:value-type="float">
            <text:p>-1203.03296730198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1638.65473755334" calcext:value-type="float">
            <text:p>-1638.65473755334</text:p>
          </table:table-cell>
          <table:table-cell office:value-type="float" office:value="-167.105284715012" calcext:value-type="float">
            <text:p>-167.105284715012</text:p>
          </table:table-cell>
          <table:table-cell office:value-type="float" office:value="-78273.7355692458" calcext:value-type="float">
            <text:p>-78273.7355692458</text:p>
          </table:table-cell>
          <table:table-cell office:value-type="float" office:value="78273735.5692457" calcext:value-type="float">
            <text:p>78273735.5692457</text:p>
          </table:table-cell>
          <table:table-cell office:value-type="float" office:value="391.5" calcext:value-type="float">
            <text:p>391.5</text:p>
          </table:table-cell>
          <table:table-cell office:value-type="float" office:value="198" calcext:value-type="float">
            <text:p>198</text:p>
          </table:table-cell>
          <table:table-cell office:value-type="float" office:value="-240547.56341624" calcext:value-type="float">
            <text:p>-240547.5634162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696049.332767</text:p>
          </table:table-cell>
          <table:table-cell office:value-type="float" office:value="-264.331370749169" calcext:value-type="float">
            <text:p>-264.3</text:p>
          </table:table-cell>
          <table:table-cell office:value-type="float" office:value="-26540.2100096485" calcext:value-type="float">
            <text:p>-26540.2</text:p>
          </table:table-cell>
          <table:table-cell office:value-type="float" office:value="-0.265402100096485" calcext:value-type="float">
            <text:p>-0.3</text:p>
          </table:table-cell>
          <table:table-cell office:value-type="float" office:value="-26540.2100096485" calcext:value-type="float">
            <text:p>-26540.2</text:p>
          </table:table-cell>
          <table:table-cell office:value-type="float" office:value="-24038.7904195124" calcext:value-type="float">
            <text:p>-24038.8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35" office:value-type="float" office:value="50" calcext:value-type="float">
            <text:p>50.00</text:p>
          </table:table-cell>
          <table:table-cell office:value-type="float" office:value="886.147963313422" calcext:value-type="float">
            <text:p>886.147963313422</text:p>
          </table:table-cell>
          <table:table-cell office:value-type="float" office:value="1462.10581709129" calcext:value-type="float">
            <text:p>1462.10581709129</text:p>
          </table:table-cell>
          <table:table-cell office:value-type="float" office:value="165.370269762934" calcext:value-type="float">
            <text:p>165.370269762934</text:p>
          </table:table-cell>
          <table:table-cell office:value-type="float" office:value="-1209.80906099206" calcext:value-type="float">
            <text:p>-1209.80906099206</text:p>
          </table:table-cell>
          <table:table-cell office:value-type="float" office:value="-1099.16039798818" calcext:value-type="float">
            <text:p>-1099.16039798818</text:p>
          </table:table-cell>
          <table:table-cell office:value-type="float" office:value="-1442.49907317471" calcext:value-type="float">
            <text:p>-1442.49907317471</text:p>
          </table:table-cell>
          <table:table-cell office:value-type="float" office:value="-161.83054883932" calcext:value-type="float">
            <text:p>-161.83054883932</text:p>
          </table:table-cell>
          <table:table-cell office:value-type="float" office:value="-32889.84963963" calcext:value-type="float">
            <text:p>-32889.84963963</text:p>
          </table:table-cell>
          <table:table-cell office:value-type="float" office:value="32889849.63963" calcext:value-type="float">
            <text:p>32889849.63963</text:p>
          </table:table-cell>
          <table:table-cell office:value-type="float" office:value="164.5" calcext:value-type="float">
            <text:p>164.5</text:p>
          </table:table-cell>
          <table:table-cell office:value-type="float" office:value="82" calcext:value-type="float">
            <text:p>82</text:p>
          </table:table-cell>
          <table:table-cell office:value-type="float" office:value="-99204.3430013491" calcext:value-type="float">
            <text:p>-99204.34300134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698212.713749</text:p>
          </table:table-cell>
          <table:table-cell office:value-type="float" office:value="-62.1117032363654" calcext:value-type="float">
            <text:p>-62.1</text:p>
          </table:table-cell>
          <table:table-cell office:value-type="float" office:value="-6202.4259374798" calcext:value-type="float">
            <text:p>-6202.4</text:p>
          </table:table-cell>
          <table:table-cell office:value-type="float" office:value="-0.062024259374798" calcext:value-type="float">
            <text:p>-0.1</text:p>
          </table:table-cell>
          <table:table-cell office:value-type="float" office:value="-6202.4259374798" calcext:value-type="float">
            <text:p>-6202.4</text:p>
          </table:table-cell>
          <table:table-cell office:value-type="float" office:value="-6201.90832721488" calcext:value-type="float">
            <text:p>-6201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5" office:value-type="float" office:value="48.4848484848485" calcext:value-type="float">
            <text:p>48.48</text:p>
          </table:table-cell>
          <table:table-cell office:value-type="float" office:value="916.053029975513" calcext:value-type="float">
            <text:p>916.053029975513</text:p>
          </table:table-cell>
          <table:table-cell office:value-type="float" office:value="1183.96922157214" calcext:value-type="float">
            <text:p>1183.96922157214</text:p>
          </table:table-cell>
          <table:table-cell office:value-type="float" office:value="169.44187589096" calcext:value-type="float">
            <text:p>169.44187589096</text:p>
          </table:table-cell>
          <table:table-cell office:value-type="float" office:value="-1227.01614218165" calcext:value-type="float">
            <text:p>-1227.01614218165</text:p>
          </table:table-cell>
          <table:table-cell office:value-type="float" office:value="-1107.4294574752" calcext:value-type="float">
            <text:p>-1107.4294574752</text:p>
          </table:table-cell>
          <table:table-cell office:value-type="float" office:value="-1434.26074852089" calcext:value-type="float">
            <text:p>-1434.26074852089</text:p>
          </table:table-cell>
          <table:table-cell office:value-type="float" office:value="-187.952301135751" calcext:value-type="float">
            <text:p>-187.952301135751</text:p>
          </table:table-cell>
          <table:table-cell office:value-type="float" office:value="-6597.09466873125" calcext:value-type="float">
            <text:p>-6597.09466873125</text:p>
          </table:table-cell>
          <table:table-cell office:value-type="float" office:value="6597094.66873125" calcext:value-type="float">
            <text:p>6597094.668731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-20859.274417088" calcext:value-type="float">
            <text:p>-20859.27441708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700107.376617</text:p>
          </table:table-cell>
          <table:table-cell office:value-type="float" office:value="-1231.58212382069" calcext:value-type="float">
            <text:p>-1231.6</text:p>
          </table:table-cell>
          <table:table-cell office:value-type="float" office:value="-123599.007335719" calcext:value-type="float">
            <text:p>-123599.0</text:p>
          </table:table-cell>
          <table:table-cell office:value-type="float" office:value="-1.23599007335719" calcext:value-type="float">
            <text:p>-1.2</text:p>
          </table:table-cell>
          <table:table-cell office:value-type="float" office:value="-123599.007335719" calcext:value-type="float">
            <text:p>-123599.0</text:p>
          </table:table-cell>
          <table:table-cell office:value-type="float" office:value="-72020.1540399552" calcext:value-type="float">
            <text:p>-72020.2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table:style-name="ce35" office:value-type="float" office:value="48.8038277511962" calcext:value-type="float">
            <text:p>48.80</text:p>
          </table:table-cell>
          <table:table-cell office:value-type="float" office:value="878.184011389655" calcext:value-type="float">
            <text:p>878.184011389655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134.033542477351" calcext:value-type="float">
            <text:p>134.033542477351</text:p>
          </table:table-cell>
          <table:table-cell office:value-type="float" office:value="-1222.19101190328" calcext:value-type="float">
            <text:p>-1222.19101190328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97.127603406251" calcext:value-type="float">
            <text:p>-197.127603406251</text:p>
          </table:table-cell>
          <table:table-cell office:value-type="float" office:value="-125439.040032697" calcext:value-type="float">
            <text:p>-125439.040032697</text:p>
          </table:table-cell>
          <table:table-cell office:value-type="float" office:value="125439040.032697" calcext:value-type="float">
            <text:p>125439040.032697</text:p>
          </table:table-cell>
          <table:table-cell office:value-type="float" office:value="627.5" calcext:value-type="float">
            <text:p>627.5</text:p>
          </table:table-cell>
          <table:table-cell office:value-type="float" office:value="319" calcext:value-type="float">
            <text:p>319</text:p>
          </table:table-cell>
          <table:table-cell office:value-type="float" office:value="-392264.284776797" calcext:value-type="float">
            <text:p>-392264.28477679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702245.847452</text:p>
          </table:table-cell>
          <table:table-cell office:value-type="float" office:value="-1000.67945676921" calcext:value-type="float">
            <text:p>-1000.7</text:p>
          </table:table-cell>
          <table:table-cell office:value-type="float" office:value="-100448.227130592" calcext:value-type="float">
            <text:p>-100448.2</text:p>
          </table:table-cell>
          <table:table-cell office:value-type="float" office:value="-1.00448227130592" calcext:value-type="float">
            <text:p>-1.0</text:p>
          </table:table-cell>
          <table:table-cell office:value-type="float" office:value="-100448.227130592" calcext:value-type="float">
            <text:p>-100448.2</text:p>
          </table:table-cell>
          <table:table-cell office:value-type="float" office:value="-64503.4790880063" calcext:value-type="float">
            <text:p>-64503.5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table:style-name="ce35" office:value-type="float" office:value="49.0671641791045" calcext:value-type="float">
            <text:p>49.07</text:p>
          </table:table-cell>
          <table:table-cell office:value-type="float" office:value="872.057057066166" calcext:value-type="float">
            <text:p>872.057057066166</text:p>
          </table:table-cell>
          <table:table-cell office:value-type="float" office:value="1417.42734680316" calcext:value-type="float">
            <text:p>1417.42734680316</text:p>
          </table:table-cell>
          <table:table-cell office:value-type="float" office:value="123.381726260865" calcext:value-type="float">
            <text:p>123.381726260865</text:p>
          </table:table-cell>
          <table:table-cell office:value-type="float" office:value="-1208.05579904393" calcext:value-type="float">
            <text:p>-1208.05579904393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1952.09623311652" calcext:value-type="float">
            <text:p>-1952.09623311652</text:p>
          </table:table-cell>
          <table:table-cell office:value-type="float" office:value="-187.403408825731" calcext:value-type="float">
            <text:p>-187.403408825731</text:p>
          </table:table-cell>
          <table:table-cell office:value-type="float" office:value="-107253.104877747" calcext:value-type="float">
            <text:p>-107253.104877747</text:p>
          </table:table-cell>
          <table:table-cell office:value-type="float" office:value="107253104.877747" calcext:value-type="float">
            <text:p>107253104.877747</text:p>
          </table:table-cell>
          <table:table-cell office:value-type="float" office:value="536.5" calcext:value-type="float">
            <text:p>536.5</text:p>
          </table:table-cell>
          <table:table-cell office:value-type="float" office:value="272" calcext:value-type="float">
            <text:p>272</text:p>
          </table:table-cell>
          <table:table-cell office:value-type="float" office:value="-329770.543084079" calcext:value-type="float">
            <text:p>-329770.5430840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704668.695877</text:p>
          </table:table-cell>
          <table:table-cell office:value-type="float" office:value="-1083.60379186899" calcext:value-type="float">
            <text:p>-1083.6</text:p>
          </table:table-cell>
          <table:table-cell office:value-type="float" office:value="-108536.976985523" calcext:value-type="float">
            <text:p>-108537.0</text:p>
          </table:table-cell>
          <table:table-cell office:value-type="float" office:value="-1.08536976985523" calcext:value-type="float">
            <text:p>-1.1</text:p>
          </table:table-cell>
          <table:table-cell office:value-type="float" office:value="-108536.976985523" calcext:value-type="float">
            <text:p>-108537.0</text:p>
          </table:table-cell>
          <table:table-cell office:value-type="float" office:value="-67151.6144665666" calcext:value-type="float">
            <text:p>-67151.6</text:p>
          </table:table-cell>
          <table:table-cell office:value-type="float" office:value="218" calcext:value-type="float">
            <text:p>218</text:p>
          </table:table-cell>
          <table:table-cell office:value-type="float" office:value="248" calcext:value-type="float">
            <text:p>248</text:p>
          </table:table-cell>
          <table:table-cell table:style-name="ce35" office:value-type="float" office:value="46.7811158798283" calcext:value-type="float">
            <text:p>46.78</text:p>
          </table:table-cell>
          <table:table-cell office:value-type="float" office:value="883.466829708098" calcext:value-type="float">
            <text:p>883.466829708098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165.370269762934" calcext:value-type="float">
            <text:p>165.370269762934</text:p>
          </table:table-cell>
          <table:table-cell office:value-type="float" office:value="-1214.24494299148" calcext:value-type="float">
            <text:p>-1214.24494299148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1863.66580963873" calcext:value-type="float">
            <text:p>-1863.66580963873</text:p>
          </table:table-cell>
          <table:table-cell office:value-type="float" office:value="-232.911967780091" calcext:value-type="float">
            <text:p>-232.911967780091</text:p>
          </table:table-cell>
          <table:table-cell office:value-type="float" office:value="-93238.0010240385" calcext:value-type="float">
            <text:p>-93238.0010240385</text:p>
          </table:table-cell>
          <table:table-cell office:value-type="float" office:value="93238001.0240385" calcext:value-type="float">
            <text:p>93238001.0240385</text:p>
          </table:table-cell>
          <table:table-cell office:value-type="float" office:value="466.5" calcext:value-type="float">
            <text:p>466.5</text:p>
          </table:table-cell>
          <table:table-cell office:value-type="float" office:value="247" calcext:value-type="float">
            <text:p>247</text:p>
          </table:table-cell>
          <table:table-cell office:value-type="float" office:value="-301104.055806973" calcext:value-type="float">
            <text:p>-301104.0558069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707266.815783</text:p>
          </table:table-cell>
          <table:table-cell office:value-type="float" office:value="-944.211260785247" calcext:value-type="float">
            <text:p>-944.2</text:p>
          </table:table-cell>
          <table:table-cell office:value-type="float" office:value="-95065.5281624139" calcext:value-type="float">
            <text:p>-95065.5</text:p>
          </table:table-cell>
          <table:table-cell office:value-type="float" office:value="-0.950655281624139" calcext:value-type="float">
            <text:p>-1.0</text:p>
          </table:table-cell>
          <table:table-cell office:value-type="float" office:value="-95065.5281624138" calcext:value-type="float">
            <text:p>-95065.5</text:p>
          </table:table-cell>
          <table:table-cell office:value-type="float" office:value="-62786.1037186027" calcext:value-type="float">
            <text:p>-62786.1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style-name="ce35" office:value-type="float" office:value="50.4716981132076" calcext:value-type="float">
            <text:p>50.47</text:p>
          </table:table-cell>
          <table:table-cell office:value-type="float" office:value="894.825319283958" calcext:value-type="float">
            <text:p>894.825319283958</text:p>
          </table:table-cell>
          <table:table-cell office:value-type="float" office:value="1666.03025953301" calcext:value-type="float">
            <text:p>1666.03025953301</text:p>
          </table:table-cell>
          <table:table-cell office:value-type="float" office:value="134.033542477351" calcext:value-type="float">
            <text:p>134.033542477351</text:p>
          </table:table-cell>
          <table:table-cell office:value-type="float" office:value="-1213.66493857957" calcext:value-type="float">
            <text:p>-1213.66493857957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2369.91734398002" calcext:value-type="float">
            <text:p>-2369.91734398002</text:p>
          </table:table-cell>
          <table:table-cell office:value-type="float" office:value="-149.474100884298" calcext:value-type="float">
            <text:p>-149.474100884298</text:p>
          </table:table-cell>
          <table:table-cell office:value-type="float" office:value="-127268.502974813" calcext:value-type="float">
            <text:p>-127268.502974813</text:p>
          </table:table-cell>
          <table:table-cell office:value-type="float" office:value="127268502.974812" calcext:value-type="float">
            <text:p>127268502.974812</text:p>
          </table:table-cell>
          <table:table-cell office:value-type="float" office:value="636.5" calcext:value-type="float">
            <text:p>636.5</text:p>
          </table:table-cell>
          <table:table-cell office:value-type="float" office:value="313" calcext:value-type="float">
            <text:p>313</text:p>
          </table:table-cell>
          <table:table-cell office:value-type="float" office:value="-382245.425608408" calcext:value-type="float">
            <text:p>-382245.4256084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1_TR0.005_SL0.01</text:p>
          </table:table-cell>
          <table:table-cell office:value-type="string" calcext:value-type="string">
            <text:p>rl_reppo-custom_combo_all_0.0001_20000_512_1000000_0.99_RMSprop_CELU_512|64_Batcd-weigm-actin-Dropt-weigm-Dropt-actin-weigm_1_1729709365.170005</text:p>
          </table:table-cell>
          <table:table-cell office:value-type="float" office:value="-1221.23730780459" calcext:value-type="float">
            <text:p>-1221.2</text:p>
          </table:table-cell>
          <table:table-cell office:value-type="float" office:value="-122478.646168274" calcext:value-type="float">
            <text:p>-122478.6</text:p>
          </table:table-cell>
          <table:table-cell office:value-type="float" office:value="-1.22478646168274" calcext:value-type="float">
            <text:p>-1.2</text:p>
          </table:table-cell>
          <table:table-cell office:value-type="float" office:value="-122478.646168274" calcext:value-type="float">
            <text:p>-122478.6</text:p>
          </table:table-cell>
          <table:table-cell office:value-type="float" office:value="-71649.8576989807" calcext:value-type="float">
            <text:p>-71649.9</text:p>
          </table:table-cell>
          <table:table-cell office:value-type="float" office:value="287" calcext:value-type="float">
            <text:p>287</text:p>
          </table:table-cell>
          <table:table-cell office:value-type="float" office:value="309" calcext:value-type="float">
            <text:p>309</text:p>
          </table:table-cell>
          <table:table-cell table:style-name="ce35" office:value-type="float" office:value="48.1543624161074" calcext:value-type="float">
            <text:p>48.15</text:p>
          </table:table-cell>
          <table:table-cell office:value-type="float" office:value="885.000708708714" calcext:value-type="float">
            <text:p>885.000708708714</text:p>
          </table:table-cell>
          <table:table-cell office:value-type="float" office:value="1519.05311350701" calcext:value-type="float">
            <text:p>1519.05311350701</text:p>
          </table:table-cell>
          <table:table-cell office:value-type="float" office:value="134.033542477351" calcext:value-type="float">
            <text:p>134.033542477351</text:p>
          </table:table-cell>
          <table:table-cell office:value-type="float" office:value="-1218.36197271092" calcext:value-type="float">
            <text:p>-1218.36197271092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2353.18005876498" calcext:value-type="float">
            <text:p>-2353.18005876498</text:p>
          </table:table-cell>
          <table:table-cell office:value-type="float" office:value="-205.501084174956" calcext:value-type="float">
            <text:p>-205.501084174956</text:p>
          </table:table-cell>
          <table:table-cell office:value-type="float" office:value="-119237.058412244" calcext:value-type="float">
            <text:p>-119237.058412244</text:p>
          </table:table-cell>
          <table:table-cell office:value-type="float" office:value="119237058.412244" calcext:value-type="float">
            <text:p>119237058.412244</text:p>
          </table:table-cell>
          <table:table-cell office:value-type="float" office:value="596.5" calcext:value-type="float">
            <text:p>596.5</text:p>
          </table:table-cell>
          <table:table-cell office:value-type="float" office:value="308" calcext:value-type="float">
            <text:p>308</text:p>
          </table:table-cell>
          <table:table-cell office:value-type="float" office:value="-376445.15951276" calcext:value-type="float">
            <text:p>-376445.1595127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28" table:formula="of:=SUM([.D183:.D192])/COUNT([.D183:.D192])" office:value-type="float" office:value="-675.151840374874" calcext:value-type="float">
            <text:p>-675.2</text:p>
          </table:table-cell>
          <table:table-cell table:style-name="ce28" table:formula="of:=SUM([.E183:.E192])/COUNT([.E183:.E192])" office:value-type="float" office:value="-67791.2486580502" calcext:value-type="float">
            <text:p>-67791.2</text:p>
          </table:table-cell>
          <table:table-cell table:style-name="ce28" table:formula="of:=SUM([.F183:.F192])/COUNT([.F183:.F192])" office:value-type="float" office:value="-0.677912486580502" calcext:value-type="float">
            <text:p>-0.7</text:p>
          </table:table-cell>
          <table:table-cell table:style-name="ce28" table:formula="of:=SUM([.G183:.G192])/COUNT([.G183:.G192])" office:value-type="float" office:value="-67791.2486580502" calcext:value-type="float">
            <text:p>-67791.2</text:p>
          </table:table-cell>
          <table:table-cell table:style-name="ce28" table:formula="of:=SUM([.H183:.H192])/COUNT([.H183:.H192])" office:value-type="float" office:value="-44466.9262228595" calcext:value-type="float">
            <text:p>-44466.9</text:p>
          </table:table-cell>
          <table:table-cell table:style-name="ce12" table:formula="of:=SUM([.I183:.I192])/COUNT([.I183:.I192])" office:value-type="float" office:value="181.8" calcext:value-type="float">
            <text:p>182</text:p>
          </table:table-cell>
          <table:table-cell table:style-name="ce12" table:formula="of:=SUM([.J183:.J192])/COUNT([.J183:.J192])" office:value-type="float" office:value="188.1" calcext:value-type="float">
            <text:p>188</text:p>
          </table:table-cell>
          <table:table-cell table:style-name="ce36" table:formula="of:=SUM([.K183:.K192])/COUNT([.K183:.K192])" office:value-type="float" office:value="50.0460606532112" calcext:value-type="float">
            <text:p>50.05</text:p>
          </table:table-cell>
          <table:table-cell table:style-name="ce42"/>
          <table:table-cell table:style-name="ce2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H+15@15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20134.2289732</text:p>
          </table:table-cell>
          <table:table-cell office:value-type="float" office:value="-33.9915644205851" calcext:value-type="float">
            <text:p>-34.0</text:p>
          </table:table-cell>
          <table:table-cell office:value-type="float" office:value="-3945.09676760243" calcext:value-type="float">
            <text:p>-3945.1</text:p>
          </table:table-cell>
          <table:table-cell office:value-type="float" office:value="-0.0394509676760243" calcext:value-type="float">
            <text:p>0.0</text:p>
          </table:table-cell>
          <table:table-cell office:value-type="float" office:value="-3945.09676760231" calcext:value-type="float">
            <text:p>-3945.1</text:p>
          </table:table-cell>
          <table:table-cell office:value-type="float" office:value="-7978.23328824107" calcext:value-type="float">
            <text:p>-7978.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table:style-name="ce35" office:value-type="float" office:value="54" calcext:value-type="float">
            <text:p>54.00</text:p>
          </table:table-cell>
          <table:table-cell table:style-name="Default" office:value-type="float" office:value="1889.30163174878" calcext:value-type="float">
            <text:p>1889.30163174878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1160.29519936866" calcext:value-type="float">
            <text:p>1160.29519936866</text:p>
          </table:table-cell>
          <table:table-cell office:value-type="float" office:value="-2260.75731517903" calcext:value-type="float">
            <text:p>-2260.75731517903</text:p>
          </table:table-cell>
          <table:table-cell office:value-type="float" office:value="-2099.08271719284" calcext:value-type="float">
            <text:p>-2099.08271719284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9.7254838380116" calcext:value-type="float">
            <text:p>-19.7254838380116</text:p>
          </table:table-cell>
          <table:table-cell office:value-type="float" office:value="-40116.0709742066" calcext:value-type="float">
            <text:p>-40116.0709742066</text:p>
          </table:table-cell>
          <table:table-cell office:value-type="float" office:value="40116070.9742066" calcext:value-type="float">
            <text:p>40116070.9742066</text:p>
          </table:table-cell>
          <table:table-cell office:value-type="float" office:value="200.5" calcext:value-type="float">
            <text:p>200.5</text:p>
          </table:table-cell>
          <table:table-cell office:value-type="float" office:value="92" calcext:value-type="float">
            <text:p>92</text:p>
          </table:table-cell>
          <table:table-cell office:value-type="float" office:value="-207989.672996471" calcext:value-type="float">
            <text:p>-207989.67299647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24870.401281</text:p>
          </table:table-cell>
          <table:table-cell office:value-type="float" office:value="204.904977911128" calcext:value-type="float">
            <text:p>204.9</text:p>
          </table:table-cell>
          <table:table-cell office:value-type="float" office:value="20242.4326602635" calcext:value-type="float">
            <text:p>20242.4</text:p>
          </table:table-cell>
          <table:table-cell office:value-type="float" office:value="0.202424326602635" calcext:value-type="float">
            <text:p>0.2</text:p>
          </table:table-cell>
          <table:table-cell office:value-type="float" office:value="20242.4326602635" calcext:value-type="float">
            <text:p>20242.4</text:p>
          </table:table-cell>
          <table:table-cell office:value-type="float" office:value="21479.1984343419" calcext:value-type="float">
            <text:p>21479.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35" office:value-type="float" office:value="65.7894736842105" calcext:value-type="float">
            <text:p>65.79</text:p>
          </table:table-cell>
          <table:table-cell table:style-name="Default" office:value-type="float" office:value="1945.40463031843" calcext:value-type="float">
            <text:p>1945.40463031843</text:p>
          </table:table-cell>
          <table:table-cell office:value-type="float" office:value="2251.12840412433" calcext:value-type="float">
            <text:p>2251.12840412433</text:p>
          </table:table-cell>
          <table:table-cell office:value-type="float" office:value="1300.59724284934" calcext:value-type="float">
            <text:p>1300.59724284934</text:p>
          </table:table-cell>
          <table:table-cell office:value-type="float" office:value="-2184.05254597671" calcext:value-type="float">
            <text:p>-2184.05254597671</text:p>
          </table:table-cell>
          <table:table-cell office:value-type="float" office:value="-2108.09526362132" calcext:value-type="float">
            <text:p>-2108.09526362132</text:p>
          </table:table-cell>
          <table:table-cell office:value-type="float" office:value="-2461.57195261325" calcext:value-type="float">
            <text:p>-2461.57195261325</text:p>
          </table:table-cell>
          <table:table-cell office:value-type="float" office:value="532.695596322723" calcext:value-type="float">
            <text:p>532.695596322723</text:p>
          </table:table-cell>
          <table:table-cell office:value-type="float" office:value="-7724.06649915942" calcext:value-type="float">
            <text:p>-7724.06649915942</text:p>
          </table:table-cell>
          <table:table-cell office:value-type="float" office:value="7724066.49915942" calcext:value-type="float">
            <text:p>7724066.49915942</text:p>
          </table:table-cell>
          <table:table-cell office:value-type="float" office:value="38.5" calcext:value-type="float">
            <text:p>38.5</text:p>
          </table:table-cell>
          <table:table-cell office:value-type="float" office:value="13" calcext:value-type="float">
            <text:p>13</text:p>
          </table:table-cell>
          <table:table-cell office:value-type="float" office:value="-28392.6830976972" calcext:value-type="float">
            <text:p>-28392.68309769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29420.803662</text:p>
          </table:table-cell>
          <table:table-cell office:value-type="float" office:value="6.09114575900889" calcext:value-type="float">
            <text:p>6.1</text:p>
          </table:table-cell>
          <table:table-cell office:value-type="float" office:value="279.687559859623" calcext:value-type="float">
            <text:p>279.7</text:p>
          </table:table-cell>
          <table:table-cell office:value-type="float" office:value="0.00279687559859623" calcext:value-type="float">
            <text:p>0.0</text:p>
          </table:table-cell>
          <table:table-cell office:value-type="float" office:value="279.687559859594" calcext:value-type="float">
            <text:p>279.7</text:p>
          </table:table-cell>
          <table:table-cell office:value-type="float" office:value="-2532.00337474305" calcext:value-type="float">
            <text:p>-2532.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style-name="ce35" office:value-type="float" office:value="53.7878787878788" calcext:value-type="float">
            <text:p>53.79</text:p>
          </table:table-cell>
          <table:table-cell table:style-name="Default" office:value-type="float" office:value="1916.77240813016" calcext:value-type="float">
            <text:p>1916.77240813016</text:p>
          </table:table-cell>
          <table:table-cell office:value-type="float" office:value="2393.19595089048" calcext:value-type="float">
            <text:p>2393.19595089048</text:p>
          </table:table-cell>
          <table:table-cell office:value-type="float" office:value="1187.53459261422" calcext:value-type="float">
            <text:p>1187.53459261422</text:p>
          </table:table-cell>
          <table:table-cell office:value-type="float" office:value="-2226.41235110462" calcext:value-type="float">
            <text:p>-2226.41235110462</text:p>
          </table:table-cell>
          <table:table-cell office:value-type="float" office:value="-2100.84490847334" calcext:value-type="float">
            <text:p>-2100.84490847334</text:p>
          </table:table-cell>
          <table:table-cell office:value-type="float" office:value="-2684.38816945176" calcext:value-type="float">
            <text:p>-2684.38816945176</text:p>
          </table:table-cell>
          <table:table-cell office:value-type="float" office:value="2.11884515045147" calcext:value-type="float">
            <text:p>2.11884515045147</text:p>
          </table:table-cell>
          <table:table-cell office:value-type="float" office:value="-26413.4931807406" calcext:value-type="float">
            <text:p>-26413.4931807406</text:p>
          </table:table-cell>
          <table:table-cell office:value-type="float" office:value="26413493.1807406" calcext:value-type="float">
            <text:p>26413493.1807406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-135811.153417382" calcext:value-type="float">
            <text:p>-135811.15341738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34150.014522</text:p>
          </table:table-cell>
          <table:table-cell office:value-type="float" office:value="-15.240574050958" calcext:value-type="float">
            <text:p>-15.2</text:p>
          </table:table-cell>
          <table:table-cell office:value-type="float" office:value="-1744.36447963033" calcext:value-type="float">
            <text:p>-1744.4</text:p>
          </table:table-cell>
          <table:table-cell office:value-type="float" office:value="-0.0174436447963033" calcext:value-type="float">
            <text:p>0.0</text:p>
          </table:table-cell>
          <table:table-cell office:value-type="float" office:value="-1744.36447963033" calcext:value-type="float">
            <text:p>-1744.4</text:p>
          </table:table-cell>
          <table:table-cell office:value-type="float" office:value="-3959.09828941462" calcext:value-type="float">
            <text:p>-3959.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style-name="ce35" office:value-type="float" office:value="52.8846153846154" calcext:value-type="float">
            <text:p>52.88</text:p>
          </table:table-cell>
          <table:table-cell table:style-name="Default" office:value-type="float" office:value="1957.40090482945" calcext:value-type="float">
            <text:p>1957.40090482945</text:p>
          </table:table-cell>
          <table:table-cell office:value-type="float" office:value="2240.69882837508" calcext:value-type="float">
            <text:p>2240.69882837508</text:p>
          </table:table-cell>
          <table:table-cell office:value-type="float" office:value="1271.53340469493" calcext:value-type="float">
            <text:p>1271.53340469493</text:p>
          </table:table-cell>
          <table:table-cell office:value-type="float" office:value="-2232.68192337245" calcext:value-type="float">
            <text:p>-2232.68192337245</text:p>
          </table:table-cell>
          <table:table-cell office:value-type="float" office:value="-2098.16492538819" calcext:value-type="float">
            <text:p>-2098.16492538819</text:p>
          </table:table-cell>
          <table:table-cell office:value-type="float" office:value="-2934.68304381098" calcext:value-type="float">
            <text:p>-2934.68304381098</text:p>
          </table:table-cell>
          <table:table-cell office:value-type="float" office:value="-16.7727353810608" calcext:value-type="float">
            <text:p>-16.7727353810608</text:p>
          </table:table-cell>
          <table:table-cell office:value-type="float" office:value="-20808.6642998202" calcext:value-type="float">
            <text:p>-20808.6642998202</text:p>
          </table:table-cell>
          <table:table-cell office:value-type="float" office:value="20808664.2998202" calcext:value-type="float">
            <text:p>20808664.2998202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-109401.41424525" calcext:value-type="float">
            <text:p>-109401.4142452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39089.342287</text:p>
          </table:table-cell>
          <table:table-cell office:value-type="float" office:value="-33.9915644205851" calcext:value-type="float">
            <text:p>-34.0</text:p>
          </table:table-cell>
          <table:table-cell office:value-type="float" office:value="-3945.09676760243" calcext:value-type="float">
            <text:p>-3945.1</text:p>
          </table:table-cell>
          <table:table-cell office:value-type="float" office:value="-0.0394509676760243" calcext:value-type="float">
            <text:p>0.0</text:p>
          </table:table-cell>
          <table:table-cell office:value-type="float" office:value="-3945.09676760231" calcext:value-type="float">
            <text:p>-3945.1</text:p>
          </table:table-cell>
          <table:table-cell office:value-type="float" office:value="-7978.23328824107" calcext:value-type="float">
            <text:p>-7978.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table:style-name="ce35" office:value-type="float" office:value="54" calcext:value-type="float">
            <text:p>54.00</text:p>
          </table:table-cell>
          <table:table-cell table:style-name="Default" office:value-type="float" office:value="1889.30163174878" calcext:value-type="float">
            <text:p>1889.30163174878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1160.29519936866" calcext:value-type="float">
            <text:p>1160.29519936866</text:p>
          </table:table-cell>
          <table:table-cell office:value-type="float" office:value="-2260.75731517903" calcext:value-type="float">
            <text:p>-2260.75731517903</text:p>
          </table:table-cell>
          <table:table-cell office:value-type="float" office:value="-2099.08271719284" calcext:value-type="float">
            <text:p>-2099.08271719284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9.7254838380116" calcext:value-type="float">
            <text:p>-19.7254838380116</text:p>
          </table:table-cell>
          <table:table-cell office:value-type="float" office:value="-40116.0709742066" calcext:value-type="float">
            <text:p>-40116.0709742066</text:p>
          </table:table-cell>
          <table:table-cell office:value-type="float" office:value="40116070.9742066" calcext:value-type="float">
            <text:p>40116070.9742066</text:p>
          </table:table-cell>
          <table:table-cell office:value-type="float" office:value="200.5" calcext:value-type="float">
            <text:p>200.5</text:p>
          </table:table-cell>
          <table:table-cell office:value-type="float" office:value="92" calcext:value-type="float">
            <text:p>92</text:p>
          </table:table-cell>
          <table:table-cell office:value-type="float" office:value="-207989.672996471" calcext:value-type="float">
            <text:p>-207989.67299647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43047.906256</text:p>
          </table:table-cell>
          <table:table-cell office:value-type="float" office:value="-100.142358757551" calcext:value-type="float">
            <text:p>-100.1</text:p>
          </table:table-cell>
          <table:table-cell office:value-type="float" office:value="-10540.9459508546" calcext:value-type="float">
            <text:p>-10540.9</text:p>
          </table:table-cell>
          <table:table-cell office:value-type="float" office:value="-0.105409459508546" calcext:value-type="float">
            <text:p>-0.1</text:p>
          </table:table-cell>
          <table:table-cell office:value-type="float" office:value="-10540.9459508545" calcext:value-type="float">
            <text:p>-10540.9</text:p>
          </table:table-cell>
          <table:table-cell office:value-type="float" office:value="-13876.461897002" calcext:value-type="float">
            <text:p>-13876.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style-name="ce35" office:value-type="float" office:value="53.1707317073171" calcext:value-type="float">
            <text:p>53.17</text:p>
          </table:table-cell>
          <table:table-cell table:style-name="Default" office:value-type="float" office:value="1873.74616469168" calcext:value-type="float">
            <text:p>1873.74616469168</text:p>
          </table:table-cell>
          <table:table-cell office:value-type="float" office:value="2444.42532384206" calcext:value-type="float">
            <text:p>2444.42532384206</text:p>
          </table:table-cell>
          <table:table-cell office:value-type="float" office:value="886.556498436796" calcext:value-type="float">
            <text:p>886.556498436796</text:p>
          </table:table-cell>
          <table:table-cell office:value-type="float" office:value="-2237.28414481508" calcext:value-type="float">
            <text:p>-2237.28414481508</text:p>
          </table:table-cell>
          <table:table-cell office:value-type="float" office:value="-2098.95050511975" calcext:value-type="float">
            <text:p>-2098.95050511975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51.4192485407537" calcext:value-type="float">
            <text:p>-51.4192485407537</text:p>
          </table:table-cell>
          <table:table-cell office:value-type="float" office:value="-41109.9690230722" calcext:value-type="float">
            <text:p>-41109.9690230722</text:p>
          </table:table-cell>
          <table:table-cell office:value-type="float" office:value="41109969.0230722" calcext:value-type="float">
            <text:p>41109969.0230722</text:p>
          </table:table-cell>
          <table:table-cell office:value-type="float" office:value="205.5" calcext:value-type="float">
            <text:p>205.5</text:p>
          </table:table-cell>
          <table:table-cell office:value-type="float" office:value="96" calcext:value-type="float">
            <text:p>96</text:p>
          </table:table-cell>
          <table:table-cell office:value-type="float" office:value="-214779.277902247" calcext:value-type="float">
            <text:p>-214779.27790224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53071.4089952</text:p>
          </table:table-cell>
          <table:table-cell office:value-type="float" office:value="-29.6225257627427" calcext:value-type="float">
            <text:p>-29.6</text:p>
          </table:table-cell>
          <table:table-cell office:value-type="float" office:value="-3214.00479441258" calcext:value-type="float">
            <text:p>-3214.0</text:p>
          </table:table-cell>
          <table:table-cell office:value-type="float" office:value="-0.0321400479441258" calcext:value-type="float">
            <text:p>0.0</text:p>
          </table:table-cell>
          <table:table-cell office:value-type="float" office:value="-3214.00479441258" calcext:value-type="float">
            <text:p>-3214.0</text:p>
          </table:table-cell>
          <table:table-cell office:value-type="float" office:value="-5303.10214193196" calcext:value-type="float">
            <text:p>-5303.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35" office:value-type="float" office:value="54.5454545454545" calcext:value-type="float">
            <text:p>54.55</text:p>
          </table:table-cell>
          <table:table-cell table:style-name="Default" office:value-type="float" office:value="1791.03672328523" calcext:value-type="float">
            <text:p>1791.03672328523</text:p>
          </table:table-cell>
          <table:table-cell office:value-type="float" office:value="2383.12207784399" calcext:value-type="float">
            <text:p>2383.12207784399</text:p>
          </table:table-cell>
          <table:table-cell office:value-type="float" office:value="743.592863194208" calcext:value-type="float">
            <text:p>743.592863194208</text:p>
          </table:table-cell>
          <table:table-cell office:value-type="float" office:value="-2213.52416383052" calcext:value-type="float">
            <text:p>-2213.52416383052</text:p>
          </table:table-cell>
          <table:table-cell office:value-type="float" office:value="-2100.58760320643" calcext:value-type="float">
            <text:p>-2100.58760320643</text:p>
          </table:table-cell>
          <table:table-cell office:value-type="float" office:value="-2912.30694572597" calcext:value-type="float">
            <text:p>-2912.30694572597</text:p>
          </table:table-cell>
          <table:table-cell office:value-type="float" office:value="-29.2182254037508" calcext:value-type="float">
            <text:p>-29.2182254037508</text:p>
          </table:table-cell>
          <table:table-cell office:value-type="float" office:value="-22007.7937889946" calcext:value-type="float">
            <text:p>-22007.7937889946</text:p>
          </table:table-cell>
          <table:table-cell office:value-type="float" office:value="22007793.7889946" calcext:value-type="float">
            <text:p>22007793.7889946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-110676.208191526" calcext:value-type="float">
            <text:p>-110676.2081915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57574.422131</text:p>
          </table:table-cell>
          <table:table-cell office:value-type="float" office:value="92.6788978564409" calcext:value-type="float">
            <text:p>92.7</text:p>
          </table:table-cell>
          <table:table-cell office:value-type="float" office:value="9030.3494064327" calcext:value-type="float">
            <text:p>9030.3</text:p>
          </table:table-cell>
          <table:table-cell office:value-type="float" office:value="0.090303494064327" calcext:value-type="float">
            <text:p>0.1</text:p>
          </table:table-cell>
          <table:table-cell office:value-type="float" office:value="9030.3494064327" calcext:value-type="float">
            <text:p>9030.3</text:p>
          </table:table-cell>
          <table:table-cell office:value-type="float" office:value="7828.83520599209" calcext:value-type="float">
            <text:p>7828.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style-name="ce35" office:value-type="float" office:value="57.7464788732394" calcext:value-type="float">
            <text:p>57.75</text:p>
          </table:table-cell>
          <table:table-cell table:style-name="Default" office:value-type="float" office:value="1864.27512295265" calcext:value-type="float">
            <text:p>1864.27512295265</text:p>
          </table:table-cell>
          <table:table-cell office:value-type="float" office:value="2162.96175192835" calcext:value-type="float">
            <text:p>2162.96175192835</text:p>
          </table:table-cell>
          <table:table-cell office:value-type="float" office:value="722.556406133605" calcext:value-type="float">
            <text:p>722.556406133605</text:p>
          </table:table-cell>
          <table:table-cell office:value-type="float" office:value="-2246.8310211542" calcext:value-type="float">
            <text:p>-2246.8310211542</text:p>
          </table:table-cell>
          <table:table-cell office:value-type="float" office:value="-2098.502335552" calcext:value-type="float">
            <text:p>-2098.502335552</text:p>
          </table:table-cell>
          <table:table-cell office:value-type="float" office:value="-2740.1732565523" calcext:value-type="float">
            <text:p>-2740.1732565523</text:p>
          </table:table-cell>
          <table:table-cell office:value-type="float" office:value="127.188019808911" calcext:value-type="float">
            <text:p>127.188019808911</text:p>
          </table:table-cell>
          <table:table-cell office:value-type="float" office:value="-14216.1464959023" calcext:value-type="float">
            <text:p>-14216.1464959023</text:p>
          </table:table-cell>
          <table:table-cell office:value-type="float" office:value="14216146.4959023" calcext:value-type="float">
            <text:p>14216146.495902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-67404.9306346261" calcext:value-type="float">
            <text:p>-67404.93063462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195:.D202])/COUNT([.D195:.D202])" office:value-type="float" office:value="11.3358042642695" calcext:value-type="float">
            <text:p>11.3</text:p>
          </table:table-cell>
          <table:table-cell table:style-name="ce28" table:formula="of:=SUM([.E195:.E202])/COUNT([.E195:.E202])" office:value-type="float" office:value="770.370108306682" calcext:value-type="float">
            <text:p>770.4</text:p>
          </table:table-cell>
          <table:table-cell table:style-name="ce28" table:formula="of:=SUM([.F195:.F202])/COUNT([.F195:.F202])" office:value-type="float" office:value="0.00770370108306682" calcext:value-type="float">
            <text:p>0.0</text:p>
          </table:table-cell>
          <table:table-cell table:style-name="ce28" table:formula="of:=SUM([.G195:.G202])/COUNT([.G195:.G202])" office:value-type="float" office:value="770.370108306721" calcext:value-type="float">
            <text:p>770.4</text:p>
          </table:table-cell>
          <table:table-cell table:style-name="ce28" table:formula="of:=SUM([.H195:.H202])/COUNT([.H195:.H202])" office:value-type="float" office:value="-1539.88732990497" calcext:value-type="float">
            <text:p>-1539.9</text:p>
          </table:table-cell>
          <table:table-cell table:style-name="ce12" table:formula="of:=SUM([.I195:.I202])/COUNT([.I195:.I202])" office:value-type="float" office:value="72.125" calcext:value-type="float">
            <text:p>72</text:p>
          </table:table-cell>
          <table:table-cell table:style-name="ce12" table:formula="of:=SUM([.J195:.J202])/COUNT([.J195:.J202])" office:value-type="float" office:value="60.375" calcext:value-type="float">
            <text:p>60</text:p>
          </table:table-cell>
          <table:table-cell table:style-name="ce36" table:formula="of:=SUM([.K195:.K202])/COUNT([.K195:.K202])" office:value-type="float" office:value="55.7405791228395" calcext:value-type="float">
            <text:p>55.74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20070.331892</text:p>
          </table:table-cell>
          <table:table-cell office:value-type="float" office:value="-214.319504032577" calcext:value-type="float">
            <text:p>-214.3</text:p>
          </table:table-cell>
          <table:table-cell office:value-type="float" office:value="-21739.046121738" calcext:value-type="float">
            <text:p>-21739.0</text:p>
          </table:table-cell>
          <table:table-cell office:value-type="float" office:value="-0.21739046121738" calcext:value-type="float">
            <text:p>-0.2</text:p>
          </table:table-cell>
          <table:table-cell office:value-type="float" office:value="-21739.046121738" calcext:value-type="float">
            <text:p>-21739.0</text:p>
          </table:table-cell>
          <table:table-cell office:value-type="float" office:value="-22416.5882584226" calcext:value-type="float">
            <text:p>-22416.6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style-name="ce35" office:value-type="float" office:value="51.1904761904762" calcext:value-type="float">
            <text:p>51.19</text:p>
          </table:table-cell>
          <table:table-cell table:style-name="Default" office:value-type="float" office:value="1889.96654831432" calcext:value-type="float">
            <text:p>1889.96654831432</text:p>
          </table:table-cell>
          <table:table-cell office:value-type="float" office:value="2260.73608451596" calcext:value-type="float">
            <text:p>2260.73608451596</text:p>
          </table:table-cell>
          <table:table-cell office:value-type="float" office:value="1473.02312771816" calcext:value-type="float">
            <text:p>1473.02312771816</text:p>
          </table:table-cell>
          <table:table-cell office:value-type="float" office:value="-2247.27035703378" calcext:value-type="float">
            <text:p>-2247.27035703378</text:p>
          </table:table-cell>
          <table:table-cell office:value-type="float" office:value="-2098.24667081148" calcext:value-type="float">
            <text:p>-2098.24667081148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129.399084057965" calcext:value-type="float">
            <text:p>-129.399084057965</text:p>
          </table:table-cell>
          <table:table-cell office:value-type="float" office:value="-33695.0560098881" calcext:value-type="float">
            <text:p>-33695.0560098881</text:p>
          </table:table-cell>
          <table:table-cell office:value-type="float" office:value="33695056.0098881" calcext:value-type="float">
            <text:p>33695056.0098881</text:p>
          </table:table-cell>
          <table:table-cell office:value-type="float" office:value="168.5" calcext:value-type="float">
            <text:p>168.5</text:p>
          </table:table-cell>
          <table:table-cell office:value-type="float" office:value="82" calcext:value-type="float">
            <text:p>82</text:p>
          </table:table-cell>
          <table:table-cell office:value-type="float" office:value="-184276.16927677" calcext:value-type="float">
            <text:p>-184276.169276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26010.749829</text:p>
          </table:table-cell>
          <table:table-cell office:value-type="float" office:value="-152.16113483314" calcext:value-type="float">
            <text:p>-152.2</text:p>
          </table:table-cell>
          <table:table-cell office:value-type="float" office:value="-15778.0867078868" calcext:value-type="float">
            <text:p>-15778.1</text:p>
          </table:table-cell>
          <table:table-cell office:value-type="float" office:value="-0.157780867078868" calcext:value-type="float">
            <text:p>-0.2</text:p>
          </table:table-cell>
          <table:table-cell office:value-type="float" office:value="-15778.0867078869" calcext:value-type="float">
            <text:p>-15778.1</text:p>
          </table:table-cell>
          <table:table-cell office:value-type="float" office:value="-18518.4217046101" calcext:value-type="float">
            <text:p>-18518.4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2.9680365296804" calcext:value-type="float">
            <text:p>52.97</text:p>
          </table:table-cell>
          <table:table-cell table:style-name="Default" office:value-type="float" office:value="1868.31323118161" calcext:value-type="float">
            <text:p>1868.31323118161</text:p>
          </table:table-cell>
          <table:table-cell office:value-type="float" office:value="2250.66166066894" calcext:value-type="float">
            <text:p>2250.66166066894</text:p>
          </table:table-cell>
          <table:table-cell office:value-type="float" office:value="1426.55013777324" calcext:value-type="float">
            <text:p>1426.55013777324</text:p>
          </table:table-cell>
          <table:table-cell office:value-type="float" office:value="-2257.30506334906" calcext:value-type="float">
            <text:p>-2257.30506334906</text:p>
          </table:table-cell>
          <table:table-cell office:value-type="float" office:value="-2100.84490847334" calcext:value-type="float">
            <text:p>-2100.84490847334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72.0460580268806" calcext:value-type="float">
            <text:p>-72.0460580268806</text:p>
          </table:table-cell>
          <table:table-cell office:value-type="float" office:value="-43906.1280413335" calcext:value-type="float">
            <text:p>-43906.1280413335</text:p>
          </table:table-cell>
          <table:table-cell office:value-type="float" office:value="43906128.0413335" calcext:value-type="float">
            <text:p>43906128.0413335</text:p>
          </table:table-cell>
          <table:table-cell office:value-type="float" office:value="219.5" calcext:value-type="float">
            <text:p>219.5</text:p>
          </table:table-cell>
          <table:table-cell office:value-type="float" office:value="103" calcext:value-type="float">
            <text:p>103</text:p>
          </table:table-cell>
          <table:table-cell office:value-type="float" office:value="-232502.421524954" calcext:value-type="float">
            <text:p>-232502.42152495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31699.2626739</text:p>
          </table:table-cell>
          <table:table-cell office:value-type="float" office:value="-98.5910757004799" calcext:value-type="float">
            <text:p>-98.6</text:p>
          </table:table-cell>
          <table:table-cell office:value-type="float" office:value="-10451.6958285394" calcext:value-type="float">
            <text:p>-10451.7</text:p>
          </table:table-cell>
          <table:table-cell office:value-type="float" office:value="-0.104516958285394" calcext:value-type="float">
            <text:p>-0.1</text:p>
          </table:table-cell>
          <table:table-cell office:value-type="float" office:value="-10451.6958285394" calcext:value-type="float">
            <text:p>-10451.7</text:p>
          </table:table-cell>
          <table:table-cell office:value-type="float" office:value="-14302.4462094131" calcext:value-type="float">
            <text:p>-14302.4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style-name="ce35" office:value-type="float" office:value="53.3039647577093" calcext:value-type="float">
            <text:p>53.30</text:p>
          </table:table-cell>
          <table:table-cell table:style-name="Default" office:value-type="float" office:value="1900.28995406142" calcext:value-type="float">
            <text:p>1900.28995406142</text:p>
          </table:table-cell>
          <table:table-cell office:value-type="float" office:value="2409.74436195545" calcext:value-type="float">
            <text:p>2409.74436195545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67.79981386765" calcext:value-type="float">
            <text:p>-2267.79981386765</text:p>
          </table:table-cell>
          <table:table-cell office:value-type="float" office:value="-2099.08271719284" calcext:value-type="float">
            <text:p>-2099.08271719284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46.0427129010544" calcext:value-type="float">
            <text:p>-46.0427129010544</text:p>
          </table:table-cell>
          <table:table-cell office:value-type="float" office:value="-45512.2605647362" calcext:value-type="float">
            <text:p>-45512.2605647362</text:p>
          </table:table-cell>
          <table:table-cell office:value-type="float" office:value="45512260.5647362" calcext:value-type="float">
            <text:p>45512260.5647362</text:p>
          </table:table-cell>
          <table:table-cell office:value-type="float" office:value="227.5" calcext:value-type="float">
            <text:p>227.5</text:p>
          </table:table-cell>
          <table:table-cell office:value-type="float" office:value="106" calcext:value-type="float">
            <text:p>106</text:p>
          </table:table-cell>
          <table:table-cell office:value-type="float" office:value="-240386.780269971" calcext:value-type="float">
            <text:p>-240386.78026997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37216.383551</text:p>
          </table:table-cell>
          <table:table-cell office:value-type="float" office:value="-63.1014796486616" calcext:value-type="float">
            <text:p>-63.1</text:p>
          </table:table-cell>
          <table:table-cell office:value-type="float" office:value="-6938.11607554826" calcext:value-type="float">
            <text:p>-6938.1</text:p>
          </table:table-cell>
          <table:table-cell office:value-type="float" office:value="-0.0693811607554826" calcext:value-type="float">
            <text:p>-0.1</text:p>
          </table:table-cell>
          <table:table-cell office:value-type="float" office:value="-6938.11607554826" calcext:value-type="float">
            <text:p>-6938.1</text:p>
          </table:table-cell>
          <table:table-cell office:value-type="float" office:value="-10907.1087457829" calcext:value-type="float">
            <text:p>-10907.1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style-name="ce35" office:value-type="float" office:value="53.7735849056604" calcext:value-type="float">
            <text:p>53.77</text:p>
          </table:table-cell>
          <table:table-cell table:style-name="Default" office:value-type="float" office:value="1888.73232069914" calcext:value-type="float">
            <text:p>1888.73232069914</text:p>
          </table:table-cell>
          <table:table-cell office:value-type="float" office:value="2586.8827954669" calcext:value-type="float">
            <text:p>2586.8827954669</text:p>
          </table:table-cell>
          <table:table-cell office:value-type="float" office:value="1426.55013777324" calcext:value-type="float">
            <text:p>1426.55013777324</text:p>
          </table:table-cell>
          <table:table-cell office:value-type="float" office:value="-2267.89388403316" calcext:value-type="float">
            <text:p>-2267.89388403316</text:p>
          </table:table-cell>
          <table:table-cell office:value-type="float" office:value="-2099.23783632896" calcext:value-type="float">
            <text:p>-2099.23783632896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32.7269626205106" calcext:value-type="float">
            <text:p>-32.7269626205106</text:p>
          </table:table-cell>
          <table:table-cell office:value-type="float" office:value="-42514.2761600846" calcext:value-type="float">
            <text:p>-42514.2761600846</text:p>
          </table:table-cell>
          <table:table-cell office:value-type="float" office:value="42514276.1600845" calcext:value-type="float">
            <text:p>42514276.1600845</text:p>
          </table:table-cell>
          <table:table-cell office:value-type="float" office:value="212.5" calcext:value-type="float">
            <text:p>212.5</text:p>
          </table:table-cell>
          <table:table-cell office:value-type="float" office:value="98" calcext:value-type="float">
            <text:p>98</text:p>
          </table:table-cell>
          <table:table-cell office:value-type="float" office:value="-222253.60063525" calcext:value-type="float">
            <text:p>-222253.6006352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57311.133952</text:p>
          </table:table-cell>
          <table:table-cell office:value-type="float" office:value="-115.05183278034" calcext:value-type="float">
            <text:p>-115.1</text:p>
          </table:table-cell>
          <table:table-cell office:value-type="float" office:value="-12100.3333579365" calcext:value-type="float">
            <text:p>-12100.3</text:p>
          </table:table-cell>
          <table:table-cell office:value-type="float" office:value="-0.121003333579365" calcext:value-type="float">
            <text:p>-0.1</text:p>
          </table:table-cell>
          <table:table-cell office:value-type="float" office:value="-12100.3333579364" calcext:value-type="float">
            <text:p>-12100.3</text:p>
          </table:table-cell>
          <table:table-cell office:value-type="float" office:value="-15625.7156856147" calcext:value-type="float">
            <text:p>-15625.7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style-name="ce35" office:value-type="float" office:value="53.3632286995516" calcext:value-type="float">
            <text:p>53.36</text:p>
          </table:table-cell>
          <table:table-cell table:style-name="Default" office:value-type="float" office:value="1886.77257784155" calcext:value-type="float">
            <text:p>1886.77257784155</text:p>
          </table:table-cell>
          <table:table-cell office:value-type="float" office:value="2320.87054174769" calcext:value-type="float">
            <text:p>2320.87054174769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75.25259731809" calcext:value-type="float">
            <text:p>-2275.25259731809</text:p>
          </table:table-cell>
          <table:table-cell office:value-type="float" office:value="-2098.21755873719" calcext:value-type="float">
            <text:p>-2098.21755873719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54.2615845647374" calcext:value-type="float">
            <text:p>-54.2615845647374</text:p>
          </table:table-cell>
          <table:table-cell office:value-type="float" office:value="-44710.2098765186" calcext:value-type="float">
            <text:p>-44710.2098765186</text:p>
          </table:table-cell>
          <table:table-cell office:value-type="float" office:value="44710209.8765186" calcext:value-type="float">
            <text:p>44710209.8765186</text:p>
          </table:table-cell>
          <table:table-cell office:value-type="float" office:value="223.5" calcext:value-type="float">
            <text:p>223.5</text:p>
          </table:table-cell>
          <table:table-cell office:value-type="float" office:value="104" calcext:value-type="float">
            <text:p>104</text:p>
          </table:table-cell>
          <table:table-cell office:value-type="float" office:value="-236626.270121081" calcext:value-type="float">
            <text:p>-236626.27012108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64225.484851</text:p>
          </table:table-cell>
          <table:table-cell office:value-type="float" office:value="-60.7109932864824" calcext:value-type="float">
            <text:p>-60.7</text:p>
          </table:table-cell>
          <table:table-cell office:value-type="float" office:value="-6608.38273897651" calcext:value-type="float">
            <text:p>-6608.4</text:p>
          </table:table-cell>
          <table:table-cell office:value-type="float" office:value="-0.0660838273897651" calcext:value-type="float">
            <text:p>-0.1</text:p>
          </table:table-cell>
          <table:table-cell office:value-type="float" office:value="-6608.38273897645" calcext:value-type="float">
            <text:p>-6608.4</text:p>
          </table:table-cell>
          <table:table-cell office:value-type="float" office:value="-10468.860045506" calcext:value-type="float">
            <text:p>-10468.9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style-name="ce35" office:value-type="float" office:value="53.7688442211055" calcext:value-type="float">
            <text:p>53.77</text:p>
          </table:table-cell>
          <table:table-cell table:style-name="Default" office:value-type="float" office:value="1909.46511331942" calcext:value-type="float">
            <text:p>1909.46511331942</text:p>
          </table:table-cell>
          <table:table-cell office:value-type="float" office:value="2479.30064411719" calcext:value-type="float">
            <text:p>2479.30064411719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92.62119417559" calcext:value-type="float">
            <text:p>-2292.62119417559</text:p>
          </table:table-cell>
          <table:table-cell office:value-type="float" office:value="-2098.4933582674" calcext:value-type="float">
            <text:p>-2098.4933582674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33.2079534621932" calcext:value-type="float">
            <text:p>-33.2079534621932</text:p>
          </table:table-cell>
          <table:table-cell office:value-type="float" office:value="-39913.3049221832" calcext:value-type="float">
            <text:p>-39913.3049221832</text:p>
          </table:table-cell>
          <table:table-cell office:value-type="float" office:value="39913304.9221832" calcext:value-type="float">
            <text:p>39913304.9221832</text:p>
          </table:table-cell>
          <table:table-cell office:value-type="float" office:value="199.5" calcext:value-type="float">
            <text:p>199.5</text:p>
          </table:table-cell>
          <table:table-cell office:value-type="float" office:value="92" calcext:value-type="float">
            <text:p>92</text:p>
          </table:table-cell>
          <table:table-cell office:value-type="float" office:value="-210921.149864155" calcext:value-type="float">
            <text:p>-210921.1498641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70495.035707</text:p>
          </table:table-cell>
          <table:table-cell office:value-type="float" office:value="-139.787018169929" calcext:value-type="float">
            <text:p>-139.8</text:p>
          </table:table-cell>
          <table:table-cell office:value-type="float" office:value="-14126.4910167282" calcext:value-type="float">
            <text:p>-14126.5</text:p>
          </table:table-cell>
          <table:table-cell office:value-type="float" office:value="-0.141264910167282" calcext:value-type="float">
            <text:p>-0.1</text:p>
          </table:table-cell>
          <table:table-cell office:value-type="float" office:value="-14126.4910167282" calcext:value-type="float">
            <text:p>-14126.5</text:p>
          </table:table-cell>
          <table:table-cell office:value-type="float" office:value="-15088.5258572644" calcext:value-type="float">
            <text:p>-15088.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35" office:value-type="float" office:value="50.9615384615385" calcext:value-type="float">
            <text:p>50.96</text:p>
          </table:table-cell>
          <table:table-cell table:style-name="Default" office:value-type="float" office:value="1881.98964441836" calcext:value-type="float">
            <text:p>1881.98964441836</text:p>
          </table:table-cell>
          <table:table-cell office:value-type="float" office:value="2149.04972904149" calcext:value-type="float">
            <text:p>2149.04972904149</text:p>
          </table:table-cell>
          <table:table-cell office:value-type="float" office:value="1581.13827187546" calcext:value-type="float">
            <text:p>1581.13827187546</text:p>
          </table:table-cell>
          <table:table-cell office:value-type="float" office:value="-2232.7831798216" calcext:value-type="float">
            <text:p>-2232.7831798216</text:p>
          </table:table-cell>
          <table:table-cell office:value-type="float" office:value="-2101.14333894217" calcext:value-type="float">
            <text:p>-2101.14333894217</text:p>
          </table:table-cell>
          <table:table-cell office:value-type="float" office:value="-3033.9403004474" calcext:value-type="float">
            <text:p>-3033.9403004474</text:p>
          </table:table-cell>
          <table:table-cell office:value-type="float" office:value="-135.831644391617" calcext:value-type="float">
            <text:p>-135.831644391617</text:p>
          </table:table-cell>
          <table:table-cell office:value-type="float" office:value="-20896.269778762" calcext:value-type="float">
            <text:p>-20896.269778762</text:p>
          </table:table-cell>
          <table:table-cell office:value-type="float" office:value="20896269.778762" calcext:value-type="float">
            <text:p>20896269.778762</text:p>
          </table:table-cell>
          <table:table-cell office:value-type="float" office:value="104.5" calcext:value-type="float">
            <text:p>104.5</text:p>
          </table:table-cell>
          <table:table-cell office:value-type="float" office:value="51" calcext:value-type="float">
            <text:p>51</text:p>
          </table:table-cell>
          <table:table-cell office:value-type="float" office:value="-113871.942170901" calcext:value-type="float">
            <text:p>-113871.94217090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977563.625869</text:p>
          </table:table-cell>
          <table:table-cell office:value-type="float" office:value="196.913841932992" calcext:value-type="float">
            <text:p>196.9</text:p>
          </table:table-cell>
          <table:table-cell office:value-type="float" office:value="19200.0677488396" calcext:value-type="float">
            <text:p>19200.1</text:p>
          </table:table-cell>
          <table:table-cell office:value-type="float" office:value="0.192000677488396" calcext:value-type="float">
            <text:p>0.2</text:p>
          </table:table-cell>
          <table:table-cell office:value-type="float" office:value="19200.0677488396" calcext:value-type="float">
            <text:p>19200.1</text:p>
          </table:table-cell>
          <table:table-cell office:value-type="float" office:value="18362.5796156377" calcext:value-type="float">
            <text:p>18362.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style-name="ce35" office:value-type="float" office:value="58.7155963302752" calcext:value-type="float">
            <text:p>58.72</text:p>
          </table:table-cell>
          <table:table-cell table:style-name="Default" office:value-type="float" office:value="1894.50189451543" calcext:value-type="float">
            <text:p>1894.50189451543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67.73452222551" calcext:value-type="float">
            <text:p>-2267.73452222551</text:p>
          </table:table-cell>
          <table:table-cell office:value-type="float" office:value="-2098.13482543231" calcext:value-type="float">
            <text:p>-2098.13482543231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176.147410539813" calcext:value-type="float">
            <text:p>176.147410539813</text:p>
          </table:table-cell>
          <table:table-cell office:value-type="float" office:value="-21930.1301979468" calcext:value-type="float">
            <text:p>-21930.1301979468</text:p>
          </table:table-cell>
          <table:table-cell office:value-type="float" office:value="21930130.1979468" calcext:value-type="float">
            <text:p>21930130.1979468</text:p>
          </table:table-cell>
          <table:table-cell office:value-type="float" office:value="109.5" calcext:value-type="float">
            <text:p>109.5</text:p>
          </table:table-cell>
          <table:table-cell office:value-type="float" office:value="45" calcext:value-type="float">
            <text:p>45</text:p>
          </table:table-cell>
          <table:table-cell office:value-type="float" office:value="-102048.053500148" calcext:value-type="float">
            <text:p>-102048.05350014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04:.D211])/COUNT([.D204:.D211])" office:value-type="float" office:value="-80.8511495648272" calcext:value-type="float">
            <text:p>-80.9</text:p>
          </table:table-cell>
          <table:table-cell table:style-name="ce28" table:formula="of:=SUM([.E204:.E211])/COUNT([.E204:.E211])" office:value-type="float" office:value="-8567.76051231426" calcext:value-type="float">
            <text:p>-8567.8</text:p>
          </table:table-cell>
          <table:table-cell table:style-name="ce28" table:formula="of:=SUM([.F204:.F211])/COUNT([.F204:.F211])" office:value-type="float" office:value="-0.0856776051231426" calcext:value-type="float">
            <text:p>-0.1</text:p>
          </table:table-cell>
          <table:table-cell table:style-name="ce28" table:formula="of:=SUM([.G204:.G211])/COUNT([.G204:.G211])" office:value-type="float" office:value="-8567.76051231425" calcext:value-type="float">
            <text:p>-8567.8</text:p>
          </table:table-cell>
          <table:table-cell table:style-name="ce28" table:formula="of:=SUM([.H204:.H211])/COUNT([.H204:.H211])" office:value-type="float" office:value="-11120.635861372" calcext:value-type="float">
            <text:p>-11120.6</text:p>
          </table:table-cell>
          <table:table-cell table:style-name="ce12" table:formula="of:=SUM([.I204:.I211])/COUNT([.I204:.I211])" office:value-type="float" office:value="97.5" calcext:value-type="float">
            <text:p>98</text:p>
          </table:table-cell>
          <table:table-cell table:style-name="ce12" table:formula="of:=SUM([.J204:.J211])/COUNT([.J204:.J211])" office:value-type="float" office:value="85.125" calcext:value-type="float">
            <text:p>85</text:p>
          </table:table-cell>
          <table:table-cell table:style-name="ce36" table:formula="of:=SUM([.K204:.K211])/COUNT([.K204:.K211])" office:value-type="float" office:value="53.5056587619996" calcext:value-type="float">
            <text:p>53.51</text:p>
          </table:table-cell>
          <table:table-cell table:style-name="ce42"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00794.002219</text:p>
          </table:table-cell>
          <table:table-cell office:value-type="float" office:value="269.274853130468" calcext:value-type="float">
            <text:p>269.3</text:p>
          </table:table-cell>
          <table:table-cell office:value-type="float" office:value="26459.5682223392" calcext:value-type="float">
            <text:p>26459.6</text:p>
          </table:table-cell>
          <table:table-cell office:value-type="float" office:value="0.264595682223392" calcext:value-type="float">
            <text:p>0.3</text:p>
          </table:table-cell>
          <table:table-cell office:value-type="float" office:value="26459.5682223392" calcext:value-type="float">
            <text:p>26459.6</text:p>
          </table:table-cell>
          <table:table-cell office:value-type="float" office:value="28026.2326468934" calcext:value-type="float">
            <text:p>28026.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style-name="ce35" office:value-type="float" office:value="61.9047619047619" calcext:value-type="float">
            <text:p>61.90</text:p>
          </table:table-cell>
          <table:table-cell table:style-name="Default" office:value-type="float" office:value="1891.50937581142" calcext:value-type="float">
            <text:p>1891.50937581142</text:p>
          </table:table-cell>
          <table:table-cell office:value-type="float" office:value="2320.87054174769" calcext:value-type="float">
            <text:p>2320.87054174769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46.84122874545" calcext:value-type="float">
            <text:p>-2246.84122874545</text:p>
          </table:table-cell>
          <table:table-cell office:value-type="float" office:value="-2106.50154478976" calcext:value-type="float">
            <text:p>-2106.50154478976</text:p>
          </table:table-cell>
          <table:table-cell office:value-type="float" office:value="-3024.3218588241" calcext:value-type="float">
            <text:p>-3024.3218588241</text:p>
          </table:table-cell>
          <table:table-cell office:value-type="float" office:value="314.994859789753" calcext:value-type="float">
            <text:p>314.994859789753</text:p>
          </table:table-cell>
          <table:table-cell office:value-type="float" office:value="-16834.894462685" calcext:value-type="float">
            <text:p>-16834.894462685</text:p>
          </table:table-cell>
          <table:table-cell office:value-type="float" office:value="16834894.462685" calcext:value-type="float">
            <text:p>16834894.462685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-71898.9193198544" calcext:value-type="float">
            <text:p>-71898.91931985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hodl</text:p>
          </table:table-cell>
          <table:table-cell office:value-type="float" office:value="54300.3769019822" calcext:value-type="float">
            <text:p>54300.4</text:p>
          </table:table-cell>
          <table:table-cell office:value-type="float" office:value="40507.0985773951" calcext:value-type="float">
            <text:p>40507.1</text:p>
          </table:table-cell>
          <table:table-cell office:value-type="float" office:value="0.405070985773951" calcext:value-type="float">
            <text:p>0.4</text:p>
          </table:table-cell>
          <table:table-cell table:number-columns-repeated="2" office:value-type="float" office:value="40507.0985773951" calcext:value-type="float">
            <text:p>40507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style-name="Default" office:value-type="float" office:value="40507.0985773951" calcext:value-type="float">
            <text:p>40507.0985773951</text:p>
          </table:table-cell>
          <table:table-cell table:number-columns-repeated="2" office:value-type="float" office:value="40507.0985773951" calcext:value-type="float">
            <text:p>40507.098577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07.0985773951" calcext:value-type="float">
            <text:p>40507.0985773951</text:p>
          </table:table-cell>
          <table:table-cell office:value-type="float" office:value="-240.647746323719" calcext:value-type="float">
            <text:p>-240.647746323719</text:p>
          </table:table-cell>
          <table:table-cell office:value-type="float" office:value="240647.746323719" calcext:value-type="float">
            <text:p>240647.7463237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30030832.2645838</text:p>
          </table:table-cell>
          <table:table-cell office:value-type="float" office:value="-75.2651729605171" calcext:value-type="float">
            <text:p>-75.3</text:p>
          </table:table-cell>
          <table:table-cell office:value-type="float" office:value="-8070.23696533842" calcext:value-type="float">
            <text:p>-8070.2</text:p>
          </table:table-cell>
          <table:table-cell office:value-type="float" office:value="-0.0807023696533842" calcext:value-type="float">
            <text:p>-0.1</text:p>
          </table:table-cell>
          <table:table-cell office:value-type="float" office:value="-8070.23696533829" calcext:value-type="float">
            <text:p>-8070.2</text:p>
          </table:table-cell>
          <table:table-cell office:value-type="float" office:value="-12083.5839365807" calcext:value-type="float">
            <text:p>-12083.6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3.393665158371" calcext:value-type="float">
            <text:p>53.39</text:p>
          </table:table-cell>
          <table:table-cell table:style-name="Default" office:value-type="float" office:value="1894.48150893057" calcext:value-type="float">
            <text:p>1894.48150893057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8.72868950627" calcext:value-type="float">
            <text:p>-2248.72868950627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36.5169093454221" calcext:value-type="float">
            <text:p>-36.5169093454221</text:p>
          </table:table-cell>
          <table:table-cell office:value-type="float" office:value="-44314.0438068415" calcext:value-type="float">
            <text:p>-44314.0438068415</text:p>
          </table:table-cell>
          <table:table-cell office:value-type="float" office:value="44314043.8068415" calcext:value-type="float">
            <text:p>44314043.8068415</text:p>
          </table:table-cell>
          <table:table-cell office:value-type="float" office:value="221.5" calcext:value-type="float">
            <text:p>221.5</text:p>
          </table:table-cell>
          <table:table-cell office:value-type="float" office:value="103" calcext:value-type="float">
            <text:p>103</text:p>
          </table:table-cell>
          <table:table-cell office:value-type="float" office:value="-231619.055019146" calcext:value-type="float">
            <text:p>-231619.0550191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weigm-actin-Dropt-Liner-actin-weigm-actin-Liner-Dropt-actin-weigm_1_1730091596.6818628</text:p>
          </table:table-cell>
          <table:table-cell office:value-type="float" office:value="-70.7267879527075" calcext:value-type="float">
            <text:p>-70.7</text:p>
          </table:table-cell>
          <table:table-cell office:value-type="float" office:value="-7624.44581793532" calcext:value-type="float">
            <text:p>-7624.4</text:p>
          </table:table-cell>
          <table:table-cell office:value-type="float" office:value="-0.0762444581793532" calcext:value-type="float">
            <text:p>-0.1</text:p>
          </table:table-cell>
          <table:table-cell office:value-type="float" office:value="-7624.44581793528" calcext:value-type="float">
            <text:p>-7624.4</text:p>
          </table:table-cell>
          <table:table-cell office:value-type="float" office:value="-11659.2970317112" calcext:value-type="float">
            <text:p>-11659.3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style-name="ce35" office:value-type="float" office:value="53.4246575342466" calcext:value-type="float">
            <text:p>53.42</text:p>
          </table:table-cell>
          <table:table-cell table:style-name="Default" office:value-type="float" office:value="1896.36005038452" calcext:value-type="float">
            <text:p>1896.36005038452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9.98599718554" calcext:value-type="float">
            <text:p>-2249.98599718554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34.8148210864625" calcext:value-type="float">
            <text:p>-34.8148210864625</text:p>
          </table:table-cell>
          <table:table-cell office:value-type="float" office:value="-43914.2898440261" calcext:value-type="float">
            <text:p>-43914.2898440261</text:p>
          </table:table-cell>
          <table:table-cell office:value-type="float" office:value="43914289.8440261" calcext:value-type="float">
            <text:p>43914289.8440261</text:p>
          </table:table-cell>
          <table:table-cell office:value-type="float" office:value="219.5" calcext:value-type="float">
            <text:p>219.5</text:p>
          </table:table-cell>
          <table:table-cell office:value-type="float" office:value="102" calcext:value-type="float">
            <text:p>102</text:p>
          </table:table-cell>
          <table:table-cell office:value-type="float" office:value="-229498.571712925" calcext:value-type="float">
            <text:p>-229498.57171292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Liner-actin-Dropt-spec2-actin-spec2-actin-spec2-Dropt-actin-Liner_1_1730113659.909982</text:p>
          </table:table-cell>
          <table:table-cell office:value-type="float" office:value="-56.4688586240711" calcext:value-type="float">
            <text:p>-56.5</text:p>
          </table:table-cell>
          <table:table-cell office:value-type="float" office:value="-6228.84893191898" calcext:value-type="float">
            <text:p>-6228.8</text:p>
          </table:table-cell>
          <table:table-cell office:value-type="float" office:value="-0.0622884893191898" calcext:value-type="float">
            <text:p>-0.1</text:p>
          </table:table-cell>
          <table:table-cell office:value-type="float" office:value="-6228.84893191885" calcext:value-type="float">
            <text:p>-6228.8</text:p>
          </table:table-cell>
          <table:table-cell office:value-type="float" office:value="-10382.6825120985" calcext:value-type="float">
            <text:p>-10382.7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style-name="ce35" office:value-type="float" office:value="53.6697247706422" calcext:value-type="float">
            <text:p>53.67</text:p>
          </table:table-cell>
          <table:table-cell table:style-name="Default" office:value-type="float" office:value="1889.33027464984" calcext:value-type="float">
            <text:p>1889.33027464984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50.30189174208" calcext:value-type="float">
            <text:p>-2250.30189174208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28.5727015225635" calcext:value-type="float">
            <text:p>-28.5727015225635</text:p>
          </table:table-cell>
          <table:table-cell office:value-type="float" office:value="-43715.5867378059" calcext:value-type="float">
            <text:p>-43715.5867378059</text:p>
          </table:table-cell>
          <table:table-cell office:value-type="float" office:value="43715586.7378059" calcext:value-type="float">
            <text:p>43715586.7378059</text:p>
          </table:table-cell>
          <table:table-cell office:value-type="float" office:value="218.5" calcext:value-type="float">
            <text:p>218.5</text:p>
          </table:table-cell>
          <table:table-cell office:value-type="float" office:value="101" calcext:value-type="float">
            <text:p>101</text:p>
          </table:table-cell>
          <table:table-cell office:value-type="float" office:value="-227280.49106595" calcext:value-type="float">
            <text:p>-227280.491065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Liner-actin-Dropt-spec2-actin-spec2-actin-spec2-Dropt-actin-Liner_1_1730118257.608056</text:p>
          </table:table-cell>
          <table:table-cell office:value-type="float" office:value="-72.8062680005058" calcext:value-type="float">
            <text:p>-72.8</text:p>
          </table:table-cell>
          <table:table-cell office:value-type="float" office:value="-7778.4148747018" calcext:value-type="float">
            <text:p>-7778.4</text:p>
          </table:table-cell>
          <table:table-cell office:value-type="float" office:value="-0.077784148747018" calcext:value-type="float">
            <text:p>-0.1</text:p>
          </table:table-cell>
          <table:table-cell office:value-type="float" office:value="-7778.41487470173" calcext:value-type="float">
            <text:p>-7778.4</text:p>
          </table:table-cell>
          <table:table-cell office:value-type="float" office:value="-11557.5524883516" calcext:value-type="float">
            <text:p>-11557.6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style-name="ce35" office:value-type="float" office:value="54.1871921182266" calcext:value-type="float">
            <text:p>54.19</text:p>
          </table:table-cell>
          <table:table-cell table:style-name="Default" office:value-type="float" office:value="1868.34495912325" calcext:value-type="float">
            <text:p>1868.34495912325</text:p>
          </table:table-cell>
          <table:table-cell office:value-type="float" office:value="2461.51287611832" calcext:value-type="float">
            <text:p>2461.51287611832</text:p>
          </table:table-cell>
          <table:table-cell office:value-type="float" office:value="614.097618238186" calcext:value-type="float">
            <text:p>614.097618238186</text:p>
          </table:table-cell>
          <table:table-cell office:value-type="float" office:value="-2293.50925137914" calcext:value-type="float">
            <text:p>-2293.50925137914</text:p>
          </table:table-cell>
          <table:table-cell office:value-type="float" office:value="-2099.23783632896" calcext:value-type="float">
            <text:p>-2099.23783632896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38.3173146537031" calcext:value-type="float">
            <text:p>-38.3173146537031</text:p>
          </table:table-cell>
          <table:table-cell office:value-type="float" office:value="-40712.5341192445" calcext:value-type="float">
            <text:p>-40712.5341192445</text:p>
          </table:table-cell>
          <table:table-cell office:value-type="float" office:value="40712534.1192445" calcext:value-type="float">
            <text:p>40712534.1192445</text:p>
          </table:table-cell>
          <table:table-cell office:value-type="float" office:value="203.5" calcext:value-type="float">
            <text:p>203.5</text:p>
          </table:table-cell>
          <table:table-cell office:value-type="float" office:value="93" calcext:value-type="float">
            <text:p>93</text:p>
          </table:table-cell>
          <table:table-cell office:value-type="float" office:value="-213296.36037826" calcext:value-type="float">
            <text:p>-213296.360378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Liner-actin-Dropt-Liner-actin-weigm-actin-Liner-Dropt-actin-Liner_1_1730177223.066047</text:p>
          </table:table-cell>
          <table:table-cell office:value-type="float" office:value="-70.4075338519551" calcext:value-type="float">
            <text:p>-70.4</text:p>
          </table:table-cell>
          <table:table-cell office:value-type="float" office:value="-7601.11997717844" calcext:value-type="float">
            <text:p>-7601.1</text:p>
          </table:table-cell>
          <table:table-cell office:value-type="float" office:value="-0.0760111997717844" calcext:value-type="float">
            <text:p>-0.1</text:p>
          </table:table-cell>
          <table:table-cell office:value-type="float" office:value="-7601.11997717834" calcext:value-type="float">
            <text:p>-7601.1</text:p>
          </table:table-cell>
          <table:table-cell office:value-type="float" office:value="-11669.2608874251" calcext:value-type="float">
            <text:p>-11669.3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3.6036036036036" calcext:value-type="float">
            <text:p>53.60</text:p>
          </table:table-cell>
          <table:table-cell table:style-name="Default" office:value-type="float" office:value="1882.50365581485" calcext:value-type="float">
            <text:p>1882.50365581485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48.72868950627" calcext:value-type="float">
            <text:p>-2248.72868950627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34.239279176479" calcext:value-type="float">
            <text:p>-34.239279176479</text:p>
          </table:table-cell>
          <table:table-cell office:value-type="float" office:value="-44514.6134935163" calcext:value-type="float">
            <text:p>-44514.6134935163</text:p>
          </table:table-cell>
          <table:table-cell office:value-type="float" office:value="44514613.4935163" calcext:value-type="float">
            <text:p>44514613.4935163</text:p>
          </table:table-cell>
          <table:table-cell office:value-type="float" office:value="222.5" calcext:value-type="float">
            <text:p>222.5</text:p>
          </table:table-cell>
          <table:table-cell office:value-type="float" office:value="103" calcext:value-type="float">
            <text:p>103</text:p>
          </table:table-cell>
          <table:table-cell office:value-type="float" office:value="-231619.055019146" calcext:value-type="float">
            <text:p>-231619.0550191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1_SL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30206597.0457852</text:p>
          </table:table-cell>
          <table:table-cell office:value-type="float" office:value="-63.3236691196408" calcext:value-type="float">
            <text:p>-63.3</text:p>
          </table:table-cell>
          <table:table-cell office:value-type="float" office:value="-6880.84337736934" calcext:value-type="float">
            <text:p>-6880.8</text:p>
          </table:table-cell>
          <table:table-cell office:value-type="float" office:value="-0.0688084337736934" calcext:value-type="float">
            <text:p>-0.1</text:p>
          </table:table-cell>
          <table:table-cell office:value-type="float" office:value="-6880.84337736928" calcext:value-type="float">
            <text:p>-6880.8</text:p>
          </table:table-cell>
          <table:table-cell office:value-type="float" office:value="-11011.6824831506" calcext:value-type="float">
            <text:p>-11011.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53.6036036036036" calcext:value-type="float">
            <text:p>53.60</text:p>
          </table:table-cell>
          <table:table-cell table:style-name="Default" office:value-type="float" office:value="1880.96208864975" calcext:value-type="float">
            <text:p>1880.96208864975</text:p>
          </table:table-cell>
          <table:table-cell office:value-type="float" office:value="2450.57889713385" calcext:value-type="float">
            <text:p>2450.57889713385</text:p>
          </table:table-cell>
          <table:table-cell office:value-type="float" office:value="481.61282185794" calcext:value-type="float">
            <text:p>481.61282185794</text:p>
          </table:table-cell>
          <table:table-cell office:value-type="float" office:value="-2239.9546788999" calcext:value-type="float">
            <text:p>-2239.9546788999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3052.45324372406" calcext:value-type="float">
            <text:p>-3052.45324372406</text:p>
          </table:table-cell>
          <table:table-cell office:value-type="float" office:value="-30.9947899881499" calcext:value-type="float">
            <text:p>-30.9947899881499</text:p>
          </table:table-cell>
          <table:table-cell office:value-type="float" office:value="-44515.3344911137" calcext:value-type="float">
            <text:p>-44515.3344911137</text:p>
          </table:table-cell>
          <table:table-cell office:value-type="float" office:value="44515334.4911137" calcext:value-type="float">
            <text:p>44515334.4911137</text:p>
          </table:table-cell>
          <table:table-cell office:value-type="float" office:value="222.5" calcext:value-type="float">
            <text:p>222.5</text:p>
          </table:table-cell>
          <table:table-cell office:value-type="float" office:value="103" calcext:value-type="float">
            <text:p>103</text:p>
          </table:table-cell>
          <table:table-cell office:value-type="float" office:value="-230715.33192669" calcext:value-type="float">
            <text:p>-230715.3319266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_2017_to_2023vs2024_only_price_percent_only_price_percent_day_of_week_none_1m|5m_1h|1d_1m|1m_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hodl</text:p>
          </table:table-cell>
          <table:table-cell office:value-type="float" office:value="54300.3769019822" calcext:value-type="float">
            <text:p>54300.4</text:p>
          </table:table-cell>
          <table:table-cell office:value-type="float" office:value="40507.0985773951" calcext:value-type="float">
            <text:p>40507.1</text:p>
          </table:table-cell>
          <table:table-cell office:value-type="float" office:value="0.405070985773951" calcext:value-type="float">
            <text:p>0.4</text:p>
          </table:table-cell>
          <table:table-cell table:number-columns-repeated="2" office:value-type="float" office:value="40507.0985773951" calcext:value-type="float">
            <text:p>40507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style-name="Default" office:value-type="float" office:value="40507.0985773951" calcext:value-type="float">
            <text:p>40507.0985773951</text:p>
          </table:table-cell>
          <table:table-cell table:number-columns-repeated="2" office:value-type="float" office:value="40507.0985773951" calcext:value-type="float">
            <text:p>40507.098577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07.0985773951" calcext:value-type="float">
            <text:p>40507.0985773951</text:p>
          </table:table-cell>
          <table:table-cell office:value-type="float" office:value="-240.647746323719" calcext:value-type="float">
            <text:p>-240.647746323719</text:p>
          </table:table-cell>
          <table:table-cell office:value-type="float" office:value="240647.746323719" calcext:value-type="float">
            <text:p>240647.7463237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ata_2017_to_2023vs2024_only_price_percent_only_price_percent_day_of_week_none_1m|5m_1h|1d_1m|1m_1h|1d_32_0.004_20</text:p>
          </table:table-cell>
          <table:table-cell office:value-type="string" calcext:value-type="string">
            <text:p>trade_all_1.0_3_-0.1%_TP0.02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68077.141957</text:p>
          </table:table-cell>
          <table:table-cell office:value-type="float" office:value="144.559105541785" calcext:value-type="float">
            <text:p>144.6</text:p>
          </table:table-cell>
          <table:table-cell office:value-type="float" office:value="13828.0674626136" calcext:value-type="float">
            <text:p>13828.1</text:p>
          </table:table-cell>
          <table:table-cell office:value-type="float" office:value="0.138280674626136" calcext:value-type="float">
            <text:p>0.1</text:p>
          </table:table-cell>
          <table:table-cell office:value-type="float" office:value="13828.0674626136" calcext:value-type="float">
            <text:p>13828.1</text:p>
          </table:table-cell>
          <table:table-cell office:value-type="float" office:value="10623.5351497032" calcext:value-type="float">
            <text:p>10623.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style-name="ce35" office:value-type="float" office:value="55.8139534883721" calcext:value-type="float">
            <text:p>55.81</text:p>
          </table:table-cell>
          <table:table-cell table:style-name="Default" office:value-type="float" office:value="1918.15192155079" calcext:value-type="float">
            <text:p>1918.15192155079</text:p>
          </table:table-cell>
          <table:table-cell office:value-type="float" office:value="2339.31430254409" calcext:value-type="float">
            <text:p>2339.31430254409</text:p>
          </table:table-cell>
          <table:table-cell office:value-type="float" office:value="364.937601920639" calcext:value-type="float">
            <text:p>364.937601920639</text:p>
          </table:table-cell>
          <table:table-cell office:value-type="float" office:value="-2240.9804869245" calcext:value-type="float">
            <text:p>-2240.9804869245</text:p>
          </table:table-cell>
          <table:table-cell office:value-type="float" office:value="-2100.84490847334" calcext:value-type="float">
            <text:p>-2100.84490847334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80.3957410617072" calcext:value-type="float">
            <text:p>80.3957410617072</text:p>
          </table:table-cell>
          <table:table-cell office:value-type="float" office:value="-34531.0591265892" calcext:value-type="float">
            <text:p>-34531.0591265892</text:p>
          </table:table-cell>
          <table:table-cell office:value-type="float" office:value="34531059.1265892" calcext:value-type="float">
            <text:p>34531059.1265892</text:p>
          </table:table-cell>
          <table:table-cell office:value-type="float" office:value="172.5" calcext:value-type="float">
            <text:p>172.5</text:p>
          </table:table-cell>
          <table:table-cell office:value-type="float" office:value="76" calcext:value-type="float">
            <text:p>76</text:p>
          </table:table-cell>
          <table:table-cell office:value-type="float" office:value="-170314.517006262" calcext:value-type="float">
            <text:p>-170314.51700626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ata_2017_to_2023vs2024_only_price_percent_only_price_percent_day_of_week_none_1m|5m_5m|1h|1d_1m|1m_5m|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168776.930779</text:p>
          </table:table-cell>
          <table:table-cell office:value-type="float" office:value="78.4499095392659" calcext:value-type="float">
            <text:p>78.4</text:p>
          </table:table-cell>
          <table:table-cell office:value-type="float" office:value="7422.49535475344" calcext:value-type="float">
            <text:p>7422.5</text:p>
          </table:table-cell>
          <table:table-cell office:value-type="float" office:value="0.0742249535475344" calcext:value-type="float">
            <text:p>0.1</text:p>
          </table:table-cell>
          <table:table-cell office:value-type="float" office:value="7422.49535475345" calcext:value-type="float">
            <text:p>7422.5</text:p>
          </table:table-cell>
          <table:table-cell office:value-type="float" office:value="4770.31406423241" calcext:value-type="float">
            <text:p>4770.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style-name="ce35" office:value-type="float" office:value="55.8139534883721" calcext:value-type="float">
            <text:p>55.81</text:p>
          </table:table-cell>
          <table:table-cell table:style-name="Default" office:value-type="float" office:value="1889.21654956604" calcext:value-type="float">
            <text:p>1889.21654956604</text:p>
          </table:table-cell>
          <table:table-cell office:value-type="float" office:value="2174.70384326004" calcext:value-type="float">
            <text:p>2174.70384326004</text:p>
          </table:table-cell>
          <table:table-cell office:value-type="float" office:value="1606.77102944085" calcext:value-type="float">
            <text:p>1606.77102944085</text:p>
          </table:table-cell>
          <table:table-cell office:value-type="float" office:value="-2256.15958270177" calcext:value-type="float">
            <text:p>-2256.15958270177</text:p>
          </table:table-cell>
          <table:table-cell office:value-type="float" office:value="-2099.52034861171" calcext:value-type="float">
            <text:p>-2099.52034861171</text:p>
          </table:table-cell>
          <table:table-cell office:value-type="float" office:value="-3219.90096057751" calcext:value-type="float">
            <text:p>-3219.90096057751</text:p>
          </table:table-cell>
          <table:table-cell office:value-type="float" office:value="57.5387236802593" calcext:value-type="float">
            <text:p>57.5387236802593</text:p>
          </table:table-cell>
          <table:table-cell office:value-type="float" office:value="-25820.342838193" calcext:value-type="float">
            <text:p>-25820.342838193</text:p>
          </table:table-cell>
          <table:table-cell office:value-type="float" office:value="25820342.8381929" calcext:value-type="float">
            <text:p>25820342.8381929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-128601.096214001" calcext:value-type="float">
            <text:p>-128601.09621400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081847.714438</text:p>
          </table:table-cell>
          <table:table-cell office:value-type="float" office:value="-479.389650670694" calcext:value-type="float">
            <text:p>-479.4</text:p>
          </table:table-cell>
          <table:table-cell office:value-type="float" office:value="-48198.2963700201" calcext:value-type="float">
            <text:p>-48198.3</text:p>
          </table:table-cell>
          <table:table-cell office:value-type="float" office:value="-0.481982963700201" calcext:value-type="float">
            <text:p>-0.5</text:p>
          </table:table-cell>
          <table:table-cell office:value-type="float" office:value="-48198.2963700205" calcext:value-type="float">
            <text:p>-48198.3</text:p>
          </table:table-cell>
          <table:table-cell office:value-type="float" office:value="-40922.9352745268" calcext:value-type="float">
            <text:p>-40922.9</text:p>
          </table:table-cell>
          <table:table-cell office:value-type="float" office:value="264" calcext:value-type="float">
            <text:p>264</text:p>
          </table:table-cell>
          <table:table-cell office:value-type="float" office:value="128" calcext:value-type="float">
            <text:p>128</text:p>
          </table:table-cell>
          <table:table-cell table:style-name="ce35" office:value-type="float" office:value="67.3469387755102" calcext:value-type="float">
            <text:p>67.35</text:p>
          </table:table-cell>
          <table:table-cell table:style-name="Default" office:value-type="float" office:value="902.164191737335" calcext:value-type="float">
            <text:p>902.164191737335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97.399045941565" calcext:value-type="float">
            <text:p>197.399045941565</text:p>
          </table:table-cell>
          <table:table-cell office:value-type="float" office:value="-2237.26283584904" calcext:value-type="float">
            <text:p>-2237.26283584904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2.954837678624" calcext:value-type="float">
            <text:p>-122.954837678624</text:p>
          </table:table-cell>
          <table:table-cell office:value-type="float" office:value="-78490.9926963263" calcext:value-type="float">
            <text:p>-78490.9926963263</text:p>
          </table:table-cell>
          <table:table-cell office:value-type="float" office:value="78490992.6963263" calcext:value-type="float">
            <text:p>78490992.6963263</text:p>
          </table:table-cell>
          <table:table-cell office:value-type="float" office:value="392.5" calcext:value-type="float">
            <text:p>392.5</text:p>
          </table:table-cell>
          <table:table-cell office:value-type="float" office:value="128" calcext:value-type="float">
            <text:p>128</text:p>
          </table:table-cell>
          <table:table-cell office:value-type="float" office:value="-286369.642988677" calcext:value-type="float">
            <text:p>-286369.6429886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099784.992012</text:p>
          </table:table-cell>
          <table:table-cell office:value-type="float" office:value="-35.9473126442822" calcext:value-type="float">
            <text:p>-35.9</text:p>
          </table:table-cell>
          <table:table-cell office:value-type="float" office:value="-3747.52140966969" calcext:value-type="float">
            <text:p>-3747.5</text:p>
          </table:table-cell>
          <table:table-cell office:value-type="float" office:value="-0.0374752140966969" calcext:value-type="float">
            <text:p>0.0</text:p>
          </table:table-cell>
          <table:table-cell office:value-type="float" office:value="-3747.52140966969" calcext:value-type="float">
            <text:p>-3747.5</text:p>
          </table:table-cell>
          <table:table-cell office:value-type="float" office:value="-4874.93425416365" calcext:value-type="float">
            <text:p>-4874.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style-name="ce35" office:value-type="float" office:value="69.4214876033058" calcext:value-type="float">
            <text:p>69.42</text:p>
          </table:table-cell>
          <table:table-cell table:style-name="Default" office:value-type="float" office:value="898.041875111078" calcext:value-type="float">
            <text:p>898.041875111078</text:p>
          </table:table-cell>
          <table:table-cell office:value-type="float" office:value="1331.04807935993" calcext:value-type="float">
            <text:p>1331.04807935993</text:p>
          </table:table-cell>
          <table:table-cell office:value-type="float" office:value="237.760128732581" calcext:value-type="float">
            <text:p>237.760128732581</text:p>
          </table:table-cell>
          <table:table-cell office:value-type="float" office:value="-2140.08213294595" calcext:value-type="float">
            <text:p>-2140.08213294595</text:p>
          </table:table-cell>
          <table:table-cell office:value-type="float" office:value="-28.6900549147977" calcext:value-type="float">
            <text:p>-28.6900549147977</text:p>
          </table:table-cell>
          <table:table-cell office:value-type="float" office:value="-2440.75501338993" calcext:value-type="float">
            <text:p>-2440.75501338993</text:p>
          </table:table-cell>
          <table:table-cell office:value-type="float" office:value="-30.9712513195842" calcext:value-type="float">
            <text:p>-30.9712513195842</text:p>
          </table:table-cell>
          <table:table-cell office:value-type="float" office:value="-24208.3608394298" calcext:value-type="float">
            <text:p>-24208.3608394298</text:p>
          </table:table-cell>
          <table:table-cell office:value-type="float" office:value="24208360.8394298" calcext:value-type="float">
            <text:p>24208360.8394298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-79154.3488640854" calcext:value-type="float">
            <text:p>-79154.348864085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105099.821794</text:p>
          </table:table-cell>
          <table:table-cell office:value-type="float" office:value="-373.142914013685" calcext:value-type="float">
            <text:p>-373.1</text:p>
          </table:table-cell>
          <table:table-cell office:value-type="float" office:value="-37631.4137405648" calcext:value-type="float">
            <text:p>-37631.4</text:p>
          </table:table-cell>
          <table:table-cell office:value-type="float" office:value="-0.376314137405648" calcext:value-type="float">
            <text:p>-0.4</text:p>
          </table:table-cell>
          <table:table-cell office:value-type="float" office:value="-37631.4137405649" calcext:value-type="float">
            <text:p>-37631.4</text:p>
          </table:table-cell>
          <table:table-cell office:value-type="float" office:value="-34112.9841636081" calcext:value-type="float">
            <text:p>-34113.0</text:p>
          </table:table-cell>
          <table:table-cell office:value-type="float" office:value="244" calcext:value-type="float">
            <text:p>244</text:p>
          </table:table-cell>
          <table:table-cell office:value-type="float" office:value="116" calcext:value-type="float">
            <text:p>116</text:p>
          </table:table-cell>
          <table:table-cell table:style-name="ce35" office:value-type="float" office:value="67.7777777777778" calcext:value-type="float">
            <text:p>67.78</text:p>
          </table:table-cell>
          <table:table-cell table:style-name="Default" office:value-type="float" office:value="910.417508675122" calcext:value-type="float">
            <text:p>910.417508675122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142.171133810698" calcext:value-type="float">
            <text:p>142.171133810698</text:p>
          </table:table-cell>
          <table:table-cell office:value-type="float" office:value="-2239.42487808013" calcext:value-type="float">
            <text:p>-2239.42487808013</text:p>
          </table:table-cell>
          <table:table-cell office:value-type="float" office:value="-174.770360334529" calcext:value-type="float">
            <text:p>-174.770360334529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4.531704834903" calcext:value-type="float">
            <text:p>-104.531704834903</text:p>
          </table:table-cell>
          <table:table-cell office:value-type="float" office:value="-72098.3669532126" calcext:value-type="float">
            <text:p>-72098.3669532126</text:p>
          </table:table-cell>
          <table:table-cell office:value-type="float" office:value="72098366.9532127" calcext:value-type="float">
            <text:p>72098366.9532127</text:p>
          </table:table-cell>
          <table:table-cell office:value-type="float" office:value="360.5" calcext:value-type="float">
            <text:p>360.5</text:p>
          </table:table-cell>
          <table:table-cell office:value-type="float" office:value="115" calcext:value-type="float">
            <text:p>115</text:p>
          </table:table-cell>
          <table:table-cell office:value-type="float" office:value="-259598.51549696" calcext:value-type="float">
            <text:p>-259598.515496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114767.4169128</text:p>
          </table:table-cell>
          <table:table-cell office:value-type="float" office:value="10.1649723282728" calcext:value-type="float">
            <text:p>10.2</text:p>
          </table:table-cell>
          <table:table-cell office:value-type="float" office:value="787.133052338409" calcext:value-type="float">
            <text:p>787.1</text:p>
          </table:table-cell>
          <table:table-cell office:value-type="float" office:value="0.00787133052338409" calcext:value-type="float">
            <text:p>0.0</text:p>
          </table:table-cell>
          <table:table-cell office:value-type="float" office:value="787.133052338409" calcext:value-type="float">
            <text:p>787.1</text:p>
          </table:table-cell>
          <table:table-cell office:value-type="float" office:value="-781.527793637216" calcext:value-type="float">
            <text:p>-781.5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style-name="ce35" office:value-type="float" office:value="70.4697986577181" calcext:value-type="float">
            <text:p>70.47</text:p>
          </table:table-cell>
          <table:table-cell table:style-name="Default" office:value-type="float" office:value="931.125441897123" calcext:value-type="float">
            <text:p>931.125441897123</text:p>
          </table:table-cell>
          <table:table-cell office:value-type="float" office:value="1409.62815704625" calcext:value-type="float">
            <text:p>1409.62815704625</text:p>
          </table:table-cell>
          <table:table-cell office:value-type="float" office:value="175.392527972246" calcext:value-type="float">
            <text:p>175.392527972246</text:p>
          </table:table-cell>
          <table:table-cell office:value-type="float" office:value="-2204.11450788317" calcext:value-type="float">
            <text:p>-2204.11450788317</text:p>
          </table:table-cell>
          <table:table-cell office:value-type="float" office:value="-2100.14095025114" calcext:value-type="float">
            <text:p>-2100.14095025114</text:p>
          </table:table-cell>
          <table:table-cell office:value-type="float" office:value="-2757.88284305934" calcext:value-type="float">
            <text:p>-2757.88284305934</text:p>
          </table:table-cell>
          <table:table-cell office:value-type="float" office:value="5.28277216334503" calcext:value-type="float">
            <text:p>5.28277216334503</text:p>
          </table:table-cell>
          <table:table-cell office:value-type="float" office:value="-29815.7028358882" calcext:value-type="float">
            <text:p>-29815.7028358882</text:p>
          </table:table-cell>
          <table:table-cell office:value-type="float" office:value="29815702.8358882" calcext:value-type="float">
            <text:p>29815702.8358882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office:value-type="float" office:value="-96981.0383468595" calcext:value-type="float">
            <text:p>-96981.03834685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35:.D238])/COUNT([.D235:.D238])" office:value-type="float" office:value="-219.578726250097" calcext:value-type="float">
            <text:p>-219.6</text:p>
          </table:table-cell>
          <table:table-cell table:style-name="ce28" table:formula="of:=SUM([.E235:.E238])/COUNT([.E235:.E238])" office:value-type="float" office:value="-22197.524616979" calcext:value-type="float">
            <text:p>-22197.5</text:p>
          </table:table-cell>
          <table:table-cell table:style-name="ce28" table:formula="of:=SUM([.F235:.F238])/COUNT([.F235:.F238])" office:value-type="float" office:value="-0.22197524616979" calcext:value-type="float">
            <text:p>-0.2</text:p>
          </table:table-cell>
          <table:table-cell table:style-name="ce28" table:formula="of:=SUM([.G235:.G238])/COUNT([.G235:.G238])" office:value-type="float" office:value="-22197.5246169792" calcext:value-type="float">
            <text:p>-22197.5</text:p>
          </table:table-cell>
          <table:table-cell table:style-name="ce28" table:formula="of:=SUM([.H235:.H238])/COUNT([.H235:.H238])" office:value-type="float" office:value="-20173.0953714839" calcext:value-type="float">
            <text:p>-20173.1</text:p>
          </table:table-cell>
          <table:table-cell table:style-name="ce12" table:formula="of:=SUM([.I235:.I238])/COUNT([.I235:.I238])" office:value-type="float" office:value="174.25" calcext:value-type="float">
            <text:p>174</text:p>
          </table:table-cell>
          <table:table-cell table:style-name="ce12" table:formula="of:=SUM([.J235:.J238])/COUNT([.J235:.J238])" office:value-type="float" office:value="81.25" calcext:value-type="float">
            <text:p>81</text:p>
          </table:table-cell>
          <table:table-cell table:style-name="ce36" table:formula="of:=SUM([.K235:.K238])/COUNT([.K235:.K238])" office:value-type="float" office:value="68.754000703578" calcext:value-type="float">
            <text:p>68.75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19094.834655</text:p>
          </table:table-cell>
          <table:table-cell office:value-type="float" office:value="-341.144572759116" calcext:value-type="float">
            <text:p>-341.1</text:p>
          </table:table-cell>
          <table:table-cell office:value-type="float" office:value="-34360.2835565137" calcext:value-type="float">
            <text:p>-34360.3</text:p>
          </table:table-cell>
          <table:table-cell office:value-type="float" office:value="-0.343602835565137" calcext:value-type="float">
            <text:p>-0.3</text:p>
          </table:table-cell>
          <table:table-cell office:value-type="float" office:value="-34360.2835565135" calcext:value-type="float">
            <text:p>-34360.3</text:p>
          </table:table-cell>
          <table:table-cell office:value-type="float" office:value="-31533.3872393835" calcext:value-type="float">
            <text:p>-31533.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table:style-name="ce35" office:value-type="float" office:value="67.524115755627" calcext:value-type="float">
            <text:p>67.52</text:p>
          </table:table-cell>
          <table:table-cell table:style-name="Default" office:value-type="float" office:value="912.412721382755" calcext:value-type="float">
            <text:p>912.412721382755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142.171133810698" calcext:value-type="float">
            <text:p>142.171133810698</text:p>
          </table:table-cell>
          <table:table-cell office:value-type="float" office:value="-2237.29658462269" calcext:value-type="float">
            <text:p>-2237.29658462269</text:p>
          </table:table-cell>
          <table:table-cell office:value-type="float" office:value="-2100.51543199958" calcext:value-type="float">
            <text:p>-2100.51543199958</text:p>
          </table:table-cell>
          <table:table-cell office:value-type="float" office:value="-3892.37138559324" calcext:value-type="float">
            <text:p>-3892.37138559324</text:p>
          </table:table-cell>
          <table:table-cell office:value-type="float" office:value="-110.483226869818" calcext:value-type="float">
            <text:p>-110.483226869818</text:p>
          </table:table-cell>
          <table:table-cell office:value-type="float" office:value="-62296.7364528964" calcext:value-type="float">
            <text:p>-62296.7364528964</text:p>
          </table:table-cell>
          <table:table-cell office:value-type="float" office:value="62296736.4528964" calcext:value-type="float">
            <text:p>62296736.4528964</text:p>
          </table:table-cell>
          <table:table-cell office:value-type="float" office:value="311.5" calcext:value-type="float">
            <text:p>311.5</text:p>
          </table:table-cell>
          <table:table-cell office:value-type="float" office:value="101" calcext:value-type="float">
            <text:p>101</text:p>
          </table:table-cell>
          <table:table-cell office:value-type="float" office:value="-225966.955046892" calcext:value-type="float">
            <text:p>-225966.9550468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22610.9397671</text:p>
          </table:table-cell>
          <table:table-cell office:value-type="float" office:value="50.1863072324984" calcext:value-type="float">
            <text:p>50.2</text:p>
          </table:table-cell>
          <table:table-cell office:value-type="float" office:value="4922.48834770039" calcext:value-type="float">
            <text:p>4922.5</text:p>
          </table:table-cell>
          <table:table-cell office:value-type="float" office:value="0.0492248834770039" calcext:value-type="float">
            <text:p>0.0</text:p>
          </table:table-cell>
          <table:table-cell office:value-type="float" office:value="4922.48834770039" calcext:value-type="float">
            <text:p>4922.5</text:p>
          </table:table-cell>
          <table:table-cell office:value-type="float" office:value="4533.85005289497" calcext:value-type="float">
            <text:p>4533.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ce35" office:value-type="float" office:value="73.4693877551021" calcext:value-type="float">
            <text:p>73.47</text:p>
          </table:table-cell>
          <table:table-cell table:style-name="Default" office:value-type="float" office:value="906.93535411353" calcext:value-type="float">
            <text:p>906.93535411353</text:p>
          </table:table-cell>
          <table:table-cell office:value-type="float" office:value="1560.34168377922" calcext:value-type="float">
            <text:p>1560.34168377922</text:p>
          </table:table-cell>
          <table:table-cell office:value-type="float" office:value="162.751003960497" calcext:value-type="float">
            <text:p>162.751003960497</text:p>
          </table:table-cell>
          <table:table-cell office:value-type="float" office:value="-2132.86033849128" calcext:value-type="float">
            <text:p>-2132.86033849128</text:p>
          </table:table-cell>
          <table:table-cell office:value-type="float" office:value="-194.761823706751" calcext:value-type="float">
            <text:p>-194.761823706751</text:p>
          </table:table-cell>
          <table:table-cell office:value-type="float" office:value="-3283.23861393781" calcext:value-type="float">
            <text:p>-3283.23861393781</text:p>
          </table:table-cell>
          <table:table-cell office:value-type="float" office:value="100.458945871437" calcext:value-type="float">
            <text:p>100.458945871437</text:p>
          </table:table-cell>
          <table:table-cell office:value-type="float" office:value="-9809.83232066837" calcext:value-type="float">
            <text:p>-9809.83232066837</text:p>
          </table:table-cell>
          <table:table-cell office:value-type="float" office:value="9809832.32066837" calcext:value-type="float">
            <text:p>9809832.3206683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-27532.42257668" calcext:value-type="float">
            <text:p>-27532.422576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25794.242599</text:p>
          </table:table-cell>
          <table:table-cell office:value-type="float" office:value="78.8282074994616" calcext:value-type="float">
            <text:p>78.8</text:p>
          </table:table-cell>
          <table:table-cell office:value-type="float" office:value="7588.84978527426" calcext:value-type="float">
            <text:p>7588.8</text:p>
          </table:table-cell>
          <table:table-cell office:value-type="float" office:value="0.0758884978527426" calcext:value-type="float">
            <text:p>0.1</text:p>
          </table:table-cell>
          <table:table-cell office:value-type="float" office:value="7588.84978527426" calcext:value-type="float">
            <text:p>7588.8</text:p>
          </table:table-cell>
          <table:table-cell office:value-type="float" office:value="6546.50460987867" calcext:value-type="float">
            <text:p>6546.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style-name="ce35" office:value-type="float" office:value="73.0769230769231" calcext:value-type="float">
            <text:p>73.08</text:p>
          </table:table-cell>
          <table:table-cell table:style-name="Default" office:value-type="float" office:value="875.982058097763" calcext:value-type="float">
            <text:p>875.982058097763</text:p>
          </table:table-cell>
          <table:table-cell office:value-type="float" office:value="1421.04753757113" calcext:value-type="float">
            <text:p>1421.04753757113</text:p>
          </table:table-cell>
          <table:table-cell office:value-type="float" office:value="191.287540510122" calcext:value-type="float">
            <text:p>191.287540510122</text:p>
          </table:table-cell>
          <table:table-cell office:value-type="float" office:value="-2160.84130668609" calcext:value-type="float">
            <text:p>-2160.84130668609</text:p>
          </table:table-cell>
          <table:table-cell office:value-type="float" office:value="-248.361171245284" calcext:value-type="float">
            <text:p>-248.361171245284</text:p>
          </table:table-cell>
          <table:table-cell office:value-type="float" office:value="-2595.78801002016" calcext:value-type="float">
            <text:p>-2595.78801002016</text:p>
          </table:table-cell>
          <table:table-cell office:value-type="float" office:value="58.3757675790328" calcext:value-type="float">
            <text:p>58.3757675790328</text:p>
          </table:table-cell>
          <table:table-cell office:value-type="float" office:value="-26020.6094592445" calcext:value-type="float">
            <text:p>-26020.6094592445</text:p>
          </table:table-cell>
          <table:table-cell office:value-type="float" office:value="26020609.4592445" calcext:value-type="float">
            <text:p>26020609.4592445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-75381.0845627679" calcext:value-type="float">
            <text:p>-75381.08456276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27833.185641</text:p>
          </table:table-cell>
          <table:table-cell office:value-type="float" office:value="65.8552524162172" calcext:value-type="float">
            <text:p>65.9</text:p>
          </table:table-cell>
          <table:table-cell office:value-type="float" office:value="6562.76934590646" calcext:value-type="float">
            <text:p>6562.8</text:p>
          </table:table-cell>
          <table:table-cell office:value-type="float" office:value="0.0656276934590646" calcext:value-type="float">
            <text:p>0.1</text:p>
          </table:table-cell>
          <table:table-cell office:value-type="float" office:value="6562.76934590646" calcext:value-type="float">
            <text:p>6562.8</text:p>
          </table:table-cell>
          <table:table-cell office:value-type="float" office:value="6743.38631461571" calcext:value-type="float">
            <text:p>6743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style-name="Default" office:value-type="float" office:value="1093.79489098441" calcext:value-type="float">
            <text:p>1093.79489098441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912.697151979592" calcext:value-type="float">
            <text:p>912.697151979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3.79489098441" calcext:value-type="float">
            <text:p>1093.79489098441</text:p>
          </table:table-cell>
          <table:table-cell office:value-type="float" office:value="-1207.16993928519" calcext:value-type="float">
            <text:p>-1207.16993928519</text:p>
          </table:table-cell>
          <table:table-cell office:value-type="float" office:value="1207169.93928519" calcext:value-type="float">
            <text:p>1207169.939285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33977.425466</text:p>
          </table:table-cell>
          <table:table-cell office:value-type="float" office:value="-468.275399096275" calcext:value-type="float">
            <text:p>-468.3</text:p>
          </table:table-cell>
          <table:table-cell office:value-type="float" office:value="-47091.7211253837" calcext:value-type="float">
            <text:p>-47091.7</text:p>
          </table:table-cell>
          <table:table-cell office:value-type="float" office:value="-0.470917211253837" calcext:value-type="float">
            <text:p>-0.5</text:p>
          </table:table-cell>
          <table:table-cell office:value-type="float" office:value="-47091.721125384" calcext:value-type="float">
            <text:p>-47091.7</text:p>
          </table:table-cell>
          <table:table-cell office:value-type="float" office:value="-40273.9849183041" calcext:value-type="float">
            <text:p>-40274.0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table:style-name="ce35" office:value-type="float" office:value="67.1794871794872" calcext:value-type="float">
            <text:p>67.18</text:p>
          </table:table-cell>
          <table:table-cell table:style-name="Default" office:value-type="float" office:value="913.634962672287" calcext:value-type="float">
            <text:p>913.634962672287</text:p>
          </table:table-cell>
          <table:table-cell office:value-type="float" office:value="1421.04753757113" calcext:value-type="float">
            <text:p>1421.04753757113</text:p>
          </table:table-cell>
          <table:table-cell office:value-type="float" office:value="206.322249995414" calcext:value-type="float">
            <text:p>206.322249995414</text:p>
          </table:table-cell>
          <table:table-cell office:value-type="float" office:value="-2238.0006355119" calcext:value-type="float">
            <text:p>-2238.0006355119</text:p>
          </table:table-cell>
          <table:table-cell office:value-type="float" office:value="-2098.13482543231" calcext:value-type="float">
            <text:p>-2098.13482543231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0.7480028856" calcext:value-type="float">
            <text:p>-120.7480028856</text:p>
          </table:table-cell>
          <table:table-cell office:value-type="float" office:value="-78091.9001790536" calcext:value-type="float">
            <text:p>-78091.9001790536</text:p>
          </table:table-cell>
          <table:table-cell office:value-type="float" office:value="78091900.1790537" calcext:value-type="float">
            <text:p>78091900.1790537</text:p>
          </table:table-cell>
          <table:table-cell office:value-type="float" office:value="390.5" calcext:value-type="float">
            <text:p>390.5</text:p>
          </table:table-cell>
          <table:table-cell office:value-type="float" office:value="128" calcext:value-type="float">
            <text:p>128</text:p>
          </table:table-cell>
          <table:table-cell office:value-type="float" office:value="-286464.081345523" calcext:value-type="float">
            <text:p>-286464.08134552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40:.D244])/COUNT([.D240:.D244])" office:value-type="float" office:value="-122.910040941443" calcext:value-type="float">
            <text:p>-122.9</text:p>
          </table:table-cell>
          <table:table-cell table:style-name="ce28" table:formula="of:=SUM([.E240:.E244])/COUNT([.E240:.E244])" office:value-type="float" office:value="-12475.5794406033" calcext:value-type="float">
            <text:p>-12475.6</text:p>
          </table:table-cell>
          <table:table-cell table:style-name="ce28" table:formula="of:=SUM([.F240:.F244])/COUNT([.F240:.F244])" office:value-type="float" office:value="-0.124755794406033" calcext:value-type="float">
            <text:p>-0.1</text:p>
          </table:table-cell>
          <table:table-cell table:style-name="ce28" table:formula="of:=SUM([.G240:.G244])/COUNT([.G240:.G244])" office:value-type="float" office:value="-12475.5794406033" calcext:value-type="float">
            <text:p>-12475.6</text:p>
          </table:table-cell>
          <table:table-cell table:style-name="ce28" table:formula="of:=SUM([.H240:.H244])/COUNT([.H240:.H244])" office:value-type="float" office:value="-10796.7262360597" calcext:value-type="float">
            <text:p>-10796.7</text:p>
          </table:table-cell>
          <table:table-cell table:style-name="ce12" table:formula="of:=SUM([.I240:.I244])/COUNT([.I240:.I244])" office:value-type="float" office:value="121.8" calcext:value-type="float">
            <text:p>122</text:p>
          </table:table-cell>
          <table:table-cell table:style-name="ce12" table:formula="of:=SUM([.J240:.J244])/COUNT([.J240:.J244])" office:value-type="float" office:value="55.4" calcext:value-type="float">
            <text:p>55</text:p>
          </table:table-cell>
          <table:table-cell table:style-name="ce36" table:formula="of:=SUM([.K240:.K244])/COUNT([.K240:.K244])" office:value-type="float" office:value="76.2499827534279" calcext:value-type="float">
            <text:p>76.25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35456.436301</text:p>
          </table:table-cell>
          <table:table-cell office:value-type="float" office:value="112.826345085071" calcext:value-type="float">
            <text:p>112.8</text:p>
          </table:table-cell>
          <table:table-cell office:value-type="float" office:value="11152.7268363621" calcext:value-type="float">
            <text:p>11152.7</text:p>
          </table:table-cell>
          <table:table-cell office:value-type="float" office:value="0.111527268363621" calcext:value-type="float">
            <text:p>0.1</text:p>
          </table:table-cell>
          <table:table-cell office:value-type="float" office:value="11152.7268363621" calcext:value-type="float">
            <text:p>11152.7</text:p>
          </table:table-cell>
          <table:table-cell office:value-type="float" office:value="11499.1753618939" calcext:value-type="float">
            <text:p>11499.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81.25" calcext:value-type="float">
            <text:p>81.25</text:p>
          </table:table-cell>
          <table:table-cell table:style-name="Default" office:value-type="float" office:value="938.773465474469" calcext:value-type="float">
            <text:p>938.773465474469</text:p>
          </table:table-cell>
          <table:table-cell office:value-type="float" office:value="1273.87846276115" calcext:value-type="float">
            <text:p>1273.87846276115</text:p>
          </table:table-cell>
          <table:table-cell office:value-type="float" office:value="298.970100363731" calcext:value-type="float">
            <text:p>298.970100363731</text:p>
          </table:table-cell>
          <table:table-cell office:value-type="float" office:value="-2209.23054432902" calcext:value-type="float">
            <text:p>-2209.23054432902</text:p>
          </table:table-cell>
          <table:table-cell office:value-type="float" office:value="-2118.96401121795" calcext:value-type="float">
            <text:p>-2118.96401121795</text:p>
          </table:table-cell>
          <table:table-cell office:value-type="float" office:value="-2333.99319135703" calcext:value-type="float">
            <text:p>-2333.99319135703</text:p>
          </table:table-cell>
          <table:table-cell office:value-type="float" office:value="348.522713636314" calcext:value-type="float">
            <text:p>348.522713636314</text:p>
          </table:table-cell>
          <table:table-cell office:value-type="float" office:value="-6414.36709393029" calcext:value-type="float">
            <text:p>-6414.36709393029</text:p>
          </table:table-cell>
          <table:table-cell office:value-type="float" office:value="6414367.09393029" calcext:value-type="float">
            <text:p>6414367.0939302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-13255.3832659741" calcext:value-type="float">
            <text:p>-13255.383265974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39695.4717739</text:p>
          </table:table-cell>
          <table:table-cell office:value-type="float" office:value="102.275032448899" calcext:value-type="float">
            <text:p>102.3</text:p>
          </table:table-cell>
          <table:table-cell office:value-type="float" office:value="10074.6400614331" calcext:value-type="float">
            <text:p>10074.6</text:p>
          </table:table-cell>
          <table:table-cell office:value-type="float" office:value="0.100746400614331" calcext:value-type="float">
            <text:p>0.1</text:p>
          </table:table-cell>
          <table:table-cell office:value-type="float" office:value="10074.6400614331" calcext:value-type="float">
            <text:p>10074.6</text:p>
          </table:table-cell>
          <table:table-cell office:value-type="float" office:value="10208.6049496736" calcext:value-type="float">
            <text:p>10208.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35" office:value-type="float" office:value="80" calcext:value-type="float">
            <text:p>80.00</text:p>
          </table:table-cell>
          <table:table-cell table:style-name="Default" office:value-type="float" office:value="827.345009613449" calcext:value-type="float">
            <text:p>827.345009613449</text:p>
          </table:table-cell>
          <table:table-cell office:value-type="float" office:value="1292.21595676613" calcext:value-type="float">
            <text:p>1292.21595676613</text:p>
          </table:table-cell>
          <table:table-cell office:value-type="float" office:value="252.06047197977" calcext:value-type="float">
            <text:p>252.06047197977</text:p>
          </table:table-cell>
          <table:table-cell office:value-type="float" office:value="-2189.97558718345" calcext:value-type="float">
            <text:p>-2189.97558718345</text:p>
          </table:table-cell>
          <table:table-cell office:value-type="float" office:value="-2100.51225083417" calcext:value-type="float">
            <text:p>-2100.51225083417</text:p>
          </table:table-cell>
          <table:table-cell office:value-type="float" office:value="-2339.75912155918" calcext:value-type="float">
            <text:p>-2339.75912155918</text:p>
          </table:table-cell>
          <table:table-cell office:value-type="float" office:value="223.880890254069" calcext:value-type="float">
            <text:p>223.880890254069</text:p>
          </table:table-cell>
          <table:table-cell office:value-type="float" office:value="-9014.58922929073" calcext:value-type="float">
            <text:p>-9014.58922929073</text:p>
          </table:table-cell>
          <table:table-cell office:value-type="float" office:value="9014589.22929072" calcext:value-type="float">
            <text:p>9014589.2292907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-19709.7802846511" calcext:value-type="float">
            <text:p>-19709.78028465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1033.489152</text:p>
          </table:table-cell>
          <table:table-cell office:value-type="float" office:value="-365.79835263995" calcext:value-type="float">
            <text:p>-365.8</text:p>
          </table:table-cell>
          <table:table-cell office:value-type="float" office:value="-36765.3852984843" calcext:value-type="float">
            <text:p>-36765.4</text:p>
          </table:table-cell>
          <table:table-cell office:value-type="float" office:value="-0.367653852984843" calcext:value-type="float">
            <text:p>-0.4</text:p>
          </table:table-cell>
          <table:table-cell office:value-type="float" office:value="-36765.3852984843" calcext:value-type="float">
            <text:p>-36765.4</text:p>
          </table:table-cell>
          <table:table-cell office:value-type="float" office:value="-32944.178269122" calcext:value-type="float">
            <text:p>-32944.2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style-name="ce35" office:value-type="float" office:value="67.7966101694915" calcext:value-type="float">
            <text:p>67.80</text:p>
          </table:table-cell>
          <table:table-cell table:style-name="Default" office:value-type="float" office:value="863.356486664063" calcext:value-type="float">
            <text:p>863.356486664063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42.9414324296085" calcext:value-type="float">
            <text:p>42.9414324296085</text:p>
          </table:table-cell>
          <table:table-cell office:value-type="float" office:value="-2204.59665927681" calcext:value-type="float">
            <text:p>-2204.59665927681</text:p>
          </table:table-cell>
          <table:table-cell office:value-type="float" office:value="-178.156137510334" calcext:value-type="float">
            <text:p>-178.156137510334</text:p>
          </table:table-cell>
          <table:table-cell office:value-type="float" office:value="-2940.544005127" calcext:value-type="float">
            <text:p>-2940.544005127</text:p>
          </table:table-cell>
          <table:table-cell office:value-type="float" office:value="-124.628424740625" calcext:value-type="float">
            <text:p>-124.628424740625</text:p>
          </table:table-cell>
          <table:table-cell office:value-type="float" office:value="-59092.7273420435" calcext:value-type="float">
            <text:p>-59092.7273420435</text:p>
          </table:table-cell>
          <table:table-cell office:value-type="float" office:value="59092727.3420435" calcext:value-type="float">
            <text:p>59092727.3420435</text:p>
          </table:table-cell>
          <table:table-cell office:value-type="float" office:value="295.5" calcext:value-type="float">
            <text:p>295.5</text:p>
          </table:table-cell>
          <table:table-cell office:value-type="float" office:value="94" calcext:value-type="float">
            <text:p>94</text:p>
          </table:table-cell>
          <table:table-cell office:value-type="float" office:value="-209258.526493786" calcext:value-type="float">
            <text:p>-209258.52649378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2351.723236</text:p>
          </table:table-cell>
          <table:table-cell office:value-type="float" office:value="-164.353585556305" calcext:value-type="float">
            <text:p>-164.4</text:p>
          </table:table-cell>
          <table:table-cell office:value-type="float" office:value="-16878.0503299058" calcext:value-type="float">
            <text:p>-16878.1</text:p>
          </table:table-cell>
          <table:table-cell office:value-type="float" office:value="-0.168780503299058" calcext:value-type="float">
            <text:p>-0.2</text:p>
          </table:table-cell>
          <table:table-cell office:value-type="float" office:value="-16878.050329906" calcext:value-type="float">
            <text:p>-16878.1</text:p>
          </table:table-cell>
          <table:table-cell office:value-type="float" office:value="-18546.053700207" calcext:value-type="float">
            <text:p>-18546.1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style-name="ce35" office:value-type="float" office:value="69.3452380952381" calcext:value-type="float">
            <text:p>69.35</text:p>
          </table:table-cell>
          <table:table-cell table:style-name="Default" office:value-type="float" office:value="909.614066388878" calcext:value-type="float">
            <text:p>909.614066388878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26.4991596534528" calcext:value-type="float">
            <text:p>26.4991596534528</text:p>
          </table:table-cell>
          <table:table-cell office:value-type="float" office:value="-2221.5352213448" calcext:value-type="float">
            <text:p>-2221.535221344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50.2322926485297" calcext:value-type="float">
            <text:p>-50.2322926485297</text:p>
          </table:table-cell>
          <table:table-cell office:value-type="float" office:value="-67316.7386883584" calcext:value-type="float">
            <text:p>-67316.7386883584</text:p>
          </table:table-cell>
          <table:table-cell office:value-type="float" office:value="67316738.6883585" calcext:value-type="float">
            <text:p>67316738.6883585</text:p>
          </table:table-cell>
          <table:table-cell office:value-type="float" office:value="336.5" calcext:value-type="float">
            <text:p>336.5</text:p>
          </table:table-cell>
          <table:table-cell office:value-type="float" office:value="103" calcext:value-type="float">
            <text:p>103</text:p>
          </table:table-cell>
          <table:table-cell office:value-type="float" office:value="-228818.127798514" calcext:value-type="float">
            <text:p>-228818.1277985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3662.2651489</text:p>
          </table:table-cell>
          <table:table-cell office:value-type="float" office:value="-412.091442427431" calcext:value-type="float">
            <text:p>-412.1</text:p>
          </table:table-cell>
          <table:table-cell office:value-type="float" office:value="-41518.9421582722" calcext:value-type="float">
            <text:p>-41518.9</text:p>
          </table:table-cell>
          <table:table-cell office:value-type="float" office:value="-0.415189421582722" calcext:value-type="float">
            <text:p>-0.4</text:p>
          </table:table-cell>
          <table:table-cell office:value-type="float" office:value="-41518.9421582724" calcext:value-type="float">
            <text:p>-41518.9</text:p>
          </table:table-cell>
          <table:table-cell office:value-type="float" office:value="-36817.2168610168" calcext:value-type="float">
            <text:p>-36817.2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 table:style-name="ce35" office:value-type="float" office:value="67.6923076923077" calcext:value-type="float">
            <text:p>67.69</text:p>
          </table:table-cell>
          <table:table-cell table:style-name="Default" office:value-type="float" office:value="909.65677792447" calcext:value-type="float">
            <text:p>909.65677792447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203.377518811438" calcext:value-type="float">
            <text:p>203.377518811438</text:p>
          </table:table-cell>
          <table:table-cell office:value-type="float" office:value="-2235.46294865343" calcext:value-type="float">
            <text:p>-2235.46294865343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6.458826046852" calcext:value-type="float">
            <text:p>-106.458826046852</text:p>
          </table:table-cell>
          <table:table-cell office:value-type="float" office:value="-78097.478536378" calcext:value-type="float">
            <text:p>-78097.478536378</text:p>
          </table:table-cell>
          <table:table-cell office:value-type="float" office:value="78097478.5363781" calcext:value-type="float">
            <text:p>78097478.5363781</text:p>
          </table:table-cell>
          <table:table-cell office:value-type="float" office:value="390.5" calcext:value-type="float">
            <text:p>390.5</text:p>
          </table:table-cell>
          <table:table-cell office:value-type="float" office:value="126" calcext:value-type="float">
            <text:p>126</text:p>
          </table:table-cell>
          <table:table-cell office:value-type="float" office:value="-281668.331530332" calcext:value-type="float">
            <text:p>-281668.33153033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7673.859185</text:p>
          </table:table-cell>
          <table:table-cell office:value-type="float" office:value="-258.078959868041" calcext:value-type="float">
            <text:p>-258.1</text:p>
          </table:table-cell>
          <table:table-cell office:value-type="float" office:value="-25998.8737420433" calcext:value-type="float">
            <text:p>-25998.9</text:p>
          </table:table-cell>
          <table:table-cell office:value-type="float" office:value="-0.259988737420433" calcext:value-type="float">
            <text:p>-0.3</text:p>
          </table:table-cell>
          <table:table-cell office:value-type="float" office:value="-25998.8737420434" calcext:value-type="float">
            <text:p>-25998.9</text:p>
          </table:table-cell>
          <table:table-cell office:value-type="float" office:value="-24945.4088831931" calcext:value-type="float">
            <text:p>-24945.4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table:style-name="ce35" office:value-type="float" office:value="68.503937007874" calcext:value-type="float">
            <text:p>68.50</text:p>
          </table:table-cell>
          <table:table-cell table:style-name="Default" office:value-type="float" office:value="864.761880186216" calcext:value-type="float">
            <text:p>864.761880186216</text:p>
          </table:table-cell>
          <table:table-cell office:value-type="float" office:value="1409.62815704625" calcext:value-type="float">
            <text:p>1409.62815704625</text:p>
          </table:table-cell>
          <table:table-cell office:value-type="float" office:value="229.711710942604" calcext:value-type="float">
            <text:p>229.711710942604</text:p>
          </table:table-cell>
          <table:table-cell office:value-type="float" office:value="-2205.84301118056" calcext:value-type="float">
            <text:p>-2205.84301118056</text:p>
          </table:table-cell>
          <table:table-cell office:value-type="float" office:value="-2098.13482543231" calcext:value-type="float">
            <text:p>-2098.13482543231</text:p>
          </table:table-cell>
          <table:table-cell office:value-type="float" office:value="-2649.54765408549" calcext:value-type="float">
            <text:p>-2649.54765408549</text:p>
          </table:table-cell>
          <table:table-cell office:value-type="float" office:value="-102.357770637966" calcext:value-type="float">
            <text:p>-102.357770637966</text:p>
          </table:table-cell>
          <table:table-cell office:value-type="float" office:value="-50899.4005267847" calcext:value-type="float">
            <text:p>-50899.4005267847</text:p>
          </table:table-cell>
          <table:table-cell office:value-type="float" office:value="50899400.5267847" calcext:value-type="float">
            <text:p>50899400.5267847</text:p>
          </table:table-cell>
          <table:table-cell office:value-type="float" office:value="254.5" calcext:value-type="float">
            <text:p>254.5</text:p>
          </table:table-cell>
          <table:table-cell office:value-type="float" office:value="80" calcext:value-type="float">
            <text:p>80</text:p>
          </table:table-cell>
          <table:table-cell office:value-type="float" office:value="-176467.440894445" calcext:value-type="float">
            <text:p>-176467.4408944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46:.D251])/COUNT([.D246:.D251])" office:value-type="float" office:value="-164.203493826293" calcext:value-type="float">
            <text:p>-164.2</text:p>
          </table:table-cell>
          <table:table-cell table:style-name="ce28" table:formula="of:=SUM([.E246:.E251])/COUNT([.E246:.E251])" office:value-type="float" office:value="-16655.6474384851" calcext:value-type="float">
            <text:p>-16655.6</text:p>
          </table:table-cell>
          <table:table-cell table:style-name="ce28" table:formula="of:=SUM([.F246:.F251])/COUNT([.F246:.F251])" office:value-type="float" office:value="-0.166556474384851" calcext:value-type="float">
            <text:p>-0.2</text:p>
          </table:table-cell>
          <table:table-cell table:style-name="ce28" table:formula="of:=SUM([.G246:.G251])/COUNT([.G246:.G251])" office:value-type="float" office:value="-16655.6474384852" calcext:value-type="float">
            <text:p>-16655.6</text:p>
          </table:table-cell>
          <table:table-cell table:style-name="ce28" table:formula="of:=SUM([.H246:.H251])/COUNT([.H246:.H251])" office:value-type="float" office:value="-15257.5129003286" calcext:value-type="float">
            <text:p>-15257.5</text:p>
          </table:table-cell>
          <table:table-cell table:style-name="ce12" table:formula="of:=SUM([.I246:.I251])/COUNT([.I246:.I251])" office:value-type="float" office:value="155.5" calcext:value-type="float">
            <text:p>156</text:p>
          </table:table-cell>
          <table:table-cell table:style-name="ce12" table:formula="of:=SUM([.J246:.J251])/COUNT([.J246:.J251])" office:value-type="float" office:value="69.8333333333333" calcext:value-type="float">
            <text:p>70</text:p>
          </table:table-cell>
          <table:table-cell table:style-name="ce36" table:formula="of:=SUM([.K246:.K251])/COUNT([.K246:.K251])" office:value-type="float" office:value="72.4313488274852" calcext:value-type="float">
            <text:p>72.43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149049.421639</text:p>
          </table:table-cell>
          <table:table-cell office:value-type="float" office:value="-486.201317139188" calcext:value-type="float">
            <text:p>-486.2</text:p>
          </table:table-cell>
          <table:table-cell office:value-type="float" office:value="-48874.553517208" calcext:value-type="float">
            <text:p>-48874.6</text:p>
          </table:table-cell>
          <table:table-cell office:value-type="float" office:value="-0.48874553517208" calcext:value-type="float">
            <text:p>-0.5</text:p>
          </table:table-cell>
          <table:table-cell office:value-type="float" office:value="-48874.5535172084" calcext:value-type="float">
            <text:p>-48874.6</text:p>
          </table:table-cell>
          <table:table-cell office:value-type="float" office:value="-41340.2706364183" calcext:value-type="float">
            <text:p>-41340.3</text:p>
          </table:table-cell>
          <table:table-cell office:value-type="float" office:value="265" calcext:value-type="float">
            <text:p>265</text:p>
          </table:table-cell>
          <table:table-cell office:value-type="float" office:value="129" calcext:value-type="float">
            <text:p>129</text:p>
          </table:table-cell>
          <table:table-cell table:style-name="ce35" office:value-type="float" office:value="67.258883248731" calcext:value-type="float">
            <text:p>67.26</text:p>
          </table:table-cell>
          <table:table-cell table:style-name="Default" office:value-type="float" office:value="904.194811924738" calcext:value-type="float">
            <text:p>904.194811924738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97.399045941565" calcext:value-type="float">
            <text:p>197.399045941565</text:p>
          </table:table-cell>
          <table:table-cell office:value-type="float" office:value="-2236.32696649042" calcext:value-type="float">
            <text:p>-2236.32696649042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4.047090145199" calcext:value-type="float">
            <text:p>-124.047090145199</text:p>
          </table:table-cell>
          <table:table-cell office:value-type="float" office:value="-78890.5159624452" calcext:value-type="float">
            <text:p>-78890.5159624452</text:p>
          </table:table-cell>
          <table:table-cell office:value-type="float" office:value="78890515.9624452" calcext:value-type="float">
            <text:p>78890515.9624452</text:p>
          </table:table-cell>
          <table:table-cell office:value-type="float" office:value="394.5" calcext:value-type="float">
            <text:p>394.5</text:p>
          </table:table-cell>
          <table:table-cell office:value-type="float" office:value="129" calcext:value-type="float">
            <text:p>129</text:p>
          </table:table-cell>
          <table:table-cell office:value-type="float" office:value="-288486.178677264" calcext:value-type="float">
            <text:p>-288486.17867726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161310.292149</text:p>
          </table:table-cell>
          <table:table-cell office:value-type="float" office:value="-431.353072463621" calcext:value-type="float">
            <text:p>-431.4</text:p>
          </table:table-cell>
          <table:table-cell office:value-type="float" office:value="-43403.3195281581" calcext:value-type="float">
            <text:p>-43403.3</text:p>
          </table:table-cell>
          <table:table-cell office:value-type="float" office:value="-0.434033195281581" calcext:value-type="float">
            <text:p>-0.4</text:p>
          </table:table-cell>
          <table:table-cell office:value-type="float" office:value="-43403.3195281583" calcext:value-type="float">
            <text:p>-43403.3</text:p>
          </table:table-cell>
          <table:table-cell office:value-type="float" office:value="-37958.670190233" calcext:value-type="float">
            <text:p>-37958.7</text:p>
          </table:table-cell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table:style-name="ce35" office:value-type="float" office:value="67.3629242819843" calcext:value-type="float">
            <text:p>67.36</text:p>
          </table:table-cell>
          <table:table-cell table:style-name="Default" office:value-type="float" office:value="912.916662983669" calcext:value-type="float">
            <text:p>912.916662983669</text:p>
          </table:table-cell>
          <table:table-cell office:value-type="float" office:value="1394.17298469004" calcext:value-type="float">
            <text:p>1394.17298469004</text:p>
          </table:table-cell>
          <table:table-cell office:value-type="float" office:value="142.171133810698" calcext:value-type="float">
            <text:p>142.171133810698</text:p>
          </table:table-cell>
          <table:table-cell office:value-type="float" office:value="-2231.48654862356" calcext:value-type="float">
            <text:p>-2231.48654862356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3.324594068298" calcext:value-type="float">
            <text:p>-113.324594068298</text:p>
          </table:table-cell>
          <table:table-cell office:value-type="float" office:value="-76694.8915720438" calcext:value-type="float">
            <text:p>-76694.8915720438</text:p>
          </table:table-cell>
          <table:table-cell office:value-type="float" office:value="76694891.5720439" calcext:value-type="float">
            <text:p>76694891.5720439</text:p>
          </table:table-cell>
          <table:table-cell office:value-type="float" office:value="383.5" calcext:value-type="float">
            <text:p>383.5</text:p>
          </table:table-cell>
          <table:table-cell office:value-type="float" office:value="125" calcext:value-type="float">
            <text:p>125</text:p>
          </table:table-cell>
          <table:table-cell office:value-type="float" office:value="-278935.818577945" calcext:value-type="float">
            <text:p>-278935.8185779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53:.D254])/COUNT([.D253:.D254])" office:value-type="float" office:value="-458.777194801405" calcext:value-type="float">
            <text:p>-458.8</text:p>
          </table:table-cell>
          <table:table-cell table:style-name="ce28" table:formula="of:=SUM([.E253:.E254])/COUNT([.E253:.E254])" office:value-type="float" office:value="-46138.9365226831" calcext:value-type="float">
            <text:p>-46138.9</text:p>
          </table:table-cell>
          <table:table-cell table:style-name="ce28" table:formula="of:=SUM([.F253:.F254])/COUNT([.F253:.F254])" office:value-type="float" office:value="-0.461389365226831" calcext:value-type="float">
            <text:p>-0.5</text:p>
          </table:table-cell>
          <table:table-cell table:style-name="ce28" table:formula="of:=SUM([.G253:.G254])/COUNT([.G253:.G254])" office:value-type="float" office:value="-46138.9365226834" calcext:value-type="float">
            <text:p>-46138.9</text:p>
          </table:table-cell>
          <table:table-cell table:style-name="ce28" table:formula="of:=SUM([.H253:.H254])/COUNT([.H253:.H254])" office:value-type="float" office:value="-39649.4704133257" calcext:value-type="float">
            <text:p>-39649.5</text:p>
          </table:table-cell>
          <table:table-cell table:style-name="ce12" table:formula="of:=SUM([.I253:.I254])/COUNT([.I253:.I254])" office:value-type="float" office:value="261.5" calcext:value-type="float">
            <text:p>262</text:p>
          </table:table-cell>
          <table:table-cell table:style-name="ce12" table:formula="of:=SUM([.J253:.J254])/COUNT([.J253:.J254])" office:value-type="float" office:value="127" calcext:value-type="float">
            <text:p>127</text:p>
          </table:table-cell>
          <table:table-cell table:style-name="ce36" table:formula="of:=SUM([.K253:.K254])/COUNT([.K253:.K254])" office:value-type="float" office:value="67.3109037653577" calcext:value-type="float">
            <text:p>67.31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194423.1860108</text:p>
          </table:table-cell>
          <table:table-cell office:value-type="float" office:value="111.731159525335" calcext:value-type="float">
            <text:p>111.7</text:p>
          </table:table-cell>
          <table:table-cell office:value-type="float" office:value="10875.2672131845" calcext:value-type="float">
            <text:p>10875.3</text:p>
          </table:table-cell>
          <table:table-cell office:value-type="float" office:value="0.108752672131845" calcext:value-type="float">
            <text:p>0.1</text:p>
          </table:table-cell>
          <table:table-cell office:value-type="float" office:value="10875.2672131845" calcext:value-type="float">
            <text:p>10875.3</text:p>
          </table:table-cell>
          <table:table-cell office:value-type="float" office:value="10127.1818558899" calcext:value-type="float">
            <text:p>10127.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style-name="ce35" office:value-type="float" office:value="73.8461538461539" calcext:value-type="float">
            <text:p>73.85</text:p>
          </table:table-cell>
          <table:table-cell table:style-name="Default" office:value-type="float" office:value="885.493714679663" calcext:value-type="float">
            <text:p>885.493714679663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69.44187589096" calcext:value-type="float">
            <text:p>169.44187589096</text:p>
          </table:table-cell>
          <table:table-cell office:value-type="float" office:value="-2180.35674694303" calcext:value-type="float">
            <text:p>-2180.35674694303</text:p>
          </table:table-cell>
          <table:table-cell office:value-type="float" office:value="-2098.72009701202" calcext:value-type="float">
            <text:p>-2098.72009701202</text:p>
          </table:table-cell>
          <table:table-cell office:value-type="float" office:value="-2380.68370622175" calcext:value-type="float">
            <text:p>-2380.68370622175</text:p>
          </table:table-cell>
          <table:table-cell office:value-type="float" office:value="83.655901639881" calcext:value-type="float">
            <text:p>83.655901639881</text:p>
          </table:table-cell>
          <table:table-cell office:value-type="float" office:value="-26023.8991663796" calcext:value-type="float">
            <text:p>-26023.8991663796</text:p>
          </table:table-cell>
          <table:table-cell office:value-type="float" office:value="26023899.1663796" calcext:value-type="float">
            <text:p>26023899.166379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-74132.1293960631" calcext:value-type="float">
            <text:p>-74132.12939606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213767.296741</text:p>
          </table:table-cell>
          <table:table-cell office:value-type="float" office:value="-210.192713684339" calcext:value-type="float">
            <text:p>-210.2</text:p>
          </table:table-cell>
          <table:table-cell office:value-type="float" office:value="-21247.7170373544" calcext:value-type="float">
            <text:p>-21247.7</text:p>
          </table:table-cell>
          <table:table-cell office:value-type="float" office:value="-0.212477170373544" calcext:value-type="float">
            <text:p>-0.2</text:p>
          </table:table-cell>
          <table:table-cell office:value-type="float" office:value="-21247.7170373544" calcext:value-type="float">
            <text:p>-21247.7</text:p>
          </table:table-cell>
          <table:table-cell office:value-type="float" office:value="-21143.64370291" calcext:value-type="float">
            <text:p>-21143.6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table:style-name="ce35" office:value-type="float" office:value="69.1304347826087" calcext:value-type="float">
            <text:p>69.13</text:p>
          </table:table-cell>
          <table:table-cell table:style-name="Default" office:value-type="float" office:value="870.331671065692" calcext:value-type="float">
            <text:p>870.331671065692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153.576116577533" calcext:value-type="float">
            <text:p>153.576116577533</text:p>
          </table:table-cell>
          <table:table-cell office:value-type="float" office:value="-2248.31623572957" calcext:value-type="float">
            <text:p>-2248.31623572957</text:p>
          </table:table-cell>
          <table:table-cell office:value-type="float" office:value="-2099.30076357615" calcext:value-type="float">
            <text:p>-2099.30076357615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92.3813784232798" calcext:value-type="float">
            <text:p>-92.3813784232798</text:p>
          </table:table-cell>
          <table:table-cell office:value-type="float" office:value="-46101.7540369996" calcext:value-type="float">
            <text:p>-46101.7540369996</text:p>
          </table:table-cell>
          <table:table-cell office:value-type="float" office:value="46101754.0369997" calcext:value-type="float">
            <text:p>46101754.0369997</text:p>
          </table:table-cell>
          <table:table-cell office:value-type="float" office:value="230.5" calcext:value-type="float">
            <text:p>230.5</text:p>
          </table:table-cell>
          <table:table-cell office:value-type="float" office:value="71" calcext:value-type="float">
            <text:p>71</text:p>
          </table:table-cell>
          <table:table-cell office:value-type="float" office:value="-159630.452736799" calcext:value-type="float">
            <text:p>-159630.45273679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220996.09314</text:p>
          </table:table-cell>
          <table:table-cell office:value-type="float" office:value="-480.506838901549" calcext:value-type="float">
            <text:p>-480.5</text:p>
          </table:table-cell>
          <table:table-cell office:value-type="float" office:value="-48302.5663114055" calcext:value-type="float">
            <text:p>-48302.6</text:p>
          </table:table-cell>
          <table:table-cell office:value-type="float" office:value="-0.483025663114055" calcext:value-type="float">
            <text:p>-0.5</text:p>
          </table:table-cell>
          <table:table-cell office:value-type="float" office:value="-48302.5663114058" calcext:value-type="float">
            <text:p>-48302.6</text:p>
          </table:table-cell>
          <table:table-cell office:value-type="float" office:value="-40965.8872664161" calcext:value-type="float">
            <text:p>-40965.9</text:p>
          </table:table-cell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table:style-name="ce35" office:value-type="float" office:value="67.2680412371134" calcext:value-type="float">
            <text:p>67.27</text:p>
          </table:table-cell>
          <table:table-cell table:style-name="Default" office:value-type="float" office:value="903.843995446969" calcext:value-type="float">
            <text:p>903.843995446969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97.399045941565" calcext:value-type="float">
            <text:p>197.399045941565</text:p>
          </table:table-cell>
          <table:table-cell office:value-type="float" office:value="-2237.84133167768" calcext:value-type="float">
            <text:p>-2237.8413316776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4.491150287128" calcext:value-type="float">
            <text:p>-124.491150287128</text:p>
          </table:table-cell>
          <table:table-cell office:value-type="float" office:value="-77690.4879216101" calcext:value-type="float">
            <text:p>-77690.4879216101</text:p>
          </table:table-cell>
          <table:table-cell office:value-type="float" office:value="77690487.9216102" calcext:value-type="float">
            <text:p>77690487.9216102</text:p>
          </table:table-cell>
          <table:table-cell office:value-type="float" office:value="388.5" calcext:value-type="float">
            <text:p>388.5</text:p>
          </table:table-cell>
          <table:table-cell office:value-type="float" office:value="127" calcext:value-type="float">
            <text:p>127</text:p>
          </table:table-cell>
          <table:table-cell office:value-type="float" office:value="-284205.849123065" calcext:value-type="float">
            <text:p>-284205.8491230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225691.11778</text:p>
          </table:table-cell>
          <table:table-cell office:value-type="float" office:value="147.136467421054" calcext:value-type="float">
            <text:p>147.1</text:p>
          </table:table-cell>
          <table:table-cell office:value-type="float" office:value="14504.0754741991" calcext:value-type="float">
            <text:p>14504.1</text:p>
          </table:table-cell>
          <table:table-cell office:value-type="float" office:value="0.145040754741991" calcext:value-type="float">
            <text:p>0.1</text:p>
          </table:table-cell>
          <table:table-cell office:value-type="float" office:value="14504.0754741991" calcext:value-type="float">
            <text:p>14504.1</text:p>
          </table:table-cell>
          <table:table-cell office:value-type="float" office:value="15001.1895700738" calcext:value-type="float">
            <text:p>15001.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35" office:value-type="float" office:value="78.5714285714286" calcext:value-type="float">
            <text:p>78.57</text:p>
          </table:table-cell>
          <table:table-cell table:style-name="Default" office:value-type="float" office:value="950.254715184293" calcext:value-type="float">
            <text:p>950.254715184293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202.815829515879" calcext:value-type="float">
            <text:p>202.815829515879</text:p>
          </table:table-cell>
          <table:table-cell office:value-type="float" office:value="-2275.59433282582" calcext:value-type="float">
            <text:p>-2275.59433282582</text:p>
          </table:table-cell>
          <table:table-cell office:value-type="float" office:value="-2110.40048152524" calcext:value-type="float">
            <text:p>-2110.40048152524</text:p>
          </table:table-cell>
          <table:table-cell office:value-type="float" office:value="-2912.30694572597" calcext:value-type="float">
            <text:p>-2912.30694572597</text:p>
          </table:table-cell>
          <table:table-cell office:value-type="float" office:value="259.001347753555" calcext:value-type="float">
            <text:p>259.001347753555</text:p>
          </table:table-cell>
          <table:table-cell office:value-type="float" office:value="-11220.1241996739" calcext:value-type="float">
            <text:p>-11220.1241996739</text:p>
          </table:table-cell>
          <table:table-cell office:value-type="float" office:value="11220124.1996739" calcext:value-type="float">
            <text:p>11220124.199673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-27307.1319939098" calcext:value-type="float">
            <text:p>-27307.13199390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56:.D259])/COUNT([.D256:.D259])" office:value-type="float" office:value="-107.957981409875" calcext:value-type="float">
            <text:p>-108.0</text:p>
          </table:table-cell>
          <table:table-cell table:style-name="ce28" table:formula="of:=SUM([.E256:.E259])/COUNT([.E256:.E259])" office:value-type="float" office:value="-11042.7351653441" calcext:value-type="float">
            <text:p>-11042.7</text:p>
          </table:table-cell>
          <table:table-cell table:style-name="ce28" table:formula="of:=SUM([.F256:.F259])/COUNT([.F256:.F259])" office:value-type="float" office:value="-0.110427351653441" calcext:value-type="float">
            <text:p>-0.1</text:p>
          </table:table-cell>
          <table:table-cell table:style-name="ce28" table:formula="of:=SUM([.G256:.G259])/COUNT([.G256:.G259])" office:value-type="float" office:value="-11042.7351653442" calcext:value-type="float">
            <text:p>-11042.7</text:p>
          </table:table-cell>
          <table:table-cell table:style-name="ce28" table:formula="of:=SUM([.H256:.H259])/COUNT([.H256:.H259])" office:value-type="float" office:value="-9245.2898858406" calcext:value-type="float">
            <text:p>-9245.3</text:p>
          </table:table-cell>
          <table:table-cell table:style-name="ce12" table:formula="of:=SUM([.I256:.I259])/COUNT([.I256:.I259])" office:value-type="float" office:value="140" calcext:value-type="float">
            <text:p>140</text:p>
          </table:table-cell>
          <table:table-cell table:style-name="ce12" table:formula="of:=SUM([.J256:.J259])/COUNT([.J256:.J259])" office:value-type="float" office:value="61" calcext:value-type="float">
            <text:p>61</text:p>
          </table:table-cell>
          <table:table-cell table:style-name="ce36" table:formula="of:=SUM([.K256:.K259])/COUNT([.K256:.K259])" office:value-type="float" office:value="72.2040146093262" calcext:value-type="float">
            <text:p>72.20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table:number-columns-repeated="10"/>
          <table:table-cell table:style-name="ce35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236217.767209</text:p>
          </table:table-cell>
          <table:table-cell office:value-type="float" office:value="-433.922781602469" calcext:value-type="float">
            <text:p>-433.9</text:p>
          </table:table-cell>
          <table:table-cell office:value-type="float" office:value="-43890.534846447" calcext:value-type="float">
            <text:p>-43890.5</text:p>
          </table:table-cell>
          <table:table-cell office:value-type="float" office:value="-0.43890534846447" calcext:value-type="float">
            <text:p>-0.4</text:p>
          </table:table-cell>
          <table:table-cell office:value-type="float" office:value="-43890.5348464471" calcext:value-type="float">
            <text:p>-43890.5</text:p>
          </table:table-cell>
          <table:table-cell office:value-type="float" office:value="-38404.3895974068" calcext:value-type="float">
            <text:p>-38404.4</text:p>
          </table:table-cell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table:style-name="ce35" office:value-type="float" office:value="68.1372549019608" calcext:value-type="float">
            <text:p>68.14</text:p>
          </table:table-cell>
          <table:table-cell table:style-name="Default" office:value-type="float" office:value="896.549663089809" calcext:value-type="float">
            <text:p>896.54966308980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4.85647065703" calcext:value-type="float">
            <text:p>-2254.85647065703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7.574840309919" calcext:value-type="float">
            <text:p>-107.574840309919</text:p>
          </table:table-cell>
          <table:table-cell office:value-type="float" office:value="-81696.906371525" calcext:value-type="float">
            <text:p>-81696.906371525</text:p>
          </table:table-cell>
          <table:table-cell office:value-type="float" office:value="81696906.3715251" calcext:value-type="float">
            <text:p>81696906.3715251</text:p>
          </table:table-cell>
          <table:table-cell office:value-type="float" office:value="408.5" calcext:value-type="float">
            <text:p>408.5</text:p>
          </table:table-cell>
          <table:table-cell office:value-type="float" office:value="130" calcext:value-type="float">
            <text:p>130</text:p>
          </table:table-cell>
          <table:table-cell office:value-type="float" office:value="-293131.341185414" calcext:value-type="float">
            <text:p>-293131.3411854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248246.280066</text:p>
          </table:table-cell>
          <table:table-cell office:value-type="float" office:value="35.238922166627" calcext:value-type="float">
            <text:p>35.2</text:p>
          </table:table-cell>
          <table:table-cell office:value-type="float" office:value="3508.98674957435" calcext:value-type="float">
            <text:p>3509.0</text:p>
          </table:table-cell>
          <table:table-cell office:value-type="float" office:value="0.0350898674957435" calcext:value-type="float">
            <text:p>0.0</text:p>
          </table:table-cell>
          <table:table-cell office:value-type="float" office:value="3508.98674957435" calcext:value-type="float">
            <text:p>3509.0</text:p>
          </table:table-cell>
          <table:table-cell office:value-type="float" office:value="3477.37348114143" calcext:value-type="float">
            <text:p>3477.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81.8181818181818" calcext:value-type="float">
            <text:p>81.82</text:p>
          </table:table-cell>
          <table:table-cell table:style-name="Default" office:value-type="float" office:value="899.054550442308" calcext:value-type="float">
            <text:p>899.054550442308</text:p>
          </table:table-cell>
          <table:table-cell office:value-type="float" office:value="1188.54070911495" calcext:value-type="float">
            <text:p>1188.54070911495</text:p>
          </table:table-cell>
          <table:table-cell office:value-type="float" office:value="677.302867211838" calcext:value-type="float">
            <text:p>677.302867211838</text:p>
          </table:table-cell>
          <table:table-cell office:value-type="float" office:value="-2291.25210220321" calcext:value-type="float">
            <text:p>-2291.25210220321</text:p>
          </table:table-cell>
          <table:table-cell office:value-type="float" office:value="-2228.04022197906" calcext:value-type="float">
            <text:p>-2228.04022197906</text:p>
          </table:table-cell>
          <table:table-cell office:value-type="float" office:value="-2354.46398242736" calcext:value-type="float">
            <text:p>-2354.46398242736</text:p>
          </table:table-cell>
          <table:table-cell office:value-type="float" office:value="318.99879541585" calcext:value-type="float">
            <text:p>318.99879541585</text:p>
          </table:table-cell>
          <table:table-cell office:value-type="float" office:value="-2204.61360034992" calcext:value-type="float">
            <text:p>-2204.61360034992</text:p>
          </table:table-cell>
          <table:table-cell office:value-type="float" office:value="2204613.60034992" calcext:value-type="float">
            <text:p>2204613.600349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4582.50420440642" calcext:value-type="float">
            <text:p>-4582.504204406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253470.225736</text:p>
          </table:table-cell>
          <table:table-cell office:value-type="float" office:value="-5.27198942053048" calcext:value-type="float">
            <text:p>-5.3</text:p>
          </table:table-cell>
          <table:table-cell office:value-type="float" office:value="-730.626246041182" calcext:value-type="float">
            <text:p>-730.6</text:p>
          </table:table-cell>
          <table:table-cell office:value-type="float" office:value="-0.00730626246041182" calcext:value-type="float">
            <text:p>0.0</text:p>
          </table:table-cell>
          <table:table-cell office:value-type="float" office:value="-730.626246041182" calcext:value-type="float">
            <text:p>-730.6</text:p>
          </table:table-cell>
          <table:table-cell office:value-type="float" office:value="-1874.96939925516" calcext:value-type="float">
            <text:p>-1875.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style-name="ce35" office:value-type="float" office:value="71.304347826087" calcext:value-type="float">
            <text:p>71.30</text:p>
          </table:table-cell>
          <table:table-cell table:style-name="Default" office:value-type="float" office:value="886.693783843276" calcext:value-type="float">
            <text:p>886.693783843276</text:p>
          </table:table-cell>
          <table:table-cell office:value-type="float" office:value="1182.37448703051" calcext:value-type="float">
            <text:p>1182.37448703051</text:p>
          </table:table-cell>
          <table:table-cell office:value-type="float" office:value="488.196101170383" calcext:value-type="float">
            <text:p>488.196101170383</text:p>
          </table:table-cell>
          <table:table-cell office:value-type="float" office:value="-2225.43989458151" calcext:value-type="float">
            <text:p>-2225.43989458151</text:p>
          </table:table-cell>
          <table:table-cell office:value-type="float" office:value="-2101.8761508842" calcext:value-type="float">
            <text:p>-2101.8761508842</text:p>
          </table:table-cell>
          <table:table-cell office:value-type="float" office:value="-2508.77451803946" calcext:value-type="float">
            <text:p>-2508.77451803946</text:p>
          </table:table-cell>
          <table:table-cell office:value-type="float" office:value="-6.35327170470593" calcext:value-type="float">
            <text:p>-6.35327170470593</text:p>
          </table:table-cell>
          <table:table-cell office:value-type="float" office:value="-23010.7801539079" calcext:value-type="float">
            <text:p>-23010.7801539079</text:p>
          </table:table-cell>
          <table:table-cell office:value-type="float" office:value="23010780.1539079" calcext:value-type="float">
            <text:p>23010780.1539079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-73439.5165211898" calcext:value-type="float">
            <text:p>-73439.51652118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263608.619638</text:p>
          </table:table-cell>
          <table:table-cell office:value-type="float" office:value="-312.743054158883" calcext:value-type="float">
            <text:p>-312.7</text:p>
          </table:table-cell>
          <table:table-cell office:value-type="float" office:value="-31837.4611135196" calcext:value-type="float">
            <text:p>-31837.5</text:p>
          </table:table-cell>
          <table:table-cell office:value-type="float" office:value="-0.318374611135196" calcext:value-type="float">
            <text:p>-0.3</text:p>
          </table:table-cell>
          <table:table-cell office:value-type="float" office:value="-31837.4611135195" calcext:value-type="float">
            <text:p>-31837.5</text:p>
          </table:table-cell>
          <table:table-cell office:value-type="float" office:value="-30256.1551909303" calcext:value-type="float">
            <text:p>-30256.2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  <table:table-cell table:style-name="ce35" office:value-type="float" office:value="68.8654353562005" calcext:value-type="float">
            <text:p>68.87</text:p>
          </table:table-cell>
          <table:table-cell table:style-name="Default" office:value-type="float" office:value="899.831565972936" calcext:value-type="float">
            <text:p>899.83156597293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60.1144053598" calcext:value-type="float">
            <text:p>-2260.114405359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84.0038551807903" calcext:value-type="float">
            <text:p>-84.0038551807903</text:p>
          </table:table-cell>
          <table:table-cell office:value-type="float" office:value="-75906.0686074939" calcext:value-type="float">
            <text:p>-75906.0686074939</text:p>
          </table:table-cell>
          <table:table-cell office:value-type="float" office:value="75906068.607494" calcext:value-type="float">
            <text:p>75906068.607494</text:p>
          </table:table-cell>
          <table:table-cell office:value-type="float" office:value="379.5" calcext:value-type="float">
            <text:p>379.5</text:p>
          </table:table-cell>
          <table:table-cell office:value-type="float" office:value="118" calcext:value-type="float">
            <text:p>118</text:p>
          </table:table-cell>
          <table:table-cell office:value-type="float" office:value="-266693.499832456" calcext:value-type="float">
            <text:p>-266693.4998324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62:.D265])/COUNT([.D262:.D265])" office:value-type="float" office:value="-179.174725753814" calcext:value-type="float">
            <text:p>-179.2</text:p>
          </table:table-cell>
          <table:table-cell table:style-name="ce28" table:formula="of:=SUM([.E262:.E265])/COUNT([.E262:.E265])" office:value-type="float" office:value="-18237.4088641084" calcext:value-type="float">
            <text:p>-18237.4</text:p>
          </table:table-cell>
          <table:table-cell table:style-name="ce28" table:formula="of:=SUM([.F262:.F265])/COUNT([.F262:.F265])" office:value-type="float" office:value="-0.182374088641084" calcext:value-type="float">
            <text:p>-0.2</text:p>
          </table:table-cell>
          <table:table-cell table:style-name="ce28" table:formula="of:=SUM([.G262:.G265])/COUNT([.G262:.G265])" office:value-type="float" office:value="-18237.4088641084" calcext:value-type="float">
            <text:p>-18237.4</text:p>
          </table:table-cell>
          <table:table-cell table:style-name="ce28" table:formula="of:=SUM([.H262:.H265])/COUNT([.H262:.H265])" office:value-type="float" office:value="-16764.5351766127" calcext:value-type="float">
            <text:p>-16764.5</text:p>
          </table:table-cell>
          <table:table-cell table:style-name="ce12" table:formula="of:=SUM([.I262:.I265])/COUNT([.I262:.I265])" office:value-type="float" office:value="157.5" calcext:value-type="float">
            <text:p>158</text:p>
          </table:table-cell>
          <table:table-cell table:style-name="ce12" table:formula="of:=SUM([.J262:.J265])/COUNT([.J262:.J265])" office:value-type="float" office:value="70.75" calcext:value-type="float">
            <text:p>71</text:p>
          </table:table-cell>
          <table:table-cell table:style-name="ce36" table:formula="of:=SUM([.K262:.K265])/COUNT([.K262:.K265])" office:value-type="float" office:value="72.5313049756075" calcext:value-type="float">
            <text:p>72.53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75102.988179</text:p>
          </table:table-cell>
          <table:table-cell office:value-type="float" office:value="115.09199186093" calcext:value-type="float">
            <text:p>115.1</text:p>
          </table:table-cell>
          <table:table-cell office:value-type="float" office:value="11333.5242264143" calcext:value-type="float">
            <text:p>11333.5</text:p>
          </table:table-cell>
          <table:table-cell office:value-type="float" office:value="0.113335242264143" calcext:value-type="float">
            <text:p>0.1</text:p>
          </table:table-cell>
          <table:table-cell office:value-type="float" office:value="11333.5242264143" calcext:value-type="float">
            <text:p>11333.5</text:p>
          </table:table-cell>
          <table:table-cell office:value-type="float" office:value="11463.9045894295" calcext:value-type="float">
            <text:p>11463.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5" office:value-type="float" office:value="77.3584905660377" calcext:value-type="float">
            <text:p>77.36</text:p>
          </table:table-cell>
          <table:table-cell table:style-name="Default" office:value-type="float" office:value="927.334381062193" calcext:value-type="float">
            <text:p>927.334381062193</text:p>
          </table:table-cell>
          <table:table-cell office:value-type="float" office:value="1306.78122964296" calcext:value-type="float">
            <text:p>1306.78122964296</text:p>
          </table:table-cell>
          <table:table-cell office:value-type="float" office:value="651.571163085624" calcext:value-type="float">
            <text:p>651.571163085624</text:p>
          </table:table-cell>
          <table:table-cell office:value-type="float" office:value="-2223.93211642797" calcext:value-type="float">
            <text:p>-2223.93211642797</text:p>
          </table:table-cell>
          <table:table-cell office:value-type="float" office:value="-2129.88287156202" calcext:value-type="float">
            <text:p>-2129.88287156202</text:p>
          </table:table-cell>
          <table:table-cell office:value-type="float" office:value="-2406.11123113347" calcext:value-type="float">
            <text:p>-2406.11123113347</text:p>
          </table:table-cell>
          <table:table-cell office:value-type="float" office:value="213.840079743666" calcext:value-type="float">
            <text:p>213.840079743666</text:p>
          </table:table-cell>
          <table:table-cell office:value-type="float" office:value="-10616.6501744008" calcext:value-type="float">
            <text:p>-10616.6501744008</text:p>
          </table:table-cell>
          <table:table-cell office:value-type="float" office:value="10616650.1744008" calcext:value-type="float">
            <text:p>10616650.174400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26687.1853971356" calcext:value-type="float">
            <text:p>-26687.18539713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76619.9524999</text:p>
          </table:table-cell>
          <table:table-cell office:value-type="float" office:value="-152.57445604167" calcext:value-type="float">
            <text:p>-152.6</text:p>
          </table:table-cell>
          <table:table-cell office:value-type="float" office:value="-15627.540995877" calcext:value-type="float">
            <text:p>-15627.5</text:p>
          </table:table-cell>
          <table:table-cell office:value-type="float" office:value="-0.15627540995877" calcext:value-type="float">
            <text:p>-0.2</text:p>
          </table:table-cell>
          <table:table-cell office:value-type="float" office:value="-15627.5409958769" calcext:value-type="float">
            <text:p>-15627.5</text:p>
          </table:table-cell>
          <table:table-cell office:value-type="float" office:value="-16593.753655234" calcext:value-type="float">
            <text:p>-16593.8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table:style-name="ce35" office:value-type="float" office:value="69.5121951219512" calcext:value-type="float">
            <text:p>69.51</text:p>
          </table:table-cell>
          <table:table-cell table:style-name="Default" office:value-type="float" office:value="872.80311055227" calcext:value-type="float">
            <text:p>872.80311055227</text:p>
          </table:table-cell>
          <table:table-cell office:value-type="float" office:value="1421.37389922135" calcext:value-type="float">
            <text:p>1421.37389922135</text:p>
          </table:table-cell>
          <table:table-cell office:value-type="float" office:value="456.583432808256" calcext:value-type="float">
            <text:p>456.583432808256</text:p>
          </table:table-cell>
          <table:table-cell office:value-type="float" office:value="-2198.35830533753" calcext:value-type="float">
            <text:p>-2198.35830533753</text:p>
          </table:table-cell>
          <table:table-cell office:value-type="float" office:value="-2099.58593341451" calcext:value-type="float">
            <text:p>-2099.58593341451</text:p>
          </table:table-cell>
          <table:table-cell office:value-type="float" office:value="-2663.08706402741" calcext:value-type="float">
            <text:p>-2663.08706402741</text:p>
          </table:table-cell>
          <table:table-cell office:value-type="float" office:value="-63.5265894141339" calcext:value-type="float">
            <text:p>-63.5265894141339</text:p>
          </table:table-cell>
          <table:table-cell office:value-type="float" office:value="-49208.9814404446" calcext:value-type="float">
            <text:p>-49208.9814404446</text:p>
          </table:table-cell>
          <table:table-cell office:value-type="float" office:value="49208981.4404446" calcext:value-type="float">
            <text:p>49208981.4404446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office:value-type="float" office:value="-164876.872900315" calcext:value-type="float">
            <text:p>-164876.8729003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82785.291023</text:p>
          </table:table-cell>
          <table:table-cell office:value-type="float" office:value="-491.957168930684" calcext:value-type="float">
            <text:p>-492.0</text:p>
          </table:table-cell>
          <table:table-cell office:value-type="float" office:value="-49496.8074048814" calcext:value-type="float">
            <text:p>-49496.8</text:p>
          </table:table-cell>
          <table:table-cell office:value-type="float" office:value="-0.494968074048814" calcext:value-type="float">
            <text:p>-0.5</text:p>
          </table:table-cell>
          <table:table-cell office:value-type="float" office:value="-49496.8074048813" calcext:value-type="float">
            <text:p>-49496.8</text:p>
          </table:table-cell>
          <table:table-cell office:value-type="float" office:value="-41602.2521799933" calcext:value-type="float">
            <text:p>-41602.3</text:p>
          </table:table-cell>
          <table:table-cell office:value-type="float" office:value="254" calcext:value-type="float">
            <text:p>254</text:p>
          </table:table-cell>
          <table:table-cell office:value-type="float" office:value="123" calcext:value-type="float">
            <text:p>123</text:p>
          </table:table-cell>
          <table:table-cell table:style-name="ce35" office:value-type="float" office:value="67.3740053050398" calcext:value-type="float">
            <text:p>67.37</text:p>
          </table:table-cell>
          <table:table-cell table:style-name="Default" office:value-type="float" office:value="898.526707300539" calcext:value-type="float">
            <text:p>898.52670730053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7.90724438389" calcext:value-type="float">
            <text:p>-2257.90724438389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31.291266325945" calcext:value-type="float">
            <text:p>-131.291266325945</text:p>
          </table:table-cell>
          <table:table-cell office:value-type="float" office:value="-75488.191383979" calcext:value-type="float">
            <text:p>-75488.191383979</text:p>
          </table:table-cell>
          <table:table-cell office:value-type="float" office:value="75488191.3839791" calcext:value-type="float">
            <text:p>75488191.3839791</text:p>
          </table:table-cell>
          <table:table-cell office:value-type="float" office:value="377.5" calcext:value-type="float">
            <text:p>377.5</text:p>
          </table:table-cell>
          <table:table-cell office:value-type="float" office:value="123" calcext:value-type="float">
            <text:p>123</text:p>
          </table:table-cell>
          <table:table-cell office:value-type="float" office:value="-277722.591059218" calcext:value-type="float">
            <text:p>-277722.5910592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85700.226413</text:p>
          </table:table-cell>
          <table:table-cell office:value-type="float" office:value="-463.845126516731" calcext:value-type="float">
            <text:p>-463.8</text:p>
          </table:table-cell>
          <table:table-cell office:value-type="float" office:value="-46800.0478644539" calcext:value-type="float">
            <text:p>-46800.0</text:p>
          </table:table-cell>
          <table:table-cell office:value-type="float" office:value="-0.468000478644539" calcext:value-type="float">
            <text:p>-0.5</text:p>
          </table:table-cell>
          <table:table-cell office:value-type="float" office:value="-46800.0478644539" calcext:value-type="float">
            <text:p>-46800.0</text:p>
          </table:table-cell>
          <table:table-cell office:value-type="float" office:value="-40198.1929709728" calcext:value-type="float">
            <text:p>-40198.2</text:p>
          </table:table-cell>
          <table:table-cell office:value-type="float" office:value="275" calcext:value-type="float">
            <text:p>275</text:p>
          </table:table-cell>
          <table:table-cell office:value-type="float" office:value="133" calcext:value-type="float">
            <text:p>133</text:p>
          </table:table-cell>
          <table:table-cell table:style-name="ce35" office:value-type="float" office:value="67.4019607843137" calcext:value-type="float">
            <text:p>67.40</text:p>
          </table:table-cell>
          <table:table-cell table:style-name="Default" office:value-type="float" office:value="912.269506265142" calcext:value-type="float">
            <text:p>912.269506265142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38.15159464186" calcext:value-type="float">
            <text:p>-2238.15159464186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4.705999667779" calcext:value-type="float">
            <text:p>-114.705999667779</text:p>
          </table:table-cell>
          <table:table-cell office:value-type="float" office:value="-81693.9939460816" calcext:value-type="float">
            <text:p>-81693.9939460816</text:p>
          </table:table-cell>
          <table:table-cell office:value-type="float" office:value="81693993.9460816" calcext:value-type="float">
            <text:p>81693993.9460816</text:p>
          </table:table-cell>
          <table:table-cell office:value-type="float" office:value="408.5" calcext:value-type="float">
            <text:p>408.5</text:p>
          </table:table-cell>
          <table:table-cell office:value-type="float" office:value="133" calcext:value-type="float">
            <text:p>133</text:p>
          </table:table-cell>
          <table:table-cell office:value-type="float" office:value="-297674.162087368" calcext:value-type="float">
            <text:p>-297674.1620873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87198.3195531</text:p>
          </table:table-cell>
          <table:table-cell office:value-type="float" office:value="98.6938953844257" calcext:value-type="float">
            <text:p>98.7</text:p>
          </table:table-cell>
          <table:table-cell office:value-type="float" office:value="9603.48068137483" calcext:value-type="float">
            <text:p>9603.5</text:p>
          </table:table-cell>
          <table:table-cell office:value-type="float" office:value="0.0960348068137483" calcext:value-type="float">
            <text:p>0.1</text:p>
          </table:table-cell>
          <table:table-cell office:value-type="float" office:value="9603.48068137483" calcext:value-type="float">
            <text:p>9603.5</text:p>
          </table:table-cell>
          <table:table-cell office:value-type="float" office:value="9130.73775861166" calcext:value-type="float">
            <text:p>9130.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75" calcext:value-type="float">
            <text:p>75.00</text:p>
          </table:table-cell>
          <table:table-cell table:style-name="Default" office:value-type="float" office:value="883.410614027095" calcext:value-type="float">
            <text:p>883.410614027095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425.258279215792" calcext:value-type="float">
            <text:p>425.258279215792</text:p>
          </table:table-cell>
          <table:table-cell office:value-type="float" office:value="-2232.68920376064" calcext:value-type="float">
            <text:p>-2232.68920376064</text:p>
          </table:table-cell>
          <table:table-cell office:value-type="float" office:value="-2101.36660919288" calcext:value-type="float">
            <text:p>-2101.36660919288</text:p>
          </table:table-cell>
          <table:table-cell office:value-type="float" office:value="-2574.67253374186" calcext:value-type="float">
            <text:p>-2574.67253374186</text:p>
          </table:table-cell>
          <table:table-cell office:value-type="float" office:value="104.385659580161" calcext:value-type="float">
            <text:p>104.385659580161</text:p>
          </table:table-cell>
          <table:table-cell office:value-type="float" office:value="-18418.8223029844" calcext:value-type="float">
            <text:p>-18418.8223029844</text:p>
          </table:table-cell>
          <table:table-cell office:value-type="float" office:value="18418822.3029844" calcext:value-type="float">
            <text:p>18418822.3029844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51351.8516864947" calcext:value-type="float">
            <text:p>-51351.851686494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67:.D271])/COUNT([.D267:.D271])" office:value-type="float" office:value="-178.918172848746" calcext:value-type="float">
            <text:p>-178.9</text:p>
          </table:table-cell>
          <table:table-cell table:style-name="ce28" table:formula="of:=SUM([.E267:.E271])/COUNT([.E267:.E271])" office:value-type="float" office:value="-18197.4782714846" calcext:value-type="float">
            <text:p>-18197.5</text:p>
          </table:table-cell>
          <table:table-cell table:style-name="ce28" table:formula="of:=SUM([.F267:.F271])/COUNT([.F267:.F271])" office:value-type="float" office:value="-0.181974782714846" calcext:value-type="float">
            <text:p>-0.2</text:p>
          </table:table-cell>
          <table:table-cell table:style-name="ce28" table:formula="of:=SUM([.G267:.G271])/COUNT([.G267:.G271])" office:value-type="float" office:value="-18197.4782714846" calcext:value-type="float">
            <text:p>-18197.5</text:p>
          </table:table-cell>
          <table:table-cell table:style-name="ce28" table:formula="of:=SUM([.H267:.H271])/COUNT([.H267:.H271])" office:value-type="float" office:value="-15559.9112916318" calcext:value-type="float">
            <text:p>-15559.9</text:p>
          </table:table-cell>
          <table:table-cell table:style-name="ce12" table:formula="of:=SUM([.I267:.I271])/COUNT([.I267:.I271])" office:value-type="float" office:value="162" calcext:value-type="float">
            <text:p>162</text:p>
          </table:table-cell>
          <table:table-cell table:style-name="ce12" table:formula="of:=SUM([.J267:.J271])/COUNT([.J267:.J271])" office:value-type="float" office:value="73.2" calcext:value-type="float">
            <text:p>73</text:p>
          </table:table-cell>
          <table:table-cell table:style-name="ce36" table:formula="of:=SUM([.K267:.K271])/COUNT([.K267:.K271])" office:value-type="float" office:value="71.3293303554685" calcext:value-type="float">
            <text:p>71.33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288690.39851</text:p>
          </table:table-cell>
          <table:table-cell office:value-type="float" office:value="-359.828586447729" calcext:value-type="float">
            <text:p>-359.8</text:p>
          </table:table-cell>
          <table:table-cell office:value-type="float" office:value="-36406.1773582657" calcext:value-type="float">
            <text:p>-36406.2</text:p>
          </table:table-cell>
          <table:table-cell office:value-type="float" office:value="-0.364061773582657" calcext:value-type="float">
            <text:p>-0.4</text:p>
          </table:table-cell>
          <table:table-cell office:value-type="float" office:value="-36406.1773582656" calcext:value-type="float">
            <text:p>-36406.2</text:p>
          </table:table-cell>
          <table:table-cell office:value-type="float" office:value="-33015.778324454" calcext:value-type="float">
            <text:p>-33015.8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table:style-name="ce35" office:value-type="float" office:value="68.3582089552239" calcext:value-type="float">
            <text:p>68.36</text:p>
          </table:table-cell>
          <table:table-cell table:style-name="Default" office:value-type="float" office:value="880.226499600749" calcext:value-type="float">
            <text:p>880.22649960074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45.07590346073" calcext:value-type="float">
            <text:p>-2245.07590346073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8.67515629333" calcext:value-type="float">
            <text:p>-108.67515629333</text:p>
          </table:table-cell>
          <table:table-cell office:value-type="float" office:value="-67097.0909135553" calcext:value-type="float">
            <text:p>-67097.0909135553</text:p>
          </table:table-cell>
          <table:table-cell office:value-type="float" office:value="67097090.9135553" calcext:value-type="float">
            <text:p>67097090.9135553</text:p>
          </table:table-cell>
          <table:table-cell office:value-type="float" office:value="335.5" calcext:value-type="float">
            <text:p>335.5</text:p>
          </table:table-cell>
          <table:table-cell office:value-type="float" office:value="106" calcext:value-type="float">
            <text:p>106</text:p>
          </table:table-cell>
          <table:table-cell office:value-type="float" office:value="-237978.045766837" calcext:value-type="float">
            <text:p>-237978.0457668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294678.298941</text:p>
          </table:table-cell>
          <table:table-cell office:value-type="float" office:value="-158.199781669246" calcext:value-type="float">
            <text:p>-158.2</text:p>
          </table:table-cell>
          <table:table-cell office:value-type="float" office:value="-16147.6325829483" calcext:value-type="float">
            <text:p>-16147.6</text:p>
          </table:table-cell>
          <table:table-cell office:value-type="float" office:value="-0.161476325829483" calcext:value-type="float">
            <text:p>-0.2</text:p>
          </table:table-cell>
          <table:table-cell office:value-type="float" office:value="-16147.6325829484" calcext:value-type="float">
            <text:p>-16147.6</text:p>
          </table:table-cell>
          <table:table-cell office:value-type="float" office:value="-16974.8951305525" calcext:value-type="float">
            <text:p>-16974.9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table:style-name="ce35" office:value-type="float" office:value="68.859649122807" calcext:value-type="float">
            <text:p>68.86</text:p>
          </table:table-cell>
          <table:table-cell table:style-name="Default" office:value-type="float" office:value="903.040602766559" calcext:value-type="float">
            <text:p>903.040602766559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516.605314449698" calcext:value-type="float">
            <text:p>516.605314449698</text:p>
          </table:table-cell>
          <table:table-cell office:value-type="float" office:value="-2224.29587629997" calcext:value-type="float">
            <text:p>-2224.29587629997</text:p>
          </table:table-cell>
          <table:table-cell office:value-type="float" office:value="-2098.05708793768" calcext:value-type="float">
            <text:p>-2098.05708793768</text:p>
          </table:table-cell>
          <table:table-cell office:value-type="float" office:value="-3273.46854637767" calcext:value-type="float">
            <text:p>-3273.46854637767</text:p>
          </table:table-cell>
          <table:table-cell office:value-type="float" office:value="-70.8229499252121" calcext:value-type="float">
            <text:p>-70.8229499252121</text:p>
          </table:table-cell>
          <table:table-cell office:value-type="float" office:value="-45606.6590264435" calcext:value-type="float">
            <text:p>-45606.6590264435</text:p>
          </table:table-cell>
          <table:table-cell office:value-type="float" office:value="45606659.0264435" calcext:value-type="float">
            <text:p>45606659.0264435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-157925.007217298" calcext:value-type="float">
            <text:p>-157925.0072172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296084.271345</text:p>
          </table:table-cell>
          <table:table-cell office:value-type="float" office:value="17.6255547688075" calcext:value-type="float">
            <text:p>17.6</text:p>
          </table:table-cell>
          <table:table-cell office:value-type="float" office:value="1551.25741310584" calcext:value-type="float">
            <text:p>1551.3</text:p>
          </table:table-cell>
          <table:table-cell office:value-type="float" office:value="0.0155125741310584" calcext:value-type="float">
            <text:p>0.0</text:p>
          </table:table-cell>
          <table:table-cell office:value-type="float" office:value="1551.25741310584" calcext:value-type="float">
            <text:p>1551.3</text:p>
          </table:table-cell>
          <table:table-cell office:value-type="float" office:value="562.804656183946" calcext:value-type="float">
            <text:p>562.8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style-name="ce35" office:value-type="float" office:value="72.1649484536083" calcext:value-type="float">
            <text:p>72.16</text:p>
          </table:table-cell>
          <table:table-cell table:style-name="Default" office:value-type="float" office:value="893.241573383788" calcext:value-type="float">
            <text:p>893.241573383788</text:p>
          </table:table-cell>
          <table:table-cell office:value-type="float" office:value="1390.11117823093" calcext:value-type="float">
            <text:p>1390.11117823093</text:p>
          </table:table-cell>
          <table:table-cell office:value-type="float" office:value="552.26316882245" calcext:value-type="float">
            <text:p>552.26316882245</text:p>
          </table:table-cell>
          <table:table-cell office:value-type="float" office:value="-2258.35750828738" calcext:value-type="float">
            <text:p>-2258.35750828738</text:p>
          </table:table-cell>
          <table:table-cell office:value-type="float" office:value="-2113.80783414784" calcext:value-type="float">
            <text:p>-2113.80783414784</text:p>
          </table:table-cell>
          <table:table-cell office:value-type="float" office:value="-2912.30694572597" calcext:value-type="float">
            <text:p>-2912.30694572597</text:p>
          </table:table-cell>
          <table:table-cell office:value-type="float" office:value="15.9923444650086" calcext:value-type="float">
            <text:p>15.9923444650086</text:p>
          </table:table-cell>
          <table:table-cell office:value-type="float" office:value="-19411.262519933" calcext:value-type="float">
            <text:p>-19411.262519933</text:p>
          </table:table-cell>
          <table:table-cell office:value-type="float" office:value="19411262.519933" calcext:value-type="float">
            <text:p>19411262.519933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-60975.6527237593" calcext:value-type="float">
            <text:p>-60975.65272375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299075.045484</text:p>
          </table:table-cell>
          <table:table-cell office:value-type="float" office:value="29.4815329940711" calcext:value-type="float">
            <text:p>29.5</text:p>
          </table:table-cell>
          <table:table-cell office:value-type="float" office:value="2498.66542198708" calcext:value-type="float">
            <text:p>2498.7</text:p>
          </table:table-cell>
          <table:table-cell office:value-type="float" office:value="0.0249866542198708" calcext:value-type="float">
            <text:p>0.0</text:p>
          </table:table-cell>
          <table:table-cell office:value-type="float" office:value="2498.66542198707" calcext:value-type="float">
            <text:p>2498.7</text:p>
          </table:table-cell>
          <table:table-cell office:value-type="float" office:value="291.625368239612" calcext:value-type="float">
            <text:p>291.6</text:p>
          </table:table-cell>
          <table:table-cell office:value-type="float" office:value="158" calcext:value-type="float">
            <text:p>158</text:p>
          </table:table-cell>
          <table:table-cell office:value-type="float" office:value="63" calcext:value-type="float">
            <text:p>63</text:p>
          </table:table-cell>
          <table:table-cell table:style-name="ce35" office:value-type="float" office:value="71.4932126696833" calcext:value-type="float">
            <text:p>71.49</text:p>
          </table:table-cell>
          <table:table-cell table:style-name="Default" office:value-type="float" office:value="894.933465181084" calcext:value-type="float">
            <text:p>894.933465181084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465.088069962978" calcext:value-type="float">
            <text:p>465.088069962978</text:p>
          </table:table-cell>
          <table:table-cell office:value-type="float" office:value="-2204.77495359721" calcext:value-type="float">
            <text:p>-2204.77495359721</text:p>
          </table:table-cell>
          <table:table-cell office:value-type="float" office:value="-2099.46262451063" calcext:value-type="float">
            <text:p>-2099.46262451063</text:p>
          </table:table-cell>
          <table:table-cell office:value-type="float" office:value="-2699.15971718176" calcext:value-type="float">
            <text:p>-2699.15971718176</text:p>
          </table:table-cell>
          <table:table-cell office:value-type="float" office:value="11.306178380032" calcext:value-type="float">
            <text:p>11.306178380032</text:p>
          </table:table-cell>
          <table:table-cell office:value-type="float" office:value="-44324.6232887107" calcext:value-type="float">
            <text:p>-44324.6232887107</text:p>
          </table:table-cell>
          <table:table-cell office:value-type="float" office:value="44324623.2887107" calcext:value-type="float">
            <text:p>44324623.2887107</text:p>
          </table:table-cell>
          <table:table-cell office:value-type="float" office:value="221.5" calcext:value-type="float">
            <text:p>221.5</text:p>
          </table:table-cell>
          <table:table-cell office:value-type="float" office:value="63" calcext:value-type="float">
            <text:p>63</text:p>
          </table:table-cell>
          <table:table-cell office:value-type="float" office:value="-138900.822076624" calcext:value-type="float">
            <text:p>-138900.82207662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300582.338958</text:p>
          </table:table-cell>
          <table:table-cell office:value-type="float" office:value="29.174730559073" calcext:value-type="float">
            <text:p>29.2</text:p>
          </table:table-cell>
          <table:table-cell office:value-type="float" office:value="2764.5759344" calcext:value-type="float">
            <text:p>2764.6</text:p>
          </table:table-cell>
          <table:table-cell office:value-type="float" office:value="0.027645759344" calcext:value-type="float">
            <text:p>0.0</text:p>
          </table:table-cell>
          <table:table-cell office:value-type="float" office:value="2764.5759344" calcext:value-type="float">
            <text:p>2764.6</text:p>
          </table:table-cell>
          <table:table-cell office:value-type="float" office:value="1954.24979735144" calcext:value-type="float">
            <text:p>1954.2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71.6049382716049" calcext:value-type="float">
            <text:p>71.60</text:p>
          </table:table-cell>
          <table:table-cell table:style-name="Default" office:value-type="float" office:value="924.798021217856" calcext:value-type="float">
            <text:p>924.798021217856</text:p>
          </table:table-cell>
          <table:table-cell office:value-type="float" office:value="1694.08111430127" calcext:value-type="float">
            <text:p>1694.08111430127</text:p>
          </table:table-cell>
          <table:table-cell office:value-type="float" office:value="468.423797856114" calcext:value-type="float">
            <text:p>468.423797856114</text:p>
          </table:table-cell>
          <table:table-cell office:value-type="float" office:value="-2211.90040418416" calcext:value-type="float">
            <text:p>-2211.90040418416</text:p>
          </table:table-cell>
          <table:table-cell office:value-type="float" office:value="-2103.69259391304" calcext:value-type="float">
            <text:p>-2103.69259391304</text:p>
          </table:table-cell>
          <table:table-cell office:value-type="float" office:value="-2527.52818520417" calcext:value-type="float">
            <text:p>-2527.52818520417</text:p>
          </table:table-cell>
          <table:table-cell office:value-type="float" office:value="34.130567091358" calcext:value-type="float">
            <text:p>34.130567091358</text:p>
          </table:table-cell>
          <table:table-cell office:value-type="float" office:value="-16210.8754513858" calcext:value-type="float">
            <text:p>-16210.8754513858</text:p>
          </table:table-cell>
          <table:table-cell office:value-type="float" office:value="16210875.4513858" calcext:value-type="float">
            <text:p>16210875.451385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-50873.7092962356" calcext:value-type="float">
            <text:p>-50873.70929623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73:.D277])/COUNT([.D273:.D277])" office:value-type="float" office:value="-88.3493099590047" calcext:value-type="float">
            <text:p>-88.3</text:p>
          </table:table-cell>
          <table:table-cell table:style-name="ce28" table:formula="of:=SUM([.E273:.E277])/COUNT([.E273:.E277])" office:value-type="float" office:value="-9147.86223434422" calcext:value-type="float">
            <text:p>-9147.9</text:p>
          </table:table-cell>
          <table:table-cell table:style-name="ce28" table:formula="of:=SUM([.F273:.F277])/COUNT([.F273:.F277])" office:value-type="float" office:value="-0.0914786223434422" calcext:value-type="float">
            <text:p>-0.1</text:p>
          </table:table-cell>
          <table:table-cell table:style-name="ce28" table:formula="of:=SUM([.G273:.G277])/COUNT([.G273:.G277])" office:value-type="float" office:value="-9147.86223434422" calcext:value-type="float">
            <text:p>-9147.9</text:p>
          </table:table-cell>
          <table:table-cell table:style-name="ce28" table:formula="of:=SUM([.H273:.H277])/COUNT([.H273:.H277])" office:value-type="float" office:value="-9436.3987266463" calcext:value-type="float">
            <text:p>-9436.4</text:p>
          </table:table-cell>
          <table:table-cell table:style-name="ce12" table:formula="of:=SUM([.I273:.I277])/COUNT([.I273:.I277])" office:value-type="float" office:value="134.4" calcext:value-type="float">
            <text:p>134</text:p>
          </table:table-cell>
          <table:table-cell table:style-name="ce12" table:formula="of:=SUM([.J273:.J277])/COUNT([.J273:.J277])" office:value-type="float" office:value="58" calcext:value-type="float">
            <text:p>58</text:p>
          </table:table-cell>
          <table:table-cell table:style-name="ce36" table:formula="of:=SUM([.K273:.K277])/COUNT([.K273:.K277])" office:value-type="float" office:value="70.4961914945855" calcext:value-type="float">
            <text:p>70.50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332770.248703</text:p>
          </table:table-cell>
          <table:table-cell office:value-type="float" office:value="-38.7095853309752" calcext:value-type="float">
            <text:p>-38.7</text:p>
          </table:table-cell>
          <table:table-cell office:value-type="float" office:value="-4203.87832093987" calcext:value-type="float">
            <text:p>-4203.9</text:p>
          </table:table-cell>
          <table:table-cell office:value-type="float" office:value="-0.0420387832093987" calcext:value-type="float">
            <text:p>0.0</text:p>
          </table:table-cell>
          <table:table-cell office:value-type="float" office:value="-4203.87832093987" calcext:value-type="float">
            <text:p>-4203.9</text:p>
          </table:table-cell>
          <table:table-cell office:value-type="float" office:value="-5770.38380539453" calcext:value-type="float">
            <text:p>-5770.4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table:style-name="ce35" office:value-type="float" office:value="70.6586826347305" calcext:value-type="float">
            <text:p>70.66</text:p>
          </table:table-cell>
          <table:table-cell table:style-name="Default" office:value-type="float" office:value="892.649321760633" calcext:value-type="float">
            <text:p>892.649321760633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444.583551874544" calcext:value-type="float">
            <text:p>444.583551874544</text:p>
          </table:table-cell>
          <table:table-cell office:value-type="float" office:value="-2235.4387405856" calcext:value-type="float">
            <text:p>-2235.4387405856</text:p>
          </table:table-cell>
          <table:table-cell office:value-type="float" office:value="-2099.08271719284" calcext:value-type="float">
            <text:p>-2099.08271719284</text:p>
          </table:table-cell>
          <table:table-cell office:value-type="float" office:value="-3256.38690740695" calcext:value-type="float">
            <text:p>-3256.38690740695</text:p>
          </table:table-cell>
          <table:table-cell office:value-type="float" office:value="-25.1729240774842" calcext:value-type="float">
            <text:p>-25.1729240774842</text:p>
          </table:table-cell>
          <table:table-cell office:value-type="float" office:value="-33412.5086303094" calcext:value-type="float">
            <text:p>-33412.5086303094</text:p>
          </table:table-cell>
          <table:table-cell office:value-type="float" office:value="33412508.6303094" calcext:value-type="float">
            <text:p>33412508.6303094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-109536.498288695" calcext:value-type="float">
            <text:p>-109536.4982886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79:.D279])/COUNT([.D279:.D279])" office:value-type="float" office:value="-38.7095853309752" calcext:value-type="float">
            <text:p>-38.7</text:p>
          </table:table-cell>
          <table:table-cell table:style-name="ce28" table:formula="of:=SUM([.E279:.E279])/COUNT([.E279:.E279])" office:value-type="float" office:value="-4203.87832093987" calcext:value-type="float">
            <text:p>-4203.9</text:p>
          </table:table-cell>
          <table:table-cell table:style-name="ce28" table:formula="of:=SUM([.F279:.F279])/COUNT([.F279:.F279])" office:value-type="float" office:value="-0.0420387832093987" calcext:value-type="float">
            <text:p>0.0</text:p>
          </table:table-cell>
          <table:table-cell table:style-name="ce28" table:formula="of:=SUM([.G279:.G279])/COUNT([.G279:.G279])" office:value-type="float" office:value="-4203.87832093987" calcext:value-type="float">
            <text:p>-4203.9</text:p>
          </table:table-cell>
          <table:table-cell table:style-name="ce28" table:formula="of:=SUM([.H279:.H279])/COUNT([.H279:.H279])" office:value-type="float" office:value="-5770.38380539453" calcext:value-type="float">
            <text:p>-5770.4</text:p>
          </table:table-cell>
          <table:table-cell table:style-name="ce12" table:formula="of:=SUM([.I279:.I279])/COUNT([.I279:.I279])" office:value-type="float" office:value="118" calcext:value-type="float">
            <text:p>118</text:p>
          </table:table-cell>
          <table:table-cell table:style-name="ce12" table:formula="of:=SUM([.J279:.J279])/COUNT([.J279:.J279])" office:value-type="float" office:value="49" calcext:value-type="float">
            <text:p>49</text:p>
          </table:table-cell>
          <table:table-cell table:style-name="ce36" table:formula="of:=SUM([.K279:.K279])/COUNT([.K279:.K279])" office:value-type="float" office:value="70.6586826347305" calcext:value-type="float">
            <text:p>70.66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385949.772097</text:p>
          </table:table-cell>
          <table:table-cell office:value-type="float" office:value="-489.257205909908" calcext:value-type="float">
            <text:p>-489.3</text:p>
          </table:table-cell>
          <table:table-cell office:value-type="float" office:value="-49407.5415268439" calcext:value-type="float">
            <text:p>-49407.5</text:p>
          </table:table-cell>
          <table:table-cell office:value-type="float" office:value="-0.494075415268439" calcext:value-type="float">
            <text:p>-0.5</text:p>
          </table:table-cell>
          <table:table-cell office:value-type="float" office:value="-49407.5415268438" calcext:value-type="float">
            <text:p>-49407.5</text:p>
          </table:table-cell>
          <table:table-cell office:value-type="float" office:value="-41790.6715238264" calcext:value-type="float">
            <text:p>-41790.7</text:p>
          </table:table-cell>
          <table:table-cell office:value-type="float" office:value="286" calcext:value-type="float">
            <text:p>286</text:p>
          </table:table-cell>
          <table:table-cell office:value-type="float" office:value="135" calcext:value-type="float">
            <text:p>135</text:p>
          </table:table-cell>
          <table:table-cell table:style-name="ce35" office:value-type="float" office:value="67.9334916864608" calcext:value-type="float">
            <text:p>67.93</text:p>
          </table:table-cell>
          <table:table-cell table:style-name="Default" office:value-type="float" office:value="891.443333888296" calcext:value-type="float">
            <text:p>891.44333388829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4.52100013997" calcext:value-type="float">
            <text:p>-2254.52100013997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7.357580823857" calcext:value-type="float">
            <text:p>-117.357580823857</text:p>
          </table:table-cell>
          <table:table-cell office:value-type="float" office:value="-84292.6851436167" calcext:value-type="float">
            <text:p>-84292.6851436167</text:p>
          </table:table-cell>
          <table:table-cell office:value-type="float" office:value="84292685.1436167" calcext:value-type="float">
            <text:p>84292685.1436167</text:p>
          </table:table-cell>
          <table:table-cell office:value-type="float" office:value="421.5" calcext:value-type="float">
            <text:p>421.5</text:p>
          </table:table-cell>
          <table:table-cell office:value-type="float" office:value="135" calcext:value-type="float">
            <text:p>135</text:p>
          </table:table-cell>
          <table:table-cell office:value-type="float" office:value="-304360.335018896" calcext:value-type="float">
            <text:p>-304360.3350188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81:.D281])/COUNT([.D281:.D281])" office:value-type="float" office:value="-489.257205909908" calcext:value-type="float">
            <text:p>-489.3</text:p>
          </table:table-cell>
          <table:table-cell table:style-name="ce28" table:formula="of:=SUM([.E281:.E281])/COUNT([.E281:.E281])" office:value-type="float" office:value="-49407.5415268439" calcext:value-type="float">
            <text:p>-49407.5</text:p>
          </table:table-cell>
          <table:table-cell table:style-name="ce28" table:formula="of:=SUM([.F281:.F281])/COUNT([.F281:.F281])" office:value-type="float" office:value="-0.494075415268439" calcext:value-type="float">
            <text:p>-0.5</text:p>
          </table:table-cell>
          <table:table-cell table:style-name="ce28" table:formula="of:=SUM([.G281:.G281])/COUNT([.G281:.G281])" office:value-type="float" office:value="-49407.5415268438" calcext:value-type="float">
            <text:p>-49407.5</text:p>
          </table:table-cell>
          <table:table-cell table:style-name="ce28" table:formula="of:=SUM([.H281:.H281])/COUNT([.H281:.H281])" office:value-type="float" office:value="-41790.6715238264" calcext:value-type="float">
            <text:p>-41790.7</text:p>
          </table:table-cell>
          <table:table-cell table:style-name="ce12" table:formula="of:=SUM([.I281:.I281])/COUNT([.I281:.I281])" office:value-type="float" office:value="286" calcext:value-type="float">
            <text:p>286</text:p>
          </table:table-cell>
          <table:table-cell table:style-name="ce12" table:formula="of:=SUM([.J281:.J281])/COUNT([.J281:.J281])" office:value-type="float" office:value="135" calcext:value-type="float">
            <text:p>135</text:p>
          </table:table-cell>
          <table:table-cell table:style-name="ce36" table:formula="of:=SUM([.K281:.K281])/COUNT([.K281:.K281])" office:value-type="float" office:value="67.9334916864608" calcext:value-type="float">
            <text:p>67.93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table:style-name="ce4" table:number-columns-repeated="3"/>
          <table:table-cell table:style-name="ce30" table:number-columns-repeated="5"/>
          <table:table-cell table:style-name="ce13" table:number-columns-repeated="2"/>
          <table:table-cell table:style-name="ce39"/>
          <table:table-cell table:style-name="ce44"/>
          <table:table-cell table:style-name="ce4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389722.1097002</text:p>
          </table:table-cell>
          <table:table-cell office:value-type="float" office:value="-1118.59797511309" calcext:value-type="float">
            <text:p>-1118.6</text:p>
          </table:table-cell>
          <table:table-cell office:value-type="float" office:value="-112103.588322919" calcext:value-type="float">
            <text:p>-112103.6</text:p>
          </table:table-cell>
          <table:table-cell office:value-type="float" office:value="-1.12103588322919" calcext:value-type="float">
            <text:p>-1.1</text:p>
          </table:table-cell>
          <table:table-cell office:value-type="float" office:value="-112103.588322919" calcext:value-type="float">
            <text:p>-112103.6</text:p>
          </table:table-cell>
          <table:table-cell office:value-type="float" office:value="-68817.0638518824" calcext:value-type="float">
            <text:p>-68817.1</text:p>
          </table:table-cell>
          <table:table-cell office:value-type="float" office:value="576" calcext:value-type="float">
            <text:p>576</text:p>
          </table:table-cell>
          <table:table-cell office:value-type="float" office:value="155" calcext:value-type="float">
            <text:p>155</text:p>
          </table:table-cell>
          <table:table-cell table:style-name="ce35" office:value-type="float" office:value="78.796169630643" calcext:value-type="float">
            <text:p>78.80</text:p>
          </table:table-cell>
          <table:table-cell table:style-name="Default" office:value-type="float" office:value="389.238620908894" calcext:value-type="float">
            <text:p>389.23862090889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9.70989655769" calcext:value-type="float">
            <text:p>-2169.70989655769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356481973898" calcext:value-type="float">
            <text:p>-153.356481973898</text:p>
          </table:table-cell>
          <table:table-cell office:value-type="float" office:value="-146260.957369046" calcext:value-type="float">
            <text:p>-146260.957369046</text:p>
          </table:table-cell>
          <table:table-cell office:value-type="float" office:value="146260957.369046" calcext:value-type="float">
            <text:p>146260957.369046</text:p>
          </table:table-cell>
          <table:table-cell office:value-type="float" office:value="731.5" calcext:value-type="float">
            <text:p>731.5</text:p>
          </table:table-cell>
          <table:table-cell office:value-type="float" office:value="149" calcext:value-type="float">
            <text:p>149</text:p>
          </table:table-cell>
          <table:table-cell office:value-type="float" office:value="-336141.976180538" calcext:value-type="float">
            <text:p>-336141.97618053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394156.87536</text:p>
          </table:table-cell>
          <table:table-cell office:value-type="float" office:value="-9.59946264327718" calcext:value-type="float">
            <text:p>-9.6</text:p>
          </table:table-cell>
          <table:table-cell office:value-type="float" office:value="-992.754142117963" calcext:value-type="float">
            <text:p>-992.8</text:p>
          </table:table-cell>
          <table:table-cell office:value-type="float" office:value="-0.00992754142117963" calcext:value-type="float">
            <text:p>0.0</text:p>
          </table:table-cell>
          <table:table-cell office:value-type="float" office:value="-992.754142117963" calcext:value-type="float">
            <text:p>-992.8</text:p>
          </table:table-cell>
          <table:table-cell office:value-type="float" office:value="-1214.88861484551" calcext:value-type="float">
            <text:p>-1214.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84" calcext:value-type="float">
            <text:p>84.00</text:p>
          </table:table-cell>
          <table:table-cell table:style-name="Default" office:value-type="float" office:value="387.722172702236" calcext:value-type="float">
            <text:p>387.722172702236</text:p>
          </table:table-cell>
          <table:table-cell office:value-type="float" office:value="1154.50904228461" calcext:value-type="float">
            <text:p>1154.50904228461</text:p>
          </table:table-cell>
          <table:table-cell office:value-type="float" office:value="104.594273613926" calcext:value-type="float">
            <text:p>104.594273613926</text:p>
          </table:table-cell>
          <table:table-cell office:value-type="float" office:value="-2159.63567445148" calcext:value-type="float">
            <text:p>-2159.63567445148</text:p>
          </table:table-cell>
          <table:table-cell office:value-type="float" office:value="-2100.4937599939" calcext:value-type="float">
            <text:p>-2100.4937599939</text:p>
          </table:table-cell>
          <table:table-cell office:value-type="float" office:value="-2326.08486604432" calcext:value-type="float">
            <text:p>-2326.08486604432</text:p>
          </table:table-cell>
          <table:table-cell office:value-type="float" office:value="-19.8550828423593" calcext:value-type="float">
            <text:p>-19.8550828423593</text:p>
          </table:table-cell>
          <table:table-cell office:value-type="float" office:value="-10004.011257115" calcext:value-type="float">
            <text:p>-10004.011257115</text:p>
          </table:table-cell>
          <table:table-cell office:value-type="float" office:value="10004011.257115" calcext:value-type="float">
            <text:p>10004011.25711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17277.0853956119" calcext:value-type="float">
            <text:p>-17277.085395611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03646.412042</text:p>
          </table:table-cell>
          <table:table-cell office:value-type="float" office:value="-837.232171791339" calcext:value-type="float">
            <text:p>-837.2</text:p>
          </table:table-cell>
          <table:table-cell office:value-type="float" office:value="-83938.6595020326" calcext:value-type="float">
            <text:p>-83938.7</text:p>
          </table:table-cell>
          <table:table-cell office:value-type="float" office:value="-0.839386595020326" calcext:value-type="float">
            <text:p>-0.8</text:p>
          </table:table-cell>
          <table:table-cell office:value-type="float" office:value="-83938.6595020326" calcext:value-type="float">
            <text:p>-83938.7</text:p>
          </table:table-cell>
          <table:table-cell office:value-type="float" office:value="-58327.1302928981" calcext:value-type="float">
            <text:p>-58327.1</text:p>
          </table:table-cell>
          <table:table-cell office:value-type="float" office:value="476" calcext:value-type="float">
            <text:p>476</text:p>
          </table:table-cell>
          <table:table-cell office:value-type="float" office:value="130" calcext:value-type="float">
            <text:p>130</text:p>
          </table:table-cell>
          <table:table-cell table:style-name="ce35" office:value-type="float" office:value="78.5478547854786" calcext:value-type="float">
            <text:p>78.55</text:p>
          </table:table-cell>
          <table:table-cell table:style-name="Default" office:value-type="float" office:value="403.584107720744" calcext:value-type="float">
            <text:p>403.58410772074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23.42072905467" calcext:value-type="float">
            <text:p>-2123.42072905467</text:p>
          </table:table-cell>
          <table:table-cell office:value-type="float" office:value="-9.97069895574532" calcext:value-type="float">
            <text:p>-9.97069895574532</text:p>
          </table:table-cell>
          <table:table-cell office:value-type="float" office:value="-2850.14636071766" calcext:value-type="float">
            <text:p>-2850.14636071766</text:p>
          </table:table-cell>
          <table:table-cell office:value-type="float" office:value="-138.512639442298" calcext:value-type="float">
            <text:p>-138.512639442298</text:p>
          </table:table-cell>
          <table:table-cell office:value-type="float" office:value="-121276.637978476" calcext:value-type="float">
            <text:p>-121276.637978476</text:p>
          </table:table-cell>
          <table:table-cell office:value-type="float" office:value="121276637.978476" calcext:value-type="float">
            <text:p>121276637.978476</text:p>
          </table:table-cell>
          <table:table-cell office:value-type="float" office:value="606.5" calcext:value-type="float">
            <text:p>606.5</text:p>
          </table:table-cell>
          <table:table-cell office:value-type="float" office:value="123" calcext:value-type="float">
            <text:p>123</text:p>
          </table:table-cell>
          <table:table-cell office:value-type="float" office:value="-275240.184330591" calcext:value-type="float">
            <text:p>-275240.1843305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08052.2644072</text:p>
          </table:table-cell>
          <table:table-cell office:value-type="float" office:value="-52.8479347413259" calcext:value-type="float">
            <text:p>-52.8</text:p>
          </table:table-cell>
          <table:table-cell office:value-type="float" office:value="-5438.12838397684" calcext:value-type="float">
            <text:p>-5438.1</text:p>
          </table:table-cell>
          <table:table-cell office:value-type="float" office:value="-0.0543812838397684" calcext:value-type="float">
            <text:p>-0.1</text:p>
          </table:table-cell>
          <table:table-cell office:value-type="float" office:value="-5438.12838397684" calcext:value-type="float">
            <text:p>-5438.1</text:p>
          </table:table-cell>
          <table:table-cell office:value-type="float" office:value="-5859.62432052208" calcext:value-type="float">
            <text:p>-5859.6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table:style-name="ce35" office:value-type="float" office:value="84.1269841269841" calcext:value-type="float">
            <text:p>84.13</text:p>
          </table:table-cell>
          <table:table-cell table:style-name="Default" office:value-type="float" office:value="371.134524111367" calcext:value-type="float">
            <text:p>371.134524111367</text:p>
          </table:table-cell>
          <table:table-cell office:value-type="float" office:value="1001.49221916824" calcext:value-type="float">
            <text:p>1001.49221916824</text:p>
          </table:table-cell>
          <table:table-cell office:value-type="float" office:value="49.4445991913526" calcext:value-type="float">
            <text:p>49.4445991913526</text:p>
          </table:table-cell>
          <table:table-cell office:value-type="float" office:value="-2238.91939698909" calcext:value-type="float">
            <text:p>-2238.91939698909</text:p>
          </table:table-cell>
          <table:table-cell office:value-type="float" office:value="-2099.35670162902" calcext:value-type="float">
            <text:p>-2099.35670162902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43.1597490791813" calcext:value-type="float">
            <text:p>-43.1597490791813</text:p>
          </table:table-cell>
          <table:table-cell office:value-type="float" office:value="-25207.1690406567" calcext:value-type="float">
            <text:p>-25207.1690406567</text:p>
          </table:table-cell>
          <table:table-cell office:value-type="float" office:value="25207169.0406567" calcext:value-type="float">
            <text:p>25207169.0406567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-44778.3879397818" calcext:value-type="float">
            <text:p>-44778.38793978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22262.449793</text:p>
          </table:table-cell>
          <table:table-cell office:value-type="float" office:value="-156.710433373151" calcext:value-type="float">
            <text:p>-156.7</text:p>
          </table:table-cell>
          <table:table-cell office:value-type="float" office:value="-15819.7257948528" calcext:value-type="float">
            <text:p>-15819.7</text:p>
          </table:table-cell>
          <table:table-cell office:value-type="float" office:value="-0.158197257948528" calcext:value-type="float">
            <text:p>-0.2</text:p>
          </table:table-cell>
          <table:table-cell office:value-type="float" office:value="-15819.7257948528" calcext:value-type="float">
            <text:p>-15819.7</text:p>
          </table:table-cell>
          <table:table-cell office:value-type="float" office:value="-15478.5351715937" calcext:value-type="float">
            <text:p>-15478.5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style-name="ce35" office:value-type="float" office:value="81.8681318681319" calcext:value-type="float">
            <text:p>81.87</text:p>
          </table:table-cell>
          <table:table-cell table:style-name="Default" office:value-type="float" office:value="385.837752973919" calcext:value-type="float">
            <text:p>385.837752973919</text:p>
          </table:table-cell>
          <table:table-cell office:value-type="float" office:value="930.661832617509" calcext:value-type="float">
            <text:p>930.661832617509</text:p>
          </table:table-cell>
          <table:table-cell office:value-type="float" office:value="48.369693593515" calcext:value-type="float">
            <text:p>48.369693593515</text:p>
          </table:table-cell>
          <table:table-cell office:value-type="float" office:value="-2221.5015450899" calcext:value-type="float">
            <text:p>-2221.5015450899</text:p>
          </table:table-cell>
          <table:table-cell office:value-type="float" office:value="-79.5579011039663" calcext:value-type="float">
            <text:p>-79.5579011039663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86.9215703013892" calcext:value-type="float">
            <text:p>-86.9215703013892</text:p>
          </table:table-cell>
          <table:table-cell office:value-type="float" office:value="-36402.382656862" calcext:value-type="float">
            <text:p>-36402.382656862</text:p>
          </table:table-cell>
          <table:table-cell office:value-type="float" office:value="36402382.656862" calcext:value-type="float">
            <text:p>36402382.656862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-73229.9930868627" calcext:value-type="float">
            <text:p>-73229.993086862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27119.852212</text:p>
          </table:table-cell>
          <table:table-cell office:value-type="float" office:value="-992.574462964431" calcext:value-type="float">
            <text:p>-992.6</text:p>
          </table:table-cell>
          <table:table-cell office:value-type="float" office:value="-99524.3651661106" calcext:value-type="float">
            <text:p>-99524.4</text:p>
          </table:table-cell>
          <table:table-cell office:value-type="float" office:value="-0.995243651661106" calcext:value-type="float">
            <text:p>-1.0</text:p>
          </table:table-cell>
          <table:table-cell office:value-type="float" office:value="-99524.3651661107" calcext:value-type="float">
            <text:p>-99524.4</text:p>
          </table:table-cell>
          <table:table-cell office:value-type="float" office:value="-64555.7296461324" calcext:value-type="float">
            <text:p>-64555.7</text:p>
          </table:table-cell>
          <table:table-cell office:value-type="float" office:value="556" calcext:value-type="float">
            <text:p>556</text:p>
          </table:table-cell>
          <table:table-cell office:value-type="float" office:value="149" calcext:value-type="float">
            <text:p>149</text:p>
          </table:table-cell>
          <table:table-cell table:style-name="ce35" office:value-type="float" office:value="78.8652482269504" calcext:value-type="float">
            <text:p>78.87</text:p>
          </table:table-cell>
          <table:table-cell table:style-name="Default" office:value-type="float" office:value="398.000219586971" calcext:value-type="float">
            <text:p>398.000219586971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53.10394131857" calcext:value-type="float">
            <text:p>-2153.10394131857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912.30694572597" calcext:value-type="float">
            <text:p>-2912.30694572597</text:p>
          </table:table-cell>
          <table:table-cell office:value-type="float" office:value="-141.169312292356" calcext:value-type="float">
            <text:p>-141.169312292356</text:p>
          </table:table-cell>
          <table:table-cell office:value-type="float" office:value="-141070.946581415" calcext:value-type="float">
            <text:p>-141070.946581415</text:p>
          </table:table-cell>
          <table:table-cell office:value-type="float" office:value="141070946.581415" calcext:value-type="float">
            <text:p>141070946.581415</text:p>
          </table:table-cell>
          <table:table-cell office:value-type="float" office:value="705.5" calcext:value-type="float">
            <text:p>705.5</text:p>
          </table:table-cell>
          <table:table-cell office:value-type="float" office:value="143" calcext:value-type="float">
            <text:p>143</text:p>
          </table:table-cell>
          <table:table-cell office:value-type="float" office:value="-320667.27335665" calcext:value-type="float">
            <text:p>-320667.27335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31883.065554</text:p>
          </table:table-cell>
          <table:table-cell office:value-type="float" office:value="-59.8850537593146" calcext:value-type="float">
            <text:p>-59.9</text:p>
          </table:table-cell>
          <table:table-cell office:value-type="float" office:value="-6075.6255899211" calcext:value-type="float">
            <text:p>-6075.6</text:p>
          </table:table-cell>
          <table:table-cell office:value-type="float" office:value="-0.060756255899211" calcext:value-type="float">
            <text:p>-0.1</text:p>
          </table:table-cell>
          <table:table-cell office:value-type="float" office:value="-6075.6255899211" calcext:value-type="float">
            <text:p>-6075.6</text:p>
          </table:table-cell>
          <table:table-cell office:value-type="float" office:value="-6365.65313935218" calcext:value-type="float">
            <text:p>-6365.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35" office:value-type="float" office:value="83.1683168316832" calcext:value-type="float">
            <text:p>83.17</text:p>
          </table:table-cell>
          <table:table-cell table:style-name="Default" office:value-type="float" office:value="378.277894512581" calcext:value-type="float">
            <text:p>378.277894512581</text:p>
          </table:table-cell>
          <table:table-cell office:value-type="float" office:value="1154.90316130537" calcext:value-type="float">
            <text:p>1154.90316130537</text:p>
          </table:table-cell>
          <table:table-cell office:value-type="float" office:value="67.7833073834918" calcext:value-type="float">
            <text:p>67.7833073834918</text:p>
          </table:table-cell>
          <table:table-cell office:value-type="float" office:value="-2226.52757229282" calcext:value-type="float">
            <text:p>-2226.52757229282</text:p>
          </table:table-cell>
          <table:table-cell office:value-type="float" office:value="-2098.44286469101" calcext:value-type="float">
            <text:p>-2098.44286469101</text:p>
          </table:table-cell>
          <table:table-cell office:value-type="float" office:value="-2380.26073478929" calcext:value-type="float">
            <text:p>-2380.26073478929</text:p>
          </table:table-cell>
          <table:table-cell office:value-type="float" office:value="-60.1547088111" calcext:value-type="float">
            <text:p>-60.1547088111</text:p>
          </table:table-cell>
          <table:table-cell office:value-type="float" office:value="-20204.0284028129" calcext:value-type="float">
            <text:p>-20204.0284028129</text:p>
          </table:table-cell>
          <table:table-cell office:value-type="float" office:value="20204028.4028129" calcext:value-type="float">
            <text:p>20204028.4028129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-37850.9687289779" calcext:value-type="float">
            <text:p>-37850.96872897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84:.D290])/COUNT([.D284:.D290])" office:value-type="float" office:value="-461.063927769418" calcext:value-type="float">
            <text:p>-461.1</text:p>
          </table:table-cell>
          <table:table-cell table:style-name="ce28" table:formula="of:=SUM([.E284:.E290])/COUNT([.E284:.E290])" office:value-type="float" office:value="-46270.4067002758" calcext:value-type="float">
            <text:p>-46270.4</text:p>
          </table:table-cell>
          <table:table-cell table:style-name="ce28" table:formula="of:=SUM([.F284:.F290])/COUNT([.F284:.F290])" office:value-type="float" office:value="-0.462704067002758" calcext:value-type="float">
            <text:p>-0.5</text:p>
          </table:table-cell>
          <table:table-cell table:style-name="ce28" table:formula="of:=SUM([.G284:.G290])/COUNT([.G284:.G290])" office:value-type="float" office:value="-46270.4067002759" calcext:value-type="float">
            <text:p>-46270.4</text:p>
          </table:table-cell>
          <table:table-cell table:style-name="ce28" table:formula="of:=SUM([.H284:.H290])/COUNT([.H284:.H290])" office:value-type="float" office:value="-31516.9464338895" calcext:value-type="float">
            <text:p>-31516.9</text:p>
          </table:table-cell>
          <table:table-cell table:style-name="ce12" table:formula="of:=SUM([.I284:.I290])/COUNT([.I284:.I290])" office:value-type="float" office:value="284.142857142857" calcext:value-type="float">
            <text:p>284</text:p>
          </table:table-cell>
          <table:table-cell table:style-name="ce12" table:formula="of:=SUM([.J284:.J290])/COUNT([.J284:.J290])" office:value-type="float" office:value="73.1428571428571" calcext:value-type="float">
            <text:p>73</text:p>
          </table:table-cell>
          <table:table-cell table:style-name="ce36" table:formula="of:=SUM([.K284:.K290])/COUNT([.K284:.K290])" office:value-type="float" office:value="81.3389579242673" calcext:value-type="float">
            <text:p>81.34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36724.555558</text:p>
          </table:table-cell>
          <table:table-cell office:value-type="float" office:value="-1113.65978941382" calcext:value-type="float">
            <text:p>-1113.7</text:p>
          </table:table-cell>
          <table:table-cell office:value-type="float" office:value="-111603.282501657" calcext:value-type="float">
            <text:p>-111603.3</text:p>
          </table:table-cell>
          <table:table-cell office:value-type="float" office:value="-1.11603282501657" calcext:value-type="float">
            <text:p>-1.1</text:p>
          </table:table-cell>
          <table:table-cell office:value-type="float" office:value="-111603.282501657" calcext:value-type="float">
            <text:p>-111603.3</text:p>
          </table:table-cell>
          <table:table-cell office:value-type="float" office:value="-68678.1987410929" calcext:value-type="float">
            <text:p>-68678.2</text:p>
          </table:table-cell>
          <table:table-cell office:value-type="float" office:value="577" calcext:value-type="float">
            <text:p>577</text:p>
          </table:table-cell>
          <table:table-cell office:value-type="float" office:value="156" calcext:value-type="float">
            <text:p>156</text:p>
          </table:table-cell>
          <table:table-cell table:style-name="ce35" office:value-type="float" office:value="78.7175989085948" calcext:value-type="float">
            <text:p>78.72</text:p>
          </table:table-cell>
          <table:table-cell table:style-name="Default" office:value-type="float" office:value="394.450723911379" calcext:value-type="float">
            <text:p>394.45072391137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4.36762947771" calcext:value-type="float">
            <text:p>-2174.36762947771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2.255501366517" calcext:value-type="float">
            <text:p>-152.255501366517</text:p>
          </table:table-cell>
          <table:table-cell office:value-type="float" office:value="-146661.658375874" calcext:value-type="float">
            <text:p>-146661.658375874</text:p>
          </table:table-cell>
          <table:table-cell office:value-type="float" office:value="146661658.375874" calcext:value-type="float">
            <text:p>146661658.375874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038.292412618" calcext:value-type="float">
            <text:p>-339038.2924126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2703.24303</text:p>
          </table:table-cell>
          <table:table-cell office:value-type="float" office:value="-1083.62996145611" calcext:value-type="float">
            <text:p>-1083.6</text:p>
          </table:table-cell>
          <table:table-cell office:value-type="float" office:value="-108666.912893826" calcext:value-type="float">
            <text:p>-108666.9</text:p>
          </table:table-cell>
          <table:table-cell office:value-type="float" office:value="-1.08666912893826" calcext:value-type="float">
            <text:p>-1.1</text:p>
          </table:table-cell>
          <table:table-cell office:value-type="float" office:value="-108666.912893826" calcext:value-type="float">
            <text:p>-108666.9</text:p>
          </table:table-cell>
          <table:table-cell office:value-type="float" office:value="-67666.5405600986" calcext:value-type="float">
            <text:p>-67666.5</text:p>
          </table:table-cell>
          <table:table-cell office:value-type="float" office:value="560" calcext:value-type="float">
            <text:p>560</text:p>
          </table:table-cell>
          <table:table-cell office:value-type="float" office:value="149" calcext:value-type="float">
            <text:p>149</text:p>
          </table:table-cell>
          <table:table-cell table:style-name="ce35" office:value-type="float" office:value="78.984485190409" calcext:value-type="float">
            <text:p>78.98</text:p>
          </table:table-cell>
          <table:table-cell table:style-name="Default" office:value-type="float" office:value="380.697696659424" calcext:value-type="float">
            <text:p>380.69769665942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0.11827532284" calcext:value-type="float">
            <text:p>-2160.1182753228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267860216962" calcext:value-type="float">
            <text:p>-153.267860216962</text:p>
          </table:table-cell>
          <table:table-cell office:value-type="float" office:value="-141862.195282389" calcext:value-type="float">
            <text:p>-141862.195282389</text:p>
          </table:table-cell>
          <table:table-cell office:value-type="float" office:value="141862195.282389" calcext:value-type="float">
            <text:p>141862195.282389</text:p>
          </table:table-cell>
          <table:table-cell office:value-type="float" office:value="709.5" calcext:value-type="float">
            <text:p>709.5</text:p>
          </table:table-cell>
          <table:table-cell office:value-type="float" office:value="142" calcext:value-type="float">
            <text:p>142</text:p>
          </table:table-cell>
          <table:table-cell office:value-type="float" office:value="-321637.116717468" calcext:value-type="float">
            <text:p>-321637.1167174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6247.323545</text:p>
          </table:table-cell>
          <table:table-cell office:value-type="float" office:value="-317.37530359374" calcext:value-type="float">
            <text:p>-317.4</text:p>
          </table:table-cell>
          <table:table-cell office:value-type="float" office:value="-32030.2851131349" calcext:value-type="float">
            <text:p>-32030.3</text:p>
          </table:table-cell>
          <table:table-cell office:value-type="float" office:value="-0.320302851131349" calcext:value-type="float">
            <text:p>-0.3</text:p>
          </table:table-cell>
          <table:table-cell office:value-type="float" office:value="-32030.2851131349" calcext:value-type="float">
            <text:p>-32030.3</text:p>
          </table:table-cell>
          <table:table-cell office:value-type="float" office:value="-28732.4393666362" calcext:value-type="float">
            <text:p>-28732.4</text:p>
          </table:table-cell>
          <table:table-cell office:value-type="float" office:value="285" calcext:value-type="float">
            <text:p>285</text:p>
          </table:table-cell>
          <table:table-cell office:value-type="float" office:value="67" calcext:value-type="float">
            <text:p>67</text:p>
          </table:table-cell>
          <table:table-cell table:style-name="ce35" office:value-type="float" office:value="80.9659090909091" calcext:value-type="float">
            <text:p>80.97</text:p>
          </table:table-cell>
          <table:table-cell table:style-name="Default" office:value-type="float" office:value="389.007478786666" calcext:value-type="float">
            <text:p>389.007478786666</text:p>
          </table:table-cell>
          <table:table-cell office:value-type="float" office:value="917.627523644085" calcext:value-type="float">
            <text:p>917.627523644085</text:p>
          </table:table-cell>
          <table:table-cell office:value-type="float" office:value="25.8289620833239" calcext:value-type="float">
            <text:p>25.8289620833239</text:p>
          </table:table-cell>
          <table:table-cell office:value-type="float" office:value="-2132.79726219902" calcext:value-type="float">
            <text:p>-2132.79726219902</text:p>
          </table:table-cell>
          <table:table-cell office:value-type="float" office:value="-63.5781026472105" calcext:value-type="float">
            <text:p>-63.5781026472105</text:p>
          </table:table-cell>
          <table:table-cell office:value-type="float" office:value="-2524.85364413697" calcext:value-type="float">
            <text:p>-2524.85364413697</text:p>
          </table:table-cell>
          <table:table-cell office:value-type="float" office:value="-90.995128162315" calcext:value-type="float">
            <text:p>-90.995128162315</text:p>
          </table:table-cell>
          <table:table-cell office:value-type="float" office:value="-70403.1728877746" calcext:value-type="float">
            <text:p>-70403.1728877746</text:p>
          </table:table-cell>
          <table:table-cell office:value-type="float" office:value="70403172.8877747" calcext:value-type="float">
            <text:p>70403172.8877747</text:p>
          </table:table-cell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office:value-type="float" office:value="-142750.526709233" calcext:value-type="float">
            <text:p>-142750.5267092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7662.492437</text:p>
          </table:table-cell>
          <table:table-cell office:value-type="float" office:value="-1113.62253383922" calcext:value-type="float">
            <text:p>-1113.6</text:p>
          </table:table-cell>
          <table:table-cell office:value-type="float" office:value="-111598.602551842" calcext:value-type="float">
            <text:p>-111598.6</text:p>
          </table:table-cell>
          <table:table-cell office:value-type="float" office:value="-1.11598602551842" calcext:value-type="float">
            <text:p>-1.1</text:p>
          </table:table-cell>
          <table:table-cell office:value-type="float" office:value="-111598.602551842" calcext:value-type="float">
            <text:p>-111598.6</text:p>
          </table:table-cell>
          <table:table-cell office:value-type="float" office:value="-68679.57217607" calcext:value-type="float">
            <text:p>-68679.6</text:p>
          </table:table-cell>
          <table:table-cell office:value-type="float" office:value="577" calcext:value-type="float">
            <text:p>577</text:p>
          </table:table-cell>
          <table:table-cell office:value-type="float" office:value="156" calcext:value-type="float">
            <text:p>156</text:p>
          </table:table-cell>
          <table:table-cell table:style-name="ce35" office:value-type="float" office:value="78.7175989085948" calcext:value-type="float">
            <text:p>78.72</text:p>
          </table:table-cell>
          <table:table-cell table:style-name="Default" office:value-type="float" office:value="395.075002149392" calcext:value-type="float">
            <text:p>395.075002149392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6.64665892334" calcext:value-type="float">
            <text:p>-2176.6466589233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2.249116714655" calcext:value-type="float">
            <text:p>-152.249116714655</text:p>
          </table:table-cell>
          <table:table-cell office:value-type="float" office:value="-146661.663060509" calcext:value-type="float">
            <text:p>-146661.663060509</text:p>
          </table:table-cell>
          <table:table-cell office:value-type="float" office:value="146661663.060509" calcext:value-type="float">
            <text:p>146661663.060509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393.821006137" calcext:value-type="float">
            <text:p>-339393.8210061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8996.811178</text:p>
          </table:table-cell>
          <table:table-cell office:value-type="float" office:value="39.3527286767329" calcext:value-type="float">
            <text:p>39.4</text:p>
          </table:table-cell>
          <table:table-cell office:value-type="float" office:value="3928.73300175338" calcext:value-type="float">
            <text:p>3928.7</text:p>
          </table:table-cell>
          <table:table-cell office:value-type="float" office:value="0.0392873300175338" calcext:value-type="float">
            <text:p>0.0</text:p>
          </table:table-cell>
          <table:table-cell office:value-type="float" office:value="3928.73300175338" calcext:value-type="float">
            <text:p>3928.7</text:p>
          </table:table-cell>
          <table:table-cell office:value-type="float" office:value="3997.77828182286" calcext:value-type="float">
            <text:p>3997.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.00</text:p>
          </table:table-cell>
          <table:table-cell table:style-name="Default" office:value-type="float" office:value="436.525889083709" calcext:value-type="float">
            <text:p>436.525889083709</text:p>
          </table:table-cell>
          <table:table-cell office:value-type="float" office:value="549.279566929748" calcext:value-type="float">
            <text:p>549.279566929748</text:p>
          </table:table-cell>
          <table:table-cell office:value-type="float" office:value="258.452265975095" calcext:value-type="float">
            <text:p>258.452265975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525889083709" calcext:value-type="float">
            <text:p>436.525889083709</text:p>
          </table:table-cell>
          <table:table-cell office:value-type="float" office:value="-1804.83356656832" calcext:value-type="float">
            <text:p>-1804.83356656832</text:p>
          </table:table-cell>
          <table:table-cell office:value-type="float" office:value="1804833.56656832" calcext:value-type="float">
            <text:p>1804833.566568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50377.4683971</text:p>
          </table:table-cell>
          <table:table-cell office:value-type="float" office:value="-76.7144240915585" calcext:value-type="float">
            <text:p>-76.7</text:p>
          </table:table-cell>
          <table:table-cell office:value-type="float" office:value="-7954.80448095757" calcext:value-type="float">
            <text:p>-7954.8</text:p>
          </table:table-cell>
          <table:table-cell office:value-type="float" office:value="-0.0795480448095757" calcext:value-type="float">
            <text:p>-0.1</text:p>
          </table:table-cell>
          <table:table-cell office:value-type="float" office:value="-7954.80448095757" calcext:value-type="float">
            <text:p>-7954.8</text:p>
          </table:table-cell>
          <table:table-cell office:value-type="float" office:value="-8659.95579880993" calcext:value-type="float">
            <text:p>-8660.0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table:style-name="ce35" office:value-type="float" office:value="83.1818181818182" calcext:value-type="float">
            <text:p>83.18</text:p>
          </table:table-cell>
          <table:table-cell table:style-name="Default" office:value-type="float" office:value="398.978058093709" calcext:value-type="float">
            <text:p>398.978058093709</text:p>
          </table:table-cell>
          <table:table-cell office:value-type="float" office:value="1094.24357137621" calcext:value-type="float">
            <text:p>1094.24357137621</text:p>
          </table:table-cell>
          <table:table-cell office:value-type="float" office:value="43.9269481489609" calcext:value-type="float">
            <text:p>43.9269481489609</text:p>
          </table:table-cell>
          <table:table-cell office:value-type="float" office:value="-2188.31862465152" calcext:value-type="float">
            <text:p>-2188.31862465152</text:p>
          </table:table-cell>
          <table:table-cell office:value-type="float" office:value="-57.4485197306931" calcext:value-type="float">
            <text:p>-57.4485197306931</text:p>
          </table:table-cell>
          <table:table-cell office:value-type="float" office:value="-3047.71907368653" calcext:value-type="float">
            <text:p>-3047.71907368653</text:p>
          </table:table-cell>
          <table:table-cell office:value-type="float" office:value="-36.1582021861708" calcext:value-type="float">
            <text:p>-36.1582021861708</text:p>
          </table:table-cell>
          <table:table-cell office:value-type="float" office:value="-44014.0592547738" calcext:value-type="float">
            <text:p>-44014.0592547738</text:p>
          </table:table-cell>
          <table:table-cell office:value-type="float" office:value="44014059.2547738" calcext:value-type="float">
            <text:p>44014059.2547738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office:value-type="float" office:value="-80910.3405923757" calcext:value-type="float">
            <text:p>-80910.340592375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51835.7177038</text:p>
          </table:table-cell>
          <table:table-cell office:value-type="float" office:value="-597.686774717452" calcext:value-type="float">
            <text:p>-597.7</text:p>
          </table:table-cell>
          <table:table-cell office:value-type="float" office:value="-59933.8391448239" calcext:value-type="float">
            <text:p>-59933.8</text:p>
          </table:table-cell>
          <table:table-cell office:value-type="float" office:value="-0.599338391448239" calcext:value-type="float">
            <text:p>-0.6</text:p>
          </table:table-cell>
          <table:table-cell office:value-type="float" office:value="-59933.8391448239" calcext:value-type="float">
            <text:p>-59933.8</text:p>
          </table:table-cell>
          <table:table-cell office:value-type="float" office:value="-46591.27824921" calcext:value-type="float">
            <text:p>-46591.3</text:p>
          </table:table-cell>
          <table:table-cell office:value-type="float" office:value="371" calcext:value-type="float">
            <text:p>371</text:p>
          </table:table-cell>
          <table:table-cell office:value-type="float" office:value="96" calcext:value-type="float">
            <text:p>96</text:p>
          </table:table-cell>
          <table:table-cell table:style-name="ce35" office:value-type="float" office:value="79.4432548179872" calcext:value-type="float">
            <text:p>79.44</text:p>
          </table:table-cell>
          <table:table-cell table:style-name="Default" office:value-type="float" office:value="399.956383373037" calcext:value-type="float">
            <text:p>399.9563833730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0.2286451348773" calcext:value-type="float">
            <text:p>10.2286451348773</text:p>
          </table:table-cell>
          <table:table-cell office:value-type="float" office:value="-2169.97559766897" calcext:value-type="float">
            <text:p>-2169.97559766897</text:p>
          </table:table-cell>
          <table:table-cell office:value-type="float" office:value="-3.75495174853131" calcext:value-type="float">
            <text:p>-3.75495174853131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28.337985320822" calcext:value-type="float">
            <text:p>-128.337985320822</text:p>
          </table:table-cell>
          <table:table-cell office:value-type="float" office:value="-93486.7529137688" calcext:value-type="float">
            <text:p>-93486.7529137688</text:p>
          </table:table-cell>
          <table:table-cell office:value-type="float" office:value="93486752.9137689" calcext:value-type="float">
            <text:p>93486752.9137689</text:p>
          </table:table-cell>
          <table:table-cell office:value-type="float" office:value="467.5" calcext:value-type="float">
            <text:p>467.5</text:p>
          </table:table-cell>
          <table:table-cell office:value-type="float" office:value="92" calcext:value-type="float">
            <text:p>92</text:p>
          </table:table-cell>
          <table:table-cell office:value-type="float" office:value="-208202.569008704" calcext:value-type="float">
            <text:p>-208202.56900870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292:.D298])/COUNT([.D292:.D298])" office:value-type="float" office:value="-609.048008347881" calcext:value-type="float">
            <text:p>-609.0</text:p>
          </table:table-cell>
          <table:table-cell table:style-name="ce28" table:formula="of:=SUM([.E292:.E298])/COUNT([.E292:.E298])" office:value-type="float" office:value="-61122.7133834983" calcext:value-type="float">
            <text:p>-61122.7</text:p>
          </table:table-cell>
          <table:table-cell table:style-name="ce28" table:formula="of:=SUM([.F292:.F298])/COUNT([.F292:.F298])" office:value-type="float" office:value="-0.611227133834983" calcext:value-type="float">
            <text:p>-0.6</text:p>
          </table:table-cell>
          <table:table-cell table:style-name="ce28" table:formula="of:=SUM([.G292:.G298])/COUNT([.G292:.G298])" office:value-type="float" office:value="-61122.7133834983" calcext:value-type="float">
            <text:p>-61122.7</text:p>
          </table:table-cell>
          <table:table-cell table:style-name="ce28" table:formula="of:=SUM([.H292:.H298])/COUNT([.H292:.H298])" office:value-type="float" office:value="-40715.7438014421" calcext:value-type="float">
            <text:p>-40715.7</text:p>
          </table:table-cell>
          <table:table-cell table:style-name="ce12" table:formula="of:=SUM([.I292:.I298])/COUNT([.I292:.I298])" office:value-type="float" office:value="366" calcext:value-type="float">
            <text:p>366</text:p>
          </table:table-cell>
          <table:table-cell table:style-name="ce12" table:formula="of:=SUM([.J292:.J298])/COUNT([.J292:.J298])" office:value-type="float" office:value="94.4285714285714" calcext:value-type="float">
            <text:p>94</text:p>
          </table:table-cell>
          <table:table-cell table:style-name="ce36" table:formula="of:=SUM([.K292:.K298])/COUNT([.K292:.K298])" office:value-type="float" office:value="82.8586664426162" calcext:value-type="float">
            <text:p>82.86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3370.482037</text:p>
          </table:table-cell>
          <table:table-cell office:value-type="float" office:value="-1141.49950586969" calcext:value-type="float">
            <text:p>-1141.5</text:p>
          </table:table-cell>
          <table:table-cell office:value-type="float" office:value="-114369.965911859" calcext:value-type="float">
            <text:p>-114370.0</text:p>
          </table:table-cell>
          <table:table-cell office:value-type="float" office:value="-1.14369965911859" calcext:value-type="float">
            <text:p>-1.1</text:p>
          </table:table-cell>
          <table:table-cell office:value-type="float" office:value="-114369.965911859" calcext:value-type="float">
            <text:p>-114370.0</text:p>
          </table:table-cell>
          <table:table-cell office:value-type="float" office:value="-69532.5300841694" calcext:value-type="float">
            <text:p>-69532.5</text:p>
          </table:table-cell>
          <table:table-cell office:value-type="float" office:value="578" calcext:value-type="float">
            <text:p>578</text:p>
          </table:table-cell>
          <table:table-cell office:value-type="float" office:value="155" calcext:value-type="float">
            <text:p>155</text:p>
          </table:table-cell>
          <table:table-cell table:style-name="ce35" office:value-type="float" office:value="78.8540245566166" calcext:value-type="float">
            <text:p>78.85</text:p>
          </table:table-cell>
          <table:table-cell table:style-name="Default" office:value-type="float" office:value="389.746337161445" calcext:value-type="float">
            <text:p>389.746337161445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91.24741155596" calcext:value-type="float">
            <text:p>-2191.24741155596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6.029967137598" calcext:value-type="float">
            <text:p>-156.029967137598</text:p>
          </table:table-cell>
          <table:table-cell office:value-type="float" office:value="-146658.888923011" calcext:value-type="float">
            <text:p>-146658.888923011</text:p>
          </table:table-cell>
          <table:table-cell office:value-type="float" office:value="146658888.923011" calcext:value-type="float">
            <text:p>146658888.923011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472.345783361" calcext:value-type="float">
            <text:p>-339472.3457833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7550.686753</text:p>
          </table:table-cell>
          <table:table-cell office:value-type="float" office:value="-1145.99749546078" calcext:value-type="float">
            <text:p>-1146.0</text:p>
          </table:table-cell>
          <table:table-cell office:value-type="float" office:value="-114885.402966049" calcext:value-type="float">
            <text:p>-114885.4</text:p>
          </table:table-cell>
          <table:table-cell office:value-type="float" office:value="-1.14885402966049" calcext:value-type="float">
            <text:p>-1.1</text:p>
          </table:table-cell>
          <table:table-cell office:value-type="float" office:value="-114885.402966049" calcext:value-type="float">
            <text:p>-114885.4</text:p>
          </table:table-cell>
          <table:table-cell office:value-type="float" office:value="-69705.7397700906" calcext:value-type="float">
            <text:p>-69705.7</text:p>
          </table:table-cell>
          <table:table-cell office:value-type="float" office:value="590" calcext:value-type="float">
            <text:p>590</text:p>
          </table:table-cell>
          <table:table-cell office:value-type="float" office:value="159" calcext:value-type="float">
            <text:p>159</text:p>
          </table:table-cell>
          <table:table-cell table:style-name="ce35" office:value-type="float" office:value="78.7716955941255" calcext:value-type="float">
            <text:p>78.77</text:p>
          </table:table-cell>
          <table:table-cell table:style-name="Default" office:value-type="float" office:value="388.503213194371" calcext:value-type="float">
            <text:p>388.503213194371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4.16540094798" calcext:value-type="float">
            <text:p>-2164.16540094798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385050688984" calcext:value-type="float">
            <text:p>-153.385050688984</text:p>
          </table:table-cell>
          <table:table-cell office:value-type="float" office:value="-149859.974571606" calcext:value-type="float">
            <text:p>-149859.974571606</text:p>
          </table:table-cell>
          <table:table-cell office:value-type="float" office:value="149859974.571606" calcext:value-type="float">
            <text:p>149859974.571606</text:p>
          </table:table-cell>
          <table:table-cell office:value-type="float" office:value="749.5" calcext:value-type="float">
            <text:p>749.5</text:p>
          </table:table-cell>
          <table:table-cell office:value-type="float" office:value="152" calcext:value-type="float">
            <text:p>152</text:p>
          </table:table-cell>
          <table:table-cell office:value-type="float" office:value="-343893.569576653" calcext:value-type="float">
            <text:p>-343893.56957665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8919.270134</text:p>
          </table:table-cell>
          <table:table-cell office:value-type="float" office:value="84.42623866218" calcext:value-type="float">
            <text:p>84.4</text:p>
          </table:table-cell>
          <table:table-cell office:value-type="float" office:value="8263.83878458329" calcext:value-type="float">
            <text:p>8263.8</text:p>
          </table:table-cell>
          <table:table-cell office:value-type="float" office:value="0.0826383878458329" calcext:value-type="float">
            <text:p>0.1</text:p>
          </table:table-cell>
          <table:table-cell office:value-type="float" office:value="8263.83878458329" calcext:value-type="float">
            <text:p>8263.8</text:p>
          </table:table-cell>
          <table:table-cell office:value-type="float" office:value="8337.06880629528" calcext:value-type="float">
            <text:p>8337.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35" office:value-type="float" office:value="88.3116883116883" calcext:value-type="float">
            <text:p>88.31</text:p>
          </table:table-cell>
          <table:table-cell table:style-name="Default" office:value-type="float" office:value="381.859232221789" calcext:value-type="float">
            <text:p>381.859232221789</text:p>
          </table:table-cell>
          <table:table-cell office:value-type="float" office:value="886.218792243628" calcext:value-type="float">
            <text:p>886.218792243628</text:p>
          </table:table-cell>
          <table:table-cell office:value-type="float" office:value="33.1661646277353" calcext:value-type="float">
            <text:p>33.1661646277353</text:p>
          </table:table-cell>
          <table:table-cell office:value-type="float" office:value="-1966.95433405537" calcext:value-type="float">
            <text:p>-1966.95433405537</text:p>
          </table:table-cell>
          <table:table-cell office:value-type="float" office:value="-40.2958492155158" calcext:value-type="float">
            <text:p>-40.2958492155158</text:p>
          </table:table-cell>
          <table:table-cell office:value-type="float" office:value="-2349.24405900062" calcext:value-type="float">
            <text:p>-2349.24405900062</text:p>
          </table:table-cell>
          <table:table-cell office:value-type="float" office:value="107.322581617965" calcext:value-type="float">
            <text:p>107.322581617965</text:p>
          </table:table-cell>
          <table:table-cell office:value-type="float" office:value="-15415.9798186032" calcext:value-type="float">
            <text:p>-15415.9798186032</text:p>
          </table:table-cell>
          <table:table-cell office:value-type="float" office:value="15415979.8186032" calcext:value-type="float">
            <text:p>15415979.818603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-17662.2931572828" calcext:value-type="float">
            <text:p>-17662.293157282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1972.928586</text:p>
          </table:table-cell>
          <table:table-cell office:value-type="float" office:value="-832.606416430306" calcext:value-type="float">
            <text:p>-832.6</text:p>
          </table:table-cell>
          <table:table-cell office:value-type="float" office:value="-83485.0629269036" calcext:value-type="float">
            <text:p>-83485.1</text:p>
          </table:table-cell>
          <table:table-cell office:value-type="float" office:value="-0.834850629269036" calcext:value-type="float">
            <text:p>-0.8</text:p>
          </table:table-cell>
          <table:table-cell office:value-type="float" office:value="-83485.0629269035" calcext:value-type="float">
            <text:p>-83485.1</text:p>
          </table:table-cell>
          <table:table-cell office:value-type="float" office:value="-58189.9213693384" calcext:value-type="float">
            <text:p>-58189.9</text:p>
          </table:table-cell>
          <table:table-cell office:value-type="float" office:value="486" calcext:value-type="float">
            <text:p>486</text:p>
          </table:table-cell>
          <table:table-cell office:value-type="float" office:value="127" calcext:value-type="float">
            <text:p>127</text:p>
          </table:table-cell>
          <table:table-cell table:style-name="ce35" office:value-type="float" office:value="79.2822185970636" calcext:value-type="float">
            <text:p>79.28</text:p>
          </table:table-cell>
          <table:table-cell table:style-name="Default" office:value-type="float" office:value="399.493177343137" calcext:value-type="float">
            <text:p>399.4931773431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8.8498894029908" calcext:value-type="float">
            <text:p>18.8498894029908</text:p>
          </table:table-cell>
          <table:table-cell office:value-type="float" office:value="-2186.13186705251" calcext:value-type="float">
            <text:p>-2186.13186705251</text:p>
          </table:table-cell>
          <table:table-cell office:value-type="float" office:value="-15.2183163166628" calcext:value-type="float">
            <text:p>-15.2183163166628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36.190967254329" calcext:value-type="float">
            <text:p>-136.190967254329</text:p>
          </table:table-cell>
          <table:table-cell office:value-type="float" office:value="-122677.792729803" calcext:value-type="float">
            <text:p>-122677.792729803</text:p>
          </table:table-cell>
          <table:table-cell office:value-type="float" office:value="122677792.729803" calcext:value-type="float">
            <text:p>122677792.729803</text:p>
          </table:table-cell>
          <table:table-cell office:value-type="float" office:value="613.5" calcext:value-type="float">
            <text:p>613.5</text:p>
          </table:table-cell>
          <table:table-cell office:value-type="float" office:value="122" calcext:value-type="float">
            <text:p>122</text:p>
          </table:table-cell>
          <table:table-cell office:value-type="float" office:value="-277249.912028336" calcext:value-type="float">
            <text:p>-277249.91202833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3370.056181</text:p>
          </table:table-cell>
          <table:table-cell office:value-type="float" office:value="-80.2530055792017" calcext:value-type="float">
            <text:p>-80.3</text:p>
          </table:table-cell>
          <table:table-cell office:value-type="float" office:value="-8204.206861543" calcext:value-type="float">
            <text:p>-8204.2</text:p>
          </table:table-cell>
          <table:table-cell office:value-type="float" office:value="-0.0820420686154301" calcext:value-type="float">
            <text:p>-0.1</text:p>
          </table:table-cell>
          <table:table-cell office:value-type="float" office:value="-8204.206861543" calcext:value-type="float">
            <text:p>-8204.2</text:p>
          </table:table-cell>
          <table:table-cell office:value-type="float" office:value="-8586.81357425401" calcext:value-type="float">
            <text:p>-8586.8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35" office:value-type="float" office:value="82.9268292682927" calcext:value-type="float">
            <text:p>82.93</text:p>
          </table:table-cell>
          <table:table-cell table:style-name="Default" office:value-type="float" office:value="375.502899990349" calcext:value-type="float">
            <text:p>375.502899990349</text:p>
          </table:table-cell>
          <table:table-cell office:value-type="float" office:value="858.363642017706" calcext:value-type="float">
            <text:p>858.363642017706</text:p>
          </table:table-cell>
          <table:table-cell office:value-type="float" office:value="32.5487046136113" calcext:value-type="float">
            <text:p>32.5487046136113</text:p>
          </table:table-cell>
          <table:table-cell office:value-type="float" office:value="-2116.8786164368" calcext:value-type="float">
            <text:p>-2116.8786164368</text:p>
          </table:table-cell>
          <table:table-cell office:value-type="float" office:value="-25.0547620612633" calcext:value-type="float">
            <text:p>-25.0547620612633</text:p>
          </table:table-cell>
          <table:table-cell office:value-type="float" office:value="-2531.09826783478" calcext:value-type="float">
            <text:p>-2531.09826783478</text:p>
          </table:table-cell>
          <table:table-cell office:value-type="float" office:value="-50.0256515947744" calcext:value-type="float">
            <text:p>-50.0256515947744</text:p>
          </table:table-cell>
          <table:table-cell office:value-type="float" office:value="-32808.2039971356" calcext:value-type="float">
            <text:p>-32808.2039971356</text:p>
          </table:table-cell>
          <table:table-cell office:value-type="float" office:value="32808203.9971356" calcext:value-type="float">
            <text:p>32808203.997135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-59247.5464981692" calcext:value-type="float">
            <text:p>-59247.54649816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4876.1152508</text:p>
          </table:table-cell>
          <table:table-cell office:value-type="float" office:value="-377.222234066526" calcext:value-type="float">
            <text:p>-377.2</text:p>
          </table:table-cell>
          <table:table-cell office:value-type="float" office:value="-37836.6370591823" calcext:value-type="float">
            <text:p>-37836.6</text:p>
          </table:table-cell>
          <table:table-cell office:value-type="float" office:value="-0.378366370591823" calcext:value-type="float">
            <text:p>-0.4</text:p>
          </table:table-cell>
          <table:table-cell office:value-type="float" office:value="-37836.6370591823" calcext:value-type="float">
            <text:p>-37836.6</text:p>
          </table:table-cell>
          <table:table-cell office:value-type="float" office:value="-32688.2150125781" calcext:value-type="float">
            <text:p>-32688.2</text:p>
          </table:table-cell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table:style-name="ce35" office:value-type="float" office:value="80.0653594771242" calcext:value-type="float">
            <text:p>80.07</text:p>
          </table:table-cell>
          <table:table-cell table:style-name="Default" office:value-type="float" office:value="391.564564297235" calcext:value-type="float">
            <text:p>391.564564297235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13.0876460341096" calcext:value-type="float">
            <text:p>13.0876460341096</text:p>
          </table:table-cell>
          <table:table-cell office:value-type="float" office:value="-2192.95008708205" calcext:value-type="float">
            <text:p>-2192.95008708205</text:p>
          </table:table-cell>
          <table:table-cell office:value-type="float" office:value="-116.305478443785" calcext:value-type="float">
            <text:p>-116.305478443785</text:p>
          </table:table-cell>
          <table:table-cell office:value-type="float" office:value="-3568.21657478629" calcext:value-type="float">
            <text:p>-3568.21657478629</text:p>
          </table:table-cell>
          <table:table-cell office:value-type="float" office:value="-123.649140716282" calcext:value-type="float">
            <text:p>-123.649140716282</text:p>
          </table:table-cell>
          <table:table-cell office:value-type="float" office:value="-61192.7561190599" calcext:value-type="float">
            <text:p>-61192.7561190599</text:p>
          </table:table-cell>
          <table:table-cell office:value-type="float" office:value="61192756.1190599" calcext:value-type="float">
            <text:p>61192756.1190599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float" office:value="-133653.649833561" calcext:value-type="float">
            <text:p>-133653.6498335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6405.380346</text:p>
          </table:table-cell>
          <table:table-cell office:value-type="float" office:value="-286.546645072915" calcext:value-type="float">
            <text:p>-286.5</text:p>
          </table:table-cell>
          <table:table-cell office:value-type="float" office:value="-28851.0716193508" calcext:value-type="float">
            <text:p>-28851.1</text:p>
          </table:table-cell>
          <table:table-cell office:value-type="float" office:value="-0.288510716193508" calcext:value-type="float">
            <text:p>-0.3</text:p>
          </table:table-cell>
          <table:table-cell office:value-type="float" office:value="-28851.0716193508" calcext:value-type="float">
            <text:p>-28851.1</text:p>
          </table:table-cell>
          <table:table-cell office:value-type="float" office:value="-26269.1859505594" calcext:value-type="float">
            <text:p>-26269.2</text:p>
          </table:table-cell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table:style-name="ce35" office:value-type="float" office:value="81.0996563573883" calcext:value-type="float">
            <text:p>81.10</text:p>
          </table:table-cell>
          <table:table-cell table:style-name="Default" office:value-type="float" office:value="398.549630404419" calcext:value-type="float">
            <text:p>398.549630404419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44.3800915994943" calcext:value-type="float">
            <text:p>44.3800915994943</text:p>
          </table:table-cell>
          <table:table-cell office:value-type="float" office:value="-2234.70517081443" calcext:value-type="float">
            <text:p>-2234.70517081443</text:p>
          </table:table-cell>
          <table:table-cell office:value-type="float" office:value="-2099.05074176243" calcext:value-type="float">
            <text:p>-2099.05074176243</text:p>
          </table:table-cell>
          <table:table-cell office:value-type="float" office:value="-3047.71907368653" calcext:value-type="float">
            <text:p>-3047.71907368653</text:p>
          </table:table-cell>
          <table:table-cell office:value-type="float" office:value="-99.1445760115149" calcext:value-type="float">
            <text:p>-99.1445760115149</text:p>
          </table:table-cell>
          <table:table-cell office:value-type="float" office:value="-58200.2491775582" calcext:value-type="float">
            <text:p>-58200.2491775582</text:p>
          </table:table-cell>
          <table:table-cell office:value-type="float" office:value="58200249.1775582" calcext:value-type="float">
            <text:p>58200249.1775582</text:p>
          </table:table-cell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office:value-type="float" office:value="-122908.784394794" calcext:value-type="float">
            <text:p>-122908.7843947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300:.D306])/COUNT([.D300:.D306])" office:value-type="float" office:value="-539.957009116748" calcext:value-type="float">
            <text:p>-540.0</text:p>
          </table:table-cell>
          <table:table-cell table:style-name="ce28" table:formula="of:=SUM([.E300:.E306])/COUNT([.E300:.E306])" office:value-type="float" office:value="-54195.5012229006" calcext:value-type="float">
            <text:p>-54195.5</text:p>
          </table:table-cell>
          <table:table-cell table:style-name="ce28" table:formula="of:=SUM([.F300:.F306])/COUNT([.F300:.F306])" office:value-type="float" office:value="-0.541955012229006" calcext:value-type="float">
            <text:p>-0.5</text:p>
          </table:table-cell>
          <table:table-cell table:style-name="ce28" table:formula="of:=SUM([.G300:.G306])/COUNT([.G300:.G306])" office:value-type="float" office:value="-54195.5012229006" calcext:value-type="float">
            <text:p>-54195.5</text:p>
          </table:table-cell>
          <table:table-cell table:style-name="ce28" table:formula="of:=SUM([.H300:.H306])/COUNT([.H300:.H306])" office:value-type="float" office:value="-36662.1909935278" calcext:value-type="float">
            <text:p>-36662.2</text:p>
          </table:table-cell>
          <table:table-cell table:style-name="ce12" table:formula="of:=SUM([.I300:.I306])/COUNT([.I300:.I306])" office:value-type="float" office:value="334.142857142857" calcext:value-type="float">
            <text:p>334</text:p>
          </table:table-cell>
          <table:table-cell table:style-name="ce12" table:formula="of:=SUM([.J300:.J306])/COUNT([.J300:.J306])" office:value-type="float" office:value="84.8571428571429" calcext:value-type="float">
            <text:p>85</text:p>
          </table:table-cell>
          <table:table-cell table:style-name="ce36" table:formula="of:=SUM([.K300:.K306])/COUNT([.K300:.K306])" office:value-type="float" office:value="81.3302103088999" calcext:value-type="float">
            <text:p>81.33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484466.395676</text:p>
          </table:table-cell>
          <table:table-cell office:value-type="float" office:value="-747.177204189976" calcext:value-type="float">
            <text:p>-747.2</text:p>
          </table:table-cell>
          <table:table-cell office:value-type="float" office:value="-75049.7036551681" calcext:value-type="float">
            <text:p>-75049.7</text:p>
          </table:table-cell>
          <table:table-cell office:value-type="float" office:value="-0.750497036551681" calcext:value-type="float">
            <text:p>-0.8</text:p>
          </table:table-cell>
          <table:table-cell office:value-type="float" office:value="-75049.7036551682" calcext:value-type="float">
            <text:p>-75049.7</text:p>
          </table:table-cell>
          <table:table-cell office:value-type="float" office:value="-54369.4886160133" calcext:value-type="float">
            <text:p>-54369.5</text:p>
          </table:table-cell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table:style-name="ce35" office:value-type="float" office:value="79.5883361921098" calcext:value-type="float">
            <text:p>79.59</text:p>
          </table:table-cell>
          <table:table-cell table:style-name="Default" office:value-type="float" office:value="387.842655694469" calcext:value-type="float">
            <text:p>387.84265569446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42.93021762523" calcext:value-type="float">
            <text:p>-2142.93021762523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28.730194948831" calcext:value-type="float">
            <text:p>-128.730194948831</text:p>
          </table:table-cell>
          <table:table-cell office:value-type="float" office:value="-116683.233529875" calcext:value-type="float">
            <text:p>-116683.233529875</text:p>
          </table:table-cell>
          <table:table-cell office:value-type="float" office:value="116683233.529875" calcext:value-type="float">
            <text:p>116683233.529875</text:p>
          </table:table-cell>
          <table:table-cell office:value-type="float" office:value="583.5" calcext:value-type="float">
            <text:p>583.5</text:p>
          </table:table-cell>
          <table:table-cell office:value-type="float" office:value="112" calcext:value-type="float">
            <text:p>112</text:p>
          </table:table-cell>
          <table:table-cell office:value-type="float" office:value="-254728.37778072" calcext:value-type="float">
            <text:p>-254728.377780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500453.918338</text:p>
          </table:table-cell>
          <table:table-cell office:value-type="float" office:value="44.4251160493759" calcext:value-type="float">
            <text:p>44.4</text:p>
          </table:table-cell>
          <table:table-cell office:value-type="float" office:value="4228.96399302983" calcext:value-type="float">
            <text:p>4229.0</text:p>
          </table:table-cell>
          <table:table-cell office:value-type="float" office:value="0.0422896399302983" calcext:value-type="float">
            <text:p>0.0</text:p>
          </table:table-cell>
          <table:table-cell office:value-type="float" office:value="4228.96399302983" calcext:value-type="float">
            <text:p>4229.0</text:p>
          </table:table-cell>
          <table:table-cell office:value-type="float" office:value="3797.86420035626" calcext:value-type="float">
            <text:p>3797.9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style-name="ce35" office:value-type="float" office:value="86.6666666666667" calcext:value-type="float">
            <text:p>86.67</text:p>
          </table:table-cell>
          <table:table-cell table:style-name="Default" office:value-type="float" office:value="385.595881189375" calcext:value-type="float">
            <text:p>385.595881189375</text:p>
          </table:table-cell>
          <table:table-cell office:value-type="float" office:value="915.789214046832" calcext:value-type="float">
            <text:p>915.789214046832</text:p>
          </table:table-cell>
          <table:table-cell office:value-type="float" office:value="6.22803843693691" calcext:value-type="float">
            <text:p>6.22803843693691</text:p>
          </table:table-cell>
          <table:table-cell office:value-type="float" office:value="-2242.06297816657" calcext:value-type="float">
            <text:p>-2242.06297816657</text:p>
          </table:table-cell>
          <table:table-cell office:value-type="float" office:value="-2100.19232495288" calcext:value-type="float">
            <text:p>-2100.19232495288</text:p>
          </table:table-cell>
          <table:table-cell office:value-type="float" office:value="-2543.4077535914" calcext:value-type="float">
            <text:p>-2543.4077535914</text:p>
          </table:table-cell>
          <table:table-cell office:value-type="float" office:value="35.2413666085819" calcext:value-type="float">
            <text:p>35.2413666085819</text:p>
          </table:table-cell>
          <table:table-cell office:value-type="float" office:value="-24016.2452092022" calcext:value-type="float">
            <text:p>-24016.2452092022</text:p>
          </table:table-cell>
          <table:table-cell office:value-type="float" office:value="24016245.2092022" calcext:value-type="float">
            <text:p>24016245.209202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-35873.0076506652" calcext:value-type="float">
            <text:p>-35873.00765066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504889.927298</text:p>
          </table:table-cell>
          <table:table-cell office:value-type="float" office:value="-1171.94051045322" calcext:value-type="float">
            <text:p>-1171.9</text:p>
          </table:table-cell>
          <table:table-cell office:value-type="float" office:value="-117406.285339299" calcext:value-type="float">
            <text:p>-117406.3</text:p>
          </table:table-cell>
          <table:table-cell office:value-type="float" office:value="-1.17406285339299" calcext:value-type="float">
            <text:p>-1.2</text:p>
          </table:table-cell>
          <table:table-cell office:value-type="float" office:value="-117406.285339299" calcext:value-type="float">
            <text:p>-117406.3</text:p>
          </table:table-cell>
          <table:table-cell office:value-type="float" office:value="-70457.1894982821" calcext:value-type="float">
            <text:p>-70457.2</text:p>
          </table:table-cell>
          <table:table-cell office:value-type="float" office:value="580" calcext:value-type="float">
            <text:p>580</text:p>
          </table:table-cell>
          <table:table-cell office:value-type="float" office:value="156" calcext:value-type="float">
            <text:p>156</text:p>
          </table:table-cell>
          <table:table-cell table:style-name="ce35" office:value-type="float" office:value="78.804347826087" calcext:value-type="float">
            <text:p>78.80</text:p>
          </table:table-cell>
          <table:table-cell table:style-name="Default" office:value-type="float" office:value="388.832089028537" calcext:value-type="float">
            <text:p>388.8320890285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3.2641680355882" calcext:value-type="float">
            <text:p>23.2641680355882</text:p>
          </table:table-cell>
          <table:table-cell office:value-type="float" office:value="-2198.26216010161" calcext:value-type="float">
            <text:p>-2198.26216010161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9.519409428396" calcext:value-type="float">
            <text:p>-159.519409428396</text:p>
          </table:table-cell>
          <table:table-cell office:value-type="float" office:value="-147256.149864525" calcext:value-type="float">
            <text:p>-147256.149864525</text:p>
          </table:table-cell>
          <table:table-cell office:value-type="float" office:value="147256149.864525" calcext:value-type="float">
            <text:p>147256149.864525</text:p>
          </table:table-cell>
          <table:table-cell office:value-type="float" office:value="736.5" calcext:value-type="float">
            <text:p>736.5</text:p>
          </table:table-cell>
          <table:table-cell office:value-type="float" office:value="151" calcext:value-type="float">
            <text:p>151</text:p>
          </table:table-cell>
          <table:table-cell office:value-type="float" office:value="-342507.398623055" calcext:value-type="float">
            <text:p>-342507.3986230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308:.D310])/COUNT([.D308:.D310])" office:value-type="float" office:value="-624.897532864607" calcext:value-type="float">
            <text:p>-624.9</text:p>
          </table:table-cell>
          <table:table-cell table:style-name="ce28" table:formula="of:=SUM([.E308:.E310])/COUNT([.E308:.E310])" office:value-type="float" office:value="-62742.3416671458" calcext:value-type="float">
            <text:p>-62742.3</text:p>
          </table:table-cell>
          <table:table-cell table:style-name="ce28" table:formula="of:=SUM([.F308:.F310])/COUNT([.F308:.F310])" office:value-type="float" office:value="-0.627423416671458" calcext:value-type="float">
            <text:p>-0.6</text:p>
          </table:table-cell>
          <table:table-cell table:style-name="ce28" table:formula="of:=SUM([.G308:.G310])/COUNT([.G308:.G310])" office:value-type="float" office:value="-62742.3416671458" calcext:value-type="float">
            <text:p>-62742.3</text:p>
          </table:table-cell>
          <table:table-cell table:style-name="ce28" table:formula="of:=SUM([.H308:.H310])/COUNT([.H308:.H310])" office:value-type="float" office:value="-40342.9379713131" calcext:value-type="float">
            <text:p>-40342.9</text:p>
          </table:table-cell>
          <table:table-cell table:style-name="ce12" table:formula="of:=SUM([.I308:.I310])/COUNT([.I308:.I310])" office:value-type="float" office:value="382.666666666667" calcext:value-type="float">
            <text:p>383</text:p>
          </table:table-cell>
          <table:table-cell table:style-name="ce12" table:formula="of:=SUM([.J308:.J310])/COUNT([.J308:.J310])" office:value-type="float" office:value="97" calcext:value-type="float">
            <text:p>97</text:p>
          </table:table-cell>
          <table:table-cell table:style-name="ce36" table:formula="of:=SUM([.K308:.K310])/COUNT([.K308:.K310])" office:value-type="float" office:value="81.6864502282878" calcext:value-type="float">
            <text:p>81.69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17821.9382458</text:p>
          </table:table-cell>
          <table:table-cell office:value-type="float" office:value="-939.396084883625" calcext:value-type="float">
            <text:p>-939.4</text:p>
          </table:table-cell>
          <table:table-cell office:value-type="float" office:value="-94229.8241817406" calcext:value-type="float">
            <text:p>-94229.8</text:p>
          </table:table-cell>
          <table:table-cell office:value-type="float" office:value="-0.942298241817406" calcext:value-type="float">
            <text:p>-0.9</text:p>
          </table:table-cell>
          <table:table-cell office:value-type="float" office:value="-94229.8241817407" calcext:value-type="float">
            <text:p>-94229.8</text:p>
          </table:table-cell>
          <table:table-cell office:value-type="float" office:value="-62620.0289136703" calcext:value-type="float">
            <text:p>-62620.0</text:p>
          </table:table-cell>
          <table:table-cell office:value-type="float" office:value="558" calcext:value-type="float">
            <text:p>558</text:p>
          </table:table-cell>
          <table:table-cell office:value-type="float" office:value="147" calcext:value-type="float">
            <text:p>147</text:p>
          </table:table-cell>
          <table:table-cell table:style-name="ce35" office:value-type="float" office:value="79.1489361702128" calcext:value-type="float">
            <text:p>79.15</text:p>
          </table:table-cell>
          <table:table-cell table:style-name="Default" office:value-type="float" office:value="399.197682533686" calcext:value-type="float">
            <text:p>399.19768253368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6.22803843693691" calcext:value-type="float">
            <text:p>6.22803843693691</text:p>
          </table:table-cell>
          <table:table-cell office:value-type="float" office:value="-2156.34102745264" calcext:value-type="float">
            <text:p>-2156.3410274526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33.659325080483" calcext:value-type="float">
            <text:p>-133.659325080483</text:p>
          </table:table-cell>
          <table:table-cell office:value-type="float" office:value="-141076.246422241" calcext:value-type="float">
            <text:p>-141076.246422241</text:p>
          </table:table-cell>
          <table:table-cell office:value-type="float" office:value="141076246.42224" calcext:value-type="float">
            <text:p>141076246.42224</text:p>
          </table:table-cell>
          <table:table-cell office:value-type="float" office:value="705.5" calcext:value-type="float">
            <text:p>705.5</text:p>
          </table:table-cell>
          <table:table-cell office:value-type="float" office:value="141" calcext:value-type="float">
            <text:p>141</text:p>
          </table:table-cell>
          <table:table-cell office:value-type="float" office:value="-316787.911362581" calcext:value-type="float">
            <text:p>-316787.91136258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27683.8336792</text:p>
          </table:table-cell>
          <table:table-cell office:value-type="float" office:value="43.4956166324169" calcext:value-type="float">
            <text:p>43.5</text:p>
          </table:table-cell>
          <table:table-cell office:value-type="float" office:value="4283.67424658849" calcext:value-type="float">
            <text:p>4283.7</text:p>
          </table:table-cell>
          <table:table-cell office:value-type="float" office:value="0.0428367424658849" calcext:value-type="float">
            <text:p>0.0</text:p>
          </table:table-cell>
          <table:table-cell office:value-type="float" office:value="4283.67424658849" calcext:value-type="float">
            <text:p>4283.7</text:p>
          </table:table-cell>
          <table:table-cell office:value-type="float" office:value="4201.750083182" calcext:value-type="float">
            <text:p>4201.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88.0952380952381" calcext:value-type="float">
            <text:p>88.10</text:p>
          </table:table-cell>
          <table:table-cell table:style-name="Default" office:value-type="float" office:value="419.172310456339" calcext:value-type="float">
            <text:p>419.172310456339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53.0863372826425" calcext:value-type="float">
            <text:p>53.0863372826425</text:p>
          </table:table-cell>
          <table:table-cell office:value-type="float" office:value="-2245.14024805921" calcext:value-type="float">
            <text:p>-2245.14024805921</text:p>
          </table:table-cell>
          <table:table-cell office:value-type="float" office:value="-2158.61566953012" calcext:value-type="float">
            <text:p>-2158.61566953012</text:p>
          </table:table-cell>
          <table:table-cell office:value-type="float" office:value="-2348.0964905266" calcext:value-type="float">
            <text:p>-2348.0964905266</text:p>
          </table:table-cell>
          <table:table-cell office:value-type="float" office:value="101.992243966393" calcext:value-type="float">
            <text:p>101.992243966393</text:p>
          </table:table-cell>
          <table:table-cell office:value-type="float" office:value="-8408.492166413" calcext:value-type="float">
            <text:p>-8408.492166413</text:p>
          </table:table-cell>
          <table:table-cell office:value-type="float" office:value="8408492.166413" calcext:value-type="float">
            <text:p>8408492.16641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11225.7012402961" calcext:value-type="float">
            <text:p>-11225.70124029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32000.098706</text:p>
          </table:table-cell>
          <table:table-cell office:value-type="float" office:value="59.6488798416813" calcext:value-type="float">
            <text:p>59.6</text:p>
          </table:table-cell>
          <table:table-cell office:value-type="float" office:value="5843.98652018418" calcext:value-type="float">
            <text:p>5844.0</text:p>
          </table:table-cell>
          <table:table-cell office:value-type="float" office:value="0.0584398652018418" calcext:value-type="float">
            <text:p>0.1</text:p>
          </table:table-cell>
          <table:table-cell office:value-type="float" office:value="5843.98652018418" calcext:value-type="float">
            <text:p>5844.0</text:p>
          </table:table-cell>
          <table:table-cell office:value-type="float" office:value="5847.45646566669" calcext:value-type="float">
            <text:p>5847.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88.2352941176471" calcext:value-type="float">
            <text:p>88.24</text:p>
          </table:table-cell>
          <table:table-cell table:style-name="Default" office:value-type="float" office:value="376.202359160669" calcext:value-type="float">
            <text:p>376.202359160669</text:p>
          </table:table-cell>
          <table:table-cell office:value-type="float" office:value="794.17080844834" calcext:value-type="float">
            <text:p>794.17080844834</text:p>
          </table:table-cell>
          <table:table-cell office:value-type="float" office:value="110.371508215787" calcext:value-type="float">
            <text:p>110.371508215787</text:p>
          </table:table-cell>
          <table:table-cell office:value-type="float" office:value="-1847.51994034099" calcext:value-type="float">
            <text:p>-1847.51994034099</text:p>
          </table:table-cell>
          <table:table-cell office:value-type="float" office:value="-43.356212566825" calcext:value-type="float">
            <text:p>-43.356212566825</text:p>
          </table:table-cell>
          <table:table-cell office:value-type="float" office:value="-2369.38503244267" calcext:value-type="float">
            <text:p>-2369.38503244267</text:p>
          </table:table-cell>
          <table:table-cell office:value-type="float" office:value="114.587970984003" calcext:value-type="float">
            <text:p>114.587970984003</text:p>
          </table:table-cell>
          <table:table-cell office:value-type="float" office:value="-10210.9549414616" calcext:value-type="float">
            <text:p>-10210.9549414616</text:p>
          </table:table-cell>
          <table:table-cell office:value-type="float" office:value="10210954.9414616" calcext:value-type="float">
            <text:p>10210954.941461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-11041.7634294791" calcext:value-type="float">
            <text:p>-11041.76342947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36721.778147</text:p>
          </table:table-cell>
          <table:table-cell office:value-type="float" office:value="-36.7755741582382" calcext:value-type="float">
            <text:p>-36.8</text:p>
          </table:table-cell>
          <table:table-cell office:value-type="float" office:value="-3694.28752833762" calcext:value-type="float">
            <text:p>-3694.3</text:p>
          </table:table-cell>
          <table:table-cell office:value-type="float" office:value="-0.0369428752833762" calcext:value-type="float">
            <text:p>0.0</text:p>
          </table:table-cell>
          <table:table-cell office:value-type="float" office:value="-3694.28752833762" calcext:value-type="float">
            <text:p>-3694.3</text:p>
          </table:table-cell>
          <table:table-cell office:value-type="float" office:value="-3851.61820447272" calcext:value-type="float">
            <text:p>-3851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83.7837837837838" calcext:value-type="float">
            <text:p>83.78</text:p>
          </table:table-cell>
          <table:table-cell table:style-name="Default" office:value-type="float" office:value="371.85539506314" calcext:value-type="float">
            <text:p>371.85539506314</text:p>
          </table:table-cell>
          <table:table-cell office:value-type="float" office:value="916.287690149955" calcext:value-type="float">
            <text:p>916.287690149955</text:p>
          </table:table-cell>
          <table:table-cell office:value-type="float" office:value="98.345860608184" calcext:value-type="float">
            <text:p>98.345860608184</text:p>
          </table:table-cell>
          <table:table-cell office:value-type="float" office:value="-2536.96746254916" calcext:value-type="float">
            <text:p>-2536.96746254916</text:p>
          </table:table-cell>
          <table:table-cell office:value-type="float" office:value="-2150.0437961737" calcext:value-type="float">
            <text:p>-2150.0437961737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99.8456088739897" calcext:value-type="float">
            <text:p>-99.8456088739897</text:p>
          </table:table-cell>
          <table:table-cell office:value-type="float" office:value="-7400.00571818985" calcext:value-type="float">
            <text:p>-7400.00571818985</text:p>
          </table:table-cell>
          <table:table-cell office:value-type="float" office:value="7400005.71818985" calcext:value-type="float">
            <text:p>7400005.7181898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-15221.804775295" calcext:value-type="float">
            <text:p>-15221.8047752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59098.582125</text:p>
          </table:table-cell>
          <table:table-cell office:value-type="float" office:value="-157.277089361038" calcext:value-type="float">
            <text:p>-157.3</text:p>
          </table:table-cell>
          <table:table-cell office:value-type="float" office:value="-15809.1050531982" calcext:value-type="float">
            <text:p>-15809.1</text:p>
          </table:table-cell>
          <table:table-cell office:value-type="float" office:value="-0.158091050531982" calcext:value-type="float">
            <text:p>-0.2</text:p>
          </table:table-cell>
          <table:table-cell office:value-type="float" office:value="-15809.1050531982" calcext:value-type="float">
            <text:p>-15809.1</text:p>
          </table:table-cell>
          <table:table-cell office:value-type="float" office:value="-15384.3141041497" calcext:value-type="float">
            <text:p>-15384.3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style-name="ce35" office:value-type="float" office:value="81.0126582278481" calcext:value-type="float">
            <text:p>81.01</text:p>
          </table:table-cell>
          <table:table-cell table:style-name="Default" office:value-type="float" office:value="403.414094658386" calcext:value-type="float">
            <text:p>403.414094658386</text:p>
          </table:table-cell>
          <table:table-cell office:value-type="float" office:value="865.218986828564" calcext:value-type="float">
            <text:p>865.218986828564</text:p>
          </table:table-cell>
          <table:table-cell office:value-type="float" office:value="46.7918562931591" calcext:value-type="float">
            <text:p>46.7918562931591</text:p>
          </table:table-cell>
          <table:table-cell office:value-type="float" office:value="-2248.20363898239" calcext:value-type="float">
            <text:p>-2248.20363898239</text:p>
          </table:table-cell>
          <table:table-cell office:value-type="float" office:value="-2100.51543199958" calcext:value-type="float">
            <text:p>-2100.51543199958</text:p>
          </table:table-cell>
          <table:table-cell office:value-type="float" office:value="-2850.14636071766" calcext:value-type="float">
            <text:p>-2850.14636071766</text:p>
          </table:table-cell>
          <table:table-cell office:value-type="float" office:value="-100.057626918976" calcext:value-type="float">
            <text:p>-100.057626918976</text:p>
          </table:table-cell>
          <table:table-cell office:value-type="float" office:value="-31599.9908858326" calcext:value-type="float">
            <text:p>-31599.9908858326</text:p>
          </table:table-cell>
          <table:table-cell office:value-type="float" office:value="31599990.8858326" calcext:value-type="float">
            <text:p>31599990.885832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-67446.1091694717" calcext:value-type="float">
            <text:p>-67446.109169471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68027.9567208</text:p>
          </table:table-cell>
          <table:table-cell office:value-type="float" office:value="-1111.66832362703" calcext:value-type="float">
            <text:p>-1111.7</text:p>
          </table:table-cell>
          <table:table-cell office:value-type="float" office:value="-111404.275519157" calcext:value-type="float">
            <text:p>-111404.3</text:p>
          </table:table-cell>
          <table:table-cell office:value-type="float" office:value="-1.11404275519157" calcext:value-type="float">
            <text:p>-1.1</text:p>
          </table:table-cell>
          <table:table-cell office:value-type="float" office:value="-111404.275519157" calcext:value-type="float">
            <text:p>-111404.3</text:p>
          </table:table-cell>
          <table:table-cell office:value-type="float" office:value="-68618.0980185446" calcext:value-type="float">
            <text:p>-68618.1</text:p>
          </table:table-cell>
          <table:table-cell office:value-type="float" office:value="578" calcext:value-type="float">
            <text:p>578</text:p>
          </table:table-cell>
          <table:table-cell office:value-type="float" office:value="156" calcext:value-type="float">
            <text:p>156</text:p>
          </table:table-cell>
          <table:table-cell table:style-name="ce35" office:value-type="float" office:value="78.7465940054496" calcext:value-type="float">
            <text:p>78.75</text:p>
          </table:table-cell>
          <table:table-cell table:style-name="Default" office:value-type="float" office:value="394.727687323329" calcext:value-type="float">
            <text:p>394.72768732332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6.64665892334" calcext:value-type="float">
            <text:p>-2176.6466589233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1.776942124192" calcext:value-type="float">
            <text:p>-151.776942124192</text:p>
          </table:table-cell>
          <table:table-cell office:value-type="float" office:value="-146861.957682163" calcext:value-type="float">
            <text:p>-146861.957682163</text:p>
          </table:table-cell>
          <table:table-cell office:value-type="float" office:value="146861957.682163" calcext:value-type="float">
            <text:p>146861957.682163</text:p>
          </table:table-cell>
          <table:table-cell office:value-type="float" office:value="734.5" calcext:value-type="float">
            <text:p>734.5</text:p>
          </table:table-cell>
          <table:table-cell office:value-type="float" office:value="150" calcext:value-type="float">
            <text:p>150</text:p>
          </table:table-cell>
          <table:table-cell office:value-type="float" office:value="-339393.821006137" calcext:value-type="float">
            <text:p>-339393.8210061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table:number-columns-repeated="3"/>
          <table:table-cell table:style-name="ce28" table:formula="of:=SUM([.D312:.D317])/COUNT([.D312:.D317])" office:value-type="float" office:value="-356.995429259305" calcext:value-type="float">
            <text:p>-357.0</text:p>
          </table:table-cell>
          <table:table-cell table:style-name="ce28" table:formula="of:=SUM([.E312:.E317])/COUNT([.E312:.E317])" office:value-type="float" office:value="-35834.9719192768" calcext:value-type="float">
            <text:p>-35835.0</text:p>
          </table:table-cell>
          <table:table-cell table:style-name="ce28" table:formula="of:=SUM([.F312:.F317])/COUNT([.F312:.F317])" office:value-type="float" office:value="-0.358349719192768" calcext:value-type="float">
            <text:p>-0.4</text:p>
          </table:table-cell>
          <table:table-cell table:style-name="ce28" table:formula="of:=SUM([.G312:.G317])/COUNT([.G312:.G317])" office:value-type="float" office:value="-35834.9719192768" calcext:value-type="float">
            <text:p>-35835.0</text:p>
          </table:table-cell>
          <table:table-cell table:style-name="ce28" table:formula="of:=SUM([.H312:.H317])/COUNT([.H312:.H317])" office:value-type="float" office:value="-23404.1421153314" calcext:value-type="float">
            <text:p>-23404.1</text:p>
          </table:table-cell>
          <table:table-cell table:style-name="ce12" table:formula="of:=SUM([.I312:.I317])/COUNT([.I312:.I317])" office:value-type="float" office:value="229.5" calcext:value-type="float">
            <text:p>230</text:p>
          </table:table-cell>
          <table:table-cell table:style-name="ce12" table:formula="of:=SUM([.J312:.J317])/COUNT([.J312:.J317])" office:value-type="float" office:value="58.3333333333333" calcext:value-type="float">
            <text:p>58</text:p>
          </table:table-cell>
          <table:table-cell table:style-name="ce36" table:formula="of:=SUM([.K312:.K317])/COUNT([.K312:.K317])" office:value-type="float" office:value="83.1704174000299" calcext:value-type="float">
            <text:p>83.17</text:p>
          </table:table-cell>
          <table:table-cell table:style-name="ce42"/>
          <table:table-cell table:style-name="ce2" table:number-columns-repeated="1012"/>
        </table:table-row>
        <table:table-row table:style-name="ro2">
          <table:table-cell table:style-name="ce4" table:number-columns-repeated="3"/>
          <table:table-cell table:style-name="ce30" table:number-columns-repeated="5"/>
          <table:table-cell table:style-name="ce13" table:number-columns-repeated="2"/>
          <table:table-cell table:style-name="ce39"/>
          <table:table-cell table:style-name="ce44"/>
          <table:table-cell table:style-name="ce4" table:number-columns-repeated="1012"/>
        </table:table-row>
        <table:table-row table:style-name="ro2" table:number-rows-repeated="1048173">
          <table:table-cell table:number-columns-repeated="1024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H1048576">
            <calcext:condition calcext:apply-style-name="Untitled1" calcext:value="&gt;0" calcext:base-cell-address="Sheet1.D1"/>
          </calcext:conditional-format>
          <calcext:conditional-format calcext:target-range-address="Sheet1.K1:Sheet1.K1048576">
            <calcext:condition calcext:apply-style-name="Untitled2" calcext:value="&gt;80" calcext:base-cell-address="Sheet1.K1"/>
            <calcext:condition calcext:apply-style-name="Untitled1" calcext:value="&gt;50" calcext:base-cell-address="Sheet1.K1"/>
          </calcext:conditional-format>
          <calcext:conditional-format calcext:target-range-address="Sheet1.L1:Sheet1.L194 Sheet1.L212:Sheet1.L214 Sheet1.L216:Sheet1.L218 Sheet1.L226:Sheet1.L226 Sheet1.L229:Sheet1.L230 Sheet1.L232:Sheet1.L234 Sheet1.L203:Sheet1.L203 Sheet1.L239:Sheet1.L239 Sheet1.L245:Sheet1.L245 Sheet1.L252:Sheet1.L252 Sheet1.L255:Sheet1.L255 Sheet1.L260:Sheet1.L260 Sheet1.L266:Sheet1.L266 Sheet1.L272:Sheet1.L272 Sheet1.L278:Sheet1.L278 Sheet1.L280:Sheet1.L280 Sheet1.L282:Sheet1.L283 Sheet1.L291:Sheet1.L291 Sheet1.L299:Sheet1.L299 Sheet1.L307:Sheet1.L307 Sheet1.L311:Sheet1.L311 Sheet1.L318:Sheet1.L1048576">
            <calcext:condition calcext:apply-style-name="Default" calcext:value="=0" calcext:base-cell-address="Sheet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0" number:min-decimal-places="0" number:min-integer-digits="2"/>
    </number:number-style>
    <number:number-style style:name="N124">
      <number:number number:decimal-places="0" number:min-decimal-places="0" number:min-integer-digits="3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01:12.6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5T13:43:50.007000000</dc:date>
    <meta:generator>LibreOffice/24.8.2.1$Windows_X86_64 LibreOffice_project/0f794b6e29741098670a3b95d60478a65d05ef13</meta:generator>
    <meta:editing-duration>P12DT12H53M4S</meta:editing-duration>
    <meta:editing-cycles>154</meta:editing-cycles>
    <meta:document-statistic meta:table-count="1" meta:cell-count="9508" meta:object-count="0"/>
    <meta:user-defined meta:name=""/>
  </office:meta>
</office:document-meta>
</file>